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0.761in"/>
    </style:style>
    <style:style style:name="co5" style:family="table-column">
      <style:table-column-properties fo:break-before="auto" style:column-width="0.6646in"/>
    </style:style>
    <style:style style:name="co6" style:family="table-column">
      <style:table-column-properties fo:break-before="auto" style:column-width="0.7929in"/>
    </style:style>
    <style:style style:name="co7" style:family="table-column">
      <style:table-column-properties fo:break-before="auto" style:column-width="0.8681in"/>
    </style:style>
    <style:style style:name="co8" style:family="table-column">
      <style:table-column-properties fo:break-before="auto" style:column-width="0.9327in"/>
    </style:style>
    <style:style style:name="co9" style:family="table-column">
      <style:table-column-properties fo:break-before="auto" style:column-width="1.5654in"/>
    </style:style>
    <style:style style:name="co10" style:family="table-column">
      <style:table-column-properties fo:break-before="auto" style:column-width="1.5866in"/>
    </style:style>
    <style:style style:name="co11" style:family="table-column">
      <style:table-column-properties fo:break-before="auto" style:column-width="0.8791in"/>
    </style:style>
    <style:style style:name="co12" style:family="table-column">
      <style:table-column-properties fo:break-before="auto" style:column-width="0.8146in"/>
    </style:style>
    <style:style style:name="co13" style:family="table-column">
      <style:table-column-properties fo:break-before="auto" style:column-width="1.1472in"/>
    </style:style>
    <style:style style:name="co14" style:family="table-column">
      <style:table-column-properties fo:break-before="auto" style:column-width="1.1681in"/>
    </style:style>
    <style:style style:name="co15" style:family="table-column">
      <style:table-column-properties fo:break-before="auto" style:column-width="1.1362in"/>
    </style:style>
    <style:style style:name="co16" style:family="table-column">
      <style:table-column-properties fo:break-before="auto" style:column-width="0.6in"/>
    </style:style>
    <style:style style:name="co17" style:family="table-column">
      <style:table-column-properties fo:break-before="auto" style:column-width="1.3291in"/>
    </style:style>
    <style:style style:name="co18" style:family="table-column">
      <style:table-column-properties fo:break-before="auto" style:column-width="1.4256in"/>
    </style:style>
    <style:style style:name="co19" style:family="table-column">
      <style:table-column-properties fo:break-before="auto" style:column-width="1.3075in"/>
    </style:style>
    <style:style style:name="co20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fo:border-left="2.41pt double #ff3333" style:border-line-width-left="0.0165in 0.0083in 0.0083in" fo:border-right="none" fo:border-top="2.41pt double #ff3333" style:border-line-width-top="0.0165in 0.0083in 0.0083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2.41pt double #ff3333" style:border-line-width-left="0.0165in 0.0083in 0.0083in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2.41pt double #ff3333" style:border-line-width-left="0.0165in 0.0083in 0.0083in" fo:border-right="none" fo:border-top="none"/>
    </style:style>
    <style:style style:name="ce7" style:family="table-cell" style:parent-style-name="Default">
      <style:table-cell-properties fo:border-bottom="none" fo:border-left="2.41pt double #ff3333" style:border-line-width-left="0.0165in 0.0083in 0.0083in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2.41pt double #ff3333" style:border-line-width-bottom="0.0165in 0.0083in 0.0083in" fo:border-left="2.41pt double #ff3333" style:border-line-width-left="0.0165in 0.0083in 0.0083in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2.41pt double #ff3333" style:border-line-width-top="0.0165in 0.0083in 0.0083in"/>
    </style:style>
    <style:style style:name="ce10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2.41pt double #ff3333" style:border-line-width-bottom="0.0165in 0.0083in 0.0083in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none" fo:border-top="2.41pt double #ff3333" style:border-line-width-top="0.0165in 0.0083in 0.0083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2.41pt double #ff3333" style:border-line-width-right="0.0165in 0.0083in 0.0083in" fo:border-top="2.41pt double #ff3333" style:border-line-width-top="0.0165in 0.0083in 0.0083in"/>
    </style:style>
    <style:style style:name="ce14" style:family="table-cell" style:parent-style-name="Default">
      <style:table-cell-properties fo:border-bottom="none" fo:border-left="none" fo:border-right="2.41pt double #ff3333" style:border-line-width-right="0.0165in 0.0083in 0.0083in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2.41pt double #ff3333" style:border-line-width-right="0.0165in 0.0083in 0.0083in" fo:border-top="none"/>
    </style:style>
    <style:style style:name="ce16" style:family="table-cell" style:parent-style-name="Default">
      <style:table-cell-properties fo:border-bottom="none" fo:border-left="none" fo:border-right="2.41pt double #ff3333" style:border-line-width-right="0.0165in 0.0083in 0.0083in" fo:border-top="none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2.41pt double #ff3333" style:border-line-width-bottom="0.0165in 0.0083in 0.0083in" fo:border-left="none" fo:border-right="2.41pt double #ff3333" style:border-line-width-right="0.0165in 0.0083in 0.0083in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order-bottom="none" fo:background-color="transparent" fo:border-left="none" fo:border-right="none" fo:border-top="2.41pt double #ff3333" style:border-line-width-top="0.0165in 0.0083in 0.0083in"/>
    </style:style>
    <style:style style:name="ce2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2.41pt double #ff3333" style:border-line-width-bottom="0.0165in 0.0083in 0.0083in" fo:border-left="0.06pt solid #000000" fo:border-right="none" fo:border-top="none"/>
    </style:style>
    <style:style style:name="ce22" style:family="table-cell" style:parent-style-name="Default">
      <style:table-cell-properties fo:border-bottom="2.41pt double #ff3333" style:border-line-width-bottom="0.0165in 0.0083in 0.0083in" fo:border-left="none" fo:border-right="none" fo:border-top="none"/>
    </style:style>
    <style:style style:name="ce23" style:family="table-cell" style:parent-style-name="Default">
      <style:table-cell-properties fo:border-bottom="none" fo:background-color="transparent" fo:border-left="none" fo:border-right="2.41pt double #ff3333" style:border-line-width-right="0.0165in 0.0083in 0.0083in" fo:border-top="2.41pt double #ff3333" style:border-line-width-top="0.0165in 0.0083in 0.0083in"/>
    </style:style>
    <style:style style:name="ce24" style:family="table-cell" style:parent-style-name="Default">
      <style:table-cell-properties fo:border-bottom="2.41pt double #ff3333" style:border-line-width-bottom="0.0165in 0.0083in 0.0083in" fo:border-left="none" fo:border-right="2.41pt double #ff3333" style:border-line-width-right="0.0165in 0.0083in 0.0083in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ST" table:style-name="ta1">
        <table:shapes>
          <draw:frame draw:z-index="0" draw:style-name="gr1" draw:text-style-name="P1" svg:width="4.9783in" svg:height="2.552in" svg:x="0in" svg:y="5.1476in">
            <draw:object draw:notify-on-update-of-ranges="BST.H4:BST.H6 BST.I3:BST.I3 BST.I4:BST.I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5.6969in" svg:height="3.1689in" svg:x="4.9535in" svg:y="5.1476in">
            <draw:object draw:notify-on-update-of-ranges="BST.N13:BST.N16 BST.O12:BST.O12 BST.O13:BST.O16 BST.Q12:BST.Q12 BST.Q13:BST.Q1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5.9311in" svg:height="3.1555in" svg:x="10.6516in" svg:y="5.1587in">
            <draw:object draw:notify-on-update-of-ranges="BST.N22:BST.N25 BST.O21:BST.O21 BST.O22:BST.O25 BST.Q21:BST.Q21 BST.Q22:BST.Q2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6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default-cell-style-name="ce3"/>
        <table:table-column table:style-name="co2" table:number-columns-repeated="2" table:default-cell-style-name="ce3"/>
        <table:table-column table:style-name="co6" table:default-cell-style-name="Default"/>
        <table:table-column table:style-name="co7" table:default-cell-style-name="ce3"/>
        <table:table-column table:style-name="co2" table:number-columns-repeated="2" table:default-cell-style-name="Default"/>
        <table:table-column table:style-name="co6" table:default-cell-style-name="ce20"/>
        <table:table-column table:style-name="co2" table:number-columns-repeated="2" table:default-cell-style-name="ce3"/>
        <table:table-column table:style-name="co2" table:default-cell-style-name="ce15"/>
        <table:table-row table:style-name="ro1">
          <table:table-cell/>
          <table:table-cell table:style-name="Default" table:number-columns-repeated="8"/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WITHOUT FINAL</text:p>
          </table:table-cell>
          <table:table-cell table:style-name="ce9" table:number-columns-repeated="5"/>
          <table:table-cell table:style-name="ce12"/>
          <table:table-cell table:style-name="ce13"/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5" office:value-type="string" calcext:value-type="string">
            <text:p>BST(12)</text:p>
          </table:table-cell>
          <table:table-cell table:style-name="ce2"/>
          <table:table-cell table:style-name="ce2" office:value-type="string" calcext:value-type="string">
            <text:p>BST(13)</text:p>
          </table:table-cell>
          <table:table-cell table:style-name="ce2"/>
          <table:table-cell table:style-name="ce2" office:value-type="string" calcext:value-type="string">
            <text:p>BST(14)</text:p>
          </table:table-cell>
          <table:table-cell table:style-name="ce2" table:number-columns-repeated="2"/>
          <table:table-cell table:style-name="ce14" office:value-type="string" calcext:value-type="string">
            <text:p>SPEEDUP</text:p>
          </table:table-cell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5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table:formula="of:=[.B3]" office:value-type="string" office:string-value="BST(12)" calcext:value-type="string">
            <text:p>BST(12)</text:p>
          </table:table-cell>
          <table:table-cell table:style-name="ce14" table:formula="of:=[.B10]/[.C10]" office:value-type="float" office:value="54.975341097681" calcext:value-type="float">
            <text:p>54.9753410977</text:p>
          </table:table-cell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0.759153" calcext:value-type="float">
            <text:p>0.759153</text:p>
          </table:table-cell>
          <table:table-cell office:value-type="float" office:value="0.01203" calcext:value-type="float">
            <text:p>0.01203</text:p>
          </table:table-cell>
          <table:table-cell office:value-type="float" office:value="2.356472" calcext:value-type="float">
            <text:p>2.356472</text:p>
          </table:table-cell>
          <table:table-cell office:value-type="float" office:value="0.015131" calcext:value-type="float">
            <text:p>0.015131</text:p>
          </table:table-cell>
          <table:table-cell office:value-type="float" office:value="8.663164" calcext:value-type="float">
            <text:p>8.663164</text:p>
          </table:table-cell>
          <table:table-cell office:value-type="float" office:value="0.015858" calcext:value-type="float">
            <text:p>0.015858</text:p>
          </table:table-cell>
          <table:table-cell table:style-name="ce2" table:formula="of:=[.D3]" office:value-type="string" office:string-value="BST(13)" calcext:value-type="string">
            <text:p>BST(13)</text:p>
          </table:table-cell>
          <table:table-cell table:style-name="ce15" table:formula="of:=[.D10]/[.E10]" office:value-type="float" office:value="167.990331025165" calcext:value-type="float">
            <text:p>167.9903310252</text:p>
          </table:table-cell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0.722023" calcext:value-type="float">
            <text:p>0.722023</text:p>
          </table:table-cell>
          <table:table-cell office:value-type="float" office:value="0.011733" calcext:value-type="float">
            <text:p>0.011733</text:p>
          </table:table-cell>
          <table:table-cell office:value-type="float" office:value="2.314273" calcext:value-type="float">
            <text:p>2.314273</text:p>
          </table:table-cell>
          <table:table-cell office:value-type="float" office:value="0.015069" calcext:value-type="float">
            <text:p>0.015069</text:p>
          </table:table-cell>
          <table:table-cell office:value-type="float" office:value="8.450158" calcext:value-type="float">
            <text:p>8.450158</text:p>
          </table:table-cell>
          <table:table-cell office:value-type="float" office:value="0.015395" calcext:value-type="float">
            <text:p>0.015395</text:p>
          </table:table-cell>
          <table:table-cell table:style-name="ce2" table:formula="of:=[.F3]" office:value-type="string" office:string-value="BST(14)" calcext:value-type="string">
            <text:p>BST(14)</text:p>
          </table:table-cell>
          <table:table-cell table:style-name="ce15" table:formula="of:=[.F10]/[.G10]" office:value-type="float" office:value="548.600802701153" calcext:value-type="float">
            <text:p>548.6008027012</text:p>
          </table:table-cell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0.75046" calcext:value-type="float">
            <text:p>0.75046</text:p>
          </table:table-cell>
          <table:table-cell office:value-type="float" office:value="0.02588" calcext:value-type="float">
            <text:p>0.02588</text:p>
          </table:table-cell>
          <table:table-cell office:value-type="float" office:value="2.326574" calcext:value-type="float">
            <text:p>2.326574</text:p>
          </table:table-cell>
          <table:table-cell office:value-type="float" office:value="0.009369" calcext:value-type="float">
            <text:p>0.009369</text:p>
          </table:table-cell>
          <table:table-cell office:value-type="float" office:value="8.397347" calcext:value-type="float">
            <text:p>8.397347</text:p>
          </table:table-cell>
          <table:table-cell office:value-type="float" office:value="0.014735" calcext:value-type="float">
            <text:p>0.014735</text:p>
          </table:table-cell>
          <table:table-cell/>
          <table:table-cell table:style-name="ce15"/>
          <table:table-cell table:style-name="ce1" table:number-columns-repeated="2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7" office:value-type="float" office:value="0.740011" calcext:value-type="float">
            <text:p>0.740011</text:p>
          </table:table-cell>
          <table:table-cell table:style-name="ce10" office:value-type="float" office:value="0.007277" calcext:value-type="float">
            <text:p>0.007277</text:p>
          </table:table-cell>
          <table:table-cell table:style-name="ce10" office:value-type="float" office:value="2.370812" calcext:value-type="float">
            <text:p>2.370812</text:p>
          </table:table-cell>
          <table:table-cell table:style-name="ce10" office:value-type="float" office:value="0.015054" calcext:value-type="float">
            <text:p>0.015054</text:p>
          </table:table-cell>
          <table:table-cell table:style-name="ce10" office:value-type="float" office:value="8.866047" calcext:value-type="float">
            <text:p>8.866047</text:p>
          </table:table-cell>
          <table:table-cell table:style-name="ce10" office:value-type="float" office:value="0.014742" calcext:value-type="float">
            <text:p>0.014742</text:p>
          </table:table-cell>
          <table:table-cell table:style-name="ce10"/>
          <table:table-cell table:style-name="ce16"/>
          <table:table-cell table:style-name="ce1" table:number-columns-repeated="2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7" office:value-type="float" office:value="0.771569" calcext:value-type="float">
            <text:p>0.771569</text:p>
          </table:table-cell>
          <table:table-cell table:style-name="ce10" office:value-type="float" office:value="0.011169" calcext:value-type="float">
            <text:p>0.011169</text:p>
          </table:table-cell>
          <table:table-cell table:style-name="ce10" office:value-type="float" office:value="2.567918" calcext:value-type="float">
            <text:p>2.567918</text:p>
          </table:table-cell>
          <table:table-cell table:style-name="ce10" office:value-type="float" office:value="0.016429" calcext:value-type="float">
            <text:p>0.016429</text:p>
          </table:table-cell>
          <table:table-cell table:style-name="ce10" office:value-type="float" office:value="8.680218" calcext:value-type="float">
            <text:p>8.680218</text:p>
          </table:table-cell>
          <table:table-cell table:style-name="ce10" office:value-type="float" office:value="0.017755" calcext:value-type="float">
            <text:p>0.017755</text:p>
          </table:table-cell>
          <table:table-cell table:style-name="ce10"/>
          <table:table-cell table:style-name="ce16"/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"/>
          <table:table-cell table:style-name="ce8" table:formula="of:=AVERAGE([.B5:.B9])" office:value-type="float" office:value="0.7486432" calcext:value-type="float">
            <text:p>0.7486432</text:p>
          </table:table-cell>
          <table:table-cell table:style-name="ce11" table:formula="of:=AVERAGE([.C5:.C9])" office:value-type="float" office:value="0.0136178" calcext:value-type="float">
            <text:p>0.0136178</text:p>
          </table:table-cell>
          <table:table-cell table:style-name="ce11" table:formula="of:=AVERAGE([.D5:.D9])" office:value-type="float" office:value="2.3872098" calcext:value-type="float">
            <text:p>2.3872098</text:p>
          </table:table-cell>
          <table:table-cell table:style-name="ce11" table:formula="of:=AVERAGE([.E5:.E9])" office:value-type="float" office:value="0.0142104" calcext:value-type="float">
            <text:p>0.0142104</text:p>
          </table:table-cell>
          <table:table-cell table:style-name="ce11" table:formula="of:=AVERAGE([.F5:.F9])" office:value-type="float" office:value="8.6113868" calcext:value-type="float">
            <text:p>8.6113868</text:p>
          </table:table-cell>
          <table:table-cell table:style-name="ce11" table:formula="of:=AVERAGE([.G5:.G9])" office:value-type="float" office:value="0.015697" calcext:value-type="float">
            <text:p>0.015697</text:p>
          </table:table-cell>
          <table:table-cell table:style-name="ce11"/>
          <table:table-cell table:style-name="ce17"/>
          <table:table-cell table:style-name="ce18" table:number-columns-repeated="3"/>
          <table:table-cell/>
          <table:table-cell table:style-name="Default" table:number-columns-repeated="4"/>
        </table:table-row>
        <table:table-row table:style-name="ro1">
          <table:table-cell table:style-name="ce1"/>
          <table:table-cell table:style-name="ce4" office:value-type="string" calcext:value-type="string">
            <text:p>WITH OMPSS FINAL</text:p>
          </table:table-cell>
          <table:table-cell table:style-name="ce9" table:number-columns-repeated="5"/>
          <table:table-cell table:style-name="ce12"/>
          <table:table-cell table:style-name="ce9"/>
          <table:table-cell table:style-name="ce19" table:number-columns-repeated="7"/>
          <table:table-cell table:style-name="ce23"/>
        </table:table-row>
        <table:table-row table:style-name="ro1">
          <table:table-cell table:style-name="ce2"/>
          <table:table-cell table:style-name="ce5" office:value-type="string" calcext:value-type="string">
            <text:p>BST(18)</text:p>
          </table:table-cell>
          <table:table-cell table:style-name="ce10" office:value-type="string" calcext:value-type="string">
            <text:p>Final = 3000</text:p>
          </table:table-cell>
          <table:table-cell/>
          <table:table-cell table:style-name="ce2" office:value-type="string" calcext:value-type="string">
            <text:p>BST(19)</text:p>
          </table:table-cell>
          <table:table-cell office:value-type="string" calcext:value-type="string">
            <text:p>Final = 10000</text:p>
          </table:table-cell>
          <table:table-cell table:style-name="ce2"/>
          <table:table-cell table:style-name="ce2" office:value-type="string" calcext:value-type="string">
            <text:p>BST(20)</text:p>
          </table:table-cell>
          <table:table-cell office:value-type="string" calcext:value-type="string">
            <text:p>Final = 35000</text:p>
          </table:table-cell>
          <table:table-cell table:style-name="ce2"/>
          <table:table-cell table:style-name="ce2" office:value-type="string" calcext:value-type="string">
            <text:p>BST(21)</text:p>
          </table:table-cell>
          <table:table-cell table:style-name="ce3" office:value-type="string" calcext:value-type="string">
            <text:p>Final = 250000</text:p>
          </table:table-cell>
          <table:table-cell table:style-name="ce2"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MEMO-SER</text:p>
          </table:table-cell>
          <table:table-cell table:style-name="ce2" office:value-type="string" calcext:value-type="string">
            <text:p>MEMO-OMP</text:p>
          </table:table-cell>
          <table:table-cell table:style-name="ce14" office:value-type="string" calcext:value-type="string">
            <text:p>OMP-SER</text:p>
          </table:table-cell>
        </table:table-row>
        <table:table-row table:style-name="ro1">
          <table:table-cell table:style-name="ce3"/>
          <table:table-cell table:style-name="ce5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formula="of:=[.B12]" office:value-type="string" office:string-value="BST(18)" calcext:value-type="string">
            <text:p>BST(18)</text:p>
          </table:table-cell>
          <table:table-cell table:formula="of:=[.B19]/[.D19]" office:value-type="float" office:value="31.3929509863925" calcext:value-type="float">
            <text:p>31.3929509864</text:p>
          </table:table-cell>
          <table:table-cell table:formula="of:=[.C19]/[.D19]" office:value-type="float" office:value="65.5002553990438" calcext:value-type="float">
            <text:p>65.500255399</text:p>
          </table:table-cell>
          <table:table-cell table:formula="of:=[.B19]/[.C19]" office:value-type="float" office:value="0.47927982563028" calcext:value-type="float">
            <text:p>0.4792798256</text:p>
          </table:table-cell>
        </table:table-row>
        <table:table-row table:style-name="ro1">
          <table:table-cell table:style-name="ce3"/>
          <table:table-cell office:value-type="float" office:value="1.346086" calcext:value-type="float">
            <text:p>1.346086</text:p>
          </table:table-cell>
          <table:table-cell office:value-type="float" office:value="2.827621" calcext:value-type="float">
            <text:p>2.827621</text:p>
          </table:table-cell>
          <table:table-cell office:value-type="float" office:value="0.037866" calcext:value-type="float">
            <text:p>0.037866</text:p>
          </table:table-cell>
          <table:table-cell office:value-type="float" office:value="4.094645" calcext:value-type="float">
            <text:p>4.094645</text:p>
          </table:table-cell>
          <table:table-cell office:value-type="float" office:value="8.371673" calcext:value-type="float">
            <text:p>8.371673</text:p>
          </table:table-cell>
          <table:table-cell office:value-type="float" office:value="0.098788" calcext:value-type="float">
            <text:p>0.098788</text:p>
          </table:table-cell>
          <table:table-cell office:value-type="float" office:value="13.20768" calcext:value-type="float">
            <text:p>13.20768</text:p>
          </table:table-cell>
          <table:table-cell office:value-type="float" office:value="25.035803" calcext:value-type="float">
            <text:p>25.035803</text:p>
          </table:table-cell>
          <table:table-cell table:style-name="ce3" office:value-type="float" office:value="0.054166" calcext:value-type="float">
            <text:p>0.054166</text:p>
          </table:table-cell>
          <table:table-cell office:value-type="float" office:value="37.098599" calcext:value-type="float">
            <text:p>37.098599</text:p>
          </table:table-cell>
          <table:table-cell table:style-name="ce3" office:value-type="float" office:value="80.680983" calcext:value-type="float">
            <text:p>80.680983</text:p>
          </table:table-cell>
          <table:table-cell table:style-name="ce3" office:value-type="float" office:value="0.057925" calcext:value-type="float">
            <text:p>0.057925</text:p>
          </table:table-cell>
          <table:table-cell table:formula="of:=[.E12]" office:value-type="string" office:string-value="BST(19)" calcext:value-type="string">
            <text:p>BST(19)</text:p>
          </table:table-cell>
          <table:table-cell table:formula="of:=[.E19]/[.G19]" office:value-type="float" office:value="69.8291906510604" calcext:value-type="float">
            <text:p>69.8291906511</text:p>
          </table:table-cell>
          <table:table-cell table:formula="of:=[.F19]/[.G19]" office:value-type="float" office:value="143.089078628346" calcext:value-type="float">
            <text:p>143.0890786283</text:p>
          </table:table-cell>
          <table:table-cell table:formula="of:=[.E19]/[.F19]" office:value-type="float" office:value="0.48801202244395" calcext:value-type="float">
            <text:p>0.4880120224</text:p>
          </table:table-cell>
        </table:table-row>
        <table:table-row table:style-name="ro1">
          <table:table-cell table:style-name="ce3"/>
          <table:table-cell office:value-type="float" office:value="1.369118" calcext:value-type="float">
            <text:p>1.369118</text:p>
          </table:table-cell>
          <table:table-cell office:value-type="float" office:value="2.794895" calcext:value-type="float">
            <text:p>2.794895</text:p>
          </table:table-cell>
          <table:table-cell office:value-type="float" office:value="0.062201" calcext:value-type="float">
            <text:p>0.062201</text:p>
          </table:table-cell>
          <table:table-cell office:value-type="float" office:value="3.996929" calcext:value-type="float">
            <text:p>3.996929</text:p>
          </table:table-cell>
          <table:table-cell office:value-type="float" office:value="8.473006" calcext:value-type="float">
            <text:p>8.473006</text:p>
          </table:table-cell>
          <table:table-cell office:value-type="float" office:value="0.044502" calcext:value-type="float">
            <text:p>0.044502</text:p>
          </table:table-cell>
          <table:table-cell office:value-type="float" office:value="12.047389" calcext:value-type="float">
            <text:p>12.047389</text:p>
          </table:table-cell>
          <table:table-cell office:value-type="float" office:value="25.356545" calcext:value-type="float">
            <text:p>25.356545</text:p>
          </table:table-cell>
          <table:table-cell table:style-name="ce3" office:value-type="float" office:value="0.058259" calcext:value-type="float">
            <text:p>0.058259</text:p>
          </table:table-cell>
          <table:table-cell office:value-type="float" office:value="41.566832" calcext:value-type="float">
            <text:p>41.566832</text:p>
          </table:table-cell>
          <table:table-cell table:style-name="ce3" office:value-type="float" office:value="80.680983" calcext:value-type="float">
            <text:p>80.680983</text:p>
          </table:table-cell>
          <table:table-cell table:style-name="ce3" office:value-type="float" office:value="0.070427" calcext:value-type="float">
            <text:p>0.070427</text:p>
          </table:table-cell>
          <table:table-cell table:formula="of:=[.H12]" office:value-type="string" office:string-value="BST(20)" calcext:value-type="string">
            <text:p>BST(20)</text:p>
          </table:table-cell>
          <table:table-cell table:formula="of:=[.H19]/[.J19]" office:value-type="float" office:value="219.066002450963" calcext:value-type="float">
            <text:p>219.066002451</text:p>
          </table:table-cell>
          <table:table-cell table:formula="of:=[.I19]/[.J19]" office:value-type="float" office:value="452.14154311499" calcext:value-type="float">
            <text:p>452.141543115</text:p>
          </table:table-cell>
          <table:table-cell table:formula="of:=[.H19]/[.I19]" office:value-type="float" office:value="0.484507574645158" calcext:value-type="float">
            <text:p>0.4845075746</text:p>
          </table:table-cell>
        </table:table-row>
        <table:table-row table:style-name="ro1">
          <table:table-cell table:style-name="ce3"/>
          <table:table-cell office:value-type="float" office:value="1.331727" calcext:value-type="float">
            <text:p>1.331727</text:p>
          </table:table-cell>
          <table:table-cell office:value-type="float" office:value="2.860953" calcext:value-type="float">
            <text:p>2.860953</text:p>
          </table:table-cell>
          <table:table-cell office:value-type="float" office:value="0.045985" calcext:value-type="float">
            <text:p>0.045985</text:p>
          </table:table-cell>
          <table:table-cell office:value-type="float" office:value="4.184725" calcext:value-type="float">
            <text:p>4.184725</text:p>
          </table:table-cell>
          <table:table-cell office:value-type="float" office:value="8.429602" calcext:value-type="float">
            <text:p>8.429602</text:p>
          </table:table-cell>
          <table:table-cell office:value-type="float" office:value="0.049603" calcext:value-type="float">
            <text:p>0.049603</text:p>
          </table:table-cell>
          <table:table-cell office:value-type="float" office:value="12.343073" calcext:value-type="float">
            <text:p>12.343073</text:p>
          </table:table-cell>
          <table:table-cell office:value-type="float" office:value="25.433203" calcext:value-type="float">
            <text:p>25.433203</text:p>
          </table:table-cell>
          <table:table-cell table:style-name="ce3" office:value-type="float" office:value="0.051555" calcext:value-type="float">
            <text:p>0.051555</text:p>
          </table:table-cell>
          <table:table-cell office:value-type="float" office:value="39.741729" calcext:value-type="float">
            <text:p>39.741729</text:p>
          </table:table-cell>
          <table:table-cell table:style-name="ce3" office:value-type="float" office:value="80.680983" calcext:value-type="float">
            <text:p>80.680983</text:p>
          </table:table-cell>
          <table:table-cell table:style-name="ce3" office:value-type="float" office:value="0.058554" calcext:value-type="float">
            <text:p>0.058554</text:p>
          </table:table-cell>
          <table:table-cell table:formula="of:=[.K12]" office:value-type="string" office:string-value="BST(21)" calcext:value-type="string">
            <text:p>BST(21)</text:p>
          </table:table-cell>
          <table:table-cell table:formula="of:=[.K19]/[.M19]" office:value-type="float" office:value="615.853293459614" calcext:value-type="float">
            <text:p>615.8532934596</text:p>
          </table:table-cell>
          <table:table-cell table:formula="of:=[.L19]/[.M19]" office:value-type="float" office:value="1251.44614100778" calcext:value-type="float">
            <text:p>1251.4461410078</text:p>
          </table:table-cell>
          <table:table-cell table:formula="of:=[.K19]/[.L19]" office:value-type="float" office:value="0.492113302585815" calcext:value-type="float">
            <text:p>0.4921133026</text:p>
          </table:table-cell>
        </table:table-row>
        <table:table-row table:style-name="ro1">
          <table:table-cell table:style-name="ce3"/>
          <table:table-cell office:value-type="float" office:value="1.355529" calcext:value-type="float">
            <text:p>1.355529</text:p>
          </table:table-cell>
          <table:table-cell office:value-type="float" office:value="2.801647" calcext:value-type="float">
            <text:p>2.801647</text:p>
          </table:table-cell>
          <table:table-cell office:value-type="float" office:value="0.036779" calcext:value-type="float">
            <text:p>0.036779</text:p>
          </table:table-cell>
          <table:table-cell office:value-type="float" office:value="4.252353" calcext:value-type="float">
            <text:p>4.252353</text:p>
          </table:table-cell>
          <table:table-cell table:style-name="ce10" office:value-type="float" office:value="8.603617" calcext:value-type="float">
            <text:p>8.603617</text:p>
          </table:table-cell>
          <table:table-cell table:style-name="ce10" office:value-type="float" office:value="0.057695" calcext:value-type="float">
            <text:p>0.057695</text:p>
          </table:table-cell>
          <table:table-cell office:value-type="float" office:value="12.187294" calcext:value-type="float">
            <text:p>12.187294</text:p>
          </table:table-cell>
          <table:table-cell table:style-name="ce10" office:value-type="float" office:value="26.182606" calcext:value-type="float">
            <text:p>26.182606</text:p>
          </table:table-cell>
          <table:table-cell table:style-name="ce10" office:value-type="float" office:value="0.052802" calcext:value-type="float">
            <text:p>0.052802</text:p>
          </table:table-cell>
          <table:table-cell office:value-type="float" office:value="39.958331" calcext:value-type="float">
            <text:p>39.958331</text:p>
          </table:table-cell>
          <table:table-cell table:style-name="ce10" office:value-type="float" office:value="80.680983" calcext:value-type="float">
            <text:p>80.680983</text:p>
          </table:table-cell>
          <table:table-cell table:style-name="ce10" office:value-type="float" office:value="0.069902" calcext:value-type="float">
            <text:p>0.069902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.419448" calcext:value-type="float">
            <text:p>1.419448</text:p>
          </table:table-cell>
          <table:table-cell office:value-type="float" office:value="2.948548" calcext:value-type="float">
            <text:p>2.948548</text:p>
          </table:table-cell>
          <table:table-cell table:style-name="ce10" office:value-type="float" office:value="0.034476" calcext:value-type="float">
            <text:p>0.034476</text:p>
          </table:table-cell>
          <table:table-cell office:value-type="float" office:value="4.178985" calcext:value-type="float">
            <text:p>4.178985</text:p>
          </table:table-cell>
          <table:table-cell table:style-name="ce10" office:value-type="float" office:value="8.554739" calcext:value-type="float">
            <text:p>8.554739</text:p>
          </table:table-cell>
          <table:table-cell table:style-name="ce10" office:value-type="float" office:value="0.045959" calcext:value-type="float">
            <text:p>0.045959</text:p>
          </table:table-cell>
          <table:table-cell office:value-type="float" office:value="12.065221" calcext:value-type="float">
            <text:p>12.065221</text:p>
          </table:table-cell>
          <table:table-cell table:style-name="ce10" office:value-type="float" office:value="25.648582" calcext:value-type="float">
            <text:p>25.648582</text:p>
          </table:table-cell>
          <table:table-cell table:style-name="ce10" office:value-type="float" office:value="0.065556" calcext:value-type="float">
            <text:p>0.065556</text:p>
          </table:table-cell>
          <table:table-cell office:value-type="float" office:value="40.155434" calcext:value-type="float">
            <text:p>40.155434</text:p>
          </table:table-cell>
          <table:table-cell table:style-name="ce10" office:value-type="float" office:value="80.680983" calcext:value-type="float">
            <text:p>80.680983</text:p>
          </table:table-cell>
          <table:table-cell table:style-name="ce10" office:value-type="float" office:value="0.065543" calcext:value-type="float">
            <text:p>0.065543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8" table:formula="of:=AVERAGE([.B14:.B18])" office:value-type="float" office:value="1.3643816" calcext:value-type="float">
            <text:p>1.3643816</text:p>
          </table:table-cell>
          <table:table-cell table:style-name="ce11" table:formula="of:=AVERAGE([.C14:.C18])" office:value-type="float" office:value="2.8467328" calcext:value-type="float">
            <text:p>2.8467328</text:p>
          </table:table-cell>
          <table:table-cell table:style-name="ce11" table:formula="of:=AVERAGE([.D14:.D18])" office:value-type="float" office:value="0.0434614" calcext:value-type="float">
            <text:p>0.0434614</text:p>
          </table:table-cell>
          <table:table-cell table:style-name="ce11" table:formula="of:=AVERAGE([.E14:.E18])" office:value-type="float" office:value="4.1415274" calcext:value-type="float">
            <text:p>4.1415274</text:p>
          </table:table-cell>
          <table:table-cell table:style-name="ce11" table:formula="of:=AVERAGE([.F14:.F18])" office:value-type="float" office:value="8.4865274" calcext:value-type="float">
            <text:p>8.4865274</text:p>
          </table:table-cell>
          <table:table-cell table:style-name="ce11" table:formula="of:=AVERAGE([.G14:.G18])" office:value-type="float" office:value="0.0593094" calcext:value-type="float">
            <text:p>0.0593094</text:p>
          </table:table-cell>
          <table:table-cell table:style-name="ce11" table:formula="of:=AVERAGE([.H14:.H18])" office:value-type="float" office:value="12.3701314" calcext:value-type="float">
            <text:p>12.3701314</text:p>
          </table:table-cell>
          <table:table-cell table:style-name="ce11" table:formula="of:=AVERAGE([.I14:.I18])" office:value-type="float" office:value="25.5313478" calcext:value-type="float">
            <text:p>25.5313478</text:p>
          </table:table-cell>
          <table:table-cell table:style-name="ce11" table:formula="of:=AVERAGE([.J14:.J18])" office:value-type="float" office:value="0.0564676" calcext:value-type="float">
            <text:p>0.0564676</text:p>
          </table:table-cell>
          <table:table-cell table:style-name="ce11" table:formula="of:=AVERAGE([.K14:.K18])" office:value-type="float" office:value="39.704185" calcext:value-type="float">
            <text:p>39.704185</text:p>
          </table:table-cell>
          <table:table-cell table:style-name="ce11" table:formula="of:=AVERAGE([.L14:.L18])" office:value-type="float" office:value="80.680983" calcext:value-type="float">
            <text:p>80.680983</text:p>
          </table:table-cell>
          <table:table-cell table:style-name="ce11" table:formula="of:=AVERAGE([.M14:.M18])" office:value-type="float" office:value="0.0644702" calcext:value-type="float">
            <text:p>0.0644702</text:p>
          </table:table-cell>
          <table:table-cell table:style-name="ce21"/>
          <table:table-cell table:style-name="ce22" table:number-columns-repeated="2"/>
          <table:table-cell table:style-name="ce24"/>
        </table:table-row>
        <table:table-row table:style-name="ro1">
          <table:table-cell table:style-name="ce1"/>
          <table:table-cell table:style-name="ce4" office:value-type="string" calcext:value-type="string">
            <text:p>WITH MANUAL FINAL</text:p>
          </table:table-cell>
          <table:table-cell table:style-name="ce9" table:number-columns-repeated="5"/>
          <table:table-cell table:style-name="ce12"/>
          <table:table-cell table:style-name="ce9"/>
          <table:table-cell table:style-name="ce19" table:number-columns-repeated="7"/>
          <table:table-cell table:style-name="ce23"/>
        </table:table-row>
        <table:table-row table:style-name="ro1">
          <table:table-cell/>
          <table:table-cell table:style-name="ce5" office:value-type="string" calcext:value-type="string">
            <text:p>BST(18)</text:p>
          </table:table-cell>
          <table:table-cell table:style-name="ce10" office:value-type="string" calcext:value-type="string">
            <text:p>Final = 3000</text:p>
          </table:table-cell>
          <table:table-cell/>
          <table:table-cell table:style-name="ce2" office:value-type="string" calcext:value-type="string">
            <text:p>BST(19)</text:p>
          </table:table-cell>
          <table:table-cell office:value-type="string" calcext:value-type="string">
            <text:p>Final = 10000</text:p>
          </table:table-cell>
          <table:table-cell table:style-name="ce2"/>
          <table:table-cell table:style-name="ce2" office:value-type="string" calcext:value-type="string">
            <text:p>BST(20)</text:p>
          </table:table-cell>
          <table:table-cell office:value-type="string" calcext:value-type="string">
            <text:p>Final = 35000</text:p>
          </table:table-cell>
          <table:table-cell table:style-name="ce2"/>
          <table:table-cell table:style-name="ce2" office:value-type="string" calcext:value-type="string">
            <text:p>BST(21)</text:p>
          </table:table-cell>
          <table:table-cell table:style-name="ce3" office:value-type="string" calcext:value-type="string">
            <text:p>Final = 250000</text:p>
          </table:table-cell>
          <table:table-cell table:style-name="ce2"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MEMO-SER</text:p>
          </table:table-cell>
          <table:table-cell table:style-name="ce2" office:value-type="string" calcext:value-type="string">
            <text:p>MEMO-OMP</text:p>
          </table:table-cell>
          <table:table-cell table:style-name="ce14" office:value-type="string" calcext:value-type="string">
            <text:p>OMP-SER</text:p>
          </table:table-cell>
        </table:table-row>
        <table:table-row table:style-name="ro1">
          <table:table-cell/>
          <table:table-cell table:style-name="ce5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formula="of:=[.B21]" office:value-type="string" office:string-value="BST(18)" calcext:value-type="string">
            <text:p>BST(18)</text:p>
          </table:table-cell>
          <table:table-cell table:formula="of:=[.B28]/[.D28]" office:value-type="float" office:value="19.2738666350234" calcext:value-type="float">
            <text:p>19.273866635</text:p>
          </table:table-cell>
          <table:table-cell table:formula="of:=[.C28]/[.D28]" office:value-type="float" office:value="5.24735411616461" calcext:value-type="float">
            <text:p>5.2473541162</text:p>
          </table:table-cell>
          <table:table-cell table:formula="of:=[.B28]/[.C28]" office:value-type="float" office:value="3.67306383528601" calcext:value-type="float">
            <text:p>3.6730638353</text:p>
          </table:table-cell>
        </table:table-row>
        <table:table-row table:style-name="ro1">
          <table:table-cell/>
          <table:table-cell office:value-type="float" office:value="1.346086" calcext:value-type="float">
            <text:p>1.346086</text:p>
          </table:table-cell>
          <table:table-cell office:value-type="float" office:value="0.377186" calcext:value-type="float">
            <text:p>0.377186</text:p>
          </table:table-cell>
          <table:table-cell office:value-type="float" office:value="0.062312" calcext:value-type="float">
            <text:p>0.062312</text:p>
          </table:table-cell>
          <table:table-cell office:value-type="float" office:value="4.094645" calcext:value-type="float">
            <text:p>4.094645</text:p>
          </table:table-cell>
          <table:table-cell office:value-type="float" office:value="1.097529" calcext:value-type="float">
            <text:p>1.097529</text:p>
          </table:table-cell>
          <table:table-cell office:value-type="float" office:value="0.044301" calcext:value-type="float">
            <text:p>0.044301</text:p>
          </table:table-cell>
          <table:table-cell office:value-type="float" office:value="13.20768" calcext:value-type="float">
            <text:p>13.20768</text:p>
          </table:table-cell>
          <table:table-cell office:value-type="float" office:value="3.290727" calcext:value-type="float">
            <text:p>3.290727</text:p>
          </table:table-cell>
          <table:table-cell table:style-name="ce3" office:value-type="float" office:value="0.046618" calcext:value-type="float">
            <text:p>0.046618</text:p>
          </table:table-cell>
          <table:table-cell office:value-type="float" office:value="37.098599" calcext:value-type="float">
            <text:p>37.098599</text:p>
          </table:table-cell>
          <table:table-cell table:style-name="ce3" office:value-type="float" office:value="10.415323" calcext:value-type="float">
            <text:p>10.415323</text:p>
          </table:table-cell>
          <table:table-cell table:style-name="ce3" office:value-type="float" office:value="0.054359" calcext:value-type="float">
            <text:p>0.054359</text:p>
          </table:table-cell>
          <table:table-cell table:formula="of:=[.E21]" office:value-type="string" office:string-value="BST(19)" calcext:value-type="string">
            <text:p>BST(19)</text:p>
          </table:table-cell>
          <table:table-cell table:formula="of:=[.E28]/[.G28]" office:value-type="float" office:value="91.1146961763541" calcext:value-type="float">
            <text:p>91.1146961764</text:p>
          </table:table-cell>
          <table:table-cell table:formula="of:=[.F28]/[.G28]" office:value-type="float" office:value="24.2116337396049" calcext:value-type="float">
            <text:p>24.2116337396</text:p>
          </table:table-cell>
          <table:table-cell table:formula="of:=[.E28]/[.F28]" office:value-type="float" office:value="3.76326096604174" calcext:value-type="float">
            <text:p>3.763260966</text:p>
          </table:table-cell>
        </table:table-row>
        <table:table-row table:style-name="ro1">
          <table:table-cell/>
          <table:table-cell office:value-type="float" office:value="1.369118" calcext:value-type="float">
            <text:p>1.369118</text:p>
          </table:table-cell>
          <table:table-cell office:value-type="float" office:value="0.372678" calcext:value-type="float">
            <text:p>0.372678</text:p>
          </table:table-cell>
          <table:table-cell office:value-type="float" office:value="0.172424" calcext:value-type="float">
            <text:p>0.172424</text:p>
          </table:table-cell>
          <table:table-cell office:value-type="float" office:value="3.996929" calcext:value-type="float">
            <text:p>3.996929</text:p>
          </table:table-cell>
          <table:table-cell office:value-type="float" office:value="1.108948" calcext:value-type="float">
            <text:p>1.108948</text:p>
          </table:table-cell>
          <table:table-cell office:value-type="float" office:value="0.049214" calcext:value-type="float">
            <text:p>0.049214</text:p>
          </table:table-cell>
          <table:table-cell office:value-type="float" office:value="12.047389" calcext:value-type="float">
            <text:p>12.047389</text:p>
          </table:table-cell>
          <table:table-cell office:value-type="float" office:value="3.289228" calcext:value-type="float">
            <text:p>3.289228</text:p>
          </table:table-cell>
          <table:table-cell table:style-name="ce3" office:value-type="float" office:value="0.055645" calcext:value-type="float">
            <text:p>0.055645</text:p>
          </table:table-cell>
          <table:table-cell office:value-type="float" office:value="41.566832" calcext:value-type="float">
            <text:p>41.566832</text:p>
          </table:table-cell>
          <table:table-cell table:style-name="ce3" office:value-type="float" office:value="10.486881" calcext:value-type="float">
            <text:p>10.486881</text:p>
          </table:table-cell>
          <table:table-cell table:style-name="ce3" office:value-type="float" office:value="0.065531" calcext:value-type="float">
            <text:p>0.065531</text:p>
          </table:table-cell>
          <table:table-cell table:formula="of:=[.H21]" office:value-type="string" office:string-value="BST(20)" calcext:value-type="string">
            <text:p>BST(20)</text:p>
          </table:table-cell>
          <table:table-cell table:formula="of:=[.H28]/[.J28]" office:value-type="float" office:value="237.022920275304" calcext:value-type="float">
            <text:p>237.0229202753</text:p>
          </table:table-cell>
          <table:table-cell table:formula="of:=[.I28]/[.J28]" office:value-type="float" office:value="63.1854852307739" calcext:value-type="float">
            <text:p>63.1854852308</text:p>
          </table:table-cell>
          <table:table-cell table:formula="of:=[.H28]/[.I28]" office:value-type="float" office:value="3.75122418399762" calcext:value-type="float">
            <text:p>3.751224184</text:p>
          </table:table-cell>
        </table:table-row>
        <table:table-row table:style-name="ro1">
          <table:table-cell/>
          <table:table-cell office:value-type="float" office:value="1.331727" calcext:value-type="float">
            <text:p>1.331727</text:p>
          </table:table-cell>
          <table:table-cell office:value-type="float" office:value="0.366364" calcext:value-type="float">
            <text:p>0.366364</text:p>
          </table:table-cell>
          <table:table-cell office:value-type="float" office:value="0.038272" calcext:value-type="float">
            <text:p>0.038272</text:p>
          </table:table-cell>
          <table:table-cell office:value-type="float" office:value="4.184725" calcext:value-type="float">
            <text:p>4.184725</text:p>
          </table:table-cell>
          <table:table-cell table:style-name="ce10" office:value-type="float" office:value="1.090498" calcext:value-type="float">
            <text:p>1.090498</text:p>
          </table:table-cell>
          <table:table-cell office:value-type="float" office:value="0.047267" calcext:value-type="float">
            <text:p>0.047267</text:p>
          </table:table-cell>
          <table:table-cell office:value-type="float" office:value="12.343073" calcext:value-type="float">
            <text:p>12.343073</text:p>
          </table:table-cell>
          <table:table-cell office:value-type="float" office:value="3.310269" calcext:value-type="float">
            <text:p>3.310269</text:p>
          </table:table-cell>
          <table:table-cell table:style-name="ce3" office:value-type="float" office:value="0.052829" calcext:value-type="float">
            <text:p>0.052829</text:p>
          </table:table-cell>
          <table:table-cell office:value-type="float" office:value="39.741729" calcext:value-type="float">
            <text:p>39.741729</text:p>
          </table:table-cell>
          <table:table-cell table:style-name="ce3" office:value-type="float" office:value="10.387754" calcext:value-type="float">
            <text:p>10.387754</text:p>
          </table:table-cell>
          <table:table-cell table:style-name="ce3" office:value-type="float" office:value="0.055609" calcext:value-type="float">
            <text:p>0.055609</text:p>
          </table:table-cell>
          <table:table-cell table:formula="of:=[.K21]" office:value-type="string" office:string-value="BST(21)" calcext:value-type="string">
            <text:p>BST(21)</text:p>
          </table:table-cell>
          <table:table-cell table:formula="of:=[.K28]/[.M28]" office:value-type="float" office:value="640.051472769245" calcext:value-type="float">
            <text:p>640.0514727692</text:p>
          </table:table-cell>
          <table:table-cell table:formula="of:=[.L28]/[.M28]" office:value-type="float" office:value="169.143046904218" calcext:value-type="float">
            <text:p>169.1430469042</text:p>
          </table:table-cell>
          <table:table-cell table:formula="of:=[.K28]/[.L28]" office:value-type="float" office:value="3.78408385377905" calcext:value-type="float">
            <text:p>3.7840838538</text:p>
          </table:table-cell>
        </table:table-row>
        <table:table-row table:style-name="ro1">
          <table:table-cell table:style-name="ce1"/>
          <table:table-cell office:value-type="float" office:value="1.355529" calcext:value-type="float">
            <text:p>1.355529</text:p>
          </table:table-cell>
          <table:table-cell office:value-type="float" office:value="0.369025" calcext:value-type="float">
            <text:p>0.369025</text:p>
          </table:table-cell>
          <table:table-cell office:value-type="float" office:value="0.045857" calcext:value-type="float">
            <text:p>0.045857</text:p>
          </table:table-cell>
          <table:table-cell office:value-type="float" office:value="4.252353" calcext:value-type="float">
            <text:p>4.252353</text:p>
          </table:table-cell>
          <table:table-cell table:style-name="ce10" office:value-type="float" office:value="1.101316" calcext:value-type="float">
            <text:p>1.101316</text:p>
          </table:table-cell>
          <table:table-cell table:style-name="ce10" office:value-type="float" office:value="0.040149" calcext:value-type="float">
            <text:p>0.040149</text:p>
          </table:table-cell>
          <table:table-cell office:value-type="float" office:value="12.187294" calcext:value-type="float">
            <text:p>12.187294</text:p>
          </table:table-cell>
          <table:table-cell table:style-name="ce10" office:value-type="float" office:value="3.303614" calcext:value-type="float">
            <text:p>3.303614</text:p>
          </table:table-cell>
          <table:table-cell table:style-name="ce10" office:value-type="float" office:value="0.051464" calcext:value-type="float">
            <text:p>0.051464</text:p>
          </table:table-cell>
          <table:table-cell office:value-type="float" office:value="39.958331" calcext:value-type="float">
            <text:p>39.958331</text:p>
          </table:table-cell>
          <table:table-cell table:style-name="ce10" office:value-type="float" office:value="10.516348" calcext:value-type="float">
            <text:p>10.516348</text:p>
          </table:table-cell>
          <table:table-cell table:style-name="ce10" office:value-type="float" office:value="0.066896" calcext:value-type="float">
            <text:p>0.0668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19448" calcext:value-type="float">
            <text:p>1.419448</text:p>
          </table:table-cell>
          <table:table-cell office:value-type="float" office:value="0.372027" calcext:value-type="float">
            <text:p>0.372027</text:p>
          </table:table-cell>
          <table:table-cell table:style-name="ce10" office:value-type="float" office:value="0.035081" calcext:value-type="float">
            <text:p>0.035081</text:p>
          </table:table-cell>
          <table:table-cell office:value-type="float" office:value="4.178985" calcext:value-type="float">
            <text:p>4.178985</text:p>
          </table:table-cell>
          <table:table-cell table:style-name="ce10" office:value-type="float" office:value="1.104287" calcext:value-type="float">
            <text:p>1.104287</text:p>
          </table:table-cell>
          <table:table-cell table:style-name="ce10" office:value-type="float" office:value="0.046339" calcext:value-type="float">
            <text:p>0.046339</text:p>
          </table:table-cell>
          <table:table-cell office:value-type="float" office:value="12.065221" calcext:value-type="float">
            <text:p>12.065221</text:p>
          </table:table-cell>
          <table:table-cell table:style-name="ce10" office:value-type="float" office:value="3.294288" calcext:value-type="float">
            <text:p>3.294288</text:p>
          </table:table-cell>
          <table:table-cell table:style-name="ce10" office:value-type="float" office:value="0.054392" calcext:value-type="float">
            <text:p>0.054392</text:p>
          </table:table-cell>
          <table:table-cell office:value-type="float" office:value="40.155434" calcext:value-type="float">
            <text:p>40.155434</text:p>
          </table:table-cell>
          <table:table-cell table:style-name="ce10" office:value-type="float" office:value="10.655778" calcext:value-type="float">
            <text:p>10.655778</text:p>
          </table:table-cell>
          <table:table-cell table:style-name="ce10" office:value-type="float" office:value="0.067769" calcext:value-type="float">
            <text:p>0.067769</text:p>
          </table:table-cell>
          <table:table-cell table:number-columns-repeated="4"/>
        </table:table-row>
        <table:table-row table:style-name="ro1">
          <table:table-cell/>
          <table:table-cell table:style-name="ce8" table:formula="of:=AVERAGE([.B23:.B27])" office:value-type="float" office:value="1.3643816" calcext:value-type="float">
            <text:p>1.3643816</text:p>
          </table:table-cell>
          <table:table-cell table:style-name="ce11" table:formula="of:=AVERAGE([.C23:.C27])" office:value-type="float" office:value="0.371456" calcext:value-type="float">
            <text:p>0.371456</text:p>
          </table:table-cell>
          <table:table-cell table:style-name="ce11" table:formula="of:=AVERAGE([.D23:.D27])" office:value-type="float" office:value="0.0707892" calcext:value-type="float">
            <text:p>0.0707892</text:p>
          </table:table-cell>
          <table:table-cell table:style-name="ce11" table:formula="of:=AVERAGE([.E23:.E27])" office:value-type="float" office:value="4.1415274" calcext:value-type="float">
            <text:p>4.1415274</text:p>
          </table:table-cell>
          <table:table-cell table:style-name="ce11" table:formula="of:=AVERAGE([.F23:.F27])" office:value-type="float" office:value="1.1005156" calcext:value-type="float">
            <text:p>1.1005156</text:p>
          </table:table-cell>
          <table:table-cell table:style-name="ce11" table:formula="of:=AVERAGE([.G23:.G27])" office:value-type="float" office:value="0.045454" calcext:value-type="float">
            <text:p>0.045454</text:p>
          </table:table-cell>
          <table:table-cell table:style-name="ce11" table:formula="of:=AVERAGE([.H23:.H27])" office:value-type="float" office:value="12.3701314" calcext:value-type="float">
            <text:p>12.3701314</text:p>
          </table:table-cell>
          <table:table-cell table:style-name="ce11" table:formula="of:=AVERAGE([.I23:.I27])" office:value-type="float" office:value="3.2976252" calcext:value-type="float">
            <text:p>3.2976252</text:p>
          </table:table-cell>
          <table:table-cell table:style-name="ce11" table:formula="of:=AVERAGE([.J23:.J27])" office:value-type="float" office:value="0.0521896" calcext:value-type="float">
            <text:p>0.0521896</text:p>
          </table:table-cell>
          <table:table-cell table:style-name="ce11" table:formula="of:=AVERAGE([.K23:.K27])" office:value-type="float" office:value="39.704185" calcext:value-type="float">
            <text:p>39.704185</text:p>
          </table:table-cell>
          <table:table-cell table:style-name="ce11" table:formula="of:=AVERAGE([.L23:.L27])" office:value-type="float" office:value="10.4924168" calcext:value-type="float">
            <text:p>10.4924168</text:p>
          </table:table-cell>
          <table:table-cell table:style-name="ce11" table:formula="of:=AVERAGE([.M23:.M27])" office:value-type="float" office:value="0.0620328" calcext:value-type="float">
            <text:p>0.0620328</text:p>
          </table:table-cell>
          <table:table-cell table:style-name="ce21"/>
          <table:table-cell table:style-name="ce22" table:number-columns-repeated="2"/>
          <table:table-cell table:style-name="ce24"/>
        </table:table-row>
        <table:table-row table:style-name="ro1">
          <table:table-cell/>
          <table:table-cell table:style-name="ce1" table:number-columns-repeated="2"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Default" table:number-columns-repeated="4"/>
        </table:table-row>
      </table:table>
      <table:table table:name="COIN_CHANGE" table:style-name="ta1">
        <table:shapes>
          <draw:frame draw:z-index="0" draw:style-name="gr1" draw:text-style-name="P1" svg:width="4.9783in" svg:height="2.552in" svg:x="0in" svg:y="5.1476in">
            <draw:object draw:notify-on-update-of-ranges="COIN_CHANGE.H4:COIN_CHANGE.H6 COIN_CHANGE.I3:COIN_CHANGE.I3 COIN_CHANGE.I4:COIN_CHANGE.I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.6969in" svg:height="3.1689in" svg:x="4.9535in" svg:y="5.1476in">
            <draw:object draw:notify-on-update-of-ranges="COIN_CHANGE.N13:COIN_CHANGE.N16 COIN_CHANGE.O12:COIN_CHANGE.O12 COIN_CHANGE.O13:COIN_CHANGE.O16 COIN_CHANGE.Q12:COIN_CHANGE.Q12 COIN_CHANGE.Q13:COIN_CHANGE.Q1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.9311in" svg:height="3.1555in" svg:x="10.6516in" svg:y="5.1587in">
            <draw:object draw:notify-on-update-of-ranges="COIN_CHANGE.N22:COIN_CHANGE.N25 COIN_CHANGE.O21:COIN_CHANGE.O21 COIN_CHANGE.O22:COIN_CHANGE.O25 COIN_CHANGE.Q21:COIN_CHANGE.Q21 COIN_CHANGE.Q22:COIN_CHANGE.Q2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6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8" table:default-cell-style-name="ce3"/>
        <table:table-column table:style-name="co9" table:default-cell-style-name="ce3"/>
        <table:table-column table:style-name="co2" table:default-cell-style-name="ce3"/>
        <table:table-column table:style-name="co6" table:default-cell-style-name="Default"/>
        <table:table-column table:style-name="co7" table:default-cell-style-name="ce3"/>
        <table:table-column table:style-name="co2" table:number-columns-repeated="2" table:default-cell-style-name="Default"/>
        <table:table-column table:style-name="co10" table:default-cell-style-name="ce20"/>
        <table:table-column table:style-name="co2" table:number-columns-repeated="2" table:default-cell-style-name="ce3"/>
        <table:table-column table:style-name="co2" table:default-cell-style-name="ce15"/>
        <table:table-row table:style-name="ro1">
          <table:table-cell/>
          <table:table-cell table:style-name="Default" table:number-columns-repeated="8"/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WITHOUT FINAL</text:p>
          </table:table-cell>
          <table:table-cell table:style-name="ce9" table:number-columns-repeated="5"/>
          <table:table-cell table:style-name="ce12"/>
          <table:table-cell table:style-name="ce13"/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5" office:value-type="string" calcext:value-type="string">
            <text:p>COIN_CHANGE(10,40)</text:p>
          </table:table-cell>
          <table:table-cell table:style-name="ce2"/>
          <table:table-cell table:style-name="ce2" office:value-type="string" calcext:value-type="string">
            <text:p>COIN_CHANGE(10,45)</text:p>
          </table:table-cell>
          <table:table-cell table:style-name="ce2"/>
          <table:table-cell table:style-name="ce2" office:value-type="string" calcext:value-type="string">
            <text:p>COIN_CHANGE(10,50)</text:p>
          </table:table-cell>
          <table:table-cell table:style-name="ce2" table:number-columns-repeated="2"/>
          <table:table-cell table:style-name="ce14" office:value-type="string" calcext:value-type="string">
            <text:p>SPEEDUP</text:p>
          </table:table-cell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5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table:formula="of:=[.B3]" office:value-type="string" office:string-value="COIN_CHANGE(10,40)" calcext:value-type="string">
            <text:p>COIN_CHANGE(10,40)</text:p>
          </table:table-cell>
          <table:table-cell table:style-name="ce16" table:formula="of:=[.B10]/[.C10]" office:value-type="float" office:value="6.38375029030465" calcext:value-type="float">
            <text:p>6.3837502903</text:p>
          </table:table-cell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1.633061" calcext:value-type="float">
            <text:p>1.633061</text:p>
          </table:table-cell>
          <table:table-cell office:value-type="float" office:value="0.251607" calcext:value-type="float">
            <text:p>0.251607</text:p>
          </table:table-cell>
          <table:table-cell office:value-type="float" office:value="3.843114" calcext:value-type="float">
            <text:p>3.843114</text:p>
          </table:table-cell>
          <table:table-cell office:value-type="float" office:value="0.422136" calcext:value-type="float">
            <text:p>0.422136</text:p>
          </table:table-cell>
          <table:table-cell office:value-type="float" office:value="8.105561" calcext:value-type="float">
            <text:p>8.105561</text:p>
          </table:table-cell>
          <table:table-cell office:value-type="float" office:value="0.603841" calcext:value-type="float">
            <text:p>0.603841</text:p>
          </table:table-cell>
          <table:table-cell table:style-name="ce2" table:formula="of:=[.D3]" office:value-type="string" office:string-value="COIN_CHANGE(10,45)" calcext:value-type="string">
            <text:p>COIN_CHANGE(10,45)</text:p>
          </table:table-cell>
          <table:table-cell table:style-name="ce15" table:formula="of:=[.D10]/[.E10]" office:value-type="float" office:value="9.29232379251369" calcext:value-type="float">
            <text:p>9.2923237925</text:p>
          </table:table-cell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1.613049" calcext:value-type="float">
            <text:p>1.613049</text:p>
          </table:table-cell>
          <table:table-cell office:value-type="float" office:value="0.239967" calcext:value-type="float">
            <text:p>0.239967</text:p>
          </table:table-cell>
          <table:table-cell office:value-type="float" office:value="3.685219" calcext:value-type="float">
            <text:p>3.685219</text:p>
          </table:table-cell>
          <table:table-cell office:value-type="float" office:value="0.40185" calcext:value-type="float">
            <text:p>0.40185</text:p>
          </table:table-cell>
          <table:table-cell office:value-type="float" office:value="7.928599" calcext:value-type="float">
            <text:p>7.928599</text:p>
          </table:table-cell>
          <table:table-cell office:value-type="float" office:value="0.701196" calcext:value-type="float">
            <text:p>0.701196</text:p>
          </table:table-cell>
          <table:table-cell table:style-name="ce2" table:formula="of:=[.F3]" office:value-type="string" office:string-value="COIN_CHANGE(10,50)" calcext:value-type="string">
            <text:p>COIN_CHANGE(10,50)</text:p>
          </table:table-cell>
          <table:table-cell table:style-name="ce15" table:formula="of:=[.F10]/[.G10]" office:value-type="float" office:value="11.3586920742574" calcext:value-type="float">
            <text:p>11.3586920743</text:p>
          </table:table-cell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1.616935" calcext:value-type="float">
            <text:p>1.616935</text:p>
          </table:table-cell>
          <table:table-cell office:value-type="float" office:value="0.27612" calcext:value-type="float">
            <text:p>0.27612</text:p>
          </table:table-cell>
          <table:table-cell office:value-type="float" office:value="3.841335" calcext:value-type="float">
            <text:p>3.841335</text:p>
          </table:table-cell>
          <table:table-cell office:value-type="float" office:value="0.434897" calcext:value-type="float">
            <text:p>0.434897</text:p>
          </table:table-cell>
          <table:table-cell office:value-type="float" office:value="8.02377" calcext:value-type="float">
            <text:p>8.02377</text:p>
          </table:table-cell>
          <table:table-cell office:value-type="float" office:value="0.777419" calcext:value-type="float">
            <text:p>0.777419</text:p>
          </table:table-cell>
          <table:table-cell/>
          <table:table-cell table:style-name="ce15"/>
          <table:table-cell table:style-name="ce1" table:number-columns-repeated="2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7" office:value-type="float" office:value="1.612273" calcext:value-type="float">
            <text:p>1.612273</text:p>
          </table:table-cell>
          <table:table-cell table:style-name="ce10" office:value-type="float" office:value="0.261109" calcext:value-type="float">
            <text:p>0.261109</text:p>
          </table:table-cell>
          <table:table-cell table:style-name="ce10" office:value-type="float" office:value="3.885896" calcext:value-type="float">
            <text:p>3.885896</text:p>
          </table:table-cell>
          <table:table-cell table:style-name="ce10" office:value-type="float" office:value="0.46602" calcext:value-type="float">
            <text:p>0.46602</text:p>
          </table:table-cell>
          <table:table-cell table:style-name="ce10" office:value-type="float" office:value="8.004897" calcext:value-type="float">
            <text:p>8.004897</text:p>
          </table:table-cell>
          <table:table-cell table:style-name="ce10" office:value-type="float" office:value="0.708188" calcext:value-type="float">
            <text:p>0.708188</text:p>
          </table:table-cell>
          <table:table-cell table:style-name="ce10"/>
          <table:table-cell table:style-name="ce16"/>
          <table:table-cell table:style-name="ce1" table:number-columns-repeated="2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7" office:value-type="float" office:value="1.688407" calcext:value-type="float">
            <text:p>1.688407</text:p>
          </table:table-cell>
          <table:table-cell table:style-name="ce10" office:value-type="float" office:value="0.250026" calcext:value-type="float">
            <text:p>0.250026</text:p>
          </table:table-cell>
          <table:table-cell table:style-name="ce10" office:value-type="float" office:value="3.755053" calcext:value-type="float">
            <text:p>3.755053</text:p>
          </table:table-cell>
          <table:table-cell table:style-name="ce10" office:value-type="float" office:value="0.320938" calcext:value-type="float">
            <text:p>0.320938</text:p>
          </table:table-cell>
          <table:table-cell table:style-name="ce10" office:value-type="float" office:value="7.931071" calcext:value-type="float">
            <text:p>7.931071</text:p>
          </table:table-cell>
          <table:table-cell table:style-name="ce10" office:value-type="float" office:value="0.730351" calcext:value-type="float">
            <text:p>0.730351</text:p>
          </table:table-cell>
          <table:table-cell table:style-name="ce10"/>
          <table:table-cell table:style-name="ce16"/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"/>
          <table:table-cell table:style-name="ce8" table:formula="of:=AVERAGE([.B5:.B9])" office:value-type="float" office:value="1.632745" calcext:value-type="float">
            <text:p>1.632745</text:p>
          </table:table-cell>
          <table:table-cell table:style-name="ce11" table:formula="of:=AVERAGE([.C5:.C9])" office:value-type="float" office:value="0.2557658" calcext:value-type="float">
            <text:p>0.2557658</text:p>
          </table:table-cell>
          <table:table-cell table:style-name="ce11" table:formula="of:=AVERAGE([.D5:.D9])" office:value-type="float" office:value="3.8021234" calcext:value-type="float">
            <text:p>3.8021234</text:p>
          </table:table-cell>
          <table:table-cell table:style-name="ce11" table:formula="of:=AVERAGE([.E5:.E9])" office:value-type="float" office:value="0.4091682" calcext:value-type="float">
            <text:p>0.4091682</text:p>
          </table:table-cell>
          <table:table-cell table:style-name="ce11" table:formula="of:=AVERAGE([.F5:.F9])" office:value-type="float" office:value="7.9987796" calcext:value-type="float">
            <text:p>7.9987796</text:p>
          </table:table-cell>
          <table:table-cell table:style-name="ce11" table:formula="of:=AVERAGE([.G5:.G9])" office:value-type="float" office:value="0.704199" calcext:value-type="float">
            <text:p>0.704199</text:p>
          </table:table-cell>
          <table:table-cell table:style-name="ce11"/>
          <table:table-cell table:style-name="ce17"/>
          <table:table-cell table:style-name="ce18" table:number-columns-repeated="3"/>
          <table:table-cell/>
          <table:table-cell table:style-name="Default" table:number-columns-repeated="4"/>
        </table:table-row>
        <table:table-row table:style-name="ro1">
          <table:table-cell table:style-name="ce1"/>
          <table:table-cell table:style-name="ce4" office:value-type="string" calcext:value-type="string">
            <text:p>WITH OMPSS FINAL</text:p>
          </table:table-cell>
          <table:table-cell table:style-name="ce9" table:number-columns-repeated="5"/>
          <table:table-cell table:style-name="ce12"/>
          <table:table-cell table:style-name="ce9"/>
          <table:table-cell table:style-name="ce19" table:number-columns-repeated="7"/>
          <table:table-cell table:style-name="ce23"/>
        </table:table-row>
        <table:table-row table:style-name="ro1">
          <table:table-cell table:style-name="ce2"/>
          <table:table-cell table:style-name="ce5" office:value-type="string" calcext:value-type="string">
            <text:p>COIN_CHANGE(10,100)</text:p>
          </table:table-cell>
          <table:table-cell table:style-name="ce2"/>
          <table:table-cell office:value-type="string" calcext:value-type="string">
            <text:p>Final = 3,4</text:p>
          </table:table-cell>
          <table:table-cell table:style-name="ce2" office:value-type="string" calcext:value-type="string">
            <text:p>COIN_CHANGE(10,110)</text:p>
          </table:table-cell>
          <table:table-cell/>
          <table:table-cell table:style-name="ce10" office:value-type="string" calcext:value-type="string">
            <text:p>Final = 2,5</text:p>
          </table:table-cell>
          <table:table-cell table:style-name="ce2" office:value-type="string" calcext:value-type="string">
            <text:p>COIN_CHANGE(10,120)</text:p>
          </table:table-cell>
          <table:table-cell/>
          <table:table-cell table:style-name="ce10" office:value-type="string" calcext:value-type="string">
            <text:p>Final = 2,5</text:p>
          </table:table-cell>
          <table:table-cell table:style-name="ce2" office:value-type="string" calcext:value-type="string">
            <text:p>COIN_CHANGE(10,130)</text:p>
          </table:table-cell>
          <table:table-cell table:style-name="ce3"/>
          <table:table-cell table:style-name="ce10" office:value-type="string" calcext:value-type="string">
            <text:p>Final = 2,5</text:p>
          </table:table-cell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MEMO-SER</text:p>
          </table:table-cell>
          <table:table-cell table:style-name="ce2" office:value-type="string" calcext:value-type="string">
            <text:p>MEMO-OMP</text:p>
          </table:table-cell>
          <table:table-cell table:style-name="ce14" office:value-type="string" calcext:value-type="string">
            <text:p>OMP-SER</text:p>
          </table:table-cell>
        </table:table-row>
        <table:table-row table:style-name="ro1">
          <table:table-cell table:style-name="ce3"/>
          <table:table-cell table:style-name="ce5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formula="of:=[.B12]" office:value-type="string" office:string-value="COIN_CHANGE(10,100)" calcext:value-type="string">
            <text:p>COIN_CHANGE(10,100)</text:p>
          </table:table-cell>
          <table:table-cell table:formula="of:=[.B19]/[.D19]" office:value-type="float" office:value="3.49850391023461" calcext:value-type="float">
            <text:p>3.4985039102</text:p>
          </table:table-cell>
          <table:table-cell table:formula="of:=[.C19]/[.D19]" office:value-type="float" office:value="3.42220427670105" calcext:value-type="float">
            <text:p>3.4222042767</text:p>
          </table:table-cell>
          <table:table-cell table:formula="of:=[.B19]/[.C19]" office:value-type="float" office:value="1.02229546437453" calcext:value-type="float">
            <text:p>1.0222954644</text:p>
          </table:table-cell>
        </table:table-row>
        <table:table-row table:style-name="ro1">
          <table:table-cell table:style-name="ce3"/>
          <table:table-cell office:value-type="float" office:value="1.486271" calcext:value-type="float">
            <text:p>1.486271</text:p>
          </table:table-cell>
          <table:table-cell office:value-type="float" office:value="1.434051" calcext:value-type="float">
            <text:p>1.434051</text:p>
          </table:table-cell>
          <table:table-cell office:value-type="float" office:value="0.396868" calcext:value-type="float">
            <text:p>0.396868</text:p>
          </table:table-cell>
          <table:table-cell office:value-type="float" office:value="3.329444" calcext:value-type="float">
            <text:p>3.329444</text:p>
          </table:table-cell>
          <table:table-cell office:value-type="float" office:value="3.120591" calcext:value-type="float">
            <text:p>3.120591</text:p>
          </table:table-cell>
          <table:table-cell office:value-type="float" office:value="0.664604" calcext:value-type="float">
            <text:p>0.664604</text:p>
          </table:table-cell>
          <table:table-cell office:value-type="float" office:value="6.692813" calcext:value-type="float">
            <text:p>6.692813</text:p>
          </table:table-cell>
          <table:table-cell office:value-type="float" office:value="6.243958" calcext:value-type="float">
            <text:p>6.243958</text:p>
          </table:table-cell>
          <table:table-cell table:style-name="ce3" office:value-type="float" office:value="0.940241" calcext:value-type="float">
            <text:p>0.940241</text:p>
          </table:table-cell>
          <table:table-cell office:value-type="float" office:value="13.103924" calcext:value-type="float">
            <text:p>13.103924</text:p>
          </table:table-cell>
          <table:table-cell table:style-name="ce3" office:value-type="float" office:value="12.689867" calcext:value-type="float">
            <text:p>12.689867</text:p>
          </table:table-cell>
          <table:table-cell table:style-name="ce3" office:value-type="float" office:value="1.363166" calcext:value-type="float">
            <text:p>1.363166</text:p>
          </table:table-cell>
          <table:table-cell table:formula="of:=[.E12]" office:value-type="string" office:string-value="COIN_CHANGE(10,110)" calcext:value-type="string">
            <text:p>COIN_CHANGE(10,110)</text:p>
          </table:table-cell>
          <table:table-cell table:formula="of:=[.E19]/[.G19]" office:value-type="float" office:value="4.90674524722633" calcext:value-type="float">
            <text:p>4.9067452472</text:p>
          </table:table-cell>
          <table:table-cell table:formula="of:=[.F19]/[.G19]" office:value-type="float" office:value="4.65335916197371" calcext:value-type="float">
            <text:p>4.653359162</text:p>
          </table:table-cell>
          <table:table-cell table:formula="of:=[.E19]/[.F19]" office:value-type="float" office:value="1.05445229487619" calcext:value-type="float">
            <text:p>1.0544522949</text:p>
          </table:table-cell>
        </table:table-row>
        <table:table-row table:style-name="ro1">
          <table:table-cell table:style-name="ce3"/>
          <table:table-cell office:value-type="float" office:value="1.474618" calcext:value-type="float">
            <text:p>1.474618</text:p>
          </table:table-cell>
          <table:table-cell office:value-type="float" office:value="1.475011" calcext:value-type="float">
            <text:p>1.475011</text:p>
          </table:table-cell>
          <table:table-cell office:value-type="float" office:value="0.436656" calcext:value-type="float">
            <text:p>0.436656</text:p>
          </table:table-cell>
          <table:table-cell office:value-type="float" office:value="3.149433" calcext:value-type="float">
            <text:p>3.149433</text:p>
          </table:table-cell>
          <table:table-cell office:value-type="float" office:value="3.075553" calcext:value-type="float">
            <text:p>3.075553</text:p>
          </table:table-cell>
          <table:table-cell office:value-type="float" office:value="0.667792" calcext:value-type="float">
            <text:p>0.667792</text:p>
          </table:table-cell>
          <table:table-cell office:value-type="float" office:value="6.892519" calcext:value-type="float">
            <text:p>6.892519</text:p>
          </table:table-cell>
          <table:table-cell office:value-type="float" office:value="6.237173" calcext:value-type="float">
            <text:p>6.237173</text:p>
          </table:table-cell>
          <table:table-cell table:style-name="ce3" office:value-type="float" office:value="0.936729" calcext:value-type="float">
            <text:p>0.936729</text:p>
          </table:table-cell>
          <table:table-cell office:value-type="float" office:value="12.563395" calcext:value-type="float">
            <text:p>12.563395</text:p>
          </table:table-cell>
          <table:table-cell table:style-name="ce3" office:value-type="float" office:value="12.300422" calcext:value-type="float">
            <text:p>12.300422</text:p>
          </table:table-cell>
          <table:table-cell table:style-name="ce3" office:value-type="float" office:value="1.443467" calcext:value-type="float">
            <text:p>1.443467</text:p>
          </table:table-cell>
          <table:table-cell table:formula="of:=[.H12]" office:value-type="string" office:string-value="COIN_CHANGE(10,120)" calcext:value-type="string">
            <text:p>COIN_CHANGE(10,120)</text:p>
          </table:table-cell>
          <table:table-cell table:formula="of:=[.H19]/[.J19]" office:value-type="float" office:value="7.2260027910622" calcext:value-type="float">
            <text:p>7.2260027911</text:p>
          </table:table-cell>
          <table:table-cell table:formula="of:=[.I19]/[.J19]" office:value-type="float" office:value="6.79861600045272" calcext:value-type="float">
            <text:p>6.7986160005</text:p>
          </table:table-cell>
          <table:table-cell table:formula="of:=[.H19]/[.I19]" office:value-type="float" office:value="1.06286379324572" calcext:value-type="float">
            <text:p>1.0628637932</text:p>
          </table:table-cell>
        </table:table-row>
        <table:table-row table:style-name="ro1">
          <table:table-cell table:style-name="ce3"/>
          <table:table-cell office:value-type="float" office:value="1.464613" calcext:value-type="float">
            <text:p>1.464613</text:p>
          </table:table-cell>
          <table:table-cell office:value-type="float" office:value="1.442617" calcext:value-type="float">
            <text:p>1.442617</text:p>
          </table:table-cell>
          <table:table-cell office:value-type="float" office:value="0.416816" calcext:value-type="float">
            <text:p>0.416816</text:p>
          </table:table-cell>
          <table:table-cell office:value-type="float" office:value="3.218172" calcext:value-type="float">
            <text:p>3.218172</text:p>
          </table:table-cell>
          <table:table-cell office:value-type="float" office:value="3.048667" calcext:value-type="float">
            <text:p>3.048667</text:p>
          </table:table-cell>
          <table:table-cell office:value-type="float" office:value="0.652778" calcext:value-type="float">
            <text:p>0.652778</text:p>
          </table:table-cell>
          <table:table-cell office:value-type="float" office:value="6.730863" calcext:value-type="float">
            <text:p>6.730863</text:p>
          </table:table-cell>
          <table:table-cell office:value-type="float" office:value="6.515559" calcext:value-type="float">
            <text:p>6.515559</text:p>
          </table:table-cell>
          <table:table-cell table:style-name="ce3" office:value-type="float" office:value="0.85434" calcext:value-type="float">
            <text:p>0.85434</text:p>
          </table:table-cell>
          <table:table-cell office:value-type="float" office:value="12.781887" calcext:value-type="float">
            <text:p>12.781887</text:p>
          </table:table-cell>
          <table:table-cell table:style-name="ce3" office:value-type="float" office:value="12.318702" calcext:value-type="float">
            <text:p>12.318702</text:p>
          </table:table-cell>
          <table:table-cell table:style-name="ce3" office:value-type="float" office:value="1.505503" calcext:value-type="float">
            <text:p>1.505503</text:p>
          </table:table-cell>
          <table:table-cell table:formula="of:=[.K12]" office:value-type="string" office:string-value="COIN_CHANGE(10,130)" calcext:value-type="string">
            <text:p>COIN_CHANGE(10,130)</text:p>
          </table:table-cell>
          <table:table-cell table:formula="of:=[.K19]/[.M19]" office:value-type="float" office:value="9.17190665150099" calcext:value-type="float">
            <text:p>9.1719066515</text:p>
          </table:table-cell>
          <table:table-cell table:formula="of:=[.L19]/[.M19]" office:value-type="float" office:value="8.73360827005443" calcext:value-type="float">
            <text:p>8.7336082701</text:p>
          </table:table-cell>
          <table:table-cell table:formula="of:=[.K19]/[.L19]" office:value-type="float" office:value="1.05018525767287" calcext:value-type="float">
            <text:p>1.0501852577</text:p>
          </table:table-cell>
        </table:table-row>
        <table:table-row table:style-name="ro1">
          <table:table-cell table:style-name="ce3"/>
          <table:table-cell office:value-type="float" office:value="1.534144" calcext:value-type="float">
            <text:p>1.534144</text:p>
          </table:table-cell>
          <table:table-cell office:value-type="float" office:value="1.453025" calcext:value-type="float">
            <text:p>1.453025</text:p>
          </table:table-cell>
          <table:table-cell office:value-type="float" office:value="0.407986" calcext:value-type="float">
            <text:p>0.407986</text:p>
          </table:table-cell>
          <table:table-cell office:value-type="float" office:value="3.387488" calcext:value-type="float">
            <text:p>3.387488</text:p>
          </table:table-cell>
          <table:table-cell table:style-name="ce10" office:value-type="float" office:value="3.108729" calcext:value-type="float">
            <text:p>3.108729</text:p>
          </table:table-cell>
          <table:table-cell table:style-name="ce10" office:value-type="float" office:value="0.660605" calcext:value-type="float">
            <text:p>0.660605</text:p>
          </table:table-cell>
          <table:table-cell office:value-type="float" office:value="6.610751" calcext:value-type="float">
            <text:p>6.610751</text:p>
          </table:table-cell>
          <table:table-cell table:style-name="ce10" office:value-type="float" office:value="6.525855" calcext:value-type="float">
            <text:p>6.525855</text:p>
          </table:table-cell>
          <table:table-cell table:style-name="ce10" office:value-type="float" office:value="0.930753" calcext:value-type="float">
            <text:p>0.930753</text:p>
          </table:table-cell>
          <table:table-cell office:value-type="float" office:value="12.823824" calcext:value-type="float">
            <text:p>12.823824</text:p>
          </table:table-cell>
          <table:table-cell table:style-name="ce3" office:value-type="float" office:value="12.247888" calcext:value-type="float">
            <text:p>12.247888</text:p>
          </table:table-cell>
          <table:table-cell table:style-name="ce10" office:value-type="float" office:value="1.396612" calcext:value-type="float">
            <text:p>1.396612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.448506" calcext:value-type="float">
            <text:p>1.448506</text:p>
          </table:table-cell>
          <table:table-cell office:value-type="float" office:value="1.441882" calcext:value-type="float">
            <text:p>1.441882</text:p>
          </table:table-cell>
          <table:table-cell table:style-name="ce10" office:value-type="float" office:value="0.459194" calcext:value-type="float">
            <text:p>0.459194</text:p>
          </table:table-cell>
          <table:table-cell office:value-type="float" office:value="3.172089" calcext:value-type="float">
            <text:p>3.172089</text:p>
          </table:table-cell>
          <table:table-cell table:style-name="ce10" office:value-type="float" office:value="3.063588" calcext:value-type="float">
            <text:p>3.063588</text:p>
          </table:table-cell>
          <table:table-cell table:style-name="ce10" office:value-type="float" office:value="0.667339" calcext:value-type="float">
            <text:p>0.667339</text:p>
          </table:table-cell>
          <table:table-cell office:value-type="float" office:value="6.911016" calcext:value-type="float">
            <text:p>6.911016</text:p>
          </table:table-cell>
          <table:table-cell table:style-name="ce10" office:value-type="float" office:value="6.314048" calcext:value-type="float">
            <text:p>6.314048</text:p>
          </table:table-cell>
          <table:table-cell table:style-name="ce10" office:value-type="float" office:value="1.020742" calcext:value-type="float">
            <text:p>1.020742</text:p>
          </table:table-cell>
          <table:table-cell office:value-type="float" office:value="13.736839" calcext:value-type="float">
            <text:p>13.736839</text:p>
          </table:table-cell>
          <table:table-cell table:style-name="ce3" office:value-type="float" office:value="12.34636" calcext:value-type="float">
            <text:p>12.34636</text:p>
          </table:table-cell>
          <table:table-cell table:style-name="ce10" office:value-type="float" office:value="1.379186" calcext:value-type="float">
            <text:p>1.379186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8" table:formula="of:=AVERAGE([.B14:.B18])" office:value-type="float" office:value="1.4816304" calcext:value-type="float">
            <text:p>1.4816304</text:p>
          </table:table-cell>
          <table:table-cell table:style-name="ce11" table:formula="of:=AVERAGE([.C14:.C18])" office:value-type="float" office:value="1.4493172" calcext:value-type="float">
            <text:p>1.4493172</text:p>
          </table:table-cell>
          <table:table-cell table:style-name="ce11" table:formula="of:=AVERAGE([.D14:.D18])" office:value-type="float" office:value="0.423504" calcext:value-type="float">
            <text:p>0.423504</text:p>
          </table:table-cell>
          <table:table-cell table:style-name="ce11" table:formula="of:=AVERAGE([.E14:.E18])" office:value-type="float" office:value="3.2513252" calcext:value-type="float">
            <text:p>3.2513252</text:p>
          </table:table-cell>
          <table:table-cell table:style-name="ce11" table:formula="of:=AVERAGE([.F14:.F18])" office:value-type="float" office:value="3.0834256" calcext:value-type="float">
            <text:p>3.0834256</text:p>
          </table:table-cell>
          <table:table-cell table:style-name="ce11" table:formula="of:=AVERAGE([.G14:.G18])" office:value-type="float" office:value="0.6626236" calcext:value-type="float">
            <text:p>0.6626236</text:p>
          </table:table-cell>
          <table:table-cell table:style-name="ce11" table:formula="of:=AVERAGE([.H14:.H18])" office:value-type="float" office:value="6.7675924" calcext:value-type="float">
            <text:p>6.7675924</text:p>
          </table:table-cell>
          <table:table-cell table:style-name="ce11" table:formula="of:=AVERAGE([.I14:.I18])" office:value-type="float" office:value="6.3673186" calcext:value-type="float">
            <text:p>6.3673186</text:p>
          </table:table-cell>
          <table:table-cell table:style-name="ce11" table:formula="of:=AVERAGE([.J14:.J18])" office:value-type="float" office:value="0.936561" calcext:value-type="float">
            <text:p>0.936561</text:p>
          </table:table-cell>
          <table:table-cell table:style-name="ce11" table:formula="of:=AVERAGE([.K14:.K18])" office:value-type="float" office:value="13.0019738" calcext:value-type="float">
            <text:p>13.0019738</text:p>
          </table:table-cell>
          <table:table-cell table:style-name="ce11" table:formula="of:=AVERAGE([.L14:.L18])" office:value-type="float" office:value="12.3806478" calcext:value-type="float">
            <text:p>12.3806478</text:p>
          </table:table-cell>
          <table:table-cell table:style-name="ce11" table:formula="of:=AVERAGE([.M14:.M18])" office:value-type="float" office:value="1.4175868" calcext:value-type="float">
            <text:p>1.4175868</text:p>
          </table:table-cell>
          <table:table-cell table:style-name="ce21"/>
          <table:table-cell table:style-name="ce22" table:number-columns-repeated="2"/>
          <table:table-cell table:style-name="ce24"/>
        </table:table-row>
        <table:table-row table:style-name="ro1">
          <table:table-cell table:style-name="ce1"/>
          <table:table-cell table:style-name="ce4" office:value-type="string" calcext:value-type="string">
            <text:p>WITH MANUAL FINAL</text:p>
          </table:table-cell>
          <table:table-cell table:style-name="ce9" table:number-columns-repeated="5"/>
          <table:table-cell table:style-name="ce12"/>
          <table:table-cell table:style-name="ce9"/>
          <table:table-cell table:style-name="ce19" table:number-columns-repeated="7"/>
          <table:table-cell table:style-name="ce23"/>
        </table:table-row>
        <table:table-row table:style-name="ro1">
          <table:table-cell/>
          <table:table-cell table:style-name="ce5" office:value-type="string" calcext:value-type="string">
            <text:p>COIN_CHANGE(10,100)</text:p>
          </table:table-cell>
          <table:table-cell table:style-name="ce2"/>
          <table:table-cell office:value-type="string" calcext:value-type="string">
            <text:p>Final = 2,4</text:p>
          </table:table-cell>
          <table:table-cell table:style-name="ce2" office:value-type="string" calcext:value-type="string">
            <text:p>COIN_CHANGE(10,110)</text:p>
          </table:table-cell>
          <table:table-cell/>
          <table:table-cell office:value-type="string" calcext:value-type="string">
            <text:p>Final = 2,4</text:p>
          </table:table-cell>
          <table:table-cell table:style-name="ce2" office:value-type="string" calcext:value-type="string">
            <text:p>COIN_CHANGE(10,120)</text:p>
          </table:table-cell>
          <table:table-cell/>
          <table:table-cell table:style-name="ce3" office:value-type="string" calcext:value-type="string">
            <text:p>Final = 2,4</text:p>
          </table:table-cell>
          <table:table-cell table:style-name="ce2" office:value-type="string" calcext:value-type="string">
            <text:p>COIN_CHANGE(10,130)</text:p>
          </table:table-cell>
          <table:table-cell table:style-name="ce3"/>
          <table:table-cell table:style-name="ce2"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MEMO-SER</text:p>
          </table:table-cell>
          <table:table-cell table:style-name="ce2" office:value-type="string" calcext:value-type="string">
            <text:p>MEMO-OMP</text:p>
          </table:table-cell>
          <table:table-cell table:style-name="ce14" office:value-type="string" calcext:value-type="string">
            <text:p>OMP-SER</text:p>
          </table:table-cell>
        </table:table-row>
        <table:table-row table:style-name="ro1">
          <table:table-cell/>
          <table:table-cell table:style-name="ce5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formula="of:=[.B21]" office:value-type="string" office:string-value="COIN_CHANGE(10,100)" calcext:value-type="string">
            <text:p>COIN_CHANGE(10,100)</text:p>
          </table:table-cell>
          <table:table-cell table:formula="of:=[.B28]/[.D28]" office:value-type="float" office:value="8.78414428087816" calcext:value-type="float">
            <text:p>8.7841442809</text:p>
          </table:table-cell>
          <table:table-cell table:formula="of:=[.C28]/[.D28]" office:value-type="float" office:value="2.21817146990295" calcext:value-type="float">
            <text:p>2.2181714699</text:p>
          </table:table-cell>
          <table:table-cell table:formula="of:=[.B28]/[.C28]" office:value-type="float" office:value="3.96008351927026" calcext:value-type="float">
            <text:p>3.9600835193</text:p>
          </table:table-cell>
        </table:table-row>
        <table:table-row table:style-name="ro1">
          <table:table-cell/>
          <table:table-cell office:value-type="float" office:value="1.486271" calcext:value-type="float">
            <text:p>1.486271</text:p>
          </table:table-cell>
          <table:table-cell office:value-type="float" office:value="0.370733" calcext:value-type="float">
            <text:p>0.370733</text:p>
          </table:table-cell>
          <table:table-cell office:value-type="float" office:value="0.166906" calcext:value-type="float">
            <text:p>0.166906</text:p>
          </table:table-cell>
          <table:table-cell office:value-type="float" office:value="3.329444" calcext:value-type="float">
            <text:p>3.329444</text:p>
          </table:table-cell>
          <table:table-cell office:value-type="float" office:value="0.796583" calcext:value-type="float">
            <text:p>0.796583</text:p>
          </table:table-cell>
          <table:table-cell office:value-type="float" office:value="0.256799" calcext:value-type="float">
            <text:p>0.256799</text:p>
          </table:table-cell>
          <table:table-cell office:value-type="float" office:value="6.692813" calcext:value-type="float">
            <text:p>6.692813</text:p>
          </table:table-cell>
          <table:table-cell office:value-type="float" office:value="1.609651" calcext:value-type="float">
            <text:p>1.609651</text:p>
          </table:table-cell>
          <table:table-cell table:style-name="ce3" office:value-type="float" office:value="0.401785" calcext:value-type="float">
            <text:p>0.401785</text:p>
          </table:table-cell>
          <table:table-cell office:value-type="float" office:value="13.103924" calcext:value-type="float">
            <text:p>13.103924</text:p>
          </table:table-cell>
          <table:table-cell table:style-name="ce3" office:value-type="float" office:value="3.134899" calcext:value-type="float">
            <text:p>3.134899</text:p>
          </table:table-cell>
          <table:table-cell table:style-name="ce3" office:value-type="float" office:value="0.60013" calcext:value-type="float">
            <text:p>0.60013</text:p>
          </table:table-cell>
          <table:table-cell table:formula="of:=[.E21]" office:value-type="string" office:string-value="COIN_CHANGE(10,110)" calcext:value-type="string">
            <text:p>COIN_CHANGE(10,110)</text:p>
          </table:table-cell>
          <table:table-cell table:formula="of:=[.E28]/[.G28]" office:value-type="float" office:value="12.2507062950501" calcext:value-type="float">
            <text:p>12.2507062951</text:p>
          </table:table-cell>
          <table:table-cell table:formula="of:=[.F28]/[.G28]" office:value-type="float" office:value="3.00524568668307" calcext:value-type="float">
            <text:p>3.0052456867</text:p>
          </table:table-cell>
          <table:table-cell table:formula="of:=[.E28]/[.F28]" office:value-type="float" office:value="4.07644085451508" calcext:value-type="float">
            <text:p>4.0764408545</text:p>
          </table:table-cell>
        </table:table-row>
        <table:table-row table:style-name="ro1">
          <table:table-cell/>
          <table:table-cell office:value-type="float" office:value="1.474618" calcext:value-type="float">
            <text:p>1.474618</text:p>
          </table:table-cell>
          <table:table-cell office:value-type="float" office:value="0.368045" calcext:value-type="float">
            <text:p>0.368045</text:p>
          </table:table-cell>
          <table:table-cell office:value-type="float" office:value="0.1668" calcext:value-type="float">
            <text:p>0.1668</text:p>
          </table:table-cell>
          <table:table-cell office:value-type="float" office:value="3.149433" calcext:value-type="float">
            <text:p>3.149433</text:p>
          </table:table-cell>
          <table:table-cell office:value-type="float" office:value="0.799159" calcext:value-type="float">
            <text:p>0.799159</text:p>
          </table:table-cell>
          <table:table-cell office:value-type="float" office:value="0.271994" calcext:value-type="float">
            <text:p>0.271994</text:p>
          </table:table-cell>
          <table:table-cell office:value-type="float" office:value="6.892519" calcext:value-type="float">
            <text:p>6.892519</text:p>
          </table:table-cell>
          <table:table-cell office:value-type="float" office:value="1.618709" calcext:value-type="float">
            <text:p>1.618709</text:p>
          </table:table-cell>
          <table:table-cell table:style-name="ce3" office:value-type="float" office:value="0.38441" calcext:value-type="float">
            <text:p>0.38441</text:p>
          </table:table-cell>
          <table:table-cell office:value-type="float" office:value="12.563395" calcext:value-type="float">
            <text:p>12.563395</text:p>
          </table:table-cell>
          <table:table-cell table:style-name="ce3" office:value-type="float" office:value="3.122024" calcext:value-type="float">
            <text:p>3.122024</text:p>
          </table:table-cell>
          <table:table-cell table:style-name="ce3" office:value-type="float" office:value="0.612467" calcext:value-type="float">
            <text:p>0.612467</text:p>
          </table:table-cell>
          <table:table-cell table:formula="of:=[.H21]" office:value-type="string" office:string-value="COIN_CHANGE(10,120)" calcext:value-type="string">
            <text:p>COIN_CHANGE(10,120)</text:p>
          </table:table-cell>
          <table:table-cell table:formula="of:=[.H28]/[.J28]" office:value-type="float" office:value="17.1507737066453" calcext:value-type="float">
            <text:p>17.1507737066</text:p>
          </table:table-cell>
          <table:table-cell table:formula="of:=[.I28]/[.J28]" office:value-type="float" office:value="4.11052524873668" calcext:value-type="float">
            <text:p>4.1105252487</text:p>
          </table:table-cell>
          <table:table-cell table:formula="of:=[.H28]/[.I28]" office:value-type="float" office:value="4.17240441763894" calcext:value-type="float">
            <text:p>4.1724044176</text:p>
          </table:table-cell>
        </table:table-row>
        <table:table-row table:style-name="ro1">
          <table:table-cell/>
          <table:table-cell office:value-type="float" office:value="1.464613" calcext:value-type="float">
            <text:p>1.464613</text:p>
          </table:table-cell>
          <table:table-cell office:value-type="float" office:value="0.373046" calcext:value-type="float">
            <text:p>0.373046</text:p>
          </table:table-cell>
          <table:table-cell office:value-type="float" office:value="0.166676" calcext:value-type="float">
            <text:p>0.166676</text:p>
          </table:table-cell>
          <table:table-cell office:value-type="float" office:value="3.218172" calcext:value-type="float">
            <text:p>3.218172</text:p>
          </table:table-cell>
          <table:table-cell table:style-name="ce10" office:value-type="float" office:value="0.798358" calcext:value-type="float">
            <text:p>0.798358</text:p>
          </table:table-cell>
          <table:table-cell office:value-type="float" office:value="0.253855" calcext:value-type="float">
            <text:p>0.253855</text:p>
          </table:table-cell>
          <table:table-cell office:value-type="float" office:value="6.730863" calcext:value-type="float">
            <text:p>6.730863</text:p>
          </table:table-cell>
          <table:table-cell office:value-type="float" office:value="1.628277" calcext:value-type="float">
            <text:p>1.628277</text:p>
          </table:table-cell>
          <table:table-cell table:style-name="ce3" office:value-type="float" office:value="0.40262" calcext:value-type="float">
            <text:p>0.40262</text:p>
          </table:table-cell>
          <table:table-cell office:value-type="float" office:value="12.781887" calcext:value-type="float">
            <text:p>12.781887</text:p>
          </table:table-cell>
          <table:table-cell table:style-name="ce3" office:value-type="float" office:value="3.136209" calcext:value-type="float">
            <text:p>3.136209</text:p>
          </table:table-cell>
          <table:table-cell table:style-name="ce3" office:value-type="float" office:value="0.610324" calcext:value-type="float">
            <text:p>0.610324</text:p>
          </table:table-cell>
          <table:table-cell table:formula="of:=[.K21]" office:value-type="string" office:string-value="COIN_CHANGE(10,130)" calcext:value-type="string">
            <text:p>COIN_CHANGE(10,130)</text:p>
          </table:table-cell>
          <table:table-cell table:formula="of:=[.K28]/[.M28]" office:value-type="float" office:value="21.4029897083709" calcext:value-type="float">
            <text:p>21.4029897084</text:p>
          </table:table-cell>
          <table:table-cell table:formula="of:=[.L28]/[.M28]" office:value-type="float" office:value="5.1568670121353" calcext:value-type="float">
            <text:p>5.1568670121</text:p>
          </table:table-cell>
          <table:table-cell table:formula="of:=[.K28]/[.L28]" office:value-type="float" office:value="4.15038620503588" calcext:value-type="float">
            <text:p>4.150386205</text:p>
          </table:table-cell>
        </table:table-row>
        <table:table-row table:style-name="ro1">
          <table:table-cell table:style-name="ce1"/>
          <table:table-cell office:value-type="float" office:value="1.534144" calcext:value-type="float">
            <text:p>1.534144</text:p>
          </table:table-cell>
          <table:table-cell office:value-type="float" office:value="0.376858" calcext:value-type="float">
            <text:p>0.376858</text:p>
          </table:table-cell>
          <table:table-cell office:value-type="float" office:value="0.176672" calcext:value-type="float">
            <text:p>0.176672</text:p>
          </table:table-cell>
          <table:table-cell office:value-type="float" office:value="3.387488" calcext:value-type="float">
            <text:p>3.387488</text:p>
          </table:table-cell>
          <table:table-cell table:style-name="ce10" office:value-type="float" office:value="0.795898" calcext:value-type="float">
            <text:p>0.795898</text:p>
          </table:table-cell>
          <table:table-cell table:style-name="ce10" office:value-type="float" office:value="0.265515" calcext:value-type="float">
            <text:p>0.265515</text:p>
          </table:table-cell>
          <table:table-cell office:value-type="float" office:value="6.610751" calcext:value-type="float">
            <text:p>6.610751</text:p>
          </table:table-cell>
          <table:table-cell table:style-name="ce10" office:value-type="float" office:value="1.629468" calcext:value-type="float">
            <text:p>1.629468</text:p>
          </table:table-cell>
          <table:table-cell table:style-name="ce10" office:value-type="float" office:value="0.399774" calcext:value-type="float">
            <text:p>0.399774</text:p>
          </table:table-cell>
          <table:table-cell office:value-type="float" office:value="12.823824" calcext:value-type="float">
            <text:p>12.823824</text:p>
          </table:table-cell>
          <table:table-cell table:style-name="ce10" office:value-type="float" office:value="3.140025" calcext:value-type="float">
            <text:p>3.140025</text:p>
          </table:table-cell>
          <table:table-cell table:style-name="ce10" office:value-type="float" office:value="0.611798" calcext:value-type="float">
            <text:p>0.6117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48506" calcext:value-type="float">
            <text:p>1.448506</text:p>
          </table:table-cell>
          <table:table-cell office:value-type="float" office:value="0.382024" calcext:value-type="float">
            <text:p>0.382024</text:p>
          </table:table-cell>
          <table:table-cell table:style-name="ce10" office:value-type="float" office:value="0.166301" calcext:value-type="float">
            <text:p>0.166301</text:p>
          </table:table-cell>
          <table:table-cell office:value-type="float" office:value="3.172089" calcext:value-type="float">
            <text:p>3.172089</text:p>
          </table:table-cell>
          <table:table-cell table:style-name="ce10" office:value-type="float" office:value="0.797948" calcext:value-type="float">
            <text:p>0.797948</text:p>
          </table:table-cell>
          <table:table-cell table:style-name="ce10" office:value-type="float" office:value="0.278832" calcext:value-type="float">
            <text:p>0.278832</text:p>
          </table:table-cell>
          <table:table-cell office:value-type="float" office:value="6.911016" calcext:value-type="float">
            <text:p>6.911016</text:p>
          </table:table-cell>
          <table:table-cell table:style-name="ce10" office:value-type="float" office:value="1.623838" calcext:value-type="float">
            <text:p>1.623838</text:p>
          </table:table-cell>
          <table:table-cell table:style-name="ce10" office:value-type="float" office:value="0.384381" calcext:value-type="float">
            <text:p>0.384381</text:p>
          </table:table-cell>
          <table:table-cell office:value-type="float" office:value="13.736839" calcext:value-type="float">
            <text:p>13.736839</text:p>
          </table:table-cell>
          <table:table-cell table:style-name="ce10" office:value-type="float" office:value="3.130414" calcext:value-type="float">
            <text:p>3.130414</text:p>
          </table:table-cell>
          <table:table-cell table:style-name="ce10" office:value-type="float" office:value="0.602701" calcext:value-type="float">
            <text:p>0.602701</text:p>
          </table:table-cell>
          <table:table-cell table:number-columns-repeated="4"/>
        </table:table-row>
        <table:table-row table:style-name="ro1">
          <table:table-cell/>
          <table:table-cell table:style-name="ce8" table:formula="of:=AVERAGE([.B23:.B27])" office:value-type="float" office:value="1.4816304" calcext:value-type="float">
            <text:p>1.4816304</text:p>
          </table:table-cell>
          <table:table-cell table:style-name="ce11" table:formula="of:=AVERAGE([.C23:.C27])" office:value-type="float" office:value="0.3741412" calcext:value-type="float">
            <text:p>0.3741412</text:p>
          </table:table-cell>
          <table:table-cell table:style-name="ce11" table:formula="of:=AVERAGE([.D23:.D27])" office:value-type="float" office:value="0.168671" calcext:value-type="float">
            <text:p>0.168671</text:p>
          </table:table-cell>
          <table:table-cell table:style-name="ce11" table:formula="of:=AVERAGE([.E23:.E27])" office:value-type="float" office:value="3.2513252" calcext:value-type="float">
            <text:p>3.2513252</text:p>
          </table:table-cell>
          <table:table-cell table:style-name="ce11" table:formula="of:=AVERAGE([.F23:.F27])" office:value-type="float" office:value="0.7975892" calcext:value-type="float">
            <text:p>0.7975892</text:p>
          </table:table-cell>
          <table:table-cell table:style-name="ce11" table:formula="of:=AVERAGE([.G23:.G27])" office:value-type="float" office:value="0.265399" calcext:value-type="float">
            <text:p>0.265399</text:p>
          </table:table-cell>
          <table:table-cell table:style-name="ce11" table:formula="of:=AVERAGE([.H23:.H27])" office:value-type="float" office:value="6.7675924" calcext:value-type="float">
            <text:p>6.7675924</text:p>
          </table:table-cell>
          <table:table-cell table:style-name="ce11" table:formula="of:=AVERAGE([.I23:.I27])" office:value-type="float" office:value="1.6219886" calcext:value-type="float">
            <text:p>1.6219886</text:p>
          </table:table-cell>
          <table:table-cell table:style-name="ce11" table:formula="of:=AVERAGE([.J23:.J27])" office:value-type="float" office:value="0.394594" calcext:value-type="float">
            <text:p>0.394594</text:p>
          </table:table-cell>
          <table:table-cell table:style-name="ce11" table:formula="of:=AVERAGE([.K23:.K27])" office:value-type="float" office:value="13.0019738" calcext:value-type="float">
            <text:p>13.0019738</text:p>
          </table:table-cell>
          <table:table-cell table:style-name="ce11" table:formula="of:=AVERAGE([.L23:.L27])" office:value-type="float" office:value="3.1327142" calcext:value-type="float">
            <text:p>3.1327142</text:p>
          </table:table-cell>
          <table:table-cell table:style-name="ce11" table:formula="of:=AVERAGE([.M23:.M27])" office:value-type="float" office:value="0.607484" calcext:value-type="float">
            <text:p>0.607484</text:p>
          </table:table-cell>
          <table:table-cell table:style-name="ce21"/>
          <table:table-cell table:style-name="ce22" table:number-columns-repeated="2"/>
          <table:table-cell table:style-name="ce24"/>
        </table:table-row>
        <table:table-row table:style-name="ro1">
          <table:table-cell/>
          <table:table-cell table:style-name="ce1" table:number-columns-repeated="2"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Default" table:number-columns-repeated="4"/>
        </table:table-row>
      </table:table>
      <table:table table:name="FIB" table:style-name="ta1">
        <table:shapes>
          <draw:frame draw:z-index="0" draw:style-name="gr1" draw:text-style-name="P1" svg:width="4.9783in" svg:height="2.552in" svg:x="0in" svg:y="5.1476in">
            <draw:object draw:notify-on-update-of-ranges="FIB.H4:FIB.H6 FIB.I3:FIB.I3 FIB.I4:FIB.I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5.6969in" svg:height="3.1689in" svg:x="4.9535in" svg:y="5.1476in">
            <draw:object draw:notify-on-update-of-ranges="FIB.N13:FIB.N16 FIB.O12:FIB.O12 FIB.O13:FIB.O16 FIB.Q12:FIB.Q12 FIB.Q13:FIB.Q1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5.9311in" svg:height="3.1555in" svg:x="10.6516in" svg:y="5.1587in">
            <draw:object draw:notify-on-update-of-ranges="FIB.N22:FIB.N25 FIB.O21:FIB.O21 FIB.O22:FIB.O25 FIB.Q21:FIB.Q21 FIB.Q22:FIB.Q25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6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8" table:default-cell-style-name="ce3"/>
        <table:table-column table:style-name="co11" table:default-cell-style-name="ce3"/>
        <table:table-column table:style-name="co2" table:default-cell-style-name="ce3"/>
        <table:table-column table:style-name="co6" table:default-cell-style-name="Default"/>
        <table:table-column table:style-name="co7" table:default-cell-style-name="ce3"/>
        <table:table-column table:style-name="co2" table:number-columns-repeated="2" table:default-cell-style-name="Default"/>
        <table:table-column table:style-name="co12" table:default-cell-style-name="ce20"/>
        <table:table-column table:style-name="co2" table:number-columns-repeated="2" table:default-cell-style-name="ce3"/>
        <table:table-column table:style-name="co2" table:default-cell-style-name="ce15"/>
        <table:table-row table:style-name="ro1">
          <table:table-cell/>
          <table:table-cell table:style-name="Default" table:number-columns-repeated="8"/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WITHOUT FINAL</text:p>
          </table:table-cell>
          <table:table-cell table:style-name="ce9" table:number-columns-repeated="5"/>
          <table:table-cell table:style-name="ce12"/>
          <table:table-cell table:style-name="ce13"/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5" office:value-type="string" calcext:value-type="string">
            <text:p>FIB(25)</text:p>
          </table:table-cell>
          <table:table-cell table:style-name="ce2"/>
          <table:table-cell table:style-name="ce2" office:value-type="string" calcext:value-type="string">
            <text:p>FIB(26)</text:p>
          </table:table-cell>
          <table:table-cell table:style-name="ce2"/>
          <table:table-cell table:style-name="ce2" office:value-type="string" calcext:value-type="string">
            <text:p>FIB(27)</text:p>
          </table:table-cell>
          <table:table-cell table:style-name="ce2" table:number-columns-repeated="2"/>
          <table:table-cell table:style-name="ce14" office:value-type="string" calcext:value-type="string">
            <text:p>SPEEDUP</text:p>
          </table:table-cell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5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table:formula="of:=[.B3]" office:value-type="string" office:string-value="FIB(25)" calcext:value-type="string">
            <text:p>FIB(25)</text:p>
          </table:table-cell>
          <table:table-cell table:style-name="ce16" table:formula="of:=[.B10]/[.C10]" office:value-type="float" office:value="5.03062179610056" calcext:value-type="float">
            <text:p>5.0306217961</text:p>
          </table:table-cell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1.769868" calcext:value-type="float">
            <text:p>1.769868</text:p>
          </table:table-cell>
          <table:table-cell office:value-type="float" office:value="0.399446" calcext:value-type="float">
            <text:p>0.399446</text:p>
          </table:table-cell>
          <table:table-cell office:value-type="float" office:value="2.970626" calcext:value-type="float">
            <text:p>2.970626</text:p>
          </table:table-cell>
          <table:table-cell office:value-type="float" office:value="0.37558" calcext:value-type="float">
            <text:p>0.37558</text:p>
          </table:table-cell>
          <table:table-cell office:value-type="float" office:value="4.903254" calcext:value-type="float">
            <text:p>4.903254</text:p>
          </table:table-cell>
          <table:table-cell office:value-type="float" office:value="0.49993" calcext:value-type="float">
            <text:p>0.49993</text:p>
          </table:table-cell>
          <table:table-cell table:style-name="ce2" table:formula="of:=[.D3]" office:value-type="string" office:string-value="FIB(26)" calcext:value-type="string">
            <text:p>FIB(26)</text:p>
          </table:table-cell>
          <table:table-cell table:style-name="ce15" table:formula="of:=[.D10]/[.E10]" office:value-type="float" office:value="6.34249178205644" calcext:value-type="float">
            <text:p>6.3424917821</text:p>
          </table:table-cell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1.773574" calcext:value-type="float">
            <text:p>1.773574</text:p>
          </table:table-cell>
          <table:table-cell office:value-type="float" office:value="0.234743" calcext:value-type="float">
            <text:p>0.234743</text:p>
          </table:table-cell>
          <table:table-cell office:value-type="float" office:value="2.9263" calcext:value-type="float">
            <text:p>2.9263</text:p>
          </table:table-cell>
          <table:table-cell office:value-type="float" office:value="0.460017" calcext:value-type="float">
            <text:p>0.460017</text:p>
          </table:table-cell>
          <table:table-cell office:value-type="float" office:value="4.801982" calcext:value-type="float">
            <text:p>4.801982</text:p>
          </table:table-cell>
          <table:table-cell office:value-type="float" office:value="0.600958" calcext:value-type="float">
            <text:p>0.600958</text:p>
          </table:table-cell>
          <table:table-cell table:style-name="ce2" table:formula="of:=[.F3]" office:value-type="string" office:string-value="FIB(27)" calcext:value-type="string">
            <text:p>FIB(27)</text:p>
          </table:table-cell>
          <table:table-cell table:style-name="ce15" table:formula="of:=[.F10]/[.G10]" office:value-type="float" office:value="8.47591037595641" calcext:value-type="float">
            <text:p>8.475910376</text:p>
          </table:table-cell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1.798276" calcext:value-type="float">
            <text:p>1.798276</text:p>
          </table:table-cell>
          <table:table-cell office:value-type="float" office:value="0.382456" calcext:value-type="float">
            <text:p>0.382456</text:p>
          </table:table-cell>
          <table:table-cell office:value-type="float" office:value="2.943659" calcext:value-type="float">
            <text:p>2.943659</text:p>
          </table:table-cell>
          <table:table-cell office:value-type="float" office:value="0.521866" calcext:value-type="float">
            <text:p>0.521866</text:p>
          </table:table-cell>
          <table:table-cell office:value-type="float" office:value="4.781788" calcext:value-type="float">
            <text:p>4.781788</text:p>
          </table:table-cell>
          <table:table-cell office:value-type="float" office:value="0.57952" calcext:value-type="float">
            <text:p>0.57952</text:p>
          </table:table-cell>
          <table:table-cell/>
          <table:table-cell table:style-name="ce15"/>
          <table:table-cell table:style-name="ce1" table:number-columns-repeated="2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7" office:value-type="float" office:value="1.824156" calcext:value-type="float">
            <text:p>1.824156</text:p>
          </table:table-cell>
          <table:table-cell table:style-name="ce10" office:value-type="float" office:value="0.398837" calcext:value-type="float">
            <text:p>0.398837</text:p>
          </table:table-cell>
          <table:table-cell table:style-name="ce10" office:value-type="float" office:value="2.914198" calcext:value-type="float">
            <text:p>2.914198</text:p>
          </table:table-cell>
          <table:table-cell table:style-name="ce10" office:value-type="float" office:value="0.563729" calcext:value-type="float">
            <text:p>0.563729</text:p>
          </table:table-cell>
          <table:table-cell table:style-name="ce10" office:value-type="float" office:value="4.820741" calcext:value-type="float">
            <text:p>4.820741</text:p>
          </table:table-cell>
          <table:table-cell table:style-name="ce10" office:value-type="float" office:value="0.659983" calcext:value-type="float">
            <text:p>0.659983</text:p>
          </table:table-cell>
          <table:table-cell table:style-name="ce10"/>
          <table:table-cell table:style-name="ce16"/>
          <table:table-cell table:style-name="ce1" table:number-columns-repeated="2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7" office:value-type="float" office:value="1.80953" calcext:value-type="float">
            <text:p>1.80953</text:p>
          </table:table-cell>
          <table:table-cell table:style-name="ce10" office:value-type="float" office:value="0.368672" calcext:value-type="float">
            <text:p>0.368672</text:p>
          </table:table-cell>
          <table:table-cell table:style-name="ce10" office:value-type="float" office:value="2.982466" calcext:value-type="float">
            <text:p>2.982466</text:p>
          </table:table-cell>
          <table:table-cell table:style-name="ce10" office:value-type="float" office:value="0.402382" calcext:value-type="float">
            <text:p>0.402382</text:p>
          </table:table-cell>
          <table:table-cell table:style-name="ce10" office:value-type="float" office:value="5.015733" calcext:value-type="float">
            <text:p>5.015733</text:p>
          </table:table-cell>
          <table:table-cell table:style-name="ce10" office:value-type="float" office:value="0.52933" calcext:value-type="float">
            <text:p>0.52933</text:p>
          </table:table-cell>
          <table:table-cell table:style-name="ce10"/>
          <table:table-cell table:style-name="ce16"/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"/>
          <table:table-cell table:style-name="ce8" table:formula="of:=AVERAGE([.B5:.B9])" office:value-type="float" office:value="1.7950808" calcext:value-type="float">
            <text:p>1.7950808</text:p>
          </table:table-cell>
          <table:table-cell table:style-name="ce11" table:formula="of:=AVERAGE([.C5:.C9])" office:value-type="float" office:value="0.3568308" calcext:value-type="float">
            <text:p>0.3568308</text:p>
          </table:table-cell>
          <table:table-cell table:style-name="ce11" table:formula="of:=AVERAGE([.D5:.D9])" office:value-type="float" office:value="2.9474498" calcext:value-type="float">
            <text:p>2.9474498</text:p>
          </table:table-cell>
          <table:table-cell table:style-name="ce11" table:formula="of:=AVERAGE([.E5:.E9])" office:value-type="float" office:value="0.4647148" calcext:value-type="float">
            <text:p>0.4647148</text:p>
          </table:table-cell>
          <table:table-cell table:style-name="ce11" table:formula="of:=AVERAGE([.F5:.F9])" office:value-type="float" office:value="4.8646996" calcext:value-type="float">
            <text:p>4.8646996</text:p>
          </table:table-cell>
          <table:table-cell table:style-name="ce11" table:formula="of:=AVERAGE([.G5:.G9])" office:value-type="float" office:value="0.5739442" calcext:value-type="float">
            <text:p>0.5739442</text:p>
          </table:table-cell>
          <table:table-cell table:style-name="ce11"/>
          <table:table-cell table:style-name="ce17"/>
          <table:table-cell table:style-name="ce18" table:number-columns-repeated="3"/>
          <table:table-cell/>
          <table:table-cell table:style-name="Default" table:number-columns-repeated="4"/>
        </table:table-row>
        <table:table-row table:style-name="ro1">
          <table:table-cell table:style-name="ce1"/>
          <table:table-cell table:style-name="ce4" office:value-type="string" calcext:value-type="string">
            <text:p>WITH OMPSS FINAL</text:p>
          </table:table-cell>
          <table:table-cell table:style-name="ce9" table:number-columns-repeated="5"/>
          <table:table-cell table:style-name="ce12"/>
          <table:table-cell table:style-name="ce9"/>
          <table:table-cell table:style-name="ce19" table:number-columns-repeated="7"/>
          <table:table-cell table:style-name="ce23"/>
        </table:table-row>
        <table:table-row table:style-name="ro1">
          <table:table-cell table:style-name="ce2"/>
          <table:table-cell table:style-name="ce5" office:value-type="string" calcext:value-type="string">
            <text:p>FIB(40)</text:p>
          </table:table-cell>
          <table:table-cell table:style-name="ce10" office:value-type="string" calcext:value-type="string">
            <text:p>Final = 10,15</text:p>
          </table:table-cell>
          <table:table-cell/>
          <table:table-cell table:style-name="ce2" office:value-type="string" calcext:value-type="string">
            <text:p>FIB(41)</text:p>
          </table:table-cell>
          <table:table-cell table:style-name="ce10" office:value-type="string" calcext:value-type="string">
            <text:p>Final = 10,15</text:p>
          </table:table-cell>
          <table:table-cell table:style-name="ce10"/>
          <table:table-cell table:style-name="ce2" office:value-type="string" calcext:value-type="string">
            <text:p>FIB(42)</text:p>
          </table:table-cell>
          <table:table-cell table:style-name="ce10" office:value-type="string" calcext:value-type="string">
            <text:p>Final = 15,15</text:p>
          </table:table-cell>
          <table:table-cell table:style-name="ce10"/>
          <table:table-cell table:style-name="ce2" office:value-type="string" calcext:value-type="string">
            <text:p>FIB(43)</text:p>
          </table:table-cell>
          <table:table-cell table:style-name="ce10" office:value-type="string" calcext:value-type="string">
            <text:p>Final = 15,15</text:p>
          </table:table-cell>
          <table:table-cell table:style-name="ce10"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MEMO-SER</text:p>
          </table:table-cell>
          <table:table-cell table:style-name="ce2" office:value-type="string" calcext:value-type="string">
            <text:p>MEMO-OMP</text:p>
          </table:table-cell>
          <table:table-cell table:style-name="ce14" office:value-type="string" calcext:value-type="string">
            <text:p>OMP-SER</text:p>
          </table:table-cell>
        </table:table-row>
        <table:table-row table:style-name="ro1">
          <table:table-cell table:style-name="ce3"/>
          <table:table-cell table:style-name="ce5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formula="of:=[.B12]" office:value-type="string" office:string-value="FIB(40)" calcext:value-type="string">
            <text:p>FIB(40)</text:p>
          </table:table-cell>
          <table:table-cell table:formula="of:=[.B19]/[.D19]" office:value-type="float" office:value="49.6227275958562" calcext:value-type="float">
            <text:p>49.6227275959</text:p>
          </table:table-cell>
          <table:table-cell table:formula="of:=[.C19]/[.D19]" office:value-type="float" office:value="74.8745355021747" calcext:value-type="float">
            <text:p>74.8745355022</text:p>
          </table:table-cell>
          <table:table-cell table:formula="of:=[.B19]/[.C19]" office:value-type="float" office:value="0.662745047605871" calcext:value-type="float">
            <text:p>0.6627450476</text:p>
          </table:table-cell>
        </table:table-row>
        <table:table-row table:style-name="ro1">
          <table:table-cell table:style-name="ce3"/>
          <table:table-cell office:value-type="float" office:value="1.53225" calcext:value-type="float">
            <text:p>1.53225</text:p>
          </table:table-cell>
          <table:table-cell office:value-type="float" office:value="2.309943" calcext:value-type="float">
            <text:p>2.309943</text:p>
          </table:table-cell>
          <table:table-cell office:value-type="float" office:value="0.030315" calcext:value-type="float">
            <text:p>0.030315</text:p>
          </table:table-cell>
          <table:table-cell office:value-type="float" office:value="2.548312" calcext:value-type="float">
            <text:p>2.548312</text:p>
          </table:table-cell>
          <table:table-cell office:value-type="float" office:value="3.733431" calcext:value-type="float">
            <text:p>3.733431</text:p>
          </table:table-cell>
          <table:table-cell office:value-type="float" office:value="0.039181" calcext:value-type="float">
            <text:p>0.039181</text:p>
          </table:table-cell>
          <table:table-cell office:value-type="float" office:value="4.268978" calcext:value-type="float">
            <text:p>4.268978</text:p>
          </table:table-cell>
          <table:table-cell office:value-type="float" office:value="6.038171" calcext:value-type="float">
            <text:p>6.038171</text:p>
          </table:table-cell>
          <table:table-cell table:style-name="ce3" office:value-type="float" office:value="0.041417" calcext:value-type="float">
            <text:p>0.041417</text:p>
          </table:table-cell>
          <table:table-cell office:value-type="float" office:value="7.423509" calcext:value-type="float">
            <text:p>7.423509</text:p>
          </table:table-cell>
          <table:table-cell table:style-name="ce3" office:value-type="float" office:value="9.84063" calcext:value-type="float">
            <text:p>9.84063</text:p>
          </table:table-cell>
          <table:table-cell table:style-name="ce3" office:value-type="float" office:value="0.052885" calcext:value-type="float">
            <text:p>0.052885</text:p>
          </table:table-cell>
          <table:table-cell table:formula="of:=[.E12]" office:value-type="string" office:string-value="FIB(41)" calcext:value-type="string">
            <text:p>FIB(41)</text:p>
          </table:table-cell>
          <table:table-cell table:formula="of:=[.E19]/[.G19]" office:value-type="float" office:value="73.8469079983495" calcext:value-type="float">
            <text:p>73.8469079983</text:p>
          </table:table-cell>
          <table:table-cell table:formula="of:=[.F19]/[.G19]" office:value-type="float" office:value="107.93596322491" calcext:value-type="float">
            <text:p>107.9359632249</text:p>
          </table:table-cell>
          <table:table-cell table:formula="of:=[.E19]/[.F19]" office:value-type="float" office:value="0.684173335670076" calcext:value-type="float">
            <text:p>0.6841733357</text:p>
          </table:table-cell>
        </table:table-row>
        <table:table-row table:style-name="ro1">
          <table:table-cell table:style-name="ce3"/>
          <table:table-cell office:value-type="float" office:value="1.520438" calcext:value-type="float">
            <text:p>1.520438</text:p>
          </table:table-cell>
          <table:table-cell office:value-type="float" office:value="2.325795" calcext:value-type="float">
            <text:p>2.325795</text:p>
          </table:table-cell>
          <table:table-cell office:value-type="float" office:value="0.031027" calcext:value-type="float">
            <text:p>0.031027</text:p>
          </table:table-cell>
          <table:table-cell office:value-type="float" office:value="2.601662" calcext:value-type="float">
            <text:p>2.601662</text:p>
          </table:table-cell>
          <table:table-cell office:value-type="float" office:value="3.696679" calcext:value-type="float">
            <text:p>3.696679</text:p>
          </table:table-cell>
          <table:table-cell office:value-type="float" office:value="0.033173" calcext:value-type="float">
            <text:p>0.033173</text:p>
          </table:table-cell>
          <table:table-cell office:value-type="float" office:value="4.070049" calcext:value-type="float">
            <text:p>4.070049</text:p>
          </table:table-cell>
          <table:table-cell office:value-type="float" office:value="6.038702" calcext:value-type="float">
            <text:p>6.038702</text:p>
          </table:table-cell>
          <table:table-cell table:style-name="ce3" office:value-type="float" office:value="0.037315" calcext:value-type="float">
            <text:p>0.037315</text:p>
          </table:table-cell>
          <table:table-cell office:value-type="float" office:value="6.900779" calcext:value-type="float">
            <text:p>6.900779</text:p>
          </table:table-cell>
          <table:table-cell table:style-name="ce3" office:value-type="float" office:value="10.679382" calcext:value-type="float">
            <text:p>10.679382</text:p>
          </table:table-cell>
          <table:table-cell table:style-name="ce3" office:value-type="float" office:value="0.04615" calcext:value-type="float">
            <text:p>0.04615</text:p>
          </table:table-cell>
          <table:table-cell table:formula="of:=[.H12]" office:value-type="string" office:string-value="FIB(42)" calcext:value-type="string">
            <text:p>FIB(42)</text:p>
          </table:table-cell>
          <table:table-cell table:formula="of:=[.H19]/[.J19]" office:value-type="float" office:value="101.249808376068" calcext:value-type="float">
            <text:p>101.2498083761</text:p>
          </table:table-cell>
          <table:table-cell table:formula="of:=[.I19]/[.J19]" office:value-type="float" office:value="149.156286006755" calcext:value-type="float">
            <text:p>149.1562860068</text:p>
          </table:table-cell>
          <table:table-cell table:formula="of:=[.H19]/[.I19]" office:value-type="float" office:value="0.678816904649142" calcext:value-type="float">
            <text:p>0.6788169046</text:p>
          </table:table-cell>
        </table:table-row>
        <table:table-row table:style-name="ro1">
          <table:table-cell table:style-name="ce3"/>
          <table:table-cell office:value-type="float" office:value="1.524351" calcext:value-type="float">
            <text:p>1.524351</text:p>
          </table:table-cell>
          <table:table-cell office:value-type="float" office:value="2.319529" calcext:value-type="float">
            <text:p>2.319529</text:p>
          </table:table-cell>
          <table:table-cell office:value-type="float" office:value="0.029602" calcext:value-type="float">
            <text:p>0.029602</text:p>
          </table:table-cell>
          <table:table-cell office:value-type="float" office:value="2.504369" calcext:value-type="float">
            <text:p>2.504369</text:p>
          </table:table-cell>
          <table:table-cell office:value-type="float" office:value="3.709961" calcext:value-type="float">
            <text:p>3.709961</text:p>
          </table:table-cell>
          <table:table-cell office:value-type="float" office:value="0.03381" calcext:value-type="float">
            <text:p>0.03381</text:p>
          </table:table-cell>
          <table:table-cell office:value-type="float" office:value="4.042458" calcext:value-type="float">
            <text:p>4.042458</text:p>
          </table:table-cell>
          <table:table-cell office:value-type="float" office:value="6.059018" calcext:value-type="float">
            <text:p>6.059018</text:p>
          </table:table-cell>
          <table:table-cell table:style-name="ce3" office:value-type="float" office:value="0.043226" calcext:value-type="float">
            <text:p>0.043226</text:p>
          </table:table-cell>
          <table:table-cell office:value-type="float" office:value="7.245903" calcext:value-type="float">
            <text:p>7.245903</text:p>
          </table:table-cell>
          <table:table-cell table:style-name="ce3" office:value-type="float" office:value="9.907788" calcext:value-type="float">
            <text:p>9.907788</text:p>
          </table:table-cell>
          <table:table-cell table:style-name="ce3" office:value-type="float" office:value="0.047045" calcext:value-type="float">
            <text:p>0.047045</text:p>
          </table:table-cell>
          <table:table-cell table:formula="of:=[.K12]" office:value-type="string" office:string-value="FIB(43)" calcext:value-type="string">
            <text:p>FIB(43)</text:p>
          </table:table-cell>
          <table:table-cell table:formula="of:=[.K19]/[.M19]" office:value-type="float" office:value="142.869168078111" calcext:value-type="float">
            <text:p>142.8691680781</text:p>
          </table:table-cell>
          <table:table-cell table:formula="of:=[.L19]/[.M19]" office:value-type="float" office:value="200.797501245392" calcext:value-type="float">
            <text:p>200.7975012454</text:p>
          </table:table-cell>
          <table:table-cell table:formula="of:=[.K19]/[.L19]" office:value-type="float" office:value="0.711508695038552" calcext:value-type="float">
            <text:p>0.711508695</text:p>
          </table:table-cell>
        </table:table-row>
        <table:table-row table:style-name="ro1">
          <table:table-cell table:style-name="ce3"/>
          <table:table-cell office:value-type="float" office:value="1.532415" calcext:value-type="float">
            <text:p>1.532415</text:p>
          </table:table-cell>
          <table:table-cell office:value-type="float" office:value="2.321767" calcext:value-type="float">
            <text:p>2.321767</text:p>
          </table:table-cell>
          <table:table-cell office:value-type="float" office:value="0.032074" calcext:value-type="float">
            <text:p>0.032074</text:p>
          </table:table-cell>
          <table:table-cell office:value-type="float" office:value="2.547676" calcext:value-type="float">
            <text:p>2.547676</text:p>
          </table:table-cell>
          <table:table-cell table:style-name="ce10" office:value-type="float" office:value="3.71406" calcext:value-type="float">
            <text:p>3.71406</text:p>
          </table:table-cell>
          <table:table-cell table:style-name="ce10" office:value-type="float" office:value="0.031154" calcext:value-type="float">
            <text:p>0.031154</text:p>
          </table:table-cell>
          <table:table-cell office:value-type="float" office:value="4.096827" calcext:value-type="float">
            <text:p>4.096827</text:p>
          </table:table-cell>
          <table:table-cell table:style-name="ce10" office:value-type="float" office:value="6.026422" calcext:value-type="float">
            <text:p>6.026422</text:p>
          </table:table-cell>
          <table:table-cell table:style-name="ce10" office:value-type="float" office:value="0.043594" calcext:value-type="float">
            <text:p>0.043594</text:p>
          </table:table-cell>
          <table:table-cell office:value-type="float" office:value="7.245123" calcext:value-type="float">
            <text:p>7.245123</text:p>
          </table:table-cell>
          <table:table-cell table:style-name="ce3" office:value-type="float" office:value="9.865079" calcext:value-type="float">
            <text:p>9.865079</text:p>
          </table:table-cell>
          <table:table-cell table:style-name="ce10" office:value-type="float" office:value="0.047045" calcext:value-type="float">
            <text:p>0.047045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.569018" calcext:value-type="float">
            <text:p>1.569018</text:p>
          </table:table-cell>
          <table:table-cell office:value-type="float" office:value="2.308827" calcext:value-type="float">
            <text:p>2.308827</text:p>
          </table:table-cell>
          <table:table-cell table:style-name="ce10" office:value-type="float" office:value="0.031719" calcext:value-type="float">
            <text:p>0.031719</text:p>
          </table:table-cell>
          <table:table-cell office:value-type="float" office:value="2.50504" calcext:value-type="float">
            <text:p>2.50504</text:p>
          </table:table-cell>
          <table:table-cell table:style-name="ce10" office:value-type="float" office:value="3.718734" calcext:value-type="float">
            <text:p>3.718734</text:p>
          </table:table-cell>
          <table:table-cell table:style-name="ce10" office:value-type="float" office:value="0.034755" calcext:value-type="float">
            <text:p>0.034755</text:p>
          </table:table-cell>
          <table:table-cell office:value-type="float" office:value="3.996323" calcext:value-type="float">
            <text:p>3.996323</text:p>
          </table:table-cell>
          <table:table-cell table:style-name="ce10" office:value-type="float" office:value="5.999922" calcext:value-type="float">
            <text:p>5.999922</text:p>
          </table:table-cell>
          <table:table-cell table:style-name="ce10" office:value-type="float" office:value="0.036667" calcext:value-type="float">
            <text:p>0.036667</text:p>
          </table:table-cell>
          <table:table-cell office:value-type="float" office:value="7.034132" calcext:value-type="float">
            <text:p>7.034132</text:p>
          </table:table-cell>
          <table:table-cell table:style-name="ce3" office:value-type="float" office:value="10.092234" calcext:value-type="float">
            <text:p>10.092234</text:p>
          </table:table-cell>
          <table:table-cell table:style-name="ce10" office:value-type="float" office:value="0.0578" calcext:value-type="float">
            <text:p>0.0578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8" table:formula="of:=AVERAGE([.B14:.B18])" office:value-type="float" office:value="1.5356944" calcext:value-type="float">
            <text:p>1.5356944</text:p>
          </table:table-cell>
          <table:table-cell table:style-name="ce11" table:formula="of:=AVERAGE([.C14:.C18])" office:value-type="float" office:value="2.3171722" calcext:value-type="float">
            <text:p>2.3171722</text:p>
          </table:table-cell>
          <table:table-cell table:style-name="ce11" table:formula="of:=AVERAGE([.D14:.D18])" office:value-type="float" office:value="0.0309474" calcext:value-type="float">
            <text:p>0.0309474</text:p>
          </table:table-cell>
          <table:table-cell table:style-name="ce11" table:formula="of:=AVERAGE([.E14:.E18])" office:value-type="float" office:value="2.5414118" calcext:value-type="float">
            <text:p>2.5414118</text:p>
          </table:table-cell>
          <table:table-cell table:style-name="ce11" table:formula="of:=AVERAGE([.F14:.F18])" office:value-type="float" office:value="3.714573" calcext:value-type="float">
            <text:p>3.714573</text:p>
          </table:table-cell>
          <table:table-cell table:style-name="ce11" table:formula="of:=AVERAGE([.G14:.G18])" office:value-type="float" office:value="0.0344146" calcext:value-type="float">
            <text:p>0.0344146</text:p>
          </table:table-cell>
          <table:table-cell table:style-name="ce11" table:formula="of:=AVERAGE([.H14:.H18])" office:value-type="float" office:value="4.094927" calcext:value-type="float">
            <text:p>4.094927</text:p>
          </table:table-cell>
          <table:table-cell table:style-name="ce11" table:formula="of:=AVERAGE([.I14:.I18])" office:value-type="float" office:value="6.032447" calcext:value-type="float">
            <text:p>6.032447</text:p>
          </table:table-cell>
          <table:table-cell table:style-name="ce11" table:formula="of:=AVERAGE([.J14:.J18])" office:value-type="float" office:value="0.0404438" calcext:value-type="float">
            <text:p>0.0404438</text:p>
          </table:table-cell>
          <table:table-cell table:style-name="ce11" table:formula="of:=AVERAGE([.K14:.K18])" office:value-type="float" office:value="7.1698892" calcext:value-type="float">
            <text:p>7.1698892</text:p>
          </table:table-cell>
          <table:table-cell table:style-name="ce11" table:formula="of:=AVERAGE([.L14:.L18])" office:value-type="float" office:value="10.0770226" calcext:value-type="float">
            <text:p>10.0770226</text:p>
          </table:table-cell>
          <table:table-cell table:style-name="ce11" table:formula="of:=AVERAGE([.M14:.M18])" office:value-type="float" office:value="0.050185" calcext:value-type="float">
            <text:p>0.050185</text:p>
          </table:table-cell>
          <table:table-cell table:style-name="ce21"/>
          <table:table-cell table:style-name="ce22" table:number-columns-repeated="2"/>
          <table:table-cell table:style-name="ce24"/>
        </table:table-row>
        <table:table-row table:style-name="ro1">
          <table:table-cell table:style-name="ce1"/>
          <table:table-cell table:style-name="ce4" office:value-type="string" calcext:value-type="string">
            <text:p>WITH MANUAL FINAL</text:p>
          </table:table-cell>
          <table:table-cell table:style-name="ce9" table:number-columns-repeated="5"/>
          <table:table-cell table:style-name="ce12"/>
          <table:table-cell table:style-name="ce9"/>
          <table:table-cell table:style-name="ce19" table:number-columns-repeated="7"/>
          <table:table-cell table:style-name="ce23"/>
        </table:table-row>
        <table:table-row table:style-name="ro1">
          <table:table-cell/>
          <table:table-cell table:style-name="ce5" office:value-type="string" calcext:value-type="string">
            <text:p>FIB(40)</text:p>
          </table:table-cell>
          <table:table-cell table:style-name="ce10" office:value-type="string" calcext:value-type="string">
            <text:p>Final = 15,20</text:p>
          </table:table-cell>
          <table:table-cell/>
          <table:table-cell table:style-name="ce2" office:value-type="string" calcext:value-type="string">
            <text:p>FIB(41)</text:p>
          </table:table-cell>
          <table:table-cell office:value-type="string" calcext:value-type="string">
            <text:p>Final = 20,30</text:p>
          </table:table-cell>
          <table:table-cell/>
          <table:table-cell table:style-name="ce2" office:value-type="string" calcext:value-type="string">
            <text:p>FIB(42)</text:p>
          </table:table-cell>
          <table:table-cell office:value-type="string" calcext:value-type="string">
            <text:p>Final = 30,40</text:p>
          </table:table-cell>
          <table:table-cell table:style-name="ce3"/>
          <table:table-cell table:style-name="ce2" office:value-type="string" calcext:value-type="string">
            <text:p>FIB(43)</text:p>
          </table:table-cell>
          <table:table-cell table:style-name="ce3" office:value-type="string" calcext:value-type="string">
            <text:p>Final = 40, 90</text:p>
          </table:table-cell>
          <table:table-cell table:style-name="ce2"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MEMO-SER</text:p>
          </table:table-cell>
          <table:table-cell table:style-name="ce2" office:value-type="string" calcext:value-type="string">
            <text:p>MEMO-OMP</text:p>
          </table:table-cell>
          <table:table-cell table:style-name="ce14" office:value-type="string" calcext:value-type="string">
            <text:p>OMP-SER</text:p>
          </table:table-cell>
        </table:table-row>
        <table:table-row table:style-name="ro1">
          <table:table-cell/>
          <table:table-cell table:style-name="ce5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formula="of:=[.B21]" office:value-type="string" office:string-value="FIB(40)" calcext:value-type="string">
            <text:p>FIB(40)</text:p>
          </table:table-cell>
          <table:table-cell table:formula="of:=[.B28]/[.D28]" office:value-type="float" office:value="131.672331304124" calcext:value-type="float">
            <text:p>131.6723313041</text:p>
          </table:table-cell>
          <table:table-cell table:formula="of:=[.C28]/[.D28]" office:value-type="float" office:value="36.8821743976678" calcext:value-type="float">
            <text:p>36.8821743977</text:p>
          </table:table-cell>
          <table:table-cell table:formula="of:=[.B28]/[.C28]" office:value-type="float" office:value="3.57008049157888" calcext:value-type="float">
            <text:p>3.5700804916</text:p>
          </table:table-cell>
        </table:table-row>
        <table:table-row table:style-name="ro1">
          <table:table-cell/>
          <table:table-cell office:value-type="float" office:value="1.53225" calcext:value-type="float">
            <text:p>1.53225</text:p>
          </table:table-cell>
          <table:table-cell office:value-type="float" office:value="0.42334" calcext:value-type="float">
            <text:p>0.42334</text:p>
          </table:table-cell>
          <table:table-cell office:value-type="float" office:value="0.009956" calcext:value-type="float">
            <text:p>0.009956</text:p>
          </table:table-cell>
          <table:table-cell office:value-type="float" office:value="2.548312" calcext:value-type="float">
            <text:p>2.548312</text:p>
          </table:table-cell>
          <table:table-cell office:value-type="float" office:value="0.681838" calcext:value-type="float">
            <text:p>0.681838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4.268978" calcext:value-type="float">
            <text:p>4.268978</text:p>
          </table:table-cell>
          <table:table-cell office:value-type="float" office:value="1.109774" calcext:value-type="float">
            <text:p>1.109774</text:p>
          </table:table-cell>
          <table:table-cell table:style-name="ce3" office:value-type="float" office:value="0.021902" calcext:value-type="float">
            <text:p>0.021902</text:p>
          </table:table-cell>
          <table:table-cell office:value-type="float" office:value="7.423509" calcext:value-type="float">
            <text:p>7.423509</text:p>
          </table:table-cell>
          <table:table-cell table:style-name="ce3" office:value-type="float" office:value="1.778507" calcext:value-type="float">
            <text:p>1.778507</text:p>
          </table:table-cell>
          <table:table-cell table:style-name="ce3" office:value-type="float" office:value="0.025348" calcext:value-type="float">
            <text:p>0.025348</text:p>
          </table:table-cell>
          <table:table-cell table:formula="of:=[.E21]" office:value-type="string" office:string-value="FIB(41)" calcext:value-type="string">
            <text:p>FIB(41)</text:p>
          </table:table-cell>
          <table:table-cell table:formula="of:=[.E28]/[.G28]" office:value-type="float" office:value="169.093774950764" calcext:value-type="float">
            <text:p>169.0937749508</text:p>
          </table:table-cell>
          <table:table-cell table:formula="of:=[.F28]/[.G28]" office:value-type="float" office:value="45.8780938947144" calcext:value-type="float">
            <text:p>45.8780938947</text:p>
          </table:table-cell>
          <table:table-cell table:formula="of:=[.E28]/[.F28]" office:value-type="float" office:value="3.68571927462411" calcext:value-type="float">
            <text:p>3.6857192746</text:p>
          </table:table-cell>
        </table:table-row>
        <table:table-row table:style-name="ro1">
          <table:table-cell/>
          <table:table-cell office:value-type="float" office:value="1.520438" calcext:value-type="float">
            <text:p>1.520438</text:p>
          </table:table-cell>
          <table:table-cell office:value-type="float" office:value="0.428486" calcext:value-type="float">
            <text:p>0.428486</text:p>
          </table:table-cell>
          <table:table-cell office:value-type="float" office:value="0.011609" calcext:value-type="float">
            <text:p>0.011609</text:p>
          </table:table-cell>
          <table:table-cell office:value-type="float" office:value="2.601662" calcext:value-type="float">
            <text:p>2.601662</text:p>
          </table:table-cell>
          <table:table-cell office:value-type="float" office:value="0.695832" calcext:value-type="float">
            <text:p>0.695832</text:p>
          </table:table-cell>
          <table:table-cell office:value-type="float" office:value="0.014471" calcext:value-type="float">
            <text:p>0.014471</text:p>
          </table:table-cell>
          <table:table-cell office:value-type="float" office:value="4.070049" calcext:value-type="float">
            <text:p>4.070049</text:p>
          </table:table-cell>
          <table:table-cell office:value-type="float" office:value="1.109256" calcext:value-type="float">
            <text:p>1.109256</text:p>
          </table:table-cell>
          <table:table-cell table:style-name="ce3" office:value-type="float" office:value="0.020445" calcext:value-type="float">
            <text:p>0.020445</text:p>
          </table:table-cell>
          <table:table-cell office:value-type="float" office:value="6.900779" calcext:value-type="float">
            <text:p>6.900779</text:p>
          </table:table-cell>
          <table:table-cell table:style-name="ce3" office:value-type="float" office:value="1.791542" calcext:value-type="float">
            <text:p>1.791542</text:p>
          </table:table-cell>
          <table:table-cell table:style-name="ce3" office:value-type="float" office:value="0.029025" calcext:value-type="float">
            <text:p>0.029025</text:p>
          </table:table-cell>
          <table:table-cell table:formula="of:=[.H21]" office:value-type="string" office:string-value="FIB(42)" calcext:value-type="string">
            <text:p>FIB(42)</text:p>
          </table:table-cell>
          <table:table-cell table:formula="of:=[.H28]/[.J28]" office:value-type="float" office:value="192.418120988281" calcext:value-type="float">
            <text:p>192.4181209883</text:p>
          </table:table-cell>
          <table:table-cell table:formula="of:=[.I28]/[.J28]" office:value-type="float" office:value="52.1156972755552" calcext:value-type="float">
            <text:p>52.1156972756</text:p>
          </table:table-cell>
          <table:table-cell table:formula="of:=[.H28]/[.I28]" office:value-type="float" office:value="3.69213367655611" calcext:value-type="float">
            <text:p>3.6921336766</text:p>
          </table:table-cell>
        </table:table-row>
        <table:table-row table:style-name="ro1">
          <table:table-cell/>
          <table:table-cell office:value-type="float" office:value="1.524351" calcext:value-type="float">
            <text:p>1.524351</text:p>
          </table:table-cell>
          <table:table-cell office:value-type="float" office:value="0.435029" calcext:value-type="float">
            <text:p>0.435029</text:p>
          </table:table-cell>
          <table:table-cell office:value-type="float" office:value="0.012679" calcext:value-type="float">
            <text:p>0.012679</text:p>
          </table:table-cell>
          <table:table-cell office:value-type="float" office:value="2.504369" calcext:value-type="float">
            <text:p>2.504369</text:p>
          </table:table-cell>
          <table:table-cell table:style-name="ce10" office:value-type="float" office:value="0.695041" calcext:value-type="float">
            <text:p>0.695041</text:p>
          </table:table-cell>
          <table:table-cell office:value-type="float" office:value="0.014385" calcext:value-type="float">
            <text:p>0.014385</text:p>
          </table:table-cell>
          <table:table-cell office:value-type="float" office:value="4.042458" calcext:value-type="float">
            <text:p>4.042458</text:p>
          </table:table-cell>
          <table:table-cell office:value-type="float" office:value="1.106429" calcext:value-type="float">
            <text:p>1.106429</text:p>
          </table:table-cell>
          <table:table-cell table:style-name="ce3" office:value-type="float" office:value="0.021468" calcext:value-type="float">
            <text:p>0.021468</text:p>
          </table:table-cell>
          <table:table-cell office:value-type="float" office:value="7.245903" calcext:value-type="float">
            <text:p>7.245903</text:p>
          </table:table-cell>
          <table:table-cell table:style-name="ce3" office:value-type="float" office:value="1.793472" calcext:value-type="float">
            <text:p>1.793472</text:p>
          </table:table-cell>
          <table:table-cell table:style-name="ce3" office:value-type="float" office:value="0.029079" calcext:value-type="float">
            <text:p>0.029079</text:p>
          </table:table-cell>
          <table:table-cell table:formula="of:=[.K21]" office:value-type="string" office:string-value="FIB(43)" calcext:value-type="string">
            <text:p>FIB(43)</text:p>
          </table:table-cell>
          <table:table-cell table:formula="of:=[.K28]/[.M28]" office:value-type="float" office:value="255.143487513078" calcext:value-type="float">
            <text:p>255.1434875131</text:p>
          </table:table-cell>
          <table:table-cell table:formula="of:=[.L28]/[.M28]" office:value-type="float" office:value="63.6754538919769" calcext:value-type="float">
            <text:p>63.675453892</text:p>
          </table:table-cell>
          <table:table-cell table:formula="of:=[.K28]/[.L28]" office:value-type="float" office:value="4.00693629834063" calcext:value-type="float">
            <text:p>4.0069362983</text:p>
          </table:table-cell>
        </table:table-row>
        <table:table-row table:style-name="ro1">
          <table:table-cell table:style-name="ce1"/>
          <table:table-cell office:value-type="float" office:value="1.532415" calcext:value-type="float">
            <text:p>1.532415</text:p>
          </table:table-cell>
          <table:table-cell office:value-type="float" office:value="0.432297" calcext:value-type="float">
            <text:p>0.432297</text:p>
          </table:table-cell>
          <table:table-cell office:value-type="float" office:value="0.011488" calcext:value-type="float">
            <text:p>0.011488</text:p>
          </table:table-cell>
          <table:table-cell office:value-type="float" office:value="2.547676" calcext:value-type="float">
            <text:p>2.547676</text:p>
          </table:table-cell>
          <table:table-cell table:style-name="ce10" office:value-type="float" office:value="0.682271" calcext:value-type="float">
            <text:p>0.682271</text:p>
          </table:table-cell>
          <table:table-cell table:style-name="ce10" office:value-type="float" office:value="0.016431" calcext:value-type="float">
            <text:p>0.016431</text:p>
          </table:table-cell>
          <table:table-cell office:value-type="float" office:value="4.096827" calcext:value-type="float">
            <text:p>4.096827</text:p>
          </table:table-cell>
          <table:table-cell table:style-name="ce10" office:value-type="float" office:value="1.10551" calcext:value-type="float">
            <text:p>1.10551</text:p>
          </table:table-cell>
          <table:table-cell table:style-name="ce10" office:value-type="float" office:value="0.02144" calcext:value-type="float">
            <text:p>0.02144</text:p>
          </table:table-cell>
          <table:table-cell office:value-type="float" office:value="7.245123" calcext:value-type="float">
            <text:p>7.245123</text:p>
          </table:table-cell>
          <table:table-cell table:style-name="ce10" office:value-type="float" office:value="1.788727" calcext:value-type="float">
            <text:p>1.788727</text:p>
          </table:table-cell>
          <table:table-cell table:style-name="ce10" office:value-type="float" office:value="0.029018" calcext:value-type="float">
            <text:p>0.0290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69018" calcext:value-type="float">
            <text:p>1.569018</text:p>
          </table:table-cell>
          <table:table-cell office:value-type="float" office:value="0.431632" calcext:value-type="float">
            <text:p>0.431632</text:p>
          </table:table-cell>
          <table:table-cell table:style-name="ce10" office:value-type="float" office:value="0.012583" calcext:value-type="float">
            <text:p>0.012583</text:p>
          </table:table-cell>
          <table:table-cell office:value-type="float" office:value="2.50504" calcext:value-type="float">
            <text:p>2.50504</text:p>
          </table:table-cell>
          <table:table-cell table:style-name="ce10" office:value-type="float" office:value="0.692665" calcext:value-type="float">
            <text:p>0.692665</text:p>
          </table:table-cell>
          <table:table-cell table:style-name="ce10" office:value-type="float" office:value="0.015136" calcext:value-type="float">
            <text:p>0.015136</text:p>
          </table:table-cell>
          <table:table-cell office:value-type="float" office:value="3.996323" calcext:value-type="float">
            <text:p>3.996323</text:p>
          </table:table-cell>
          <table:table-cell table:style-name="ce10" office:value-type="float" office:value="1.114506" calcext:value-type="float">
            <text:p>1.114506</text:p>
          </table:table-cell>
          <table:table-cell table:style-name="ce10" office:value-type="float" office:value="0.021152" calcext:value-type="float">
            <text:p>0.021152</text:p>
          </table:table-cell>
          <table:table-cell office:value-type="float" office:value="7.034132" calcext:value-type="float">
            <text:p>7.034132</text:p>
          </table:table-cell>
          <table:table-cell table:style-name="ce10" office:value-type="float" office:value="1.794599" calcext:value-type="float">
            <text:p>1.794599</text:p>
          </table:table-cell>
          <table:table-cell table:style-name="ce10" office:value-type="float" office:value="0.028037" calcext:value-type="float">
            <text:p>0.028037</text:p>
          </table:table-cell>
          <table:table-cell table:number-columns-repeated="4"/>
        </table:table-row>
        <table:table-row table:style-name="ro1">
          <table:table-cell/>
          <table:table-cell table:style-name="ce8" table:formula="of:=AVERAGE([.B23:.B27])" office:value-type="float" office:value="1.5356944" calcext:value-type="float">
            <text:p>1.5356944</text:p>
          </table:table-cell>
          <table:table-cell table:style-name="ce11" table:formula="of:=AVERAGE([.C23:.C27])" office:value-type="float" office:value="0.4301568" calcext:value-type="float">
            <text:p>0.4301568</text:p>
          </table:table-cell>
          <table:table-cell table:style-name="ce11" table:formula="of:=AVERAGE([.D23:.D27])" office:value-type="float" office:value="0.011663" calcext:value-type="float">
            <text:p>0.011663</text:p>
          </table:table-cell>
          <table:table-cell table:style-name="ce11" table:formula="of:=AVERAGE([.E23:.E27])" office:value-type="float" office:value="2.5414118" calcext:value-type="float">
            <text:p>2.5414118</text:p>
          </table:table-cell>
          <table:table-cell table:style-name="ce11" table:formula="of:=AVERAGE([.F23:.F27])" office:value-type="float" office:value="0.6895294" calcext:value-type="float">
            <text:p>0.6895294</text:p>
          </table:table-cell>
          <table:table-cell table:style-name="ce11" table:formula="of:=AVERAGE([.G23:.G27])" office:value-type="float" office:value="0.0150296" calcext:value-type="float">
            <text:p>0.0150296</text:p>
          </table:table-cell>
          <table:table-cell table:style-name="ce11" table:formula="of:=AVERAGE([.H23:.H27])" office:value-type="float" office:value="4.094927" calcext:value-type="float">
            <text:p>4.094927</text:p>
          </table:table-cell>
          <table:table-cell table:style-name="ce11" table:formula="of:=AVERAGE([.I23:.I27])" office:value-type="float" office:value="1.109095" calcext:value-type="float">
            <text:p>1.109095</text:p>
          </table:table-cell>
          <table:table-cell table:style-name="ce11" table:formula="of:=AVERAGE([.J23:.J27])" office:value-type="float" office:value="0.0212814" calcext:value-type="float">
            <text:p>0.0212814</text:p>
          </table:table-cell>
          <table:table-cell table:style-name="ce11" table:formula="of:=AVERAGE([.K23:.K27])" office:value-type="float" office:value="7.1698892" calcext:value-type="float">
            <text:p>7.1698892</text:p>
          </table:table-cell>
          <table:table-cell table:style-name="ce11" table:formula="of:=AVERAGE([.L23:.L27])" office:value-type="float" office:value="1.7893694" calcext:value-type="float">
            <text:p>1.7893694</text:p>
          </table:table-cell>
          <table:table-cell table:style-name="ce11" table:formula="of:=AVERAGE([.M23:.M27])" office:value-type="float" office:value="0.0281014" calcext:value-type="float">
            <text:p>0.0281014</text:p>
          </table:table-cell>
          <table:table-cell table:style-name="ce21"/>
          <table:table-cell table:style-name="ce22" table:number-columns-repeated="2"/>
          <table:table-cell table:style-name="ce24"/>
        </table:table-row>
        <table:table-row table:style-name="ro1">
          <table:table-cell/>
          <table:table-cell table:style-name="ce1" table:number-columns-repeated="2"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Default" table:number-columns-repeated="4"/>
        </table:table-row>
      </table:table>
      <table:table table:name="KNAPSACK" table:style-name="ta1">
        <table:shapes>
          <draw:frame draw:z-index="0" draw:style-name="gr1" draw:text-style-name="P1" svg:width="4.9783in" svg:height="2.552in" svg:x="0in" svg:y="5.1476in">
            <draw:object draw:notify-on-update-of-ranges="KNAPSACK.H4:KNAPSACK.H6 KNAPSACK.I3:KNAPSACK.I3 KNAPSACK.I4:KNAPSACK.I6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5.6969in" svg:height="3.1689in" svg:x="4.9535in" svg:y="5.1476in">
            <draw:object draw:notify-on-update-of-ranges="KNAPSACK.N13:KNAPSACK.N16 KNAPSACK.O12:KNAPSACK.O12 KNAPSACK.O13:KNAPSACK.O16 KNAPSACK.Q12:KNAPSACK.Q12 KNAPSACK.Q13:KNAPSACK.Q16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5.9311in" svg:height="3.1555in" svg:x="10.6516in" svg:y="5.1587in">
            <draw:object draw:notify-on-update-of-ranges="KNAPSACK.N22:KNAPSACK.N25 KNAPSACK.O21:KNAPSACK.O21 KNAPSACK.O22:KNAPSACK.O25 KNAPSACK.Q21:KNAPSACK.Q21 KNAPSACK.Q22:KNAPSACK.Q2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13" table:default-cell-style-name="ce6"/>
        <table:table-column table:style-name="co2" table:default-cell-style-name="ce3"/>
        <table:table-column table:style-name="co3" table:default-cell-style-name="ce3"/>
        <table:table-column table:style-name="co14" table:default-cell-style-name="ce3"/>
        <table:table-column table:style-name="co2" table:default-cell-style-name="ce10"/>
        <table:table-column table:style-name="co8" table:default-cell-style-name="ce3"/>
        <table:table-column table:style-name="co15" table:default-cell-style-name="ce3"/>
        <table:table-column table:style-name="co2" table:default-cell-style-name="ce10"/>
        <table:table-column table:style-name="co6" table:default-cell-style-name="Default"/>
        <table:table-column table:style-name="co15" table:default-cell-style-name="ce3"/>
        <table:table-column table:style-name="co2" table:number-columns-repeated="2" table:default-cell-style-name="Default"/>
        <table:table-column table:style-name="co14" table:default-cell-style-name="ce20"/>
        <table:table-column table:style-name="co2" table:number-columns-repeated="2" table:default-cell-style-name="ce3"/>
        <table:table-column table:style-name="co2" table:default-cell-style-name="ce15"/>
        <table:table-row table:style-name="ro1">
          <table:table-cell/>
          <table:table-cell table:style-name="Default" table:number-columns-repeated="8"/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WITHOUT FINAL</text:p>
          </table:table-cell>
          <table:table-cell table:style-name="ce9" table:number-columns-repeated="5"/>
          <table:table-cell table:style-name="ce12"/>
          <table:table-cell table:style-name="ce13"/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5" office:value-type="string" calcext:value-type="string">
            <text:p>KNAPSACK(17)</text:p>
          </table:table-cell>
          <table:table-cell table:style-name="ce2"/>
          <table:table-cell table:style-name="ce2" office:value-type="string" calcext:value-type="string">
            <text:p>KNAPSACK(18)</text:p>
          </table:table-cell>
          <table:table-cell table:style-name="ce2"/>
          <table:table-cell table:style-name="ce2" office:value-type="string" calcext:value-type="string">
            <text:p>KNAPSACK(19)</text:p>
          </table:table-cell>
          <table:table-cell table:style-name="ce2" table:number-columns-repeated="2"/>
          <table:table-cell table:style-name="ce14" office:value-type="string" calcext:value-type="string">
            <text:p>SPEEDUP</text:p>
          </table:table-cell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5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table:formula="of:=[.B3]" office:value-type="string" office:string-value="KNAPSACK(17)" calcext:value-type="string">
            <text:p>KNAPSACK(17)</text:p>
          </table:table-cell>
          <table:table-cell table:style-name="ce16" table:formula="of:=[.B10]/[.C10]" office:value-type="float" office:value="1.56162687464367" calcext:value-type="float">
            <text:p>1.5616268746</text:p>
          </table:table-cell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2.418218" calcext:value-type="float">
            <text:p>2.418218</text:p>
          </table:table-cell>
          <table:table-cell office:value-type="float" office:value="1.480377" calcext:value-type="float">
            <text:p>1.480377</text:p>
          </table:table-cell>
          <table:table-cell office:value-type="float" office:value="3.173364" calcext:value-type="float">
            <text:p>3.173364</text:p>
          </table:table-cell>
          <table:table-cell office:value-type="float" office:value="2.323135" calcext:value-type="float">
            <text:p>2.323135</text:p>
          </table:table-cell>
          <table:table-cell table:style-name="ce3" office:value-type="float" office:value="7.199442" calcext:value-type="float">
            <text:p>7.199442</text:p>
          </table:table-cell>
          <table:table-cell office:value-type="float" office:value="3.209247" calcext:value-type="float">
            <text:p>3.209247</text:p>
          </table:table-cell>
          <table:table-cell table:style-name="ce2" table:formula="of:=[.D3]" office:value-type="string" office:string-value="KNAPSACK(18)" calcext:value-type="string">
            <text:p>KNAPSACK(18)</text:p>
          </table:table-cell>
          <table:table-cell table:style-name="ce15" table:formula="of:=[.D10]/[.E10]" office:value-type="float" office:value="1.61929412289098" calcext:value-type="float">
            <text:p>1.6192941229</text:p>
          </table:table-cell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2.4675" calcext:value-type="float">
            <text:p>2.4675</text:p>
          </table:table-cell>
          <table:table-cell office:value-type="float" office:value="1.53039" calcext:value-type="float">
            <text:p>1.53039</text:p>
          </table:table-cell>
          <table:table-cell office:value-type="float" office:value="3.635714" calcext:value-type="float">
            <text:p>3.635714</text:p>
          </table:table-cell>
          <table:table-cell office:value-type="float" office:value="2.186529" calcext:value-type="float">
            <text:p>2.186529</text:p>
          </table:table-cell>
          <table:table-cell table:style-name="ce3" office:value-type="float" office:value="6.91146" calcext:value-type="float">
            <text:p>6.91146</text:p>
          </table:table-cell>
          <table:table-cell office:value-type="float" office:value="3.59192" calcext:value-type="float">
            <text:p>3.59192</text:p>
          </table:table-cell>
          <table:table-cell table:style-name="ce2" table:formula="of:=[.F3]" office:value-type="string" office:string-value="KNAPSACK(19)" calcext:value-type="string">
            <text:p>KNAPSACK(19)</text:p>
          </table:table-cell>
          <table:table-cell table:style-name="ce15" table:formula="of:=[.F10]/[.G10]" office:value-type="float" office:value="2.09320903315024" calcext:value-type="float">
            <text:p>2.0932090332</text:p>
          </table:table-cell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2.494963" calcext:value-type="float">
            <text:p>2.494963</text:p>
          </table:table-cell>
          <table:table-cell office:value-type="float" office:value="1.574033" calcext:value-type="float">
            <text:p>1.574033</text:p>
          </table:table-cell>
          <table:table-cell office:value-type="float" office:value="3.62845" calcext:value-type="float">
            <text:p>3.62845</text:p>
          </table:table-cell>
          <table:table-cell office:value-type="float" office:value="2.223001" calcext:value-type="float">
            <text:p>2.223001</text:p>
          </table:table-cell>
          <table:table-cell table:style-name="ce3" office:value-type="float" office:value="7.518298" calcext:value-type="float">
            <text:p>7.518298</text:p>
          </table:table-cell>
          <table:table-cell office:value-type="float" office:value="3.243472" calcext:value-type="float">
            <text:p>3.243472</text:p>
          </table:table-cell>
          <table:table-cell/>
          <table:table-cell table:style-name="ce15"/>
          <table:table-cell table:style-name="ce1" table:number-columns-repeated="2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7" office:value-type="float" office:value="2.325216" calcext:value-type="float">
            <text:p>2.325216</text:p>
          </table:table-cell>
          <table:table-cell table:style-name="ce10" office:value-type="float" office:value="1.579596" calcext:value-type="float">
            <text:p>1.579596</text:p>
          </table:table-cell>
          <table:table-cell table:style-name="ce10" office:value-type="float" office:value="3.744371" calcext:value-type="float">
            <text:p>3.744371</text:p>
          </table:table-cell>
          <table:table-cell table:style-name="ce10" office:value-type="float" office:value="2.085435" calcext:value-type="float">
            <text:p>2.085435</text:p>
          </table:table-cell>
          <table:table-cell office:value-type="float" office:value="7.107372" calcext:value-type="float">
            <text:p>7.107372</text:p>
          </table:table-cell>
          <table:table-cell table:style-name="ce10" office:value-type="float" office:value="3.600499" calcext:value-type="float">
            <text:p>3.600499</text:p>
          </table:table-cell>
          <table:table-cell table:style-name="ce10"/>
          <table:table-cell table:style-name="ce16"/>
          <table:table-cell table:style-name="ce1" table:number-columns-repeated="2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7" office:value-type="float" office:value="2.387037" calcext:value-type="float">
            <text:p>2.387037</text:p>
          </table:table-cell>
          <table:table-cell table:style-name="ce10" office:value-type="float" office:value="1.579409" calcext:value-type="float">
            <text:p>1.579409</text:p>
          </table:table-cell>
          <table:table-cell table:style-name="ce10" office:value-type="float" office:value="3.401237" calcext:value-type="float">
            <text:p>3.401237</text:p>
          </table:table-cell>
          <table:table-cell table:style-name="ce10" office:value-type="float" office:value="2.040419" calcext:value-type="float">
            <text:p>2.040419</text:p>
          </table:table-cell>
          <table:table-cell office:value-type="float" office:value="7.267693" calcext:value-type="float">
            <text:p>7.267693</text:p>
          </table:table-cell>
          <table:table-cell table:style-name="ce10" office:value-type="float" office:value="3.555373" calcext:value-type="float">
            <text:p>3.555373</text:p>
          </table:table-cell>
          <table:table-cell table:style-name="ce10"/>
          <table:table-cell table:style-name="ce16"/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"/>
          <table:table-cell table:style-name="ce8" table:formula="of:=AVERAGE([.B5:.B9])" office:value-type="float" office:value="2.4185868" calcext:value-type="float">
            <text:p>2.4185868</text:p>
          </table:table-cell>
          <table:table-cell table:style-name="ce11" table:formula="of:=AVERAGE([.C5:.C9])" office:value-type="float" office:value="1.548761" calcext:value-type="float">
            <text:p>1.548761</text:p>
          </table:table-cell>
          <table:table-cell table:style-name="ce11" table:formula="of:=AVERAGE([.D5:.D9])" office:value-type="float" office:value="3.5166272" calcext:value-type="float">
            <text:p>3.5166272</text:p>
          </table:table-cell>
          <table:table-cell table:style-name="ce11" table:formula="of:=AVERAGE([.E5:.E9])" office:value-type="float" office:value="2.1717038" calcext:value-type="float">
            <text:p>2.1717038</text:p>
          </table:table-cell>
          <table:table-cell table:style-name="ce11" table:formula="of:=AVERAGE([.F5:.F9])" office:value-type="float" office:value="7.200853" calcext:value-type="float">
            <text:p>7.200853</text:p>
          </table:table-cell>
          <table:table-cell table:style-name="ce11" table:formula="of:=AVERAGE([.G5:.G9])" office:value-type="float" office:value="3.4401022" calcext:value-type="float">
            <text:p>3.4401022</text:p>
          </table:table-cell>
          <table:table-cell table:style-name="ce11"/>
          <table:table-cell table:style-name="ce17"/>
          <table:table-cell table:style-name="ce18" table:number-columns-repeated="3"/>
          <table:table-cell/>
          <table:table-cell table:style-name="Default" table:number-columns-repeated="4"/>
        </table:table-row>
        <table:table-row table:style-name="ro1">
          <table:table-cell table:style-name="ce1"/>
          <table:table-cell table:style-name="ce4" office:value-type="string" calcext:value-type="string">
            <text:p>WITH OMPSS FINAL</text:p>
          </table:table-cell>
          <table:table-cell table:style-name="ce9" table:number-columns-repeated="5"/>
          <table:table-cell table:style-name="ce12"/>
          <table:table-cell table:style-name="ce9"/>
          <table:table-cell table:style-name="ce19" table:number-columns-repeated="7"/>
          <table:table-cell table:style-name="ce23"/>
        </table:table-row>
        <table:table-row table:style-name="ro1">
          <table:table-cell table:style-name="ce2"/>
          <table:table-cell table:style-name="ce5" office:value-type="string" calcext:value-type="string">
            <text:p>KNAPSACK(29)</text:p>
          </table:table-cell>
          <table:table-cell table:style-name="ce10" office:value-type="string" calcext:value-type="string">
            <text:p>Final = 8,12</text:p>
          </table:table-cell>
          <table:table-cell/>
          <table:table-cell table:style-name="ce2" office:value-type="string" calcext:value-type="string">
            <text:p>KNAPSACK(30)</text:p>
          </table:table-cell>
          <table:table-cell office:value-type="string" calcext:value-type="string">
            <text:p>Final = 10,13</text:p>
          </table:table-cell>
          <table:table-cell table:style-name="ce10"/>
          <table:table-cell table:style-name="ce2" office:value-type="string" calcext:value-type="string">
            <text:p>KNAPSACK(31)</text:p>
          </table:table-cell>
          <table:table-cell office:value-type="string" calcext:value-type="string">
            <text:p>Final = 10,13</text:p>
          </table:table-cell>
          <table:table-cell table:style-name="ce10"/>
          <table:table-cell table:style-name="ce2" office:value-type="string" calcext:value-type="string">
            <text:p>KNAPSACK(32)</text:p>
          </table:table-cell>
          <table:table-cell table:style-name="ce10" office:value-type="string" calcext:value-type="string">
            <text:p>Final = 10,15</text:p>
          </table:table-cell>
          <table:table-cell table:style-name="ce10"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MEMO-SER</text:p>
          </table:table-cell>
          <table:table-cell table:style-name="ce2" office:value-type="string" calcext:value-type="string">
            <text:p>MEMO-OMP</text:p>
          </table:table-cell>
          <table:table-cell table:style-name="ce14" office:value-type="string" calcext:value-type="string">
            <text:p>OMP-SER</text:p>
          </table:table-cell>
        </table:table-row>
        <table:table-row table:style-name="ro1">
          <table:table-cell table:style-name="ce3"/>
          <table:table-cell table:style-name="ce5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formula="of:=[.B12]" office:value-type="string" office:string-value="KNAPSACK(29)" calcext:value-type="string">
            <text:p>KNAPSACK(29)</text:p>
          </table:table-cell>
          <table:table-cell table:formula="of:=[.B19]/[.D19]" office:value-type="float" office:value="6.27832241408612" calcext:value-type="float">
            <text:p>6.2783224141</text:p>
          </table:table-cell>
          <table:table-cell table:formula="of:=[.C19]/[.D19]" office:value-type="float" office:value="5.98482316929957" calcext:value-type="float">
            <text:p>5.9848231693</text:p>
          </table:table-cell>
          <table:table-cell table:formula="of:=[.B19]/[.C19]" office:value-type="float" office:value="1.04904058758028" calcext:value-type="float">
            <text:p>1.0490405876</text:p>
          </table:table-cell>
        </table:table-row>
        <table:table-row table:style-name="ro1">
          <table:table-cell table:style-name="ce3"/>
          <table:table-cell office:value-type="float" office:value="1.324483" calcext:value-type="float">
            <text:p>1.324483</text:p>
          </table:table-cell>
          <table:table-cell office:value-type="float" office:value="1.255969" calcext:value-type="float">
            <text:p>1.255969</text:p>
          </table:table-cell>
          <table:table-cell office:value-type="float" office:value="0.196035" calcext:value-type="float">
            <text:p>0.196035</text:p>
          </table:table-cell>
          <table:table-cell office:value-type="float" office:value="2.535725" calcext:value-type="float">
            <text:p>2.535725</text:p>
          </table:table-cell>
          <table:table-cell table:style-name="ce3" office:value-type="float" office:value="2.472678" calcext:value-type="float">
            <text:p>2.472678</text:p>
          </table:table-cell>
          <table:table-cell office:value-type="float" office:value="0.281884" calcext:value-type="float">
            <text:p>0.281884</text:p>
          </table:table-cell>
          <table:table-cell office:value-type="float" office:value="4.550317" calcext:value-type="float">
            <text:p>4.550317</text:p>
          </table:table-cell>
          <table:table-cell table:style-name="ce3" office:value-type="float" office:value="4.32851" calcext:value-type="float">
            <text:p>4.32851</text:p>
          </table:table-cell>
          <table:table-cell table:style-name="ce3" office:value-type="float" office:value="0.412637" calcext:value-type="float">
            <text:p>0.412637</text:p>
          </table:table-cell>
          <table:table-cell office:value-type="float" office:value="8.414072" calcext:value-type="float">
            <text:p>8.414072</text:p>
          </table:table-cell>
          <table:table-cell table:style-name="ce3" office:value-type="float" office:value="7.20981" calcext:value-type="float">
            <text:p>7.20981</text:p>
          </table:table-cell>
          <table:table-cell table:style-name="ce3" office:value-type="float" office:value="0.624572" calcext:value-type="float">
            <text:p>0.624572</text:p>
          </table:table-cell>
          <table:table-cell table:formula="of:=[.E12]" office:value-type="string" office:string-value="KNAPSACK(30)" calcext:value-type="string">
            <text:p>KNAPSACK(30)</text:p>
          </table:table-cell>
          <table:table-cell table:formula="of:=[.E19]/[.G19]" office:value-type="float" office:value="9.33085496604024" calcext:value-type="float">
            <text:p>9.330854966</text:p>
          </table:table-cell>
          <table:table-cell table:formula="of:=[.F19]/[.G19]" office:value-type="float" office:value="8.67644726519708" calcext:value-type="float">
            <text:p>8.6764472652</text:p>
          </table:table-cell>
          <table:table-cell table:formula="of:=[.E19]/[.F19]" office:value-type="float" office:value="1.07542346318039" calcext:value-type="float">
            <text:p>1.0754234632</text:p>
          </table:table-cell>
        </table:table-row>
        <table:table-row table:style-name="ro1">
          <table:table-cell table:style-name="ce3"/>
          <table:table-cell office:value-type="float" office:value="1.28123" calcext:value-type="float">
            <text:p>1.28123</text:p>
          </table:table-cell>
          <table:table-cell office:value-type="float" office:value="1.244996" calcext:value-type="float">
            <text:p>1.244996</text:p>
          </table:table-cell>
          <table:table-cell office:value-type="float" office:value="0.212503" calcext:value-type="float">
            <text:p>0.212503</text:p>
          </table:table-cell>
          <table:table-cell office:value-type="float" office:value="2.761158" calcext:value-type="float">
            <text:p>2.761158</text:p>
          </table:table-cell>
          <table:table-cell table:style-name="ce3" office:value-type="float" office:value="2.47108" calcext:value-type="float">
            <text:p>2.47108</text:p>
          </table:table-cell>
          <table:table-cell office:value-type="float" office:value="0.278191" calcext:value-type="float">
            <text:p>0.278191</text:p>
          </table:table-cell>
          <table:table-cell office:value-type="float" office:value="4.746993" calcext:value-type="float">
            <text:p>4.746993</text:p>
          </table:table-cell>
          <table:table-cell table:style-name="ce3" office:value-type="float" office:value="4.332725" calcext:value-type="float">
            <text:p>4.332725</text:p>
          </table:table-cell>
          <table:table-cell table:style-name="ce3" office:value-type="float" office:value="0.419655" calcext:value-type="float">
            <text:p>0.419655</text:p>
          </table:table-cell>
          <table:table-cell office:value-type="float" office:value="7.847566" calcext:value-type="float">
            <text:p>7.847566</text:p>
          </table:table-cell>
          <table:table-cell table:style-name="ce3" office:value-type="float" office:value="7.274146" calcext:value-type="float">
            <text:p>7.274146</text:p>
          </table:table-cell>
          <table:table-cell table:style-name="ce3" office:value-type="float" office:value="0.640934" calcext:value-type="float">
            <text:p>0.640934</text:p>
          </table:table-cell>
          <table:table-cell table:formula="of:=[.H12]" office:value-type="string" office:string-value="KNAPSACK(31)" calcext:value-type="string">
            <text:p>KNAPSACK(31)</text:p>
          </table:table-cell>
          <table:table-cell table:formula="of:=[.H19]/[.J19]" office:value-type="float" office:value="11.593740622571" calcext:value-type="float">
            <text:p>11.5937406226</text:p>
          </table:table-cell>
          <table:table-cell table:formula="of:=[.I19]/[.J19]" office:value-type="float" office:value="10.5571906674363" calcext:value-type="float">
            <text:p>10.5571906674</text:p>
          </table:table-cell>
          <table:table-cell table:formula="of:=[.H19]/[.I19]" office:value-type="float" office:value="1.098184260168" calcext:value-type="float">
            <text:p>1.0981842602</text:p>
          </table:table-cell>
        </table:table-row>
        <table:table-row table:style-name="ro1">
          <table:table-cell table:style-name="ce3"/>
          <table:table-cell office:value-type="float" office:value="1.293589" calcext:value-type="float">
            <text:p>1.293589</text:p>
          </table:table-cell>
          <table:table-cell office:value-type="float" office:value="1.265411" calcext:value-type="float">
            <text:p>1.265411</text:p>
          </table:table-cell>
          <table:table-cell office:value-type="float" office:value="0.212636" calcext:value-type="float">
            <text:p>0.212636</text:p>
          </table:table-cell>
          <table:table-cell office:value-type="float" office:value="2.62462" calcext:value-type="float">
            <text:p>2.62462</text:p>
          </table:table-cell>
          <table:table-cell table:style-name="ce3" office:value-type="float" office:value="2.437665" calcext:value-type="float">
            <text:p>2.437665</text:p>
          </table:table-cell>
          <table:table-cell office:value-type="float" office:value="0.290865" calcext:value-type="float">
            <text:p>0.290865</text:p>
          </table:table-cell>
          <table:table-cell office:value-type="float" office:value="4.722313" calcext:value-type="float">
            <text:p>4.722313</text:p>
          </table:table-cell>
          <table:table-cell table:style-name="ce3" office:value-type="float" office:value="4.337388" calcext:value-type="float">
            <text:p>4.337388</text:p>
          </table:table-cell>
          <table:table-cell table:style-name="ce3" office:value-type="float" office:value="0.40064" calcext:value-type="float">
            <text:p>0.40064</text:p>
          </table:table-cell>
          <table:table-cell office:value-type="float" office:value="8.269051" calcext:value-type="float">
            <text:p>8.269051</text:p>
          </table:table-cell>
          <table:table-cell table:style-name="ce3" office:value-type="float" office:value="7.383456" calcext:value-type="float">
            <text:p>7.383456</text:p>
          </table:table-cell>
          <table:table-cell table:style-name="ce3" office:value-type="float" office:value="0.594371" calcext:value-type="float">
            <text:p>0.594371</text:p>
          </table:table-cell>
          <table:table-cell table:formula="of:=[.K12]" office:value-type="string" office:string-value="KNAPSACK(32)" calcext:value-type="string">
            <text:p>KNAPSACK(32)</text:p>
          </table:table-cell>
          <table:table-cell table:formula="of:=[.K19]/[.M19]" office:value-type="float" office:value="13.5818310594686" calcext:value-type="float">
            <text:p>13.5818310595</text:p>
          </table:table-cell>
          <table:table-cell table:formula="of:=[.L19]/[.M19]" office:value-type="float" office:value="11.9492822638553" calcext:value-type="float">
            <text:p>11.9492822639</text:p>
          </table:table-cell>
          <table:table-cell table:formula="of:=[.K19]/[.L19]" office:value-type="float" office:value="1.13662316778234" calcext:value-type="float">
            <text:p>1.1366231678</text:p>
          </table:table-cell>
        </table:table-row>
        <table:table-row table:style-name="ro1">
          <table:table-cell table:style-name="ce3"/>
          <table:table-cell office:value-type="float" office:value="1.376155" calcext:value-type="float">
            <text:p>1.376155</text:p>
          </table:table-cell>
          <table:table-cell office:value-type="float" office:value="1.25694" calcext:value-type="float">
            <text:p>1.25694</text:p>
          </table:table-cell>
          <table:table-cell office:value-type="float" office:value="0.212074" calcext:value-type="float">
            <text:p>0.212074</text:p>
          </table:table-cell>
          <table:table-cell office:value-type="float" office:value="2.688838" calcext:value-type="float">
            <text:p>2.688838</text:p>
          </table:table-cell>
          <table:table-cell office:value-type="float" office:value="2.427924" calcext:value-type="float">
            <text:p>2.427924</text:p>
          </table:table-cell>
          <table:table-cell table:style-name="ce10" office:value-type="float" office:value="0.28625" calcext:value-type="float">
            <text:p>0.28625</text:p>
          </table:table-cell>
          <table:table-cell office:value-type="float" office:value="4.946049" calcext:value-type="float">
            <text:p>4.946049</text:p>
          </table:table-cell>
          <table:table-cell office:value-type="float" office:value="4.307885" calcext:value-type="float">
            <text:p>4.307885</text:p>
          </table:table-cell>
          <table:table-cell table:style-name="ce10" office:value-type="float" office:value="0.414185" calcext:value-type="float">
            <text:p>0.414185</text:p>
          </table:table-cell>
          <table:table-cell office:value-type="float" office:value="8.552261" calcext:value-type="float">
            <text:p>8.552261</text:p>
          </table:table-cell>
          <table:table-cell table:style-name="ce3" office:value-type="float" office:value="7.385046" calcext:value-type="float">
            <text:p>7.385046</text:p>
          </table:table-cell>
          <table:table-cell table:style-name="ce3" office:value-type="float" office:value="0.564372" calcext:value-type="float">
            <text:p>0.564372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.30037" calcext:value-type="float">
            <text:p>1.30037</text:p>
          </table:table-cell>
          <table:table-cell office:value-type="float" office:value="1.245104" calcext:value-type="float">
            <text:p>1.245104</text:p>
          </table:table-cell>
          <table:table-cell table:style-name="ce10" office:value-type="float" office:value="0.214138" calcext:value-type="float">
            <text:p>0.214138</text:p>
          </table:table-cell>
          <table:table-cell office:value-type="float" office:value="2.591979" calcext:value-type="float">
            <text:p>2.591979</text:p>
          </table:table-cell>
          <table:table-cell office:value-type="float" office:value="2.467045" calcext:value-type="float">
            <text:p>2.467045</text:p>
          </table:table-cell>
          <table:table-cell table:style-name="ce10" office:value-type="float" office:value="0.27772" calcext:value-type="float">
            <text:p>0.27772</text:p>
          </table:table-cell>
          <table:table-cell office:value-type="float" office:value="4.79534" calcext:value-type="float">
            <text:p>4.79534</text:p>
          </table:table-cell>
          <table:table-cell office:value-type="float" office:value="4.330127" calcext:value-type="float">
            <text:p>4.330127</text:p>
          </table:table-cell>
          <table:table-cell table:style-name="ce10" office:value-type="float" office:value="0.402352" calcext:value-type="float">
            <text:p>0.402352</text:p>
          </table:table-cell>
          <table:table-cell office:value-type="float" office:value="8.529064" calcext:value-type="float">
            <text:p>8.529064</text:p>
          </table:table-cell>
          <table:table-cell table:style-name="ce3" office:value-type="float" office:value="7.357753" calcext:value-type="float">
            <text:p>7.357753</text:p>
          </table:table-cell>
          <table:table-cell table:style-name="ce10" office:value-type="float" office:value="0.639551" calcext:value-type="float">
            <text:p>0.639551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8" table:formula="of:=AVERAGE([.B14:.B18])" office:value-type="float" office:value="1.3151654" calcext:value-type="float">
            <text:p>1.3151654</text:p>
          </table:table-cell>
          <table:table-cell table:style-name="ce11" table:formula="of:=AVERAGE([.C14:.C18])" office:value-type="float" office:value="1.253684" calcext:value-type="float">
            <text:p>1.253684</text:p>
          </table:table-cell>
          <table:table-cell table:style-name="ce11" table:formula="of:=AVERAGE([.D14:.D18])" office:value-type="float" office:value="0.2094772" calcext:value-type="float">
            <text:p>0.2094772</text:p>
          </table:table-cell>
          <table:table-cell table:style-name="ce11" table:formula="of:=AVERAGE([.E14:.E18])" office:value-type="float" office:value="2.640464" calcext:value-type="float">
            <text:p>2.640464</text:p>
          </table:table-cell>
          <table:table-cell table:style-name="ce11" table:formula="of:=AVERAGE([.F14:.F18])" office:value-type="float" office:value="2.4552784" calcext:value-type="float">
            <text:p>2.4552784</text:p>
          </table:table-cell>
          <table:table-cell table:style-name="ce11" table:formula="of:=AVERAGE([.G14:.G18])" office:value-type="float" office:value="0.282982" calcext:value-type="float">
            <text:p>0.282982</text:p>
          </table:table-cell>
          <table:table-cell table:style-name="ce11" table:formula="of:=AVERAGE([.H14:.H18])" office:value-type="float" office:value="4.7522024" calcext:value-type="float">
            <text:p>4.7522024</text:p>
          </table:table-cell>
          <table:table-cell table:style-name="ce11" table:formula="of:=AVERAGE([.I14:.I18])" office:value-type="float" office:value="4.327327" calcext:value-type="float">
            <text:p>4.327327</text:p>
          </table:table-cell>
          <table:table-cell table:style-name="ce11" table:formula="of:=AVERAGE([.J14:.J18])" office:value-type="float" office:value="0.4098938" calcext:value-type="float">
            <text:p>0.4098938</text:p>
          </table:table-cell>
          <table:table-cell table:style-name="ce11" table:formula="of:=AVERAGE([.K14:.K18])" office:value-type="float" office:value="8.3224028" calcext:value-type="float">
            <text:p>8.3224028</text:p>
          </table:table-cell>
          <table:table-cell table:style-name="ce11" table:formula="of:=AVERAGE([.L14:.L18])" office:value-type="float" office:value="7.3220422" calcext:value-type="float">
            <text:p>7.3220422</text:p>
          </table:table-cell>
          <table:table-cell table:style-name="ce11" table:formula="of:=AVERAGE([.M14:.M18])" office:value-type="float" office:value="0.61276" calcext:value-type="float">
            <text:p>0.61276</text:p>
          </table:table-cell>
          <table:table-cell table:style-name="ce21"/>
          <table:table-cell table:style-name="ce22" table:number-columns-repeated="2"/>
          <table:table-cell table:style-name="ce24"/>
        </table:table-row>
        <table:table-row table:style-name="ro1">
          <table:table-cell table:style-name="ce1"/>
          <table:table-cell table:style-name="ce4" office:value-type="string" calcext:value-type="string">
            <text:p>WITH MANUAL FINAL</text:p>
          </table:table-cell>
          <table:table-cell table:style-name="ce9" table:number-columns-repeated="5"/>
          <table:table-cell table:style-name="ce12"/>
          <table:table-cell table:style-name="ce9"/>
          <table:table-cell table:style-name="ce19" table:number-columns-repeated="7"/>
          <table:table-cell table:style-name="ce23"/>
        </table:table-row>
        <table:table-row table:style-name="ro1">
          <table:table-cell/>
          <table:table-cell table:style-name="ce5" office:value-type="string" calcext:value-type="string">
            <text:p>KNAPSACK(29)</text:p>
          </table:table-cell>
          <table:table-cell table:style-name="ce10" office:value-type="string" calcext:value-type="string">
            <text:p>Final = 8,11</text:p>
          </table:table-cell>
          <table:table-cell/>
          <table:table-cell table:style-name="ce2" office:value-type="string" calcext:value-type="string">
            <text:p>KNAPSACK(30)</text:p>
          </table:table-cell>
          <table:table-cell office:value-type="string" calcext:value-type="string">
            <text:p>Final = 8,12</text:p>
          </table:table-cell>
          <table:table-cell/>
          <table:table-cell table:style-name="ce2" office:value-type="string" calcext:value-type="string">
            <text:p>KNAPSACK(31)</text:p>
          </table:table-cell>
          <table:table-cell office:value-type="string" calcext:value-type="string">
            <text:p>Final = 8,12</text:p>
          </table:table-cell>
          <table:table-cell table:style-name="ce3"/>
          <table:table-cell table:style-name="ce2" office:value-type="string" calcext:value-type="string">
            <text:p>KNAPSACK(32)</text:p>
          </table:table-cell>
          <table:table-cell table:style-name="ce10" office:value-type="string" calcext:value-type="string">
            <text:p>Final = 8,12</text:p>
          </table:table-cell>
          <table:table-cell table:style-name="ce2"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MEMO-SER</text:p>
          </table:table-cell>
          <table:table-cell table:style-name="ce2" office:value-type="string" calcext:value-type="string">
            <text:p>MEMO-OMP</text:p>
          </table:table-cell>
          <table:table-cell table:style-name="ce14" office:value-type="string" calcext:value-type="string">
            <text:p>OMP-SER</text:p>
          </table:table-cell>
        </table:table-row>
        <table:table-row table:style-name="ro1">
          <table:table-cell/>
          <table:table-cell table:style-name="ce5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formula="of:=[.B21]" office:value-type="string" office:string-value="KNAPSACK(29)" calcext:value-type="string">
            <text:p>KNAPSACK(29)</text:p>
          </table:table-cell>
          <table:table-cell table:formula="of:=[.B28]/[.D28]" office:value-type="float" office:value="11.3131923620179" calcext:value-type="float">
            <text:p>11.313192362</text:p>
          </table:table-cell>
          <table:table-cell table:formula="of:=[.C28]/[.D28]" office:value-type="float" office:value="2.48182633035872" calcext:value-type="float">
            <text:p>2.4818263304</text:p>
          </table:table-cell>
          <table:table-cell table:formula="of:=[.B28]/[.C28]" office:value-type="float" office:value="4.55841419023977" calcext:value-type="float">
            <text:p>4.5584141902</text:p>
          </table:table-cell>
        </table:table-row>
        <table:table-row table:style-name="ro1">
          <table:table-cell/>
          <table:table-cell office:value-type="float" office:value="1.324483" calcext:value-type="float">
            <text:p>1.324483</text:p>
          </table:table-cell>
          <table:table-cell office:value-type="float" office:value="0.288695" calcext:value-type="float">
            <text:p>0.288695</text:p>
          </table:table-cell>
          <table:table-cell office:value-type="float" office:value="0.118628" calcext:value-type="float">
            <text:p>0.118628</text:p>
          </table:table-cell>
          <table:table-cell office:value-type="float" office:value="2.535725" calcext:value-type="float">
            <text:p>2.535725</text:p>
          </table:table-cell>
          <table:table-cell table:style-name="ce3" office:value-type="float" office:value="0.557912" calcext:value-type="float">
            <text:p>0.557912</text:p>
          </table:table-cell>
          <table:table-cell office:value-type="float" office:value="0.163021" calcext:value-type="float">
            <text:p>0.163021</text:p>
          </table:table-cell>
          <table:table-cell office:value-type="float" office:value="4.550317" calcext:value-type="float">
            <text:p>4.550317</text:p>
          </table:table-cell>
          <table:table-cell table:style-name="ce3" office:value-type="float" office:value="0.990514" calcext:value-type="float">
            <text:p>0.990514</text:p>
          </table:table-cell>
          <table:table-cell table:style-name="ce3" office:value-type="float" office:value="0.224754" calcext:value-type="float">
            <text:p>0.224754</text:p>
          </table:table-cell>
          <table:table-cell office:value-type="float" office:value="8.414072" calcext:value-type="float">
            <text:p>8.414072</text:p>
          </table:table-cell>
          <table:table-cell table:style-name="ce3" office:value-type="float" office:value="1.6471" calcext:value-type="float">
            <text:p>1.6471</text:p>
          </table:table-cell>
          <table:table-cell table:style-name="ce3" office:value-type="float" office:value="0.307613" calcext:value-type="float">
            <text:p>0.307613</text:p>
          </table:table-cell>
          <table:table-cell table:formula="of:=[.E21]" office:value-type="string" office:string-value="KNAPSACK(30)" calcext:value-type="string">
            <text:p>KNAPSACK(30)</text:p>
          </table:table-cell>
          <table:table-cell table:formula="of:=[.E28]/[.G28]" office:value-type="float" office:value="16.7503019599484" calcext:value-type="float">
            <text:p>16.7503019599</text:p>
          </table:table-cell>
          <table:table-cell table:formula="of:=[.F28]/[.G28]" office:value-type="float" office:value="3.52842102859231" calcext:value-type="float">
            <text:p>3.5284210286</text:p>
          </table:table-cell>
          <table:table-cell table:formula="of:=[.E28]/[.F28]" office:value-type="float" office:value="4.74725148280592" calcext:value-type="float">
            <text:p>4.7472514828</text:p>
          </table:table-cell>
        </table:table-row>
        <table:table-row table:style-name="ro1">
          <table:table-cell/>
          <table:table-cell office:value-type="float" office:value="1.28123" calcext:value-type="float">
            <text:p>1.28123</text:p>
          </table:table-cell>
          <table:table-cell office:value-type="float" office:value="0.289886" calcext:value-type="float">
            <text:p>0.289886</text:p>
          </table:table-cell>
          <table:table-cell office:value-type="float" office:value="0.116646" calcext:value-type="float">
            <text:p>0.116646</text:p>
          </table:table-cell>
          <table:table-cell office:value-type="float" office:value="2.761158" calcext:value-type="float">
            <text:p>2.761158</text:p>
          </table:table-cell>
          <table:table-cell table:style-name="ce3" office:value-type="float" office:value="0.554833" calcext:value-type="float">
            <text:p>0.554833</text:p>
          </table:table-cell>
          <table:table-cell office:value-type="float" office:value="0.159547" calcext:value-type="float">
            <text:p>0.159547</text:p>
          </table:table-cell>
          <table:table-cell office:value-type="float" office:value="4.746993" calcext:value-type="float">
            <text:p>4.746993</text:p>
          </table:table-cell>
          <table:table-cell table:style-name="ce3" office:value-type="float" office:value="0.999239" calcext:value-type="float">
            <text:p>0.999239</text:p>
          </table:table-cell>
          <table:table-cell table:style-name="ce3" office:value-type="float" office:value="0.218499" calcext:value-type="float">
            <text:p>0.218499</text:p>
          </table:table-cell>
          <table:table-cell office:value-type="float" office:value="7.847566" calcext:value-type="float">
            <text:p>7.847566</text:p>
          </table:table-cell>
          <table:table-cell table:style-name="ce3" office:value-type="float" office:value="1.643882" calcext:value-type="float">
            <text:p>1.643882</text:p>
          </table:table-cell>
          <table:table-cell table:style-name="ce3" office:value-type="float" office:value="0.317295" calcext:value-type="float">
            <text:p>0.317295</text:p>
          </table:table-cell>
          <table:table-cell table:formula="of:=[.H21]" office:value-type="string" office:string-value="KNAPSACK(31)" calcext:value-type="string">
            <text:p>KNAPSACK(31)</text:p>
          </table:table-cell>
          <table:table-cell table:formula="of:=[.H28]/[.J28]" office:value-type="float" office:value="21.2431277921767" calcext:value-type="float">
            <text:p>21.2431277922</text:p>
          </table:table-cell>
          <table:table-cell table:formula="of:=[.I28]/[.J28]" office:value-type="float" office:value="4.43398952372182" calcext:value-type="float">
            <text:p>4.4339895237</text:p>
          </table:table-cell>
          <table:table-cell table:formula="of:=[.H28]/[.I28]" office:value-type="float" office:value="4.79097383485596" calcext:value-type="float">
            <text:p>4.7909738349</text:p>
          </table:table-cell>
        </table:table-row>
        <table:table-row table:style-name="ro1">
          <table:table-cell/>
          <table:table-cell office:value-type="float" office:value="1.293589" calcext:value-type="float">
            <text:p>1.293589</text:p>
          </table:table-cell>
          <table:table-cell office:value-type="float" office:value="0.285506" calcext:value-type="float">
            <text:p>0.285506</text:p>
          </table:table-cell>
          <table:table-cell office:value-type="float" office:value="0.115564" calcext:value-type="float">
            <text:p>0.115564</text:p>
          </table:table-cell>
          <table:table-cell office:value-type="float" office:value="2.62462" calcext:value-type="float">
            <text:p>2.62462</text:p>
          </table:table-cell>
          <table:table-cell office:value-type="float" office:value="0.558748" calcext:value-type="float">
            <text:p>0.558748</text:p>
          </table:table-cell>
          <table:table-cell office:value-type="float" office:value="0.156614" calcext:value-type="float">
            <text:p>0.156614</text:p>
          </table:table-cell>
          <table:table-cell office:value-type="float" office:value="4.722313" calcext:value-type="float">
            <text:p>4.722313</text:p>
          </table:table-cell>
          <table:table-cell table:style-name="ce3" office:value-type="float" office:value="0.991992" calcext:value-type="float">
            <text:p>0.991992</text:p>
          </table:table-cell>
          <table:table-cell table:style-name="ce3" office:value-type="float" office:value="0.229048" calcext:value-type="float">
            <text:p>0.229048</text:p>
          </table:table-cell>
          <table:table-cell office:value-type="float" office:value="8.269051" calcext:value-type="float">
            <text:p>8.269051</text:p>
          </table:table-cell>
          <table:table-cell table:style-name="ce3" office:value-type="float" office:value="1.641218" calcext:value-type="float">
            <text:p>1.641218</text:p>
          </table:table-cell>
          <table:table-cell table:style-name="ce3" office:value-type="float" office:value="0.310934" calcext:value-type="float">
            <text:p>0.310934</text:p>
          </table:table-cell>
          <table:table-cell table:formula="of:=[.K21]" office:value-type="string" office:string-value="KNAPSACK(32)" calcext:value-type="string">
            <text:p>KNAPSACK(32)</text:p>
          </table:table-cell>
          <table:table-cell table:formula="of:=[.K28]/[.M28]" office:value-type="float" office:value="26.670657991805" calcext:value-type="float">
            <text:p>26.6706579918</text:p>
          </table:table-cell>
          <table:table-cell table:formula="of:=[.L28]/[.M28]" office:value-type="float" office:value="5.27656088864562" calcext:value-type="float">
            <text:p>5.2765608886</text:p>
          </table:table-cell>
          <table:table-cell table:formula="of:=[.K28]/[.L28]" office:value-type="float" office:value="5.05455325062131" calcext:value-type="float">
            <text:p>5.0545532506</text:p>
          </table:table-cell>
        </table:table-row>
        <table:table-row table:style-name="ro1">
          <table:table-cell table:style-name="ce1"/>
          <table:table-cell office:value-type="float" office:value="1.376155" calcext:value-type="float">
            <text:p>1.376155</text:p>
          </table:table-cell>
          <table:table-cell office:value-type="float" office:value="0.293287" calcext:value-type="float">
            <text:p>0.293287</text:p>
          </table:table-cell>
          <table:table-cell office:value-type="float" office:value="0.112479" calcext:value-type="float">
            <text:p>0.112479</text:p>
          </table:table-cell>
          <table:table-cell office:value-type="float" office:value="2.688838" calcext:value-type="float">
            <text:p>2.688838</text:p>
          </table:table-cell>
          <table:table-cell office:value-type="float" office:value="0.553916" calcext:value-type="float">
            <text:p>0.553916</text:p>
          </table:table-cell>
          <table:table-cell table:style-name="ce10" office:value-type="float" office:value="0.168385" calcext:value-type="float">
            <text:p>0.168385</text:p>
          </table:table-cell>
          <table:table-cell office:value-type="float" office:value="4.946049" calcext:value-type="float">
            <text:p>4.946049</text:p>
          </table:table-cell>
          <table:table-cell office:value-type="float" office:value="0.993465" calcext:value-type="float">
            <text:p>0.993465</text:p>
          </table:table-cell>
          <table:table-cell table:style-name="ce10" office:value-type="float" office:value="0.220918" calcext:value-type="float">
            <text:p>0.220918</text:p>
          </table:table-cell>
          <table:table-cell office:value-type="float" office:value="8.552261" calcext:value-type="float">
            <text:p>8.552261</text:p>
          </table:table-cell>
          <table:table-cell table:style-name="ce10" office:value-type="float" office:value="1.648338" calcext:value-type="float">
            <text:p>1.648338</text:p>
          </table:table-cell>
          <table:table-cell table:style-name="ce10" office:value-type="float" office:value="0.307712" calcext:value-type="float">
            <text:p>0.3077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0037" calcext:value-type="float">
            <text:p>1.30037</text:p>
          </table:table-cell>
          <table:table-cell office:value-type="float" office:value="0.285195" calcext:value-type="float">
            <text:p>0.285195</text:p>
          </table:table-cell>
          <table:table-cell table:style-name="ce10" office:value-type="float" office:value="0.117936" calcext:value-type="float">
            <text:p>0.117936</text:p>
          </table:table-cell>
          <table:table-cell office:value-type="float" office:value="2.591979" calcext:value-type="float">
            <text:p>2.591979</text:p>
          </table:table-cell>
          <table:table-cell office:value-type="float" office:value="0.555636" calcext:value-type="float">
            <text:p>0.555636</text:p>
          </table:table-cell>
          <table:table-cell table:style-name="ce10" office:value-type="float" office:value="0.140617" calcext:value-type="float">
            <text:p>0.140617</text:p>
          </table:table-cell>
          <table:table-cell office:value-type="float" office:value="4.79534" calcext:value-type="float">
            <text:p>4.79534</text:p>
          </table:table-cell>
          <table:table-cell office:value-type="float" office:value="0.984327" calcext:value-type="float">
            <text:p>0.984327</text:p>
          </table:table-cell>
          <table:table-cell table:style-name="ce10" office:value-type="float" office:value="0.225308" calcext:value-type="float">
            <text:p>0.225308</text:p>
          </table:table-cell>
          <table:table-cell office:value-type="float" office:value="8.529064" calcext:value-type="float">
            <text:p>8.529064</text:p>
          </table:table-cell>
          <table:table-cell table:style-name="ce10" office:value-type="float" office:value="1.652042" calcext:value-type="float">
            <text:p>1.652042</text:p>
          </table:table-cell>
          <table:table-cell table:style-name="ce10" office:value-type="float" office:value="0.316663" calcext:value-type="float">
            <text:p>0.316663</text:p>
          </table:table-cell>
          <table:table-cell table:number-columns-repeated="4"/>
        </table:table-row>
        <table:table-row table:style-name="ro1">
          <table:table-cell/>
          <table:table-cell table:style-name="ce8" table:formula="of:=AVERAGE([.B23:.B27])" office:value-type="float" office:value="1.3151654" calcext:value-type="float">
            <text:p>1.3151654</text:p>
          </table:table-cell>
          <table:table-cell table:style-name="ce11" table:formula="of:=AVERAGE([.C23:.C27])" office:value-type="float" office:value="0.2885138" calcext:value-type="float">
            <text:p>0.2885138</text:p>
          </table:table-cell>
          <table:table-cell table:style-name="ce11" table:formula="of:=AVERAGE([.D23:.D27])" office:value-type="float" office:value="0.1162506" calcext:value-type="float">
            <text:p>0.1162506</text:p>
          </table:table-cell>
          <table:table-cell table:style-name="ce11" table:formula="of:=AVERAGE([.E23:.E27])" office:value-type="float" office:value="2.640464" calcext:value-type="float">
            <text:p>2.640464</text:p>
          </table:table-cell>
          <table:table-cell table:style-name="ce11" table:formula="of:=AVERAGE([.F23:.F27])" office:value-type="float" office:value="0.556209" calcext:value-type="float">
            <text:p>0.556209</text:p>
          </table:table-cell>
          <table:table-cell table:style-name="ce11" table:formula="of:=AVERAGE([.G23:.G27])" office:value-type="float" office:value="0.1576368" calcext:value-type="float">
            <text:p>0.1576368</text:p>
          </table:table-cell>
          <table:table-cell table:style-name="ce11" table:formula="of:=AVERAGE([.H23:.H27])" office:value-type="float" office:value="4.7522024" calcext:value-type="float">
            <text:p>4.7522024</text:p>
          </table:table-cell>
          <table:table-cell table:style-name="ce11" table:formula="of:=AVERAGE([.I23:.I27])" office:value-type="float" office:value="0.9919074" calcext:value-type="float">
            <text:p>0.9919074</text:p>
          </table:table-cell>
          <table:table-cell table:style-name="ce11" table:formula="of:=AVERAGE([.J23:.J27])" office:value-type="float" office:value="0.2237054" calcext:value-type="float">
            <text:p>0.2237054</text:p>
          </table:table-cell>
          <table:table-cell table:style-name="ce11" table:formula="of:=AVERAGE([.K23:.K27])" office:value-type="float" office:value="8.3224028" calcext:value-type="float">
            <text:p>8.3224028</text:p>
          </table:table-cell>
          <table:table-cell table:style-name="ce11" table:formula="of:=AVERAGE([.L23:.L27])" office:value-type="float" office:value="1.646516" calcext:value-type="float">
            <text:p>1.646516</text:p>
          </table:table-cell>
          <table:table-cell table:style-name="ce11" table:formula="of:=AVERAGE([.M23:.M27])" office:value-type="float" office:value="0.3120434" calcext:value-type="float">
            <text:p>0.3120434</text:p>
          </table:table-cell>
          <table:table-cell table:style-name="ce21"/>
          <table:table-cell table:style-name="ce22" table:number-columns-repeated="2"/>
          <table:table-cell table:style-name="ce24"/>
        </table:table-row>
        <table:table-row table:style-name="ro1">
          <table:table-cell/>
          <table:table-cell table:style-name="ce1" table:number-columns-repeated="2"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Default" table:number-columns-repeated="4"/>
        </table:table-row>
      </table:table>
      <table:table table:name="LEV_DIST" table:style-name="ta1">
        <table:shapes>
          <draw:frame draw:z-index="0" draw:style-name="gr1" draw:text-style-name="P1" svg:width="4.9783in" svg:height="2.552in" svg:x="0in" svg:y="5.1476in">
            <draw:object draw:notify-on-update-of-ranges="LEV_DIST.H4:LEV_DIST.H6 LEV_DIST.I3:LEV_DIST.I3 LEV_DIST.I4:LEV_DIST.I6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5.6969in" svg:height="3.1689in" svg:x="4.9535in" svg:y="5.1476in">
            <draw:object draw:notify-on-update-of-ranges="LEV_DIST.N13:LEV_DIST.N16 LEV_DIST.O12:LEV_DIST.O12 LEV_DIST.O13:LEV_DIST.O16 LEV_DIST.Q12:LEV_DIST.Q12 LEV_DIST.Q13:LEV_DIST.Q16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5.9311in" svg:height="3.1555in" svg:x="10.6516in" svg:y="5.1587in">
            <draw:object draw:notify-on-update-of-ranges="LEV_DIST.N22:LEV_DIST.N25 LEV_DIST.O21:LEV_DIST.O21 LEV_DIST.O22:LEV_DIST.O25 LEV_DIST.Q21:LEV_DIST.Q21 LEV_DIST.Q22:LEV_DIST.Q25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6" table:default-cell-style-name="Default"/>
        <table:table-column table:style-name="co13" table:default-cell-style-name="ce6"/>
        <table:table-column table:style-name="co2" table:default-cell-style-name="ce3"/>
        <table:table-column table:style-name="co3" table:default-cell-style-name="ce3"/>
        <table:table-column table:style-name="co17" table:default-cell-style-name="ce3"/>
        <table:table-column table:style-name="co2" table:default-cell-style-name="ce10"/>
        <table:table-column table:style-name="co8" table:default-cell-style-name="ce3"/>
        <table:table-column table:style-name="co18" table:default-cell-style-name="ce3"/>
        <table:table-column table:style-name="co2" table:default-cell-style-name="ce10"/>
        <table:table-column table:style-name="co6" table:default-cell-style-name="Default"/>
        <table:table-column table:style-name="co19" table:default-cell-style-name="ce3"/>
        <table:table-column table:style-name="co2" table:number-columns-repeated="2" table:default-cell-style-name="Default"/>
        <table:table-column table:style-name="co20" table:default-cell-style-name="ce20"/>
        <table:table-column table:style-name="co2" table:number-columns-repeated="2" table:default-cell-style-name="ce3"/>
        <table:table-column table:style-name="co2" table:default-cell-style-name="ce15"/>
        <table:table-row table:style-name="ro1">
          <table:table-cell/>
          <table:table-cell table:style-name="Default" table:number-columns-repeated="8"/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WITHOUT FINAL</text:p>
          </table:table-cell>
          <table:table-cell table:style-name="ce9" table:number-columns-repeated="5"/>
          <table:table-cell table:style-name="ce12"/>
          <table:table-cell table:style-name="ce13"/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5" office:value-type="string" calcext:value-type="string">
            <text:p>LEV_DIST(10, 6)</text:p>
          </table:table-cell>
          <table:table-cell table:style-name="ce2"/>
          <table:table-cell table:style-name="ce2" office:value-type="string" calcext:value-type="string">
            <text:p>LEV_DIST(10,7)</text:p>
          </table:table-cell>
          <table:table-cell table:style-name="ce2"/>
          <table:table-cell table:style-name="ce2" office:value-type="string" calcext:value-type="string">
            <text:p>LEV_DIST(10,8)</text:p>
          </table:table-cell>
          <table:table-cell table:style-name="ce2" table:number-columns-repeated="2"/>
          <table:table-cell table:style-name="ce14" office:value-type="string" calcext:value-type="string">
            <text:p>SPEEDUP</text:p>
          </table:table-cell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5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table:formula="of:=[.B3]" office:value-type="string" office:string-value="LEV_DIST(10, 6)" calcext:value-type="string">
            <text:p>LEV_DIST(10, 6)</text:p>
          </table:table-cell>
          <table:table-cell table:style-name="ce16" table:formula="of:=[.B10]/[.C10]" office:value-type="float" office:value="3.56515680413204" calcext:value-type="float">
            <text:p>3.5651568041</text:p>
          </table:table-cell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1.275942" calcext:value-type="float">
            <text:p>1.275942</text:p>
          </table:table-cell>
          <table:table-cell office:value-type="float" office:value="0.391569" calcext:value-type="float">
            <text:p>0.391569</text:p>
          </table:table-cell>
          <table:table-cell office:value-type="float" office:value="4.671002" calcext:value-type="float">
            <text:p>4.671002</text:p>
          </table:table-cell>
          <table:table-cell office:value-type="float" office:value="0.679144" calcext:value-type="float">
            <text:p>0.679144</text:p>
          </table:table-cell>
          <table:table-cell table:style-name="ce3" office:value-type="float" office:value="16.793641" calcext:value-type="float">
            <text:p>16.793641</text:p>
          </table:table-cell>
          <table:table-cell office:value-type="float" office:value="1.164597" calcext:value-type="float">
            <text:p>1.164597</text:p>
          </table:table-cell>
          <table:table-cell table:style-name="ce2" table:formula="of:=[.D3]" office:value-type="string" office:string-value="LEV_DIST(10,7)" calcext:value-type="string">
            <text:p>LEV_DIST(10,7)</text:p>
          </table:table-cell>
          <table:table-cell table:style-name="ce15" table:formula="of:=[.D10]/[.E10]" office:value-type="float" office:value="7.35890568489202" calcext:value-type="float">
            <text:p>7.3589056849</text:p>
          </table:table-cell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1.295667" calcext:value-type="float">
            <text:p>1.295667</text:p>
          </table:table-cell>
          <table:table-cell office:value-type="float" office:value="0.364513" calcext:value-type="float">
            <text:p>0.364513</text:p>
          </table:table-cell>
          <table:table-cell office:value-type="float" office:value="4.596182" calcext:value-type="float">
            <text:p>4.596182</text:p>
          </table:table-cell>
          <table:table-cell office:value-type="float" office:value="0.682205" calcext:value-type="float">
            <text:p>0.682205</text:p>
          </table:table-cell>
          <table:table-cell table:style-name="ce3" office:value-type="float" office:value="14.138814" calcext:value-type="float">
            <text:p>14.138814</text:p>
          </table:table-cell>
          <table:table-cell office:value-type="float" office:value="1.166202" calcext:value-type="float">
            <text:p>1.166202</text:p>
          </table:table-cell>
          <table:table-cell table:style-name="ce2" table:formula="of:=[.F3]" office:value-type="string" office:string-value="LEV_DIST(10,8)" calcext:value-type="string">
            <text:p>LEV_DIST(10,8)</text:p>
          </table:table-cell>
          <table:table-cell table:style-name="ce15" table:formula="of:=[.F10]/[.G10]" office:value-type="float" office:value="13.4569316494669" calcext:value-type="float">
            <text:p>13.4569316495</text:p>
          </table:table-cell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1.278911" calcext:value-type="float">
            <text:p>1.278911</text:p>
          </table:table-cell>
          <table:table-cell office:value-type="float" office:value="0.365945" calcext:value-type="float">
            <text:p>0.365945</text:p>
          </table:table-cell>
          <table:table-cell office:value-type="float" office:value="4.658834" calcext:value-type="float">
            <text:p>4.658834</text:p>
          </table:table-cell>
          <table:table-cell office:value-type="float" office:value="0.607069" calcext:value-type="float">
            <text:p>0.607069</text:p>
          </table:table-cell>
          <table:table-cell table:style-name="ce3" office:value-type="float" office:value="14.333123" calcext:value-type="float">
            <text:p>14.333123</text:p>
          </table:table-cell>
          <table:table-cell office:value-type="float" office:value="1.059246" calcext:value-type="float">
            <text:p>1.059246</text:p>
          </table:table-cell>
          <table:table-cell/>
          <table:table-cell table:style-name="ce15"/>
          <table:table-cell table:style-name="ce1" table:number-columns-repeated="2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7" office:value-type="float" office:value="1.257217" calcext:value-type="float">
            <text:p>1.257217</text:p>
          </table:table-cell>
          <table:table-cell table:style-name="ce10" office:value-type="float" office:value="0.312271" calcext:value-type="float">
            <text:p>0.312271</text:p>
          </table:table-cell>
          <table:table-cell table:style-name="ce10" office:value-type="float" office:value="4.579849" calcext:value-type="float">
            <text:p>4.579849</text:p>
          </table:table-cell>
          <table:table-cell table:style-name="ce10" office:value-type="float" office:value="0.519271" calcext:value-type="float">
            <text:p>0.519271</text:p>
          </table:table-cell>
          <table:table-cell office:value-type="float" office:value="15.756804" calcext:value-type="float">
            <text:p>15.756804</text:p>
          </table:table-cell>
          <table:table-cell table:style-name="ce10" office:value-type="float" office:value="1.137339" calcext:value-type="float">
            <text:p>1.137339</text:p>
          </table:table-cell>
          <table:table-cell table:style-name="ce10"/>
          <table:table-cell table:style-name="ce16"/>
          <table:table-cell table:style-name="ce1" table:number-columns-repeated="2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7" office:value-type="float" office:value="1.290846" calcext:value-type="float">
            <text:p>1.290846</text:p>
          </table:table-cell>
          <table:table-cell table:style-name="ce10" office:value-type="float" office:value="0.360457" calcext:value-type="float">
            <text:p>0.360457</text:p>
          </table:table-cell>
          <table:table-cell table:style-name="ce10" office:value-type="float" office:value="4.659269" calcext:value-type="float">
            <text:p>4.659269</text:p>
          </table:table-cell>
          <table:table-cell table:style-name="ce10" office:value-type="float" office:value="0.660216" calcext:value-type="float">
            <text:p>0.660216</text:p>
          </table:table-cell>
          <table:table-cell office:value-type="float" office:value="14.923144" calcext:value-type="float">
            <text:p>14.923144</text:p>
          </table:table-cell>
          <table:table-cell table:style-name="ce10" office:value-type="float" office:value="1.116215" calcext:value-type="float">
            <text:p>1.116215</text:p>
          </table:table-cell>
          <table:table-cell table:style-name="ce10"/>
          <table:table-cell table:style-name="ce16"/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"/>
          <table:table-cell table:style-name="ce8" table:formula="of:=AVERAGE([.B5:.B9])" office:value-type="float" office:value="1.2797166" calcext:value-type="float">
            <text:p>1.2797166</text:p>
          </table:table-cell>
          <table:table-cell table:style-name="ce11" table:formula="of:=AVERAGE([.C5:.C9])" office:value-type="float" office:value="0.358951" calcext:value-type="float">
            <text:p>0.358951</text:p>
          </table:table-cell>
          <table:table-cell table:style-name="ce11" table:formula="of:=AVERAGE([.D5:.D9])" office:value-type="float" office:value="4.6330272" calcext:value-type="float">
            <text:p>4.6330272</text:p>
          </table:table-cell>
          <table:table-cell table:style-name="ce11" table:formula="of:=AVERAGE([.E5:.E9])" office:value-type="float" office:value="0.629581" calcext:value-type="float">
            <text:p>0.629581</text:p>
          </table:table-cell>
          <table:table-cell table:style-name="ce11" table:formula="of:=AVERAGE([.F5:.F9])" office:value-type="float" office:value="15.1891052" calcext:value-type="float">
            <text:p>15.1891052</text:p>
          </table:table-cell>
          <table:table-cell table:style-name="ce11" table:formula="of:=AVERAGE([.G5:.G9])" office:value-type="float" office:value="1.1287198" calcext:value-type="float">
            <text:p>1.1287198</text:p>
          </table:table-cell>
          <table:table-cell table:style-name="ce11"/>
          <table:table-cell table:style-name="ce17"/>
          <table:table-cell table:style-name="ce18" table:number-columns-repeated="3"/>
          <table:table-cell/>
          <table:table-cell table:style-name="Default" table:number-columns-repeated="4"/>
        </table:table-row>
        <table:table-row table:style-name="ro1">
          <table:table-cell table:style-name="ce1"/>
          <table:table-cell table:style-name="ce4" office:value-type="string" calcext:value-type="string">
            <text:p>WITH OMPSS FINAL</text:p>
          </table:table-cell>
          <table:table-cell table:style-name="ce9" table:number-columns-repeated="5"/>
          <table:table-cell table:style-name="ce12"/>
          <table:table-cell table:style-name="ce9"/>
          <table:table-cell table:style-name="ce19" table:number-columns-repeated="7"/>
          <table:table-cell table:style-name="ce23"/>
        </table:table-row>
        <table:table-row table:style-name="ro1">
          <table:table-cell table:style-name="ce2"/>
          <table:table-cell table:style-name="ce5" office:value-type="string" calcext:value-type="string">
            <text:p>LEV_DIST(10,13)</text:p>
          </table:table-cell>
          <table:table-cell table:style-name="ce10" office:value-type="string" calcext:value-type="string">
            <text:p>Final = 3,5</text:p>
          </table:table-cell>
          <table:table-cell/>
          <table:table-cell table:style-name="ce2" office:value-type="string" calcext:value-type="string">
            <text:p>LEV_DIST(10, 14)</text:p>
          </table:table-cell>
          <table:table-cell office:value-type="string" calcext:value-type="string">
            <text:p>Final = 3,5</text:p>
          </table:table-cell>
          <table:table-cell table:style-name="ce10"/>
          <table:table-cell table:style-name="ce2" office:value-type="string" calcext:value-type="string">
            <text:p>LEV_DIST(10,15)</text:p>
          </table:table-cell>
          <table:table-cell office:value-type="string" calcext:value-type="string">
            <text:p>Final = 4,6</text:p>
          </table:table-cell>
          <table:table-cell table:style-name="ce10"/>
          <table:table-cell table:style-name="ce2" office:value-type="string" calcext:value-type="string">
            <text:p>LEV_DIST(10,16)</text:p>
          </table:table-cell>
          <table:table-cell table:style-name="ce10" office:value-type="string" calcext:value-type="string">
            <text:p>Final = 4,6</text:p>
          </table:table-cell>
          <table:table-cell table:style-name="ce10"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MEMO-SER</text:p>
          </table:table-cell>
          <table:table-cell table:style-name="ce2" office:value-type="string" calcext:value-type="string">
            <text:p>MEMO-OMP</text:p>
          </table:table-cell>
          <table:table-cell table:style-name="ce14" office:value-type="string" calcext:value-type="string">
            <text:p>OMP-SER</text:p>
          </table:table-cell>
        </table:table-row>
        <table:table-row table:style-name="ro1">
          <table:table-cell table:style-name="ce3"/>
          <table:table-cell table:style-name="ce5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formula="of:=[.B12]" office:value-type="string" office:string-value="LEV_DIST(10,13)" calcext:value-type="string">
            <text:p>LEV_DIST(10,13)</text:p>
          </table:table-cell>
          <table:table-cell table:formula="of:=[.B19]/[.D19]" office:value-type="float" office:value="24.7118639609169" calcext:value-type="float">
            <text:p>24.7118639609</text:p>
          </table:table-cell>
          <table:table-cell table:formula="of:=[.C19]/[.D19]" office:value-type="float" office:value="19.523498684705" calcext:value-type="float">
            <text:p>19.5234986847</text:p>
          </table:table-cell>
          <table:table-cell table:formula="of:=[.B19]/[.C19]" office:value-type="float" office:value="1.26574976954702" calcext:value-type="float">
            <text:p>1.2657497695</text:p>
          </table:table-cell>
        </table:table-row>
        <table:table-row table:style-name="ro1">
          <table:table-cell table:style-name="ce3"/>
          <table:table-cell office:value-type="float" office:value="1.324483" calcext:value-type="float">
            <text:p>1.324483</text:p>
          </table:table-cell>
          <table:table-cell office:value-type="float" office:value="1.025048" calcext:value-type="float">
            <text:p>1.025048</text:p>
          </table:table-cell>
          <table:table-cell office:value-type="float" office:value="0.057694" calcext:value-type="float">
            <text:p>0.057694</text:p>
          </table:table-cell>
          <table:table-cell office:value-type="float" office:value="2.535725" calcext:value-type="float">
            <text:p>2.535725</text:p>
          </table:table-cell>
          <table:table-cell table:style-name="ce3" office:value-type="float" office:value="1.994962" calcext:value-type="float">
            <text:p>1.994962</text:p>
          </table:table-cell>
          <table:table-cell office:value-type="float" office:value="0.071263" calcext:value-type="float">
            <text:p>0.071263</text:p>
          </table:table-cell>
          <table:table-cell office:value-type="float" office:value="4.550317" calcext:value-type="float">
            <text:p>4.550317</text:p>
          </table:table-cell>
          <table:table-cell table:style-name="ce3" office:value-type="float" office:value="3.468519" calcext:value-type="float">
            <text:p>3.468519</text:p>
          </table:table-cell>
          <table:table-cell table:style-name="ce3" office:value-type="float" office:value="0.127098" calcext:value-type="float">
            <text:p>0.127098</text:p>
          </table:table-cell>
          <table:table-cell office:value-type="float" office:value="8.414072" calcext:value-type="float">
            <text:p>8.414072</text:p>
          </table:table-cell>
          <table:table-cell table:style-name="ce3" office:value-type="float" office:value="6.200949" calcext:value-type="float">
            <text:p>6.200949</text:p>
          </table:table-cell>
          <table:table-cell table:style-name="ce3" office:value-type="float" office:value="0.182417" calcext:value-type="float">
            <text:p>0.182417</text:p>
          </table:table-cell>
          <table:table-cell table:formula="of:=[.E12]" office:value-type="string" office:string-value="LEV_DIST(10, 14)" calcext:value-type="string">
            <text:p>LEV_DIST(10, 14)</text:p>
          </table:table-cell>
          <table:table-cell table:formula="of:=[.E19]/[.G19]" office:value-type="float" office:value="36.0344013472314" calcext:value-type="float">
            <text:p>36.0344013472</text:p>
          </table:table-cell>
          <table:table-cell table:formula="of:=[.F19]/[.G19]" office:value-type="float" office:value="27.4977577985758" calcext:value-type="float">
            <text:p>27.4977577986</text:p>
          </table:table-cell>
          <table:table-cell table:formula="of:=[.E19]/[.F19]" office:value-type="float" office:value="1.31044871408016" calcext:value-type="float">
            <text:p>1.3104487141</text:p>
          </table:table-cell>
        </table:table-row>
        <table:table-row table:style-name="ro1">
          <table:table-cell table:style-name="ce3"/>
          <table:table-cell office:value-type="float" office:value="1.28123" calcext:value-type="float">
            <text:p>1.28123</text:p>
          </table:table-cell>
          <table:table-cell office:value-type="float" office:value="1.039137" calcext:value-type="float">
            <text:p>1.039137</text:p>
          </table:table-cell>
          <table:table-cell office:value-type="float" office:value="0.053983" calcext:value-type="float">
            <text:p>0.053983</text:p>
          </table:table-cell>
          <table:table-cell office:value-type="float" office:value="2.761158" calcext:value-type="float">
            <text:p>2.761158</text:p>
          </table:table-cell>
          <table:table-cell table:style-name="ce3" office:value-type="float" office:value="2.026154" calcext:value-type="float">
            <text:p>2.026154</text:p>
          </table:table-cell>
          <table:table-cell office:value-type="float" office:value="0.070578" calcext:value-type="float">
            <text:p>0.070578</text:p>
          </table:table-cell>
          <table:table-cell office:value-type="float" office:value="4.746993" calcext:value-type="float">
            <text:p>4.746993</text:p>
          </table:table-cell>
          <table:table-cell table:style-name="ce3" office:value-type="float" office:value="3.441472" calcext:value-type="float">
            <text:p>3.441472</text:p>
          </table:table-cell>
          <table:table-cell table:style-name="ce3" office:value-type="float" office:value="0.122868" calcext:value-type="float">
            <text:p>0.122868</text:p>
          </table:table-cell>
          <table:table-cell office:value-type="float" office:value="7.847566" calcext:value-type="float">
            <text:p>7.847566</text:p>
          </table:table-cell>
          <table:table-cell table:style-name="ce3" office:value-type="float" office:value="6.342598" calcext:value-type="float">
            <text:p>6.342598</text:p>
          </table:table-cell>
          <table:table-cell table:style-name="ce3" office:value-type="float" office:value="0.185033" calcext:value-type="float">
            <text:p>0.185033</text:p>
          </table:table-cell>
          <table:table-cell table:formula="of:=[.H12]" office:value-type="string" office:string-value="LEV_DIST(10,15)" calcext:value-type="string">
            <text:p>LEV_DIST(10,15)</text:p>
          </table:table-cell>
          <table:table-cell table:formula="of:=[.H19]/[.J19]" office:value-type="float" office:value="38.430143734908" calcext:value-type="float">
            <text:p>38.4301437349</text:p>
          </table:table-cell>
          <table:table-cell table:formula="of:=[.I19]/[.J19]" office:value-type="float" office:value="28.0532289811755" calcext:value-type="float">
            <text:p>28.0532289812</text:p>
          </table:table-cell>
          <table:table-cell table:formula="of:=[.H19]/[.I19]" office:value-type="float" office:value="1.36990090376747" calcext:value-type="float">
            <text:p>1.3699009038</text:p>
          </table:table-cell>
        </table:table-row>
        <table:table-row table:style-name="ro1">
          <table:table-cell table:style-name="ce3"/>
          <table:table-cell office:value-type="float" office:value="1.293589" calcext:value-type="float">
            <text:p>1.293589</text:p>
          </table:table-cell>
          <table:table-cell office:value-type="float" office:value="1.034918" calcext:value-type="float">
            <text:p>1.034918</text:p>
          </table:table-cell>
          <table:table-cell office:value-type="float" office:value="0.050005" calcext:value-type="float">
            <text:p>0.050005</text:p>
          </table:table-cell>
          <table:table-cell office:value-type="float" office:value="2.62462" calcext:value-type="float">
            <text:p>2.62462</text:p>
          </table:table-cell>
          <table:table-cell table:style-name="ce3" office:value-type="float" office:value="2.026548" calcext:value-type="float">
            <text:p>2.026548</text:p>
          </table:table-cell>
          <table:table-cell office:value-type="float" office:value="0.072516" calcext:value-type="float">
            <text:p>0.072516</text:p>
          </table:table-cell>
          <table:table-cell office:value-type="float" office:value="4.722313" calcext:value-type="float">
            <text:p>4.722313</text:p>
          </table:table-cell>
          <table:table-cell table:style-name="ce3" office:value-type="float" office:value="3.462378" calcext:value-type="float">
            <text:p>3.462378</text:p>
          </table:table-cell>
          <table:table-cell table:style-name="ce3" office:value-type="float" office:value="0.119579" calcext:value-type="float">
            <text:p>0.119579</text:p>
          </table:table-cell>
          <table:table-cell office:value-type="float" office:value="8.269051" calcext:value-type="float">
            <text:p>8.269051</text:p>
          </table:table-cell>
          <table:table-cell table:style-name="ce3" office:value-type="float" office:value="6.361062" calcext:value-type="float">
            <text:p>6.361062</text:p>
          </table:table-cell>
          <table:table-cell table:style-name="ce3" office:value-type="float" office:value="0.1889" calcext:value-type="float">
            <text:p>0.1889</text:p>
          </table:table-cell>
          <table:table-cell table:formula="of:=[.K12]" office:value-type="string" office:string-value="LEV_DIST(10,16)" calcext:value-type="string">
            <text:p>LEV_DIST(10,16)</text:p>
          </table:table-cell>
          <table:table-cell table:formula="of:=[.K19]/[.M19]" office:value-type="float" office:value="44.6433415334637" calcext:value-type="float">
            <text:p>44.6433415335</text:p>
          </table:table-cell>
          <table:table-cell table:formula="of:=[.L19]/[.M19]" office:value-type="float" office:value="33.9374229561452" calcext:value-type="float">
            <text:p>33.9374229561</text:p>
          </table:table-cell>
          <table:table-cell table:formula="of:=[.K19]/[.L19]" office:value-type="float" office:value="1.31546056373087" calcext:value-type="float">
            <text:p>1.3154605637</text:p>
          </table:table-cell>
        </table:table-row>
        <table:table-row table:style-name="ro1">
          <table:table-cell table:style-name="ce3"/>
          <table:table-cell office:value-type="float" office:value="1.376155" calcext:value-type="float">
            <text:p>1.376155</text:p>
          </table:table-cell>
          <table:table-cell office:value-type="float" office:value="1.041151" calcext:value-type="float">
            <text:p>1.041151</text:p>
          </table:table-cell>
          <table:table-cell office:value-type="float" office:value="0.051221" calcext:value-type="float">
            <text:p>0.051221</text:p>
          </table:table-cell>
          <table:table-cell office:value-type="float" office:value="2.688838" calcext:value-type="float">
            <text:p>2.688838</text:p>
          </table:table-cell>
          <table:table-cell office:value-type="float" office:value="2.020266" calcext:value-type="float">
            <text:p>2.020266</text:p>
          </table:table-cell>
          <table:table-cell table:style-name="ce10" office:value-type="float" office:value="0.073402" calcext:value-type="float">
            <text:p>0.073402</text:p>
          </table:table-cell>
          <table:table-cell office:value-type="float" office:value="4.946049" calcext:value-type="float">
            <text:p>4.946049</text:p>
          </table:table-cell>
          <table:table-cell office:value-type="float" office:value="3.479188" calcext:value-type="float">
            <text:p>3.479188</text:p>
          </table:table-cell>
          <table:table-cell table:style-name="ce10" office:value-type="float" office:value="0.121216" calcext:value-type="float">
            <text:p>0.121216</text:p>
          </table:table-cell>
          <table:table-cell office:value-type="float" office:value="8.552261" calcext:value-type="float">
            <text:p>8.552261</text:p>
          </table:table-cell>
          <table:table-cell table:style-name="ce3" office:value-type="float" office:value="6.315703" calcext:value-type="float">
            <text:p>6.315703</text:p>
          </table:table-cell>
          <table:table-cell table:style-name="ce3" office:value-type="float" office:value="0.189723" calcext:value-type="float">
            <text:p>0.189723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.30037" calcext:value-type="float">
            <text:p>1.30037</text:p>
          </table:table-cell>
          <table:table-cell office:value-type="float" office:value="1.054949" calcext:value-type="float">
            <text:p>1.054949</text:p>
          </table:table-cell>
          <table:table-cell table:style-name="ce10" office:value-type="float" office:value="0.053197" calcext:value-type="float">
            <text:p>0.053197</text:p>
          </table:table-cell>
          <table:table-cell office:value-type="float" office:value="2.591979" calcext:value-type="float">
            <text:p>2.591979</text:p>
          </table:table-cell>
          <table:table-cell office:value-type="float" office:value="2.006726" calcext:value-type="float">
            <text:p>2.006726</text:p>
          </table:table-cell>
          <table:table-cell table:style-name="ce10" office:value-type="float" office:value="0.078622" calcext:value-type="float">
            <text:p>0.078622</text:p>
          </table:table-cell>
          <table:table-cell office:value-type="float" office:value="4.79534" calcext:value-type="float">
            <text:p>4.79534</text:p>
          </table:table-cell>
          <table:table-cell office:value-type="float" office:value="3.493502" calcext:value-type="float">
            <text:p>3.493502</text:p>
          </table:table-cell>
          <table:table-cell table:style-name="ce10" office:value-type="float" office:value="0.12753" calcext:value-type="float">
            <text:p>0.12753</text:p>
          </table:table-cell>
          <table:table-cell office:value-type="float" office:value="8.529064" calcext:value-type="float">
            <text:p>8.529064</text:p>
          </table:table-cell>
          <table:table-cell table:style-name="ce3" office:value-type="float" office:value="6.412726" calcext:value-type="float">
            <text:p>6.412726</text:p>
          </table:table-cell>
          <table:table-cell table:style-name="ce10" office:value-type="float" office:value="0.186026" calcext:value-type="float">
            <text:p>0.186026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8" table:formula="of:=AVERAGE([.B14:.B18])" office:value-type="float" office:value="1.3151654" calcext:value-type="float">
            <text:p>1.3151654</text:p>
          </table:table-cell>
          <table:table-cell table:style-name="ce11" table:formula="of:=AVERAGE([.C14:.C18])" office:value-type="float" office:value="1.0390406" calcext:value-type="float">
            <text:p>1.0390406</text:p>
          </table:table-cell>
          <table:table-cell table:style-name="ce11" table:formula="of:=AVERAGE([.D14:.D18])" office:value-type="float" office:value="0.05322" calcext:value-type="float">
            <text:p>0.05322</text:p>
          </table:table-cell>
          <table:table-cell table:style-name="ce11" table:formula="of:=AVERAGE([.E14:.E18])" office:value-type="float" office:value="2.640464" calcext:value-type="float">
            <text:p>2.640464</text:p>
          </table:table-cell>
          <table:table-cell table:style-name="ce11" table:formula="of:=AVERAGE([.F14:.F18])" office:value-type="float" office:value="2.0149312" calcext:value-type="float">
            <text:p>2.0149312</text:p>
          </table:table-cell>
          <table:table-cell table:style-name="ce11" table:formula="of:=AVERAGE([.G14:.G18])" office:value-type="float" office:value="0.0732762" calcext:value-type="float">
            <text:p>0.0732762</text:p>
          </table:table-cell>
          <table:table-cell table:style-name="ce11" table:formula="of:=AVERAGE([.H14:.H18])" office:value-type="float" office:value="4.7522024" calcext:value-type="float">
            <text:p>4.7522024</text:p>
          </table:table-cell>
          <table:table-cell table:style-name="ce11" table:formula="of:=AVERAGE([.I14:.I18])" office:value-type="float" office:value="3.4690118" calcext:value-type="float">
            <text:p>3.4690118</text:p>
          </table:table-cell>
          <table:table-cell table:style-name="ce11" table:formula="of:=AVERAGE([.J14:.J18])" office:value-type="float" office:value="0.1236582" calcext:value-type="float">
            <text:p>0.1236582</text:p>
          </table:table-cell>
          <table:table-cell table:style-name="ce11" table:formula="of:=AVERAGE([.K14:.K18])" office:value-type="float" office:value="8.3224028" calcext:value-type="float">
            <text:p>8.3224028</text:p>
          </table:table-cell>
          <table:table-cell table:style-name="ce11" table:formula="of:=AVERAGE([.L14:.L18])" office:value-type="float" office:value="6.3266076" calcext:value-type="float">
            <text:p>6.3266076</text:p>
          </table:table-cell>
          <table:table-cell table:style-name="ce11" table:formula="of:=AVERAGE([.M14:.M18])" office:value-type="float" office:value="0.1864198" calcext:value-type="float">
            <text:p>0.1864198</text:p>
          </table:table-cell>
          <table:table-cell table:style-name="ce21"/>
          <table:table-cell table:style-name="ce22" table:number-columns-repeated="2"/>
          <table:table-cell table:style-name="ce24"/>
        </table:table-row>
        <table:table-row table:style-name="ro1">
          <table:table-cell table:style-name="ce1"/>
          <table:table-cell table:style-name="ce4" office:value-type="string" calcext:value-type="string">
            <text:p>WITH MANUAL FINAL</text:p>
          </table:table-cell>
          <table:table-cell table:style-name="ce9" table:number-columns-repeated="5"/>
          <table:table-cell table:style-name="ce12"/>
          <table:table-cell table:style-name="ce9"/>
          <table:table-cell table:style-name="ce19" table:number-columns-repeated="7"/>
          <table:table-cell table:style-name="ce23"/>
        </table:table-row>
        <table:table-row table:style-name="ro1">
          <table:table-cell/>
          <table:table-cell table:style-name="ce5" office:value-type="string" calcext:value-type="string">
            <text:p>LEV_DIST(10,13)</text:p>
          </table:table-cell>
          <table:table-cell table:style-name="ce10" office:value-type="string" calcext:value-type="string">
            <text:p>Final = 3,5</text:p>
          </table:table-cell>
          <table:table-cell/>
          <table:table-cell table:style-name="ce2" office:value-type="string" calcext:value-type="string">
            <text:p>LEV_DIST(10, 14)</text:p>
          </table:table-cell>
          <table:table-cell office:value-type="string" calcext:value-type="string">
            <text:p>Final = 4,5</text:p>
          </table:table-cell>
          <table:table-cell/>
          <table:table-cell table:style-name="ce2" office:value-type="string" calcext:value-type="string">
            <text:p>LEV_DIST(10,15)</text:p>
          </table:table-cell>
          <table:table-cell office:value-type="string" calcext:value-type="string">
            <text:p>Final = 4,5</text:p>
          </table:table-cell>
          <table:table-cell table:style-name="ce3"/>
          <table:table-cell table:style-name="ce2" office:value-type="string" calcext:value-type="string">
            <text:p>LEV_DIST(10,16)</text:p>
          </table:table-cell>
          <table:table-cell table:style-name="ce10" office:value-type="string" calcext:value-type="string">
            <text:p>Final = 4,6</text:p>
          </table:table-cell>
          <table:table-cell table:style-name="ce2"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MEMO-SER</text:p>
          </table:table-cell>
          <table:table-cell table:style-name="ce2" office:value-type="string" calcext:value-type="string">
            <text:p>MEMO-OMP</text:p>
          </table:table-cell>
          <table:table-cell table:style-name="ce14" office:value-type="string" calcext:value-type="string">
            <text:p>OMP-SER</text:p>
          </table:table-cell>
        </table:table-row>
        <table:table-row table:style-name="ro1">
          <table:table-cell/>
          <table:table-cell table:style-name="ce5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formula="of:=[.B21]" office:value-type="string" office:string-value="LEV_DIST(10,13)" calcext:value-type="string">
            <text:p>LEV_DIST(10,13)</text:p>
          </table:table-cell>
          <table:table-cell table:formula="of:=[.B28]/[.D28]" office:value-type="float" office:value="40.9736929010711" calcext:value-type="float">
            <text:p>40.9736929011</text:p>
          </table:table-cell>
          <table:table-cell table:formula="of:=[.C28]/[.D28]" office:value-type="float" office:value="10.4250633999838" calcext:value-type="float">
            <text:p>10.4250634</text:p>
          </table:table-cell>
          <table:table-cell table:formula="of:=[.B28]/[.C28]" office:value-type="float" office:value="3.93030635201075" calcext:value-type="float">
            <text:p>3.930306352</text:p>
          </table:table-cell>
        </table:table-row>
        <table:table-row table:style-name="ro1">
          <table:table-cell/>
          <table:table-cell office:value-type="float" office:value="1.324483" calcext:value-type="float">
            <text:p>1.324483</text:p>
          </table:table-cell>
          <table:table-cell office:value-type="float" office:value="0.326789" calcext:value-type="float">
            <text:p>0.326789</text:p>
          </table:table-cell>
          <table:table-cell office:value-type="float" office:value="0.034473" calcext:value-type="float">
            <text:p>0.034473</text:p>
          </table:table-cell>
          <table:table-cell office:value-type="float" office:value="2.535725" calcext:value-type="float">
            <text:p>2.535725</text:p>
          </table:table-cell>
          <table:table-cell table:style-name="ce3" office:value-type="float" office:value="0.654756" calcext:value-type="float">
            <text:p>0.654756</text:p>
          </table:table-cell>
          <table:table-cell office:value-type="float" office:value="0.045224" calcext:value-type="float">
            <text:p>0.045224</text:p>
          </table:table-cell>
          <table:table-cell office:value-type="float" office:value="4.550317" calcext:value-type="float">
            <text:p>4.550317</text:p>
          </table:table-cell>
          <table:table-cell table:style-name="ce3" office:value-type="float" office:value="1.208656" calcext:value-type="float">
            <text:p>1.208656</text:p>
          </table:table-cell>
          <table:table-cell table:style-name="ce3" office:value-type="float" office:value="0.062793" calcext:value-type="float">
            <text:p>0.062793</text:p>
          </table:table-cell>
          <table:table-cell office:value-type="float" office:value="8.414072" calcext:value-type="float">
            <text:p>8.414072</text:p>
          </table:table-cell>
          <table:table-cell table:style-name="ce3" office:value-type="float" office:value="2.185817" calcext:value-type="float">
            <text:p>2.185817</text:p>
          </table:table-cell>
          <table:table-cell table:style-name="ce3" office:value-type="float" office:value="0.108707" calcext:value-type="float">
            <text:p>0.108707</text:p>
          </table:table-cell>
          <table:table-cell table:formula="of:=[.E21]" office:value-type="string" office:string-value="LEV_DIST(10, 14)" calcext:value-type="string">
            <text:p>LEV_DIST(10, 14)</text:p>
          </table:table-cell>
          <table:table-cell table:formula="of:=[.E28]/[.G28]" office:value-type="float" office:value="58.2410756824478" calcext:value-type="float">
            <text:p>58.2410756824</text:p>
          </table:table-cell>
          <table:table-cell table:formula="of:=[.F28]/[.G28]" office:value-type="float" office:value="14.3648735684918" calcext:value-type="float">
            <text:p>14.3648735685</text:p>
          </table:table-cell>
          <table:table-cell table:formula="of:=[.E28]/[.F28]" office:value-type="float" office:value="4.05440920901628" calcext:value-type="float">
            <text:p>4.054409209</text:p>
          </table:table-cell>
        </table:table-row>
        <table:table-row table:style-name="ro1">
          <table:table-cell/>
          <table:table-cell office:value-type="float" office:value="1.28123" calcext:value-type="float">
            <text:p>1.28123</text:p>
          </table:table-cell>
          <table:table-cell office:value-type="float" office:value="0.334111" calcext:value-type="float">
            <text:p>0.334111</text:p>
          </table:table-cell>
          <table:table-cell office:value-type="float" office:value="0.035226" calcext:value-type="float">
            <text:p>0.035226</text:p>
          </table:table-cell>
          <table:table-cell office:value-type="float" office:value="2.761158" calcext:value-type="float">
            <text:p>2.761158</text:p>
          </table:table-cell>
          <table:table-cell table:style-name="ce3" office:value-type="float" office:value="0.652082" calcext:value-type="float">
            <text:p>0.652082</text:p>
          </table:table-cell>
          <table:table-cell office:value-type="float" office:value="0.042513" calcext:value-type="float">
            <text:p>0.042513</text:p>
          </table:table-cell>
          <table:table-cell office:value-type="float" office:value="4.746993" calcext:value-type="float">
            <text:p>4.746993</text:p>
          </table:table-cell>
          <table:table-cell table:style-name="ce3" office:value-type="float" office:value="1.214371" calcext:value-type="float">
            <text:p>1.214371</text:p>
          </table:table-cell>
          <table:table-cell table:style-name="ce3" office:value-type="float" office:value="0.067742" calcext:value-type="float">
            <text:p>0.067742</text:p>
          </table:table-cell>
          <table:table-cell office:value-type="float" office:value="7.847566" calcext:value-type="float">
            <text:p>7.847566</text:p>
          </table:table-cell>
          <table:table-cell table:style-name="ce3" office:value-type="float" office:value="2.188145" calcext:value-type="float">
            <text:p>2.188145</text:p>
          </table:table-cell>
          <table:table-cell table:style-name="ce3" office:value-type="float" office:value="0.10934" calcext:value-type="float">
            <text:p>0.10934</text:p>
          </table:table-cell>
          <table:table-cell table:formula="of:=[.H21]" office:value-type="string" office:string-value="LEV_DIST(10,15)" calcext:value-type="string">
            <text:p>LEV_DIST(10,15)</text:p>
          </table:table-cell>
          <table:table-cell table:formula="of:=[.H28]/[.J28]" office:value-type="float" office:value="75.250942971969" calcext:value-type="float">
            <text:p>75.250942972</text:p>
          </table:table-cell>
          <table:table-cell table:formula="of:=[.I28]/[.J28]" office:value-type="float" office:value="19.1917613861292" calcext:value-type="float">
            <text:p>19.1917613861</text:p>
          </table:table-cell>
          <table:table-cell table:formula="of:=[.H28]/[.I28]" office:value-type="float" office:value="3.92100242692452" calcext:value-type="float">
            <text:p>3.9210024269</text:p>
          </table:table-cell>
        </table:table-row>
        <table:table-row table:style-name="ro1">
          <table:table-cell/>
          <table:table-cell office:value-type="float" office:value="1.293589" calcext:value-type="float">
            <text:p>1.293589</text:p>
          </table:table-cell>
          <table:table-cell office:value-type="float" office:value="0.338016" calcext:value-type="float">
            <text:p>0.338016</text:p>
          </table:table-cell>
          <table:table-cell office:value-type="float" office:value="0.028076" calcext:value-type="float">
            <text:p>0.028076</text:p>
          </table:table-cell>
          <table:table-cell office:value-type="float" office:value="2.62462" calcext:value-type="float">
            <text:p>2.62462</text:p>
          </table:table-cell>
          <table:table-cell office:value-type="float" office:value="0.650271" calcext:value-type="float">
            <text:p>0.650271</text:p>
          </table:table-cell>
          <table:table-cell office:value-type="float" office:value="0.046408" calcext:value-type="float">
            <text:p>0.046408</text:p>
          </table:table-cell>
          <table:table-cell office:value-type="float" office:value="4.722313" calcext:value-type="float">
            <text:p>4.722313</text:p>
          </table:table-cell>
          <table:table-cell table:style-name="ce3" office:value-type="float" office:value="1.209912" calcext:value-type="float">
            <text:p>1.209912</text:p>
          </table:table-cell>
          <table:table-cell table:style-name="ce3" office:value-type="float" office:value="0.061252" calcext:value-type="float">
            <text:p>0.061252</text:p>
          </table:table-cell>
          <table:table-cell office:value-type="float" office:value="8.269051" calcext:value-type="float">
            <text:p>8.269051</text:p>
          </table:table-cell>
          <table:table-cell table:style-name="ce3" office:value-type="float" office:value="2.186852" calcext:value-type="float">
            <text:p>2.186852</text:p>
          </table:table-cell>
          <table:table-cell table:style-name="ce3" office:value-type="float" office:value="0.102877" calcext:value-type="float">
            <text:p>0.102877</text:p>
          </table:table-cell>
          <table:table-cell table:formula="of:=[.K21]" office:value-type="string" office:string-value="LEV_DIST(10,16)" calcext:value-type="string">
            <text:p>LEV_DIST(10,16)</text:p>
          </table:table-cell>
          <table:table-cell table:formula="of:=[.K28]/[.M28]" office:value-type="float" office:value="77.5621464345693" calcext:value-type="float">
            <text:p>77.5621464346</text:p>
          </table:table-cell>
          <table:table-cell table:formula="of:=[.L28]/[.M28]" office:value-type="float" office:value="20.3968208701228" calcext:value-type="float">
            <text:p>20.3968208701</text:p>
          </table:table-cell>
          <table:table-cell table:formula="of:=[.K28]/[.L28]" office:value-type="float" office:value="3.80265860687055" calcext:value-type="float">
            <text:p>3.8026586069</text:p>
          </table:table-cell>
        </table:table-row>
        <table:table-row table:style-name="ro1">
          <table:table-cell table:style-name="ce1"/>
          <table:table-cell office:value-type="float" office:value="1.376155" calcext:value-type="float">
            <text:p>1.376155</text:p>
          </table:table-cell>
          <table:table-cell office:value-type="float" office:value="0.334441" calcext:value-type="float">
            <text:p>0.334441</text:p>
          </table:table-cell>
          <table:table-cell office:value-type="float" office:value="0.032577" calcext:value-type="float">
            <text:p>0.032577</text:p>
          </table:table-cell>
          <table:table-cell office:value-type="float" office:value="2.688838" calcext:value-type="float">
            <text:p>2.688838</text:p>
          </table:table-cell>
          <table:table-cell office:value-type="float" office:value="0.651102" calcext:value-type="float">
            <text:p>0.651102</text:p>
          </table:table-cell>
          <table:table-cell table:style-name="ce10" office:value-type="float" office:value="0.049703" calcext:value-type="float">
            <text:p>0.049703</text:p>
          </table:table-cell>
          <table:table-cell office:value-type="float" office:value="4.946049" calcext:value-type="float">
            <text:p>4.946049</text:p>
          </table:table-cell>
          <table:table-cell office:value-type="float" office:value="1.215454" calcext:value-type="float">
            <text:p>1.215454</text:p>
          </table:table-cell>
          <table:table-cell table:style-name="ce10" office:value-type="float" office:value="0.063078" calcext:value-type="float">
            <text:p>0.063078</text:p>
          </table:table-cell>
          <table:table-cell office:value-type="float" office:value="8.552261" calcext:value-type="float">
            <text:p>8.552261</text:p>
          </table:table-cell>
          <table:table-cell table:style-name="ce10" office:value-type="float" office:value="2.185615" calcext:value-type="float">
            <text:p>2.185615</text:p>
          </table:table-cell>
          <table:table-cell table:style-name="ce10" office:value-type="float" office:value="0.107105" calcext:value-type="float">
            <text:p>0.107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0037" calcext:value-type="float">
            <text:p>1.30037</text:p>
          </table:table-cell>
          <table:table-cell office:value-type="float" office:value="0.339751" calcext:value-type="float">
            <text:p>0.339751</text:p>
          </table:table-cell>
          <table:table-cell table:style-name="ce10" office:value-type="float" office:value="0.030137" calcext:value-type="float">
            <text:p>0.030137</text:p>
          </table:table-cell>
          <table:table-cell office:value-type="float" office:value="2.591979" calcext:value-type="float">
            <text:p>2.591979</text:p>
          </table:table-cell>
          <table:table-cell office:value-type="float" office:value="0.648076" calcext:value-type="float">
            <text:p>0.648076</text:p>
          </table:table-cell>
          <table:table-cell table:style-name="ce10" office:value-type="float" office:value="0.042836" calcext:value-type="float">
            <text:p>0.042836</text:p>
          </table:table-cell>
          <table:table-cell office:value-type="float" office:value="4.79534" calcext:value-type="float">
            <text:p>4.79534</text:p>
          </table:table-cell>
          <table:table-cell office:value-type="float" office:value="1.21154" calcext:value-type="float">
            <text:p>1.21154</text:p>
          </table:table-cell>
          <table:table-cell table:style-name="ce10" office:value-type="float" office:value="0.060892" calcext:value-type="float">
            <text:p>0.060892</text:p>
          </table:table-cell>
          <table:table-cell office:value-type="float" office:value="8.529064" calcext:value-type="float">
            <text:p>8.529064</text:p>
          </table:table-cell>
          <table:table-cell table:style-name="ce10" office:value-type="float" office:value="2.196445" calcext:value-type="float">
            <text:p>2.196445</text:p>
          </table:table-cell>
          <table:table-cell table:style-name="ce10" office:value-type="float" office:value="0.10847" calcext:value-type="float">
            <text:p>0.10847</text:p>
          </table:table-cell>
          <table:table-cell table:number-columns-repeated="4"/>
        </table:table-row>
        <table:table-row table:style-name="ro1">
          <table:table-cell/>
          <table:table-cell table:style-name="ce8" table:formula="of:=AVERAGE([.B23:.B27])" office:value-type="float" office:value="1.3151654" calcext:value-type="float">
            <text:p>1.3151654</text:p>
          </table:table-cell>
          <table:table-cell table:style-name="ce11" table:formula="of:=AVERAGE([.C23:.C27])" office:value-type="float" office:value="0.3346216" calcext:value-type="float">
            <text:p>0.3346216</text:p>
          </table:table-cell>
          <table:table-cell table:style-name="ce11" table:formula="of:=AVERAGE([.D23:.D27])" office:value-type="float" office:value="0.0320978" calcext:value-type="float">
            <text:p>0.0320978</text:p>
          </table:table-cell>
          <table:table-cell table:style-name="ce11" table:formula="of:=AVERAGE([.E23:.E27])" office:value-type="float" office:value="2.640464" calcext:value-type="float">
            <text:p>2.640464</text:p>
          </table:table-cell>
          <table:table-cell table:style-name="ce11" table:formula="of:=AVERAGE([.F23:.F27])" office:value-type="float" office:value="0.6512574" calcext:value-type="float">
            <text:p>0.6512574</text:p>
          </table:table-cell>
          <table:table-cell table:style-name="ce11" table:formula="of:=AVERAGE([.G23:.G27])" office:value-type="float" office:value="0.0453368" calcext:value-type="float">
            <text:p>0.0453368</text:p>
          </table:table-cell>
          <table:table-cell table:style-name="ce11" table:formula="of:=AVERAGE([.H23:.H27])" office:value-type="float" office:value="4.7522024" calcext:value-type="float">
            <text:p>4.7522024</text:p>
          </table:table-cell>
          <table:table-cell table:style-name="ce11" table:formula="of:=AVERAGE([.I23:.I27])" office:value-type="float" office:value="1.2119866" calcext:value-type="float">
            <text:p>1.2119866</text:p>
          </table:table-cell>
          <table:table-cell table:style-name="ce11" table:formula="of:=AVERAGE([.J23:.J27])" office:value-type="float" office:value="0.0631514" calcext:value-type="float">
            <text:p>0.0631514</text:p>
          </table:table-cell>
          <table:table-cell table:style-name="ce11" table:formula="of:=AVERAGE([.K23:.K27])" office:value-type="float" office:value="8.3224028" calcext:value-type="float">
            <text:p>8.3224028</text:p>
          </table:table-cell>
          <table:table-cell table:style-name="ce11" table:formula="of:=AVERAGE([.L23:.L27])" office:value-type="float" office:value="2.1885748" calcext:value-type="float">
            <text:p>2.1885748</text:p>
          </table:table-cell>
          <table:table-cell table:style-name="ce11" table:formula="of:=AVERAGE([.M23:.M27])" office:value-type="float" office:value="0.1072998" calcext:value-type="float">
            <text:p>0.1072998</text:p>
          </table:table-cell>
          <table:table-cell table:style-name="ce21"/>
          <table:table-cell table:style-name="ce22" table:number-columns-repeated="2"/>
          <table:table-cell table:style-name="ce24"/>
        </table:table-row>
        <table:table-row table:style-name="ro1">
          <table:table-cell/>
          <table:table-cell table:style-name="ce1" table:number-columns-repeated="2"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Default" table:number-columns-repeated="4"/>
        </table:table-row>
      </table:table>
      <table:table table:name="MPC" table:style-name="ta1">
        <table:shapes>
          <draw:frame draw:z-index="0" draw:style-name="gr1" draw:text-style-name="P1" svg:width="4.9783in" svg:height="2.552in" svg:x="0in" svg:y="5.1476in">
            <draw:object draw:notify-on-update-of-ranges="MPC.H4:MPC.H6 MPC.I3:MPC.I3 MPC.I4:MPC.I6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5.6969in" svg:height="3.1689in" svg:x="4.9535in" svg:y="5.1476in">
            <draw:object draw:notify-on-update-of-ranges="MPC.N13:MPC.N16 MPC.O12:MPC.O12 MPC.O13:MPC.O16 MPC.Q12:MPC.Q12 MPC.Q13:MPC.Q16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draw:text-style-name="P1" svg:width="5.9311in" svg:height="3.1555in" svg:x="10.6516in" svg:y="5.1587in">
            <draw:object draw:notify-on-update-of-ranges="MPC.N22:MPC.N25 MPC.O21:MPC.O21 MPC.O22:MPC.O25 MPC.Q21:MPC.Q21 MPC.Q22:MPC.Q25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6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10"/>
        <table:table-column table:style-name="co8" table:default-cell-style-name="ce3"/>
        <table:table-column table:style-name="co11" table:default-cell-style-name="ce3"/>
        <table:table-column table:style-name="co2" table:default-cell-style-name="ce10"/>
        <table:table-column table:style-name="co6" table:default-cell-style-name="Default"/>
        <table:table-column table:style-name="co7" table:default-cell-style-name="ce3"/>
        <table:table-column table:style-name="co2" table:number-columns-repeated="2" table:default-cell-style-name="Default"/>
        <table:table-column table:style-name="co12" table:default-cell-style-name="ce20"/>
        <table:table-column table:style-name="co2" table:number-columns-repeated="2" table:default-cell-style-name="ce3"/>
        <table:table-column table:style-name="co2" table:default-cell-style-name="ce15"/>
        <table:table-row table:style-name="ro1">
          <table:table-cell/>
          <table:table-cell table:style-name="Default" table:number-columns-repeated="8"/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WITHOUT FINAL</text:p>
          </table:table-cell>
          <table:table-cell table:style-name="ce9" table:number-columns-repeated="5"/>
          <table:table-cell table:style-name="ce12"/>
          <table:table-cell table:style-name="ce13"/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5" office:value-type="string" calcext:value-type="string">
            <text:p>MPC(19)</text:p>
          </table:table-cell>
          <table:table-cell table:style-name="ce2"/>
          <table:table-cell table:style-name="ce2" office:value-type="string" calcext:value-type="string">
            <text:p>MPC(20)</text:p>
          </table:table-cell>
          <table:table-cell table:style-name="ce2"/>
          <table:table-cell table:style-name="ce2" office:value-type="string" calcext:value-type="string">
            <text:p>MPC(21)</text:p>
          </table:table-cell>
          <table:table-cell table:style-name="ce2" table:number-columns-repeated="2"/>
          <table:table-cell table:style-name="ce14" office:value-type="string" calcext:value-type="string">
            <text:p>SPEEDUP</text:p>
          </table:table-cell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5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table:formula="of:=[.B3]" office:value-type="string" office:string-value="MPC(19)" calcext:value-type="string">
            <text:p>MPC(19)</text:p>
          </table:table-cell>
          <table:table-cell table:style-name="ce16" table:formula="of:=[.B10]/[.C10]" office:value-type="float" office:value="59.7155168726744" calcext:value-type="float">
            <text:p>59.7155168727</text:p>
          </table:table-cell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1.653096" calcext:value-type="float">
            <text:p>1.653096</text:p>
          </table:table-cell>
          <table:table-cell office:value-type="float" office:value="0.026253" calcext:value-type="float">
            <text:p>0.026253</text:p>
          </table:table-cell>
          <table:table-cell office:value-type="float" office:value="3.567681" calcext:value-type="float">
            <text:p>3.567681</text:p>
          </table:table-cell>
          <table:table-cell office:value-type="float" office:value="0.03324" calcext:value-type="float">
            <text:p>0.03324</text:p>
          </table:table-cell>
          <table:table-cell table:style-name="ce3" office:value-type="float" office:value="7.399513" calcext:value-type="float">
            <text:p>7.399513</text:p>
          </table:table-cell>
          <table:table-cell office:value-type="float" office:value="0.034717" calcext:value-type="float">
            <text:p>0.034717</text:p>
          </table:table-cell>
          <table:table-cell table:style-name="ce2" table:formula="of:=[.D3]" office:value-type="string" office:string-value="MPC(20)" calcext:value-type="string">
            <text:p>MPC(20)</text:p>
          </table:table-cell>
          <table:table-cell table:style-name="ce15" table:formula="of:=[.D10]/[.E10]" office:value-type="float" office:value="101.202276008493" calcext:value-type="float">
            <text:p>101.2022760085</text:p>
          </table:table-cell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1.688346" calcext:value-type="float">
            <text:p>1.688346</text:p>
          </table:table-cell>
          <table:table-cell office:value-type="float" office:value="0.028219" calcext:value-type="float">
            <text:p>0.028219</text:p>
          </table:table-cell>
          <table:table-cell office:value-type="float" office:value="3.636096" calcext:value-type="float">
            <text:p>3.636096</text:p>
          </table:table-cell>
          <table:table-cell office:value-type="float" office:value="0.033485" calcext:value-type="float">
            <text:p>0.033485</text:p>
          </table:table-cell>
          <table:table-cell table:style-name="ce3" office:value-type="float" office:value="7.255921" calcext:value-type="float">
            <text:p>7.255921</text:p>
          </table:table-cell>
          <table:table-cell office:value-type="float" office:value="0.038355" calcext:value-type="float">
            <text:p>0.038355</text:p>
          </table:table-cell>
          <table:table-cell table:style-name="ce2" table:formula="of:=[.F3]" office:value-type="string" office:string-value="MPC(21)" calcext:value-type="string">
            <text:p>MPC(21)</text:p>
          </table:table-cell>
          <table:table-cell table:style-name="ce15" table:formula="of:=[.F10]/[.G10]" office:value-type="float" office:value="200.994617921397" calcext:value-type="float">
            <text:p>200.9946179214</text:p>
          </table:table-cell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1.683579" calcext:value-type="float">
            <text:p>1.683579</text:p>
          </table:table-cell>
          <table:table-cell office:value-type="float" office:value="0.029154" calcext:value-type="float">
            <text:p>0.029154</text:p>
          </table:table-cell>
          <table:table-cell office:value-type="float" office:value="3.623155" calcext:value-type="float">
            <text:p>3.623155</text:p>
          </table:table-cell>
          <table:table-cell office:value-type="float" office:value="0.033544" calcext:value-type="float">
            <text:p>0.033544</text:p>
          </table:table-cell>
          <table:table-cell table:style-name="ce3" office:value-type="float" office:value="7.691104" calcext:value-type="float">
            <text:p>7.691104</text:p>
          </table:table-cell>
          <table:table-cell office:value-type="float" office:value="0.038332" calcext:value-type="float">
            <text:p>0.038332</text:p>
          </table:table-cell>
          <table:table-cell/>
          <table:table-cell table:style-name="ce15"/>
          <table:table-cell table:style-name="ce1" table:number-columns-repeated="2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7" office:value-type="float" office:value="1.652717" calcext:value-type="float">
            <text:p>1.652717</text:p>
          </table:table-cell>
          <table:table-cell table:style-name="ce10" office:value-type="float" office:value="0.029129" calcext:value-type="float">
            <text:p>0.029129</text:p>
          </table:table-cell>
          <table:table-cell table:style-name="ce10" office:value-type="float" office:value="3.638963" calcext:value-type="float">
            <text:p>3.638963</text:p>
          </table:table-cell>
          <table:table-cell table:style-name="ce10" office:value-type="float" office:value="0.03787" calcext:value-type="float">
            <text:p>0.03787</text:p>
          </table:table-cell>
          <table:table-cell office:value-type="float" office:value="7.252582" calcext:value-type="float">
            <text:p>7.252582</text:p>
          </table:table-cell>
          <table:table-cell table:style-name="ce10" office:value-type="float" office:value="0.036215" calcext:value-type="float">
            <text:p>0.036215</text:p>
          </table:table-cell>
          <table:table-cell table:style-name="ce10"/>
          <table:table-cell table:style-name="ce16"/>
          <table:table-cell table:style-name="ce1" table:number-columns-repeated="2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7" office:value-type="float" office:value="1.699513" calcext:value-type="float">
            <text:p>1.699513</text:p>
          </table:table-cell>
          <table:table-cell table:style-name="ce10" office:value-type="float" office:value="0.027531" calcext:value-type="float">
            <text:p>0.027531</text:p>
          </table:table-cell>
          <table:table-cell table:style-name="ce10" office:value-type="float" office:value="3.408957" calcext:value-type="float">
            <text:p>3.408957</text:p>
          </table:table-cell>
          <table:table-cell table:style-name="ce10" office:value-type="float" office:value="0.038486" calcext:value-type="float">
            <text:p>0.038486</text:p>
          </table:table-cell>
          <table:table-cell office:value-type="float" office:value="7.335249" calcext:value-type="float">
            <text:p>7.335249</text:p>
          </table:table-cell>
          <table:table-cell table:style-name="ce10" office:value-type="float" office:value="0.036139" calcext:value-type="float">
            <text:p>0.036139</text:p>
          </table:table-cell>
          <table:table-cell table:style-name="ce10"/>
          <table:table-cell table:style-name="ce16"/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"/>
          <table:table-cell table:style-name="ce8" table:formula="of:=AVERAGE([.B5:.B9])" office:value-type="float" office:value="1.6754502" calcext:value-type="float">
            <text:p>1.6754502</text:p>
          </table:table-cell>
          <table:table-cell table:style-name="ce11" table:formula="of:=AVERAGE([.C5:.C9])" office:value-type="float" office:value="0.0280572" calcext:value-type="float">
            <text:p>0.0280572</text:p>
          </table:table-cell>
          <table:table-cell table:style-name="ce11" table:formula="of:=AVERAGE([.D5:.D9])" office:value-type="float" office:value="3.5749704" calcext:value-type="float">
            <text:p>3.5749704</text:p>
          </table:table-cell>
          <table:table-cell table:style-name="ce11" table:formula="of:=AVERAGE([.E5:.E9])" office:value-type="float" office:value="0.035325" calcext:value-type="float">
            <text:p>0.035325</text:p>
          </table:table-cell>
          <table:table-cell table:style-name="ce11" table:formula="of:=AVERAGE([.F5:.F9])" office:value-type="float" office:value="7.3868738" calcext:value-type="float">
            <text:p>7.3868738</text:p>
          </table:table-cell>
          <table:table-cell table:style-name="ce11" table:formula="of:=AVERAGE([.G5:.G9])" office:value-type="float" office:value="0.0367516" calcext:value-type="float">
            <text:p>0.0367516</text:p>
          </table:table-cell>
          <table:table-cell table:style-name="ce11"/>
          <table:table-cell table:style-name="ce17"/>
          <table:table-cell table:style-name="ce18" table:number-columns-repeated="3"/>
          <table:table-cell/>
          <table:table-cell table:style-name="Default" table:number-columns-repeated="4"/>
        </table:table-row>
        <table:table-row table:style-name="ro1">
          <table:table-cell table:style-name="ce1"/>
          <table:table-cell table:style-name="ce4" office:value-type="string" calcext:value-type="string">
            <text:p>WITH OMPSS FINAL</text:p>
          </table:table-cell>
          <table:table-cell table:style-name="ce9" table:number-columns-repeated="5"/>
          <table:table-cell table:style-name="ce12"/>
          <table:table-cell table:style-name="ce9"/>
          <table:table-cell table:style-name="ce19" table:number-columns-repeated="7"/>
          <table:table-cell table:style-name="ce23"/>
        </table:table-row>
        <table:table-row table:style-name="ro1">
          <table:table-cell table:style-name="ce2"/>
          <table:table-cell table:style-name="ce5" office:value-type="string" calcext:value-type="string">
            <text:p>MPC(27)</text:p>
          </table:table-cell>
          <table:table-cell table:style-name="ce10" office:value-type="string" calcext:value-type="string">
            <text:p>Final = 7,8</text:p>
          </table:table-cell>
          <table:table-cell/>
          <table:table-cell table:style-name="ce2" office:value-type="string" calcext:value-type="string">
            <text:p>MPC(28)</text:p>
          </table:table-cell>
          <table:table-cell office:value-type="string" calcext:value-type="string">
            <text:p>Final = 8,9</text:p>
          </table:table-cell>
          <table:table-cell table:style-name="ce10"/>
          <table:table-cell table:style-name="ce2" office:value-type="string" calcext:value-type="string">
            <text:p>MPC(29)</text:p>
          </table:table-cell>
          <table:table-cell office:value-type="string" calcext:value-type="string">
            <text:p>Final = 9,10</text:p>
          </table:table-cell>
          <table:table-cell table:style-name="ce10"/>
          <table:table-cell table:style-name="ce2" office:value-type="string" calcext:value-type="string">
            <text:p>MPC(30)</text:p>
          </table:table-cell>
          <table:table-cell table:style-name="ce10" office:value-type="string" calcext:value-type="string">
            <text:p>Final = 15,15</text:p>
          </table:table-cell>
          <table:table-cell table:style-name="ce10"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MEMO-SER</text:p>
          </table:table-cell>
          <table:table-cell table:style-name="ce2" office:value-type="string" calcext:value-type="string">
            <text:p>MEMO-OMP</text:p>
          </table:table-cell>
          <table:table-cell table:style-name="ce14" office:value-type="string" calcext:value-type="string">
            <text:p>OMP-SER</text:p>
          </table:table-cell>
        </table:table-row>
        <table:table-row table:style-name="ro1">
          <table:table-cell table:style-name="ce3"/>
          <table:table-cell table:style-name="ce5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formula="of:=[.B12]" office:value-type="string" office:string-value="MPC(27)" calcext:value-type="string">
            <text:p>MPC(27)</text:p>
          </table:table-cell>
          <table:table-cell table:formula="of:=[.B19]/[.D19]" office:value-type="float" office:value="63.1533369238364" calcext:value-type="float">
            <text:p>63.1533369238</text:p>
          </table:table-cell>
          <table:table-cell table:formula="of:=[.C19]/[.D19]" office:value-type="float" office:value="53.6475247969122" calcext:value-type="float">
            <text:p>53.6475247969</text:p>
          </table:table-cell>
          <table:table-cell table:formula="of:=[.B19]/[.C19]" office:value-type="float" office:value="1.17719013436145" calcext:value-type="float">
            <text:p>1.1771901344</text:p>
          </table:table-cell>
        </table:table-row>
        <table:table-row table:style-name="ro1">
          <table:table-cell table:style-name="ce3"/>
          <table:table-cell office:value-type="float" office:value="1.122408" calcext:value-type="float">
            <text:p>1.122408</text:p>
          </table:table-cell>
          <table:table-cell office:value-type="float" office:value="0.952996" calcext:value-type="float">
            <text:p>0.952996</text:p>
          </table:table-cell>
          <table:table-cell office:value-type="float" office:value="0.017204" calcext:value-type="float">
            <text:p>0.017204</text:p>
          </table:table-cell>
          <table:table-cell office:value-type="float" office:value="2.293857" calcext:value-type="float">
            <text:p>2.293857</text:p>
          </table:table-cell>
          <table:table-cell table:style-name="ce3" office:value-type="float" office:value="1.914032" calcext:value-type="float">
            <text:p>1.914032</text:p>
          </table:table-cell>
          <table:table-cell office:value-type="float" office:value="0.01814" calcext:value-type="float">
            <text:p>0.01814</text:p>
          </table:table-cell>
          <table:table-cell office:value-type="float" office:value="4.772906" calcext:value-type="float">
            <text:p>4.772906</text:p>
          </table:table-cell>
          <table:table-cell table:style-name="ce3" office:value-type="float" office:value="3.799359" calcext:value-type="float">
            <text:p>3.799359</text:p>
          </table:table-cell>
          <table:table-cell table:style-name="ce3" office:value-type="float" office:value="0.023549" calcext:value-type="float">
            <text:p>0.023549</text:p>
          </table:table-cell>
          <table:table-cell office:value-type="float" office:value="9.823845" calcext:value-type="float">
            <text:p>9.823845</text:p>
          </table:table-cell>
          <table:table-cell table:style-name="ce3" office:value-type="float" office:value="7.568475" calcext:value-type="float">
            <text:p>7.568475</text:p>
          </table:table-cell>
          <table:table-cell table:style-name="ce3" office:value-type="float" office:value="0.024806" calcext:value-type="float">
            <text:p>0.024806</text:p>
          </table:table-cell>
          <table:table-cell table:formula="of:=[.E12]" office:value-type="string" office:string-value="MPC(28)" calcext:value-type="string">
            <text:p>MPC(28)</text:p>
          </table:table-cell>
          <table:table-cell table:formula="of:=[.E19]/[.G19]" office:value-type="float" office:value="115.415989832595" calcext:value-type="float">
            <text:p>115.4159898326</text:p>
          </table:table-cell>
          <table:table-cell table:formula="of:=[.F19]/[.G19]" office:value-type="float" office:value="94.889657843001" calcext:value-type="float">
            <text:p>94.889657843</text:p>
          </table:table-cell>
          <table:table-cell table:formula="of:=[.E19]/[.F19]" office:value-type="float" office:value="1.21631790498766" calcext:value-type="float">
            <text:p>1.216317905</text:p>
          </table:table-cell>
        </table:table-row>
        <table:table-row table:style-name="ro1">
          <table:table-cell table:style-name="ce3"/>
          <table:table-cell office:value-type="float" office:value="1.153823" calcext:value-type="float">
            <text:p>1.153823</text:p>
          </table:table-cell>
          <table:table-cell office:value-type="float" office:value="0.95516" calcext:value-type="float">
            <text:p>0.95516</text:p>
          </table:table-cell>
          <table:table-cell office:value-type="float" office:value="0.018529" calcext:value-type="float">
            <text:p>0.018529</text:p>
          </table:table-cell>
          <table:table-cell office:value-type="float" office:value="2.217736" calcext:value-type="float">
            <text:p>2.217736</text:p>
          </table:table-cell>
          <table:table-cell table:style-name="ce3" office:value-type="float" office:value="1.909357" calcext:value-type="float">
            <text:p>1.909357</text:p>
          </table:table-cell>
          <table:table-cell office:value-type="float" office:value="0.020855" calcext:value-type="float">
            <text:p>0.020855</text:p>
          </table:table-cell>
          <table:table-cell office:value-type="float" office:value="5.237691" calcext:value-type="float">
            <text:p>5.237691</text:p>
          </table:table-cell>
          <table:table-cell table:style-name="ce3" office:value-type="float" office:value="3.789604" calcext:value-type="float">
            <text:p>3.789604</text:p>
          </table:table-cell>
          <table:table-cell table:style-name="ce3" office:value-type="float" office:value="0.022262" calcext:value-type="float">
            <text:p>0.022262</text:p>
          </table:table-cell>
          <table:table-cell office:value-type="float" office:value="9.208265" calcext:value-type="float">
            <text:p>9.208265</text:p>
          </table:table-cell>
          <table:table-cell table:style-name="ce3" office:value-type="float" office:value="7.677635" calcext:value-type="float">
            <text:p>7.677635</text:p>
          </table:table-cell>
          <table:table-cell table:style-name="ce3" office:value-type="float" office:value="0.027444" calcext:value-type="float">
            <text:p>0.027444</text:p>
          </table:table-cell>
          <table:table-cell table:formula="of:=[.H12]" office:value-type="string" office:string-value="MPC(29)" calcext:value-type="string">
            <text:p>MPC(29)</text:p>
          </table:table-cell>
          <table:table-cell table:formula="of:=[.H19]/[.J19]" office:value-type="float" office:value="220.443925149647" calcext:value-type="float">
            <text:p>220.4439251496</text:p>
          </table:table-cell>
          <table:table-cell table:formula="of:=[.I19]/[.J19]" office:value-type="float" office:value="170.694774496234" calcext:value-type="float">
            <text:p>170.6947744962</text:p>
          </table:table-cell>
          <table:table-cell table:formula="of:=[.H19]/[.I19]" office:value-type="float" office:value="1.29145092929901" calcext:value-type="float">
            <text:p>1.2914509293</text:p>
          </table:table-cell>
        </table:table-row>
        <table:table-row table:style-name="ro1">
          <table:table-cell table:style-name="ce3"/>
          <table:table-cell office:value-type="float" office:value="1.121122" calcext:value-type="float">
            <text:p>1.121122</text:p>
          </table:table-cell>
          <table:table-cell office:value-type="float" office:value="0.956618" calcext:value-type="float">
            <text:p>0.956618</text:p>
          </table:table-cell>
          <table:table-cell office:value-type="float" office:value="0.018422" calcext:value-type="float">
            <text:p>0.018422</text:p>
          </table:table-cell>
          <table:table-cell office:value-type="float" office:value="2.226444" calcext:value-type="float">
            <text:p>2.226444</text:p>
          </table:table-cell>
          <table:table-cell table:style-name="ce3" office:value-type="float" office:value="1.916597" calcext:value-type="float">
            <text:p>1.916597</text:p>
          </table:table-cell>
          <table:table-cell office:value-type="float" office:value="0.020684" calcext:value-type="float">
            <text:p>0.020684</text:p>
          </table:table-cell>
          <table:table-cell office:value-type="float" office:value="4.965218" calcext:value-type="float">
            <text:p>4.965218</text:p>
          </table:table-cell>
          <table:table-cell table:style-name="ce3" office:value-type="float" office:value="3.800239" calcext:value-type="float">
            <text:p>3.800239</text:p>
          </table:table-cell>
          <table:table-cell table:style-name="ce3" office:value-type="float" office:value="0.022708" calcext:value-type="float">
            <text:p>0.022708</text:p>
          </table:table-cell>
          <table:table-cell office:value-type="float" office:value="9.139993" calcext:value-type="float">
            <text:p>9.139993</text:p>
          </table:table-cell>
          <table:table-cell table:style-name="ce3" office:value-type="float" office:value="7.716011" calcext:value-type="float">
            <text:p>7.716011</text:p>
          </table:table-cell>
          <table:table-cell table:style-name="ce3" office:value-type="float" office:value="0.029092" calcext:value-type="float">
            <text:p>0.029092</text:p>
          </table:table-cell>
          <table:table-cell table:formula="of:=[.K12]" office:value-type="string" office:string-value="MPC(30)" calcext:value-type="string">
            <text:p>MPC(30)</text:p>
          </table:table-cell>
          <table:table-cell table:formula="of:=[.K19]/[.M19]" office:value-type="float" office:value="342.157630289145" calcext:value-type="float">
            <text:p>342.1576302891</text:p>
          </table:table-cell>
          <table:table-cell table:formula="of:=[.L19]/[.M19]" office:value-type="float" office:value="277.568450740988" calcext:value-type="float">
            <text:p>277.568450741</text:p>
          </table:table-cell>
          <table:table-cell table:formula="of:=[.K19]/[.L19]" office:value-type="float" office:value="1.23269640110658" calcext:value-type="float">
            <text:p>1.2326964011</text:p>
          </table:table-cell>
        </table:table-row>
        <table:table-row table:style-name="ro1">
          <table:table-cell table:style-name="ce3"/>
          <table:table-cell office:value-type="float" office:value="1.114963" calcext:value-type="float">
            <text:p>1.114963</text:p>
          </table:table-cell>
          <table:table-cell office:value-type="float" office:value="0.958902" calcext:value-type="float">
            <text:p>0.958902</text:p>
          </table:table-cell>
          <table:table-cell office:value-type="float" office:value="0.017755" calcext:value-type="float">
            <text:p>0.017755</text:p>
          </table:table-cell>
          <table:table-cell office:value-type="float" office:value="2.364066" calcext:value-type="float">
            <text:p>2.364066</text:p>
          </table:table-cell>
          <table:table-cell office:value-type="float" office:value="1.908767" calcext:value-type="float">
            <text:p>1.908767</text:p>
          </table:table-cell>
          <table:table-cell table:style-name="ce10" office:value-type="float" office:value="0.020324" calcext:value-type="float">
            <text:p>0.020324</text:p>
          </table:table-cell>
          <table:table-cell office:value-type="float" office:value="4.746946" calcext:value-type="float">
            <text:p>4.746946</text:p>
          </table:table-cell>
          <table:table-cell office:value-type="float" office:value="3.803711" calcext:value-type="float">
            <text:p>3.803711</text:p>
          </table:table-cell>
          <table:table-cell table:style-name="ce10" office:value-type="float" office:value="0.020222" calcext:value-type="float">
            <text:p>0.020222</text:p>
          </table:table-cell>
          <table:table-cell office:value-type="float" office:value="9.817279" calcext:value-type="float">
            <text:p>9.817279</text:p>
          </table:table-cell>
          <table:table-cell table:style-name="ce3" office:value-type="float" office:value="7.654115" calcext:value-type="float">
            <text:p>7.654115</text:p>
          </table:table-cell>
          <table:table-cell table:style-name="ce10" office:value-type="float" office:value="0.028543" calcext:value-type="float">
            <text:p>0.028543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.116162" calcext:value-type="float">
            <text:p>1.116162</text:p>
          </table:table-cell>
          <table:table-cell office:value-type="float" office:value="0.957606" calcext:value-type="float">
            <text:p>0.957606</text:p>
          </table:table-cell>
          <table:table-cell table:style-name="ce10" office:value-type="float" office:value="0.017214" calcext:value-type="float">
            <text:p>0.017214</text:p>
          </table:table-cell>
          <table:table-cell office:value-type="float" office:value="2.521903" calcext:value-type="float">
            <text:p>2.521903</text:p>
          </table:table-cell>
          <table:table-cell office:value-type="float" office:value="1.907964" calcext:value-type="float">
            <text:p>1.907964</text:p>
          </table:table-cell>
          <table:table-cell table:style-name="ce10" office:value-type="float" office:value="0.020711" calcext:value-type="float">
            <text:p>0.020711</text:p>
          </table:table-cell>
          <table:table-cell office:value-type="float" office:value="4.804271" calcext:value-type="float">
            <text:p>4.804271</text:p>
          </table:table-cell>
          <table:table-cell office:value-type="float" office:value="3.798929" calcext:value-type="float">
            <text:p>3.798929</text:p>
          </table:table-cell>
          <table:table-cell table:style-name="ce10" office:value-type="float" office:value="0.022521" calcext:value-type="float">
            <text:p>0.022521</text:p>
          </table:table-cell>
          <table:table-cell office:value-type="float" office:value="9.202367" calcext:value-type="float">
            <text:p>9.202367</text:p>
          </table:table-cell>
          <table:table-cell table:style-name="ce3" office:value-type="float" office:value="7.667115" calcext:value-type="float">
            <text:p>7.667115</text:p>
          </table:table-cell>
          <table:table-cell table:style-name="ce10" office:value-type="float" office:value="0.028039" calcext:value-type="float">
            <text:p>0.028039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8" table:formula="of:=AVERAGE([.B14:.B18])" office:value-type="float" office:value="1.1256956" calcext:value-type="float">
            <text:p>1.1256956</text:p>
          </table:table-cell>
          <table:table-cell table:style-name="ce11" table:formula="of:=AVERAGE([.C14:.C18])" office:value-type="float" office:value="0.9562564" calcext:value-type="float">
            <text:p>0.9562564</text:p>
          </table:table-cell>
          <table:table-cell table:style-name="ce11" table:formula="of:=AVERAGE([.D14:.D18])" office:value-type="float" office:value="0.0178248" calcext:value-type="float">
            <text:p>0.0178248</text:p>
          </table:table-cell>
          <table:table-cell table:style-name="ce11" table:formula="of:=AVERAGE([.E14:.E18])" office:value-type="float" office:value="2.3248012" calcext:value-type="float">
            <text:p>2.3248012</text:p>
          </table:table-cell>
          <table:table-cell table:style-name="ce11" table:formula="of:=AVERAGE([.F14:.F18])" office:value-type="float" office:value="1.9113434" calcext:value-type="float">
            <text:p>1.9113434</text:p>
          </table:table-cell>
          <table:table-cell table:style-name="ce11" table:formula="of:=AVERAGE([.G14:.G18])" office:value-type="float" office:value="0.0201428" calcext:value-type="float">
            <text:p>0.0201428</text:p>
          </table:table-cell>
          <table:table-cell table:style-name="ce11" table:formula="of:=AVERAGE([.H14:.H18])" office:value-type="float" office:value="4.9054064" calcext:value-type="float">
            <text:p>4.9054064</text:p>
          </table:table-cell>
          <table:table-cell table:style-name="ce11" table:formula="of:=AVERAGE([.I14:.I18])" office:value-type="float" office:value="3.7983684" calcext:value-type="float">
            <text:p>3.7983684</text:p>
          </table:table-cell>
          <table:table-cell table:style-name="ce11" table:formula="of:=AVERAGE([.J14:.J18])" office:value-type="float" office:value="0.0222524" calcext:value-type="float">
            <text:p>0.0222524</text:p>
          </table:table-cell>
          <table:table-cell table:style-name="ce11" table:formula="of:=AVERAGE([.K14:.K18])" office:value-type="float" office:value="9.4383498" calcext:value-type="float">
            <text:p>9.4383498</text:p>
          </table:table-cell>
          <table:table-cell table:style-name="ce11" table:formula="of:=AVERAGE([.L14:.L18])" office:value-type="float" office:value="7.6566702" calcext:value-type="float">
            <text:p>7.6566702</text:p>
          </table:table-cell>
          <table:table-cell table:style-name="ce11" table:formula="of:=AVERAGE([.M14:.M18])" office:value-type="float" office:value="0.0275848" calcext:value-type="float">
            <text:p>0.0275848</text:p>
          </table:table-cell>
          <table:table-cell table:style-name="ce21"/>
          <table:table-cell table:style-name="ce22" table:number-columns-repeated="2"/>
          <table:table-cell table:style-name="ce24"/>
        </table:table-row>
        <table:table-row table:style-name="ro1">
          <table:table-cell table:style-name="ce1"/>
          <table:table-cell table:style-name="ce4" office:value-type="string" calcext:value-type="string">
            <text:p>WITH MANUAL FINAL</text:p>
          </table:table-cell>
          <table:table-cell table:style-name="ce9" table:number-columns-repeated="5"/>
          <table:table-cell table:style-name="ce12"/>
          <table:table-cell table:style-name="ce9"/>
          <table:table-cell table:style-name="ce19" table:number-columns-repeated="7"/>
          <table:table-cell table:style-name="ce23"/>
        </table:table-row>
        <table:table-row table:style-name="ro1">
          <table:table-cell/>
          <table:table-cell table:style-name="ce5" office:value-type="string" calcext:value-type="string">
            <text:p>MPC(27)</text:p>
          </table:table-cell>
          <table:table-cell table:style-name="ce10" office:value-type="string" calcext:value-type="string">
            <text:p>Final = 6,8</text:p>
          </table:table-cell>
          <table:table-cell/>
          <table:table-cell table:style-name="ce2" office:value-type="string" calcext:value-type="string">
            <text:p>MPC(28)</text:p>
          </table:table-cell>
          <table:table-cell office:value-type="string" calcext:value-type="string">
            <text:p>Final = 6,8</text:p>
          </table:table-cell>
          <table:table-cell/>
          <table:table-cell table:style-name="ce2" office:value-type="string" calcext:value-type="string">
            <text:p>MPC(29)</text:p>
          </table:table-cell>
          <table:table-cell office:value-type="string" calcext:value-type="string">
            <text:p>Final = 7,9</text:p>
          </table:table-cell>
          <table:table-cell table:style-name="ce3"/>
          <table:table-cell table:style-name="ce2" office:value-type="string" calcext:value-type="string">
            <text:p>MPC(30)</text:p>
          </table:table-cell>
          <table:table-cell table:style-name="ce10" office:value-type="string" calcext:value-type="string">
            <text:p>Final = 7,10</text:p>
          </table:table-cell>
          <table:table-cell table:style-name="ce2"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MEMO-SER</text:p>
          </table:table-cell>
          <table:table-cell table:style-name="ce2" office:value-type="string" calcext:value-type="string">
            <text:p>MEMO-OMP</text:p>
          </table:table-cell>
          <table:table-cell table:style-name="ce14" office:value-type="string" calcext:value-type="string">
            <text:p>OMP-SER</text:p>
          </table:table-cell>
        </table:table-row>
        <table:table-row table:style-name="ro1">
          <table:table-cell/>
          <table:table-cell table:style-name="ce5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formula="of:=[.B21]" office:value-type="string" office:string-value="MPC(27)" calcext:value-type="string">
            <text:p>MPC(27)</text:p>
          </table:table-cell>
          <table:table-cell table:formula="of:=[.B28]/[.D28]" office:value-type="float" office:value="98.47399268681" calcext:value-type="float">
            <text:p>98.4739926868</text:p>
          </table:table-cell>
          <table:table-cell table:formula="of:=[.C28]/[.D28]" office:value-type="float" office:value="26.8243959619994" calcext:value-type="float">
            <text:p>26.824395962</text:p>
          </table:table-cell>
          <table:table-cell table:formula="of:=[.B28]/[.C28]" office:value-type="float" office:value="3.67106095609059" calcext:value-type="float">
            <text:p>3.6710609561</text:p>
          </table:table-cell>
        </table:table-row>
        <table:table-row table:style-name="ro1">
          <table:table-cell/>
          <table:table-cell office:value-type="float" office:value="1.122408" calcext:value-type="float">
            <text:p>1.122408</text:p>
          </table:table-cell>
          <table:table-cell office:value-type="float" office:value="0.307631" calcext:value-type="float">
            <text:p>0.307631</text:p>
          </table:table-cell>
          <table:table-cell office:value-type="float" office:value="0.011894" calcext:value-type="float">
            <text:p>0.011894</text:p>
          </table:table-cell>
          <table:table-cell office:value-type="float" office:value="2.293857" calcext:value-type="float">
            <text:p>2.293857</text:p>
          </table:table-cell>
          <table:table-cell table:style-name="ce3" office:value-type="float" office:value="0.609835" calcext:value-type="float">
            <text:p>0.609835</text:p>
          </table:table-cell>
          <table:table-cell office:value-type="float" office:value="0.014087" calcext:value-type="float">
            <text:p>0.014087</text:p>
          </table:table-cell>
          <table:table-cell office:value-type="float" office:value="4.772906" calcext:value-type="float">
            <text:p>4.772906</text:p>
          </table:table-cell>
          <table:table-cell table:style-name="ce3" office:value-type="float" office:value="1.210263" calcext:value-type="float">
            <text:p>1.210263</text:p>
          </table:table-cell>
          <table:table-cell table:style-name="ce3" office:value-type="float" office:value="0.015882" calcext:value-type="float">
            <text:p>0.015882</text:p>
          </table:table-cell>
          <table:table-cell office:value-type="float" office:value="9.823845" calcext:value-type="float">
            <text:p>9.823845</text:p>
          </table:table-cell>
          <table:table-cell table:style-name="ce3" office:value-type="float" office:value="2.401063" calcext:value-type="float">
            <text:p>2.401063</text:p>
          </table:table-cell>
          <table:table-cell table:style-name="ce3" office:value-type="float" office:value="0.022638" calcext:value-type="float">
            <text:p>0.022638</text:p>
          </table:table-cell>
          <table:table-cell table:formula="of:=[.E21]" office:value-type="string" office:string-value="MPC(28)" calcext:value-type="string">
            <text:p>MPC(28)</text:p>
          </table:table-cell>
          <table:table-cell table:formula="of:=[.E28]/[.G28]" office:value-type="float" office:value="151.656372721698" calcext:value-type="float">
            <text:p>151.6563727217</text:p>
          </table:table-cell>
          <table:table-cell table:formula="of:=[.F28]/[.G28]" office:value-type="float" office:value="39.6862629978995" calcext:value-type="float">
            <text:p>39.6862629979</text:p>
          </table:table-cell>
          <table:table-cell table:formula="of:=[.E28]/[.F28]" office:value-type="float" office:value="3.82138204168342" calcext:value-type="float">
            <text:p>3.8213820417</text:p>
          </table:table-cell>
        </table:table-row>
        <table:table-row table:style-name="ro1">
          <table:table-cell/>
          <table:table-cell office:value-type="float" office:value="1.153823" calcext:value-type="float">
            <text:p>1.153823</text:p>
          </table:table-cell>
          <table:table-cell office:value-type="float" office:value="0.305482" calcext:value-type="float">
            <text:p>0.305482</text:p>
          </table:table-cell>
          <table:table-cell office:value-type="float" office:value="0.011281" calcext:value-type="float">
            <text:p>0.011281</text:p>
          </table:table-cell>
          <table:table-cell office:value-type="float" office:value="2.217736" calcext:value-type="float">
            <text:p>2.217736</text:p>
          </table:table-cell>
          <table:table-cell table:style-name="ce3" office:value-type="float" office:value="0.60957" calcext:value-type="float">
            <text:p>0.60957</text:p>
          </table:table-cell>
          <table:table-cell office:value-type="float" office:value="0.015595" calcext:value-type="float">
            <text:p>0.015595</text:p>
          </table:table-cell>
          <table:table-cell office:value-type="float" office:value="5.237691" calcext:value-type="float">
            <text:p>5.237691</text:p>
          </table:table-cell>
          <table:table-cell table:style-name="ce3" office:value-type="float" office:value="1.211168" calcext:value-type="float">
            <text:p>1.211168</text:p>
          </table:table-cell>
          <table:table-cell table:style-name="ce3" office:value-type="float" office:value="0.018691" calcext:value-type="float">
            <text:p>0.018691</text:p>
          </table:table-cell>
          <table:table-cell office:value-type="float" office:value="9.208265" calcext:value-type="float">
            <text:p>9.208265</text:p>
          </table:table-cell>
          <table:table-cell table:style-name="ce3" office:value-type="float" office:value="2.40781" calcext:value-type="float">
            <text:p>2.40781</text:p>
          </table:table-cell>
          <table:table-cell table:style-name="ce3" office:value-type="float" office:value="0.021831" calcext:value-type="float">
            <text:p>0.021831</text:p>
          </table:table-cell>
          <table:table-cell table:formula="of:=[.H21]" office:value-type="string" office:string-value="MPC(29)" calcext:value-type="string">
            <text:p>MPC(29)</text:p>
          </table:table-cell>
          <table:table-cell table:formula="of:=[.H28]/[.J28]" office:value-type="float" office:value="283.382421924646" calcext:value-type="float">
            <text:p>283.3824219246</text:p>
          </table:table-cell>
          <table:table-cell table:formula="of:=[.I28]/[.J28]" office:value-type="float" office:value="70.1344409654423" calcext:value-type="float">
            <text:p>70.1344409654</text:p>
          </table:table-cell>
          <table:table-cell table:formula="of:=[.H28]/[.I28]" office:value-type="float" office:value="4.04056007324957" calcext:value-type="float">
            <text:p>4.0405600732</text:p>
          </table:table-cell>
        </table:table-row>
        <table:table-row table:style-name="ro1">
          <table:table-cell/>
          <table:table-cell office:value-type="float" office:value="1.121122" calcext:value-type="float">
            <text:p>1.121122</text:p>
          </table:table-cell>
          <table:table-cell office:value-type="float" office:value="0.306526" calcext:value-type="float">
            <text:p>0.306526</text:p>
          </table:table-cell>
          <table:table-cell office:value-type="float" office:value="0.011328" calcext:value-type="float">
            <text:p>0.011328</text:p>
          </table:table-cell>
          <table:table-cell office:value-type="float" office:value="2.226444" calcext:value-type="float">
            <text:p>2.226444</text:p>
          </table:table-cell>
          <table:table-cell office:value-type="float" office:value="0.607941" calcext:value-type="float">
            <text:p>0.607941</text:p>
          </table:table-cell>
          <table:table-cell office:value-type="float" office:value="0.015704" calcext:value-type="float">
            <text:p>0.015704</text:p>
          </table:table-cell>
          <table:table-cell office:value-type="float" office:value="4.965218" calcext:value-type="float">
            <text:p>4.965218</text:p>
          </table:table-cell>
          <table:table-cell table:style-name="ce3" office:value-type="float" office:value="1.218153" calcext:value-type="float">
            <text:p>1.218153</text:p>
          </table:table-cell>
          <table:table-cell table:style-name="ce3" office:value-type="float" office:value="0.017221" calcext:value-type="float">
            <text:p>0.017221</text:p>
          </table:table-cell>
          <table:table-cell office:value-type="float" office:value="9.139993" calcext:value-type="float">
            <text:p>9.139993</text:p>
          </table:table-cell>
          <table:table-cell table:style-name="ce3" office:value-type="float" office:value="2.417475" calcext:value-type="float">
            <text:p>2.417475</text:p>
          </table:table-cell>
          <table:table-cell table:style-name="ce3" office:value-type="float" office:value="0.020931" calcext:value-type="float">
            <text:p>0.020931</text:p>
          </table:table-cell>
          <table:table-cell table:formula="of:=[.K21]" office:value-type="string" office:string-value="MPC(30)" calcext:value-type="string">
            <text:p>MPC(30)</text:p>
          </table:table-cell>
          <table:table-cell table:formula="of:=[.K28]/[.M28]" office:value-type="float" office:value="454.159840246367" calcext:value-type="float">
            <text:p>454.1598402464</text:p>
          </table:table-cell>
          <table:table-cell table:formula="of:=[.L28]/[.M28]" office:value-type="float" office:value="116.082581079781" calcext:value-type="float">
            <text:p>116.0825810798</text:p>
          </table:table-cell>
          <table:table-cell table:formula="of:=[.K28]/[.L28]" office:value-type="float" office:value="3.91238578623812" calcext:value-type="float">
            <text:p>3.9123857862</text:p>
          </table:table-cell>
        </table:table-row>
        <table:table-row table:style-name="ro1">
          <table:table-cell table:style-name="ce1"/>
          <table:table-cell office:value-type="float" office:value="1.114963" calcext:value-type="float">
            <text:p>1.114963</text:p>
          </table:table-cell>
          <table:table-cell office:value-type="float" office:value="0.306194" calcext:value-type="float">
            <text:p>0.306194</text:p>
          </table:table-cell>
          <table:table-cell office:value-type="float" office:value="0.011622" calcext:value-type="float">
            <text:p>0.011622</text:p>
          </table:table-cell>
          <table:table-cell office:value-type="float" office:value="2.364066" calcext:value-type="float">
            <text:p>2.364066</text:p>
          </table:table-cell>
          <table:table-cell office:value-type="float" office:value="0.605433" calcext:value-type="float">
            <text:p>0.605433</text:p>
          </table:table-cell>
          <table:table-cell table:style-name="ce10" office:value-type="float" office:value="0.015258" calcext:value-type="float">
            <text:p>0.015258</text:p>
          </table:table-cell>
          <table:table-cell office:value-type="float" office:value="4.746946" calcext:value-type="float">
            <text:p>4.746946</text:p>
          </table:table-cell>
          <table:table-cell office:value-type="float" office:value="1.215824" calcext:value-type="float">
            <text:p>1.215824</text:p>
          </table:table-cell>
          <table:table-cell table:style-name="ce10" office:value-type="float" office:value="0.018691" calcext:value-type="float">
            <text:p>0.018691</text:p>
          </table:table-cell>
          <table:table-cell office:value-type="float" office:value="9.817279" calcext:value-type="float">
            <text:p>9.817279</text:p>
          </table:table-cell>
          <table:table-cell table:style-name="ce10" office:value-type="float" office:value="2.416661" calcext:value-type="float">
            <text:p>2.416661</text:p>
          </table:table-cell>
          <table:table-cell table:style-name="ce10" office:value-type="float" office:value="0.016875" calcext:value-type="float">
            <text:p>0.016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16162" calcext:value-type="float">
            <text:p>1.116162</text:p>
          </table:table-cell>
          <table:table-cell office:value-type="float" office:value="0.307369" calcext:value-type="float">
            <text:p>0.307369</text:p>
          </table:table-cell>
          <table:table-cell table:style-name="ce10" office:value-type="float" office:value="0.011032" calcext:value-type="float">
            <text:p>0.011032</text:p>
          </table:table-cell>
          <table:table-cell office:value-type="float" office:value="2.521903" calcext:value-type="float">
            <text:p>2.521903</text:p>
          </table:table-cell>
          <table:table-cell office:value-type="float" office:value="0.609054" calcext:value-type="float">
            <text:p>0.609054</text:p>
          </table:table-cell>
          <table:table-cell table:style-name="ce10" office:value-type="float" office:value="0.016003" calcext:value-type="float">
            <text:p>0.016003</text:p>
          </table:table-cell>
          <table:table-cell office:value-type="float" office:value="4.804271" calcext:value-type="float">
            <text:p>4.804271</text:p>
          </table:table-cell>
          <table:table-cell office:value-type="float" office:value="1.214798" calcext:value-type="float">
            <text:p>1.214798</text:p>
          </table:table-cell>
          <table:table-cell table:style-name="ce10" office:value-type="float" office:value="0.016066" calcext:value-type="float">
            <text:p>0.016066</text:p>
          </table:table-cell>
          <table:table-cell office:value-type="float" office:value="9.202367" calcext:value-type="float">
            <text:p>9.202367</text:p>
          </table:table-cell>
          <table:table-cell table:style-name="ce10" office:value-type="float" office:value="2.419132" calcext:value-type="float">
            <text:p>2.419132</text:p>
          </table:table-cell>
          <table:table-cell table:style-name="ce10" office:value-type="float" office:value="0.021635" calcext:value-type="float">
            <text:p>0.021635</text:p>
          </table:table-cell>
          <table:table-cell table:number-columns-repeated="4"/>
        </table:table-row>
        <table:table-row table:style-name="ro1">
          <table:table-cell/>
          <table:table-cell table:style-name="ce8" table:formula="of:=AVERAGE([.B23:.B27])" office:value-type="float" office:value="1.1256956" calcext:value-type="float">
            <text:p>1.1256956</text:p>
          </table:table-cell>
          <table:table-cell table:style-name="ce11" table:formula="of:=AVERAGE([.C23:.C27])" office:value-type="float" office:value="0.3066404" calcext:value-type="float">
            <text:p>0.3066404</text:p>
          </table:table-cell>
          <table:table-cell table:style-name="ce11" table:formula="of:=AVERAGE([.D23:.D27])" office:value-type="float" office:value="0.0114314" calcext:value-type="float">
            <text:p>0.0114314</text:p>
          </table:table-cell>
          <table:table-cell table:style-name="ce11" table:formula="of:=AVERAGE([.E23:.E27])" office:value-type="float" office:value="2.3248012" calcext:value-type="float">
            <text:p>2.3248012</text:p>
          </table:table-cell>
          <table:table-cell table:style-name="ce11" table:formula="of:=AVERAGE([.F23:.F27])" office:value-type="float" office:value="0.6083666" calcext:value-type="float">
            <text:p>0.6083666</text:p>
          </table:table-cell>
          <table:table-cell table:style-name="ce11" table:formula="of:=AVERAGE([.G23:.G27])" office:value-type="float" office:value="0.0153294" calcext:value-type="float">
            <text:p>0.0153294</text:p>
          </table:table-cell>
          <table:table-cell table:style-name="ce11" table:formula="of:=AVERAGE([.H23:.H27])" office:value-type="float" office:value="4.9054064" calcext:value-type="float">
            <text:p>4.9054064</text:p>
          </table:table-cell>
          <table:table-cell table:style-name="ce11" table:formula="of:=AVERAGE([.I23:.I27])" office:value-type="float" office:value="1.2140412" calcext:value-type="float">
            <text:p>1.2140412</text:p>
          </table:table-cell>
          <table:table-cell table:style-name="ce11" table:formula="of:=AVERAGE([.J23:.J27])" office:value-type="float" office:value="0.0173102" calcext:value-type="float">
            <text:p>0.0173102</text:p>
          </table:table-cell>
          <table:table-cell table:style-name="ce11" table:formula="of:=AVERAGE([.K23:.K27])" office:value-type="float" office:value="9.4383498" calcext:value-type="float">
            <text:p>9.4383498</text:p>
          </table:table-cell>
          <table:table-cell table:style-name="ce11" table:formula="of:=AVERAGE([.L23:.L27])" office:value-type="float" office:value="2.4124282" calcext:value-type="float">
            <text:p>2.4124282</text:p>
          </table:table-cell>
          <table:table-cell table:style-name="ce11" table:formula="of:=AVERAGE([.M23:.M27])" office:value-type="float" office:value="0.020782" calcext:value-type="float">
            <text:p>0.020782</text:p>
          </table:table-cell>
          <table:table-cell table:style-name="ce21"/>
          <table:table-cell table:style-name="ce22" table:number-columns-repeated="2"/>
          <table:table-cell table:style-name="ce24"/>
        </table:table-row>
        <table:table-row table:style-name="ro1">
          <table:table-cell/>
          <table:table-cell table:style-name="ce1" table:number-columns-repeated="2"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Default" table:number-columns-repeated="4"/>
        </table:table-row>
      </table:table>
      <table:table table:name="LCS" table:style-name="ta1">
        <table:shapes>
          <draw:frame draw:z-index="0" draw:style-name="gr1" draw:text-style-name="P1" svg:width="4.9783in" svg:height="2.552in" svg:x="0in" svg:y="5.1476in">
            <draw:object draw:notify-on-update-of-ranges="LCS.H4:LCS.H6 LCS.I3:LCS.I3 LCS.I4:LCS.I6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" draw:style-name="gr1" draw:text-style-name="P1" svg:width="5.6969in" svg:height="3.1689in" svg:x="4.9535in" svg:y="5.1476in">
            <draw:object draw:notify-on-update-of-ranges="LCS.N13:LCS.N16 LCS.O12:LCS.O12 LCS.O13:LCS.O16 LCS.Q12:LCS.Q12 LCS.Q13:LCS.Q16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" draw:style-name="gr1" draw:text-style-name="P1" svg:width="5.9311in" svg:height="3.1555in" svg:x="10.6516in" svg:y="5.1587in">
            <draw:object draw:notify-on-update-of-ranges="LCS.N22:LCS.N25 LCS.O21:LCS.O21 LCS.O22:LCS.O25 LCS.P21:LCS.P21 LCS.P22:LCS.P25"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6" table:default-cell-style-name="Default"/>
        <table:table-column table:style-name="co13" table:default-cell-style-name="ce6"/>
        <table:table-column table:style-name="co2" table:default-cell-style-name="ce3"/>
        <table:table-column table:style-name="co3" table:default-cell-style-name="ce3"/>
        <table:table-column table:style-name="co17" table:default-cell-style-name="ce3"/>
        <table:table-column table:style-name="co2" table:default-cell-style-name="ce10"/>
        <table:table-column table:style-name="co8" table:default-cell-style-name="ce3"/>
        <table:table-column table:style-name="co18" table:default-cell-style-name="ce3"/>
        <table:table-column table:style-name="co2" table:default-cell-style-name="ce10"/>
        <table:table-column table:style-name="co6" table:default-cell-style-name="Default"/>
        <table:table-column table:style-name="co19" table:default-cell-style-name="ce3"/>
        <table:table-column table:style-name="co2" table:number-columns-repeated="2" table:default-cell-style-name="Default"/>
        <table:table-column table:style-name="co20" table:default-cell-style-name="ce20"/>
        <table:table-column table:style-name="co2" table:number-columns-repeated="2" table:default-cell-style-name="ce3"/>
        <table:table-column table:style-name="co2" table:default-cell-style-name="ce15"/>
        <table:table-row table:style-name="ro1">
          <table:table-cell/>
          <table:table-cell table:style-name="Default" table:number-columns-repeated="8"/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WITHOUT FINAL</text:p>
          </table:table-cell>
          <table:table-cell table:style-name="ce9" table:number-columns-repeated="5"/>
          <table:table-cell table:style-name="ce12"/>
          <table:table-cell table:style-name="ce13"/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5" office:value-type="string" calcext:value-type="string">
            <text:p>LCS(10, 9)</text:p>
          </table:table-cell>
          <table:table-cell table:style-name="ce2"/>
          <table:table-cell table:style-name="ce2" office:value-type="string" calcext:value-type="string">
            <text:p>LCS(10, 10)</text:p>
          </table:table-cell>
          <table:table-cell table:style-name="ce2"/>
          <table:table-cell table:style-name="ce2" office:value-type="string" calcext:value-type="string">
            <text:p>LCS(10,11)</text:p>
          </table:table-cell>
          <table:table-cell table:style-name="ce2" table:number-columns-repeated="2"/>
          <table:table-cell table:style-name="ce14" office:value-type="string" calcext:value-type="string">
            <text:p>SPEEDUP</text:p>
          </table:table-cell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5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table:formula="of:=[.B3]" office:value-type="string" office:string-value="LCS(10, 9)" calcext:value-type="string">
            <text:p>LCS(10, 9)</text:p>
          </table:table-cell>
          <table:table-cell table:style-name="ce16" table:formula="of:=[.B10]/[.C10]" office:value-type="float" office:value="1.2084470109327" calcext:value-type="float">
            <text:p>1.2084470109</text:p>
          </table:table-cell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1.56411" calcext:value-type="float">
            <text:p>1.56411</text:p>
          </table:table-cell>
          <table:table-cell office:value-type="float" office:value="1.260457" calcext:value-type="float">
            <text:p>1.260457</text:p>
          </table:table-cell>
          <table:table-cell office:value-type="float" office:value="3.632473" calcext:value-type="float">
            <text:p>3.632473</text:p>
          </table:table-cell>
          <table:table-cell office:value-type="float" office:value="2.542788" calcext:value-type="float">
            <text:p>2.542788</text:p>
          </table:table-cell>
          <table:table-cell table:style-name="ce3" office:value-type="float" office:value="7.329857" calcext:value-type="float">
            <text:p>7.329857</text:p>
          </table:table-cell>
          <table:table-cell office:value-type="float" office:value="6.001103" calcext:value-type="float">
            <text:p>6.001103</text:p>
          </table:table-cell>
          <table:table-cell table:style-name="ce2" table:formula="of:=[.D3]" office:value-type="string" office:string-value="LCS(10, 10)" calcext:value-type="string">
            <text:p>LCS(10, 10)</text:p>
          </table:table-cell>
          <table:table-cell table:style-name="ce15" table:formula="of:=[.D10]/[.E10]" office:value-type="float" office:value="1.31114663031631" calcext:value-type="float">
            <text:p>1.3111466303</text:p>
          </table:table-cell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1.431586" calcext:value-type="float">
            <text:p>1.431586</text:p>
          </table:table-cell>
          <table:table-cell office:value-type="float" office:value="1.433073" calcext:value-type="float">
            <text:p>1.433073</text:p>
          </table:table-cell>
          <table:table-cell office:value-type="float" office:value="3.35732" calcext:value-type="float">
            <text:p>3.35732</text:p>
          </table:table-cell>
          <table:table-cell office:value-type="float" office:value="2.493098" calcext:value-type="float">
            <text:p>2.493098</text:p>
          </table:table-cell>
          <table:table-cell table:style-name="ce3" office:value-type="float" office:value="7.723874" calcext:value-type="float">
            <text:p>7.723874</text:p>
          </table:table-cell>
          <table:table-cell office:value-type="float" office:value="6.609027" calcext:value-type="float">
            <text:p>6.609027</text:p>
          </table:table-cell>
          <table:table-cell table:style-name="ce2" table:formula="of:=[.F3]" office:value-type="string" office:string-value="LCS(10,11)" calcext:value-type="string">
            <text:p>LCS(10,11)</text:p>
          </table:table-cell>
          <table:table-cell table:style-name="ce15" table:formula="of:=[.F10]/[.G10]" office:value-type="float" office:value="1.23031542130691" calcext:value-type="float">
            <text:p>1.2303154213</text:p>
          </table:table-cell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1.631093" calcext:value-type="float">
            <text:p>1.631093</text:p>
          </table:table-cell>
          <table:table-cell office:value-type="float" office:value="1.41835" calcext:value-type="float">
            <text:p>1.41835</text:p>
          </table:table-cell>
          <table:table-cell office:value-type="float" office:value="3.612868" calcext:value-type="float">
            <text:p>3.612868</text:p>
          </table:table-cell>
          <table:table-cell office:value-type="float" office:value="2.470819" calcext:value-type="float">
            <text:p>2.470819</text:p>
          </table:table-cell>
          <table:table-cell table:style-name="ce3" office:value-type="float" office:value="7.918119" calcext:value-type="float">
            <text:p>7.918119</text:p>
          </table:table-cell>
          <table:table-cell office:value-type="float" office:value="6.39471" calcext:value-type="float">
            <text:p>6.39471</text:p>
          </table:table-cell>
          <table:table-cell/>
          <table:table-cell table:style-name="ce15"/>
          <table:table-cell table:style-name="ce1" table:number-columns-repeated="2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7" office:value-type="float" office:value="1.592733" calcext:value-type="float">
            <text:p>1.592733</text:p>
          </table:table-cell>
          <table:table-cell table:style-name="ce10" office:value-type="float" office:value="1.143192" calcext:value-type="float">
            <text:p>1.143192</text:p>
          </table:table-cell>
          <table:table-cell table:style-name="ce10" office:value-type="float" office:value="3.333047" calcext:value-type="float">
            <text:p>3.333047</text:p>
          </table:table-cell>
          <table:table-cell table:style-name="ce10" office:value-type="float" office:value="3.081482" calcext:value-type="float">
            <text:p>3.081482</text:p>
          </table:table-cell>
          <table:table-cell office:value-type="float" office:value="7.6942" calcext:value-type="float">
            <text:p>7.6942</text:p>
          </table:table-cell>
          <table:table-cell table:style-name="ce10" office:value-type="float" office:value="6.230849" calcext:value-type="float">
            <text:p>6.230849</text:p>
          </table:table-cell>
          <table:table-cell table:style-name="ce10"/>
          <table:table-cell table:style-name="ce16"/>
          <table:table-cell table:style-name="ce1" table:number-columns-repeated="2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7" office:value-type="float" office:value="1.530981" calcext:value-type="float">
            <text:p>1.530981</text:p>
          </table:table-cell>
          <table:table-cell table:style-name="ce10" office:value-type="float" office:value="1.158534" calcext:value-type="float">
            <text:p>1.158534</text:p>
          </table:table-cell>
          <table:table-cell table:style-name="ce10" office:value-type="float" office:value="3.73941" calcext:value-type="float">
            <text:p>3.73941</text:p>
          </table:table-cell>
          <table:table-cell table:style-name="ce10" office:value-type="float" office:value="2.89247" calcext:value-type="float">
            <text:p>2.89247</text:p>
          </table:table-cell>
          <table:table-cell office:value-type="float" office:value="7.858866" calcext:value-type="float">
            <text:p>7.858866</text:p>
          </table:table-cell>
          <table:table-cell table:style-name="ce10" office:value-type="float" office:value="6.077351" calcext:value-type="float">
            <text:p>6.077351</text:p>
          </table:table-cell>
          <table:table-cell table:style-name="ce10"/>
          <table:table-cell table:style-name="ce16"/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"/>
          <table:table-cell table:style-name="ce8" table:formula="of:=AVERAGE([.B5:.B9])" office:value-type="float" office:value="1.5501006" calcext:value-type="float">
            <text:p>1.5501006</text:p>
          </table:table-cell>
          <table:table-cell table:style-name="ce11" table:formula="of:=AVERAGE([.C5:.C9])" office:value-type="float" office:value="1.2827212" calcext:value-type="float">
            <text:p>1.2827212</text:p>
          </table:table-cell>
          <table:table-cell table:style-name="ce11" table:formula="of:=AVERAGE([.D5:.D9])" office:value-type="float" office:value="3.5350236" calcext:value-type="float">
            <text:p>3.5350236</text:p>
          </table:table-cell>
          <table:table-cell table:style-name="ce11" table:formula="of:=AVERAGE([.E5:.E9])" office:value-type="float" office:value="2.6961314" calcext:value-type="float">
            <text:p>2.6961314</text:p>
          </table:table-cell>
          <table:table-cell table:style-name="ce11" table:formula="of:=AVERAGE([.F5:.F9])" office:value-type="float" office:value="7.7049832" calcext:value-type="float">
            <text:p>7.7049832</text:p>
          </table:table-cell>
          <table:table-cell table:style-name="ce11" table:formula="of:=AVERAGE([.G5:.G9])" office:value-type="float" office:value="6.262608" calcext:value-type="float">
            <text:p>6.262608</text:p>
          </table:table-cell>
          <table:table-cell table:style-name="ce11"/>
          <table:table-cell table:style-name="ce17"/>
          <table:table-cell table:style-name="ce18" table:number-columns-repeated="3"/>
          <table:table-cell/>
          <table:table-cell table:style-name="Default" table:number-columns-repeated="4"/>
        </table:table-row>
        <table:table-row table:style-name="ro1">
          <table:table-cell table:style-name="ce1"/>
          <table:table-cell table:style-name="ce4" office:value-type="string" calcext:value-type="string">
            <text:p>WITH OMPSS FINAL</text:p>
          </table:table-cell>
          <table:table-cell table:style-name="ce9" table:number-columns-repeated="5"/>
          <table:table-cell table:style-name="ce12"/>
          <table:table-cell table:style-name="ce9"/>
          <table:table-cell table:style-name="ce19" table:number-columns-repeated="7"/>
          <table:table-cell table:style-name="ce23"/>
        </table:table-row>
        <table:table-row table:style-name="ro1">
          <table:table-cell table:style-name="ce2"/>
          <table:table-cell table:style-name="ce5" office:value-type="string" calcext:value-type="string">
            <text:p>LCS(15,14)</text:p>
          </table:table-cell>
          <table:table-cell table:style-name="ce10" office:value-type="string" calcext:value-type="string">
            <text:p>Final = 5,6</text:p>
          </table:table-cell>
          <table:table-cell/>
          <table:table-cell table:style-name="ce2" office:value-type="string" calcext:value-type="string">
            <text:p>LCS(15,15)</text:p>
          </table:table-cell>
          <table:table-cell office:value-type="string" calcext:value-type="string">
            <text:p>Final = 5,6</text:p>
          </table:table-cell>
          <table:table-cell table:style-name="ce10"/>
          <table:table-cell table:style-name="ce2" office:value-type="string" calcext:value-type="string">
            <text:p>LCS(15,16)</text:p>
          </table:table-cell>
          <table:table-cell office:value-type="string" calcext:value-type="string">
            <text:p>Final = 5,6</text:p>
          </table:table-cell>
          <table:table-cell table:style-name="ce10"/>
          <table:table-cell table:style-name="ce2" office:value-type="string" calcext:value-type="string">
            <text:p>LCS(15,17)</text:p>
          </table:table-cell>
          <table:table-cell table:style-name="ce10" office:value-type="string" calcext:value-type="string">
            <text:p>Final = 7,7</text:p>
          </table:table-cell>
          <table:table-cell table:style-name="ce10"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MEMO-SER</text:p>
          </table:table-cell>
          <table:table-cell table:style-name="ce2" office:value-type="string" calcext:value-type="string">
            <text:p>MEMO-OMP</text:p>
          </table:table-cell>
          <table:table-cell table:style-name="ce14" office:value-type="string" calcext:value-type="string">
            <text:p>OMP-SER</text:p>
          </table:table-cell>
        </table:table-row>
        <table:table-row table:style-name="ro1">
          <table:table-cell table:style-name="ce3"/>
          <table:table-cell table:style-name="ce5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formula="of:=[.B12]" office:value-type="string" office:string-value="LCS(15,14)" calcext:value-type="string">
            <text:p>LCS(15,14)</text:p>
          </table:table-cell>
          <table:table-cell table:formula="of:=[.B19]/[.D19]" office:value-type="float" office:value="16.6149317510712" calcext:value-type="float">
            <text:p>16.6149317511</text:p>
          </table:table-cell>
          <table:table-cell table:formula="of:=[.C19]/[.D19]" office:value-type="float" office:value="15.6960142070614" calcext:value-type="float">
            <text:p>15.6960142071</text:p>
          </table:table-cell>
          <table:table-cell table:formula="of:=[.B19]/[.C19]" office:value-type="float" office:value="1.05854464272824" calcext:value-type="float">
            <text:p>1.0585446427</text:p>
          </table:table-cell>
        </table:table-row>
        <table:table-row table:style-name="ro1">
          <table:table-cell table:style-name="ce3"/>
          <table:table-cell office:value-type="float" office:value="1.439832" calcext:value-type="float">
            <text:p>1.439832</text:p>
          </table:table-cell>
          <table:table-cell office:value-type="float" office:value="1.346594" calcext:value-type="float">
            <text:p>1.346594</text:p>
          </table:table-cell>
          <table:table-cell office:value-type="float" office:value="0.090728" calcext:value-type="float">
            <text:p>0.090728</text:p>
          </table:table-cell>
          <table:table-cell office:value-type="float" office:value="2.9702" calcext:value-type="float">
            <text:p>2.9702</text:p>
          </table:table-cell>
          <table:table-cell table:style-name="ce3" office:value-type="float" office:value="2.673612" calcext:value-type="float">
            <text:p>2.673612</text:p>
          </table:table-cell>
          <table:table-cell office:value-type="float" office:value="0.134862" calcext:value-type="float">
            <text:p>0.134862</text:p>
          </table:table-cell>
          <table:table-cell office:value-type="float" office:value="5.257038" calcext:value-type="float">
            <text:p>5.257038</text:p>
          </table:table-cell>
          <table:table-cell table:style-name="ce3" office:value-type="float" office:value="5.199691" calcext:value-type="float">
            <text:p>5.199691</text:p>
          </table:table-cell>
          <table:table-cell table:style-name="ce3" office:value-type="float" office:value="0.199067" calcext:value-type="float">
            <text:p>0.199067</text:p>
          </table:table-cell>
          <table:table-cell office:value-type="float" office:value="10.951678" calcext:value-type="float">
            <text:p>10.951678</text:p>
          </table:table-cell>
          <table:table-cell table:style-name="ce3" office:value-type="float" office:value="9.909458" calcext:value-type="float">
            <text:p>9.909458</text:p>
          </table:table-cell>
          <table:table-cell table:style-name="ce3" office:value-type="float" office:value="0.270256" calcext:value-type="float">
            <text:p>0.270256</text:p>
          </table:table-cell>
          <table:table-cell table:formula="of:=[.E12]" office:value-type="string" office:string-value="LCS(15,15)" calcext:value-type="string">
            <text:p>LCS(15,15)</text:p>
          </table:table-cell>
          <table:table-cell table:formula="of:=[.E19]/[.G19]" office:value-type="float" office:value="21.2930405532395" calcext:value-type="float">
            <text:p>21.2930405532</text:p>
          </table:table-cell>
          <table:table-cell table:formula="of:=[.F19]/[.G19]" office:value-type="float" office:value="19.8969054162245" calcext:value-type="float">
            <text:p>19.8969054162</text:p>
          </table:table-cell>
          <table:table-cell table:formula="of:=[.E19]/[.F19]" office:value-type="float" office:value="1.07016845624026" calcext:value-type="float">
            <text:p>1.0701684562</text:p>
          </table:table-cell>
        </table:table-row>
        <table:table-row table:style-name="ro1">
          <table:table-cell table:style-name="ce3"/>
          <table:table-cell office:value-type="float" office:value="1.3876" calcext:value-type="float">
            <text:p>1.3876</text:p>
          </table:table-cell>
          <table:table-cell office:value-type="float" office:value="1.351042" calcext:value-type="float">
            <text:p>1.351042</text:p>
          </table:table-cell>
          <table:table-cell office:value-type="float" office:value="0.089125" calcext:value-type="float">
            <text:p>0.089125</text:p>
          </table:table-cell>
          <table:table-cell office:value-type="float" office:value="2.745312" calcext:value-type="float">
            <text:p>2.745312</text:p>
          </table:table-cell>
          <table:table-cell table:style-name="ce3" office:value-type="float" office:value="2.722045" calcext:value-type="float">
            <text:p>2.722045</text:p>
          </table:table-cell>
          <table:table-cell office:value-type="float" office:value="0.125045" calcext:value-type="float">
            <text:p>0.125045</text:p>
          </table:table-cell>
          <table:table-cell office:value-type="float" office:value="5.470972" calcext:value-type="float">
            <text:p>5.470972</text:p>
          </table:table-cell>
          <table:table-cell table:style-name="ce3" office:value-type="float" office:value="5.272216" calcext:value-type="float">
            <text:p>5.272216</text:p>
          </table:table-cell>
          <table:table-cell table:style-name="ce3" office:value-type="float" office:value="0.233717" calcext:value-type="float">
            <text:p>0.233717</text:p>
          </table:table-cell>
          <table:table-cell office:value-type="float" office:value="10.18513" calcext:value-type="float">
            <text:p>10.18513</text:p>
          </table:table-cell>
          <table:table-cell table:style-name="ce3" office:value-type="float" office:value="9.75533" calcext:value-type="float">
            <text:p>9.75533</text:p>
          </table:table-cell>
          <table:table-cell table:style-name="ce3" office:value-type="float" office:value="0.290727" calcext:value-type="float">
            <text:p>0.290727</text:p>
          </table:table-cell>
          <table:table-cell table:formula="of:=[.H12]" office:value-type="string" office:string-value="LCS(15,16)" calcext:value-type="string">
            <text:p>LCS(15,16)</text:p>
          </table:table-cell>
          <table:table-cell table:formula="of:=[.H19]/[.J19]" office:value-type="float" office:value="24.3021557746852" calcext:value-type="float">
            <text:p>24.3021557747</text:p>
          </table:table-cell>
          <table:table-cell table:formula="of:=[.I19]/[.J19]" office:value-type="float" office:value="23.4401727888631" calcext:value-type="float">
            <text:p>23.4401727889</text:p>
          </table:table-cell>
          <table:table-cell table:formula="of:=[.H19]/[.I19]" office:value-type="float" office:value="1.03677374708738" calcext:value-type="float">
            <text:p>1.0367737471</text:p>
          </table:table-cell>
        </table:table-row>
        <table:table-row table:style-name="ro1">
          <table:table-cell table:style-name="ce3"/>
          <table:table-cell office:value-type="float" office:value="1.416695" calcext:value-type="float">
            <text:p>1.416695</text:p>
          </table:table-cell>
          <table:table-cell office:value-type="float" office:value="1.346683" calcext:value-type="float">
            <text:p>1.346683</text:p>
          </table:table-cell>
          <table:table-cell office:value-type="float" office:value="0.085607" calcext:value-type="float">
            <text:p>0.085607</text:p>
          </table:table-cell>
          <table:table-cell office:value-type="float" office:value="2.737038" calcext:value-type="float">
            <text:p>2.737038</text:p>
          </table:table-cell>
          <table:table-cell table:style-name="ce3" office:value-type="float" office:value="2.69193" calcext:value-type="float">
            <text:p>2.69193</text:p>
          </table:table-cell>
          <table:table-cell office:value-type="float" office:value="0.134458" calcext:value-type="float">
            <text:p>0.134458</text:p>
          </table:table-cell>
          <table:table-cell office:value-type="float" office:value="5.26678" calcext:value-type="float">
            <text:p>5.26678</text:p>
          </table:table-cell>
          <table:table-cell table:style-name="ce3" office:value-type="float" office:value="5.255719" calcext:value-type="float">
            <text:p>5.255719</text:p>
          </table:table-cell>
          <table:table-cell table:style-name="ce3" office:value-type="float" office:value="0.237813" calcext:value-type="float">
            <text:p>0.237813</text:p>
          </table:table-cell>
          <table:table-cell office:value-type="float" office:value="9.972108" calcext:value-type="float">
            <text:p>9.972108</text:p>
          </table:table-cell>
          <table:table-cell table:style-name="ce3" office:value-type="float" office:value="9.890171" calcext:value-type="float">
            <text:p>9.890171</text:p>
          </table:table-cell>
          <table:table-cell table:style-name="ce3" office:value-type="float" office:value="0.272104" calcext:value-type="float">
            <text:p>0.272104</text:p>
          </table:table-cell>
          <table:table-cell table:formula="of:=[.K12]" office:value-type="string" office:string-value="LCS(15,17)" calcext:value-type="string">
            <text:p>LCS(15,17)</text:p>
          </table:table-cell>
          <table:table-cell table:formula="of:=[.K19]/[.M19]" office:value-type="float" office:value="35.668493002784" calcext:value-type="float">
            <text:p>35.6684930028</text:p>
          </table:table-cell>
          <table:table-cell table:formula="of:=[.L19]/[.M19]" office:value-type="float" office:value="34.1687331256709" calcext:value-type="float">
            <text:p>34.1687331257</text:p>
          </table:table-cell>
          <table:table-cell table:formula="of:=[.K19]/[.L19]" office:value-type="float" office:value="1.04389275632776" calcext:value-type="float">
            <text:p>1.0438927563</text:p>
          </table:table-cell>
        </table:table-row>
        <table:table-row table:style-name="ro1">
          <table:table-cell table:style-name="ce3"/>
          <table:table-cell office:value-type="float" office:value="1.466879" calcext:value-type="float">
            <text:p>1.466879</text:p>
          </table:table-cell>
          <table:table-cell office:value-type="float" office:value="1.383961" calcext:value-type="float">
            <text:p>1.383961</text:p>
          </table:table-cell>
          <table:table-cell office:value-type="float" office:value="0.08957" calcext:value-type="float">
            <text:p>0.08957</text:p>
          </table:table-cell>
          <table:table-cell office:value-type="float" office:value="2.95148" calcext:value-type="float">
            <text:p>2.95148</text:p>
          </table:table-cell>
          <table:table-cell office:value-type="float" office:value="2.679676" calcext:value-type="float">
            <text:p>2.679676</text:p>
          </table:table-cell>
          <table:table-cell table:style-name="ce10" office:value-type="float" office:value="0.13918" calcext:value-type="float">
            <text:p>0.13918</text:p>
          </table:table-cell>
          <table:table-cell office:value-type="float" office:value="5.92926" calcext:value-type="float">
            <text:p>5.92926</text:p>
          </table:table-cell>
          <table:table-cell office:value-type="float" office:value="5.316601" calcext:value-type="float">
            <text:p>5.316601</text:p>
          </table:table-cell>
          <table:table-cell table:style-name="ce10" office:value-type="float" office:value="0.222915" calcext:value-type="float">
            <text:p>0.222915</text:p>
          </table:table-cell>
          <table:table-cell office:value-type="float" office:value="9.959548" calcext:value-type="float">
            <text:p>9.959548</text:p>
          </table:table-cell>
          <table:table-cell table:style-name="ce3" office:value-type="float" office:value="9.748024" calcext:value-type="float">
            <text:p>9.748024</text:p>
          </table:table-cell>
          <table:table-cell table:style-name="ce3" office:value-type="float" office:value="0.295843" calcext:value-type="float">
            <text:p>0.295843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.474304" calcext:value-type="float">
            <text:p>1.474304</text:p>
          </table:table-cell>
          <table:table-cell office:value-type="float" office:value="1.359634" calcext:value-type="float">
            <text:p>1.359634</text:p>
          </table:table-cell>
          <table:table-cell table:style-name="ce10" office:value-type="float" office:value="0.077431" calcext:value-type="float">
            <text:p>0.077431</text:p>
          </table:table-cell>
          <table:table-cell office:value-type="float" office:value="2.984295" calcext:value-type="float">
            <text:p>2.984295</text:p>
          </table:table-cell>
          <table:table-cell office:value-type="float" office:value="2.677653" calcext:value-type="float">
            <text:p>2.677653</text:p>
          </table:table-cell>
          <table:table-cell table:style-name="ce10" office:value-type="float" office:value="0.142184" calcext:value-type="float">
            <text:p>0.142184</text:p>
          </table:table-cell>
          <table:table-cell office:value-type="float" office:value="5.434515" calcext:value-type="float">
            <text:p>5.434515</text:p>
          </table:table-cell>
          <table:table-cell office:value-type="float" office:value="5.343946" calcext:value-type="float">
            <text:p>5.343946</text:p>
          </table:table-cell>
          <table:table-cell table:style-name="ce10" office:value-type="float" office:value="0.232255" calcext:value-type="float">
            <text:p>0.232255</text:p>
          </table:table-cell>
          <table:table-cell office:value-type="float" office:value="9.807398" calcext:value-type="float">
            <text:p>9.807398</text:p>
          </table:table-cell>
          <table:table-cell table:style-name="ce3" office:value-type="float" office:value="9.433692" calcext:value-type="float">
            <text:p>9.433692</text:p>
          </table:table-cell>
          <table:table-cell table:style-name="ce10" office:value-type="float" office:value="0.297423" calcext:value-type="float">
            <text:p>0.297423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8" table:formula="of:=AVERAGE([.B14:.B18])" office:value-type="float" office:value="1.437062" calcext:value-type="float">
            <text:p>1.437062</text:p>
          </table:table-cell>
          <table:table-cell table:style-name="ce11" table:formula="of:=AVERAGE([.C14:.C18])" office:value-type="float" office:value="1.3575828" calcext:value-type="float">
            <text:p>1.3575828</text:p>
          </table:table-cell>
          <table:table-cell table:style-name="ce11" table:formula="of:=AVERAGE([.D14:.D18])" office:value-type="float" office:value="0.0864922" calcext:value-type="float">
            <text:p>0.0864922</text:p>
          </table:table-cell>
          <table:table-cell table:style-name="ce11" table:formula="of:=AVERAGE([.E14:.E18])" office:value-type="float" office:value="2.877665" calcext:value-type="float">
            <text:p>2.877665</text:p>
          </table:table-cell>
          <table:table-cell table:style-name="ce11" table:formula="of:=AVERAGE([.F14:.F18])" office:value-type="float" office:value="2.6889832" calcext:value-type="float">
            <text:p>2.6889832</text:p>
          </table:table-cell>
          <table:table-cell table:style-name="ce11" table:formula="of:=AVERAGE([.G14:.G18])" office:value-type="float" office:value="0.1351458" calcext:value-type="float">
            <text:p>0.1351458</text:p>
          </table:table-cell>
          <table:table-cell table:style-name="ce11" table:formula="of:=AVERAGE([.H14:.H18])" office:value-type="float" office:value="5.471713" calcext:value-type="float">
            <text:p>5.471713</text:p>
          </table:table-cell>
          <table:table-cell table:style-name="ce11" table:formula="of:=AVERAGE([.I14:.I18])" office:value-type="float" office:value="5.2776346" calcext:value-type="float">
            <text:p>5.2776346</text:p>
          </table:table-cell>
          <table:table-cell table:style-name="ce11" table:formula="of:=AVERAGE([.J14:.J18])" office:value-type="float" office:value="0.2251534" calcext:value-type="float">
            <text:p>0.2251534</text:p>
          </table:table-cell>
          <table:table-cell table:style-name="ce11" table:formula="of:=AVERAGE([.K14:.K18])" office:value-type="float" office:value="10.1751724" calcext:value-type="float">
            <text:p>10.1751724</text:p>
          </table:table-cell>
          <table:table-cell table:style-name="ce11" table:formula="of:=AVERAGE([.L14:.L18])" office:value-type="float" office:value="9.747335" calcext:value-type="float">
            <text:p>9.747335</text:p>
          </table:table-cell>
          <table:table-cell table:style-name="ce11" table:formula="of:=AVERAGE([.M14:.M18])" office:value-type="float" office:value="0.2852706" calcext:value-type="float">
            <text:p>0.2852706</text:p>
          </table:table-cell>
          <table:table-cell table:style-name="ce21"/>
          <table:table-cell table:style-name="ce22" table:number-columns-repeated="2"/>
          <table:table-cell table:style-name="ce24"/>
        </table:table-row>
        <table:table-row table:style-name="ro1">
          <table:table-cell table:style-name="ce1"/>
          <table:table-cell table:style-name="ce4" office:value-type="string" calcext:value-type="string">
            <text:p>WITH MANUAL FINAL</text:p>
          </table:table-cell>
          <table:table-cell table:style-name="ce9" table:number-columns-repeated="5"/>
          <table:table-cell table:style-name="ce12"/>
          <table:table-cell table:style-name="ce9"/>
          <table:table-cell table:style-name="ce19" table:number-columns-repeated="7"/>
          <table:table-cell table:style-name="ce23"/>
        </table:table-row>
        <table:table-row table:style-name="ro1">
          <table:table-cell/>
          <table:table-cell table:style-name="ce5" office:value-type="string" calcext:value-type="string">
            <text:p>LCS(15,14)</text:p>
          </table:table-cell>
          <table:table-cell table:style-name="ce10" office:value-type="string" calcext:value-type="string">
            <text:p>Final = 4,5</text:p>
          </table:table-cell>
          <table:table-cell/>
          <table:table-cell table:style-name="ce2" office:value-type="string" calcext:value-type="string">
            <text:p>LCS(15,15)</text:p>
          </table:table-cell>
          <table:table-cell office:value-type="string" calcext:value-type="string">
            <text:p>Final = 4,6</text:p>
          </table:table-cell>
          <table:table-cell/>
          <table:table-cell table:style-name="ce2" office:value-type="string" calcext:value-type="string">
            <text:p>LCS(15,16)</text:p>
          </table:table-cell>
          <table:table-cell office:value-type="string" calcext:value-type="string">
            <text:p>Final = 5,6</text:p>
          </table:table-cell>
          <table:table-cell table:style-name="ce3"/>
          <table:table-cell table:style-name="ce2" office:value-type="string" calcext:value-type="string">
            <text:p>LCS(15,17)</text:p>
          </table:table-cell>
          <table:table-cell table:style-name="ce10" office:value-type="string" calcext:value-type="string">
            <text:p>Final = 6,6</text:p>
          </table:table-cell>
          <table:table-cell table:style-name="ce2"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MEMO-SER</text:p>
          </table:table-cell>
          <table:table-cell table:style-name="ce2" office:value-type="string" calcext:value-type="string">
            <text:p>MEMO-OMP</text:p>
          </table:table-cell>
          <table:table-cell table:style-name="ce14" office:value-type="string" calcext:value-type="string">
            <text:p>OMP-SER</text:p>
          </table:table-cell>
        </table:table-row>
        <table:table-row table:style-name="ro1">
          <table:table-cell/>
          <table:table-cell table:style-name="ce5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MEMO</text:p>
          </table:table-cell>
          <table:table-cell table:formula="of:=[.B21]" office:value-type="string" office:string-value="LCS(15,14)" calcext:value-type="string">
            <text:p>LCS(15,14)</text:p>
          </table:table-cell>
          <table:table-cell table:formula="of:=[.B28]/[.D28]" office:value-type="float" office:value="33.0205743539782" calcext:value-type="float">
            <text:p>33.020574354</text:p>
          </table:table-cell>
          <table:table-cell table:formula="of:=[.C28]/[.D28]" office:value-type="float" office:value="8.60595769320913" calcext:value-type="float">
            <text:p>8.6059576932</text:p>
          </table:table-cell>
          <table:table-cell table:formula="of:=[.B28]/[.C28]" office:value-type="float" office:value="3.83694360710538" calcext:value-type="float">
            <text:p>3.8369436071</text:p>
          </table:table-cell>
        </table:table-row>
        <table:table-row table:style-name="ro1">
          <table:table-cell/>
          <table:table-cell office:value-type="float" office:value="1.439832" calcext:value-type="float">
            <text:p>1.439832</text:p>
          </table:table-cell>
          <table:table-cell office:value-type="float" office:value="0.3706" calcext:value-type="float">
            <text:p>0.3706</text:p>
          </table:table-cell>
          <table:table-cell office:value-type="float" office:value="0.04296" calcext:value-type="float">
            <text:p>0.04296</text:p>
          </table:table-cell>
          <table:table-cell office:value-type="float" office:value="2.9702" calcext:value-type="float">
            <text:p>2.9702</text:p>
          </table:table-cell>
          <table:table-cell table:style-name="ce3" office:value-type="float" office:value="0.746418" calcext:value-type="float">
            <text:p>0.746418</text:p>
          </table:table-cell>
          <table:table-cell office:value-type="float" office:value="0.062203" calcext:value-type="float">
            <text:p>0.062203</text:p>
          </table:table-cell>
          <table:table-cell office:value-type="float" office:value="5.257038" calcext:value-type="float">
            <text:p>5.257038</text:p>
          </table:table-cell>
          <table:table-cell table:style-name="ce3" office:value-type="float" office:value="1.426957" calcext:value-type="float">
            <text:p>1.426957</text:p>
          </table:table-cell>
          <table:table-cell table:style-name="ce3" office:value-type="float" office:value="0.089743" calcext:value-type="float">
            <text:p>0.089743</text:p>
          </table:table-cell>
          <table:table-cell office:value-type="float" office:value="10.951678" calcext:value-type="float">
            <text:p>10.951678</text:p>
          </table:table-cell>
          <table:table-cell table:style-name="ce3" office:value-type="float" office:value="2.663687" calcext:value-type="float">
            <text:p>2.663687</text:p>
          </table:table-cell>
          <table:table-cell table:style-name="ce3" office:value-type="string" calcext:value-type="string">
            <text:p><text:s/></text:p>
          </table:table-cell>
          <table:table-cell table:formula="of:=[.E21]" office:value-type="string" office:string-value="LCS(15,15)" calcext:value-type="string">
            <text:p>LCS(15,15)</text:p>
          </table:table-cell>
          <table:table-cell table:formula="of:=[.E28]/[.G28]" office:value-type="float" office:value="47.3632018486637" calcext:value-type="float">
            <text:p>47.3632018487</text:p>
          </table:table-cell>
          <table:table-cell table:formula="of:=[.F28]/[.G28]" office:value-type="float" office:value="12.2492272546225" calcext:value-type="float">
            <text:p>12.2492272546</text:p>
          </table:table-cell>
          <table:table-cell table:formula="of:=[.E28]/[.F28]" office:value-type="float" office:value="3.86662773611211" calcext:value-type="float">
            <text:p>3.8666277361</text:p>
          </table:table-cell>
        </table:table-row>
        <table:table-row table:style-name="ro1">
          <table:table-cell/>
          <table:table-cell office:value-type="float" office:value="1.3876" calcext:value-type="float">
            <text:p>1.3876</text:p>
          </table:table-cell>
          <table:table-cell office:value-type="float" office:value="0.379156" calcext:value-type="float">
            <text:p>0.379156</text:p>
          </table:table-cell>
          <table:table-cell office:value-type="float" office:value="0.043956" calcext:value-type="float">
            <text:p>0.043956</text:p>
          </table:table-cell>
          <table:table-cell office:value-type="float" office:value="2.745312" calcext:value-type="float">
            <text:p>2.745312</text:p>
          </table:table-cell>
          <table:table-cell table:style-name="ce3" office:value-type="float" office:value="0.746427" calcext:value-type="float">
            <text:p>0.746427</text:p>
          </table:table-cell>
          <table:table-cell office:value-type="float" office:value="0.058245" calcext:value-type="float">
            <text:p>0.058245</text:p>
          </table:table-cell>
          <table:table-cell office:value-type="float" office:value="5.470972" calcext:value-type="float">
            <text:p>5.470972</text:p>
          </table:table-cell>
          <table:table-cell table:style-name="ce3" office:value-type="float" office:value="1.426731" calcext:value-type="float">
            <text:p>1.426731</text:p>
          </table:table-cell>
          <table:table-cell table:style-name="ce3" office:value-type="float" office:value="0.094923" calcext:value-type="float">
            <text:p>0.094923</text:p>
          </table:table-cell>
          <table:table-cell office:value-type="float" office:value="10.18513" calcext:value-type="float">
            <text:p>10.18513</text:p>
          </table:table-cell>
          <table:table-cell table:style-name="ce3" office:value-type="float" office:value="2.662971" calcext:value-type="float">
            <text:p>2.662971</text:p>
          </table:table-cell>
          <table:table-cell table:style-name="ce3" office:value-type="float" office:value="0.138982" calcext:value-type="float">
            <text:p>0.138982</text:p>
          </table:table-cell>
          <table:table-cell table:formula="of:=[.H21]" office:value-type="string" office:string-value="LCS(15,16)" calcext:value-type="string">
            <text:p>LCS(15,16)</text:p>
          </table:table-cell>
          <table:table-cell table:formula="of:=[.H28]/[.J28]" office:value-type="float" office:value="58.6170388272549" calcext:value-type="float">
            <text:p>58.6170388273</text:p>
          </table:table-cell>
          <table:table-cell table:formula="of:=[.I28]/[.J28]" office:value-type="float" office:value="15.3610193386383" calcext:value-type="float">
            <text:p>15.3610193386</text:p>
          </table:table-cell>
          <table:table-cell table:formula="of:=[.H28]/[.I28]" office:value-type="float" office:value="3.81596022601266" calcext:value-type="float">
            <text:p>3.815960226</text:p>
          </table:table-cell>
        </table:table-row>
        <table:table-row table:style-name="ro1">
          <table:table-cell/>
          <table:table-cell office:value-type="float" office:value="1.416695" calcext:value-type="float">
            <text:p>1.416695</text:p>
          </table:table-cell>
          <table:table-cell office:value-type="float" office:value="0.379679" calcext:value-type="float">
            <text:p>0.379679</text:p>
          </table:table-cell>
          <table:table-cell office:value-type="float" office:value="0.039794" calcext:value-type="float">
            <text:p>0.039794</text:p>
          </table:table-cell>
          <table:table-cell office:value-type="float" office:value="2.737038" calcext:value-type="float">
            <text:p>2.737038</text:p>
          </table:table-cell>
          <table:table-cell office:value-type="float" office:value="0.747562" calcext:value-type="float">
            <text:p>0.747562</text:p>
          </table:table-cell>
          <table:table-cell office:value-type="float" office:value="0.064438" calcext:value-type="float">
            <text:p>0.064438</text:p>
          </table:table-cell>
          <table:table-cell office:value-type="float" office:value="5.26678" calcext:value-type="float">
            <text:p>5.26678</text:p>
          </table:table-cell>
          <table:table-cell table:style-name="ce3" office:value-type="float" office:value="1.452197" calcext:value-type="float">
            <text:p>1.452197</text:p>
          </table:table-cell>
          <table:table-cell table:style-name="ce3" office:value-type="float" office:value="0.089974" calcext:value-type="float">
            <text:p>0.089974</text:p>
          </table:table-cell>
          <table:table-cell office:value-type="float" office:value="9.972108" calcext:value-type="float">
            <text:p>9.972108</text:p>
          </table:table-cell>
          <table:table-cell table:style-name="ce3" office:value-type="float" office:value="2.666186" calcext:value-type="float">
            <text:p>2.666186</text:p>
          </table:table-cell>
          <table:table-cell table:style-name="ce3" office:value-type="float" office:value="0.133301" calcext:value-type="float">
            <text:p>0.133301</text:p>
          </table:table-cell>
          <table:table-cell table:formula="of:=[.K21]" office:value-type="string" office:string-value="LCS(15,17)" calcext:value-type="string">
            <text:p>LCS(15,17)</text:p>
          </table:table-cell>
          <table:table-cell table:formula="of:=[.K28]/[.M28]" office:value-type="float" office:value="75.298440590167" calcext:value-type="float">
            <text:p>75.2984405902</text:p>
          </table:table-cell>
          <table:table-cell table:formula="of:=[.L28]/[.M28]" office:value-type="float" office:value="19.7212073447112" calcext:value-type="float">
            <text:p>19.7212073447</text:p>
          </table:table-cell>
          <table:table-cell table:formula="of:=[.K28]/[.L28]" office:value-type="float" office:value="3.81814557668857" calcext:value-type="float">
            <text:p>3.8181455767</text:p>
          </table:table-cell>
        </table:table-row>
        <table:table-row table:style-name="ro1">
          <table:table-cell table:style-name="ce1"/>
          <table:table-cell office:value-type="float" office:value="1.466879" calcext:value-type="float">
            <text:p>1.466879</text:p>
          </table:table-cell>
          <table:table-cell office:value-type="float" office:value="0.371056" calcext:value-type="float">
            <text:p>0.371056</text:p>
          </table:table-cell>
          <table:table-cell office:value-type="float" office:value="0.049228" calcext:value-type="float">
            <text:p>0.049228</text:p>
          </table:table-cell>
          <table:table-cell office:value-type="float" office:value="2.95148" calcext:value-type="float">
            <text:p>2.95148</text:p>
          </table:table-cell>
          <table:table-cell office:value-type="float" office:value="0.743387" calcext:value-type="float">
            <text:p>0.743387</text:p>
          </table:table-cell>
          <table:table-cell table:style-name="ce10" office:value-type="float" office:value="0.062731" calcext:value-type="float">
            <text:p>0.062731</text:p>
          </table:table-cell>
          <table:table-cell office:value-type="float" office:value="5.92926" calcext:value-type="float">
            <text:p>5.92926</text:p>
          </table:table-cell>
          <table:table-cell office:value-type="float" office:value="1.441941" calcext:value-type="float">
            <text:p>1.441941</text:p>
          </table:table-cell>
          <table:table-cell table:style-name="ce10" office:value-type="float" office:value="0.095423" calcext:value-type="float">
            <text:p>0.095423</text:p>
          </table:table-cell>
          <table:table-cell office:value-type="float" office:value="9.959548" calcext:value-type="float">
            <text:p>9.959548</text:p>
          </table:table-cell>
          <table:table-cell table:style-name="ce10" office:value-type="float" office:value="2.658348" calcext:value-type="float">
            <text:p>2.658348</text:p>
          </table:table-cell>
          <table:table-cell table:style-name="ce10" office:value-type="float" office:value="0.130007" calcext:value-type="float">
            <text:p>0.1300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74304" calcext:value-type="float">
            <text:p>1.474304</text:p>
          </table:table-cell>
          <table:table-cell office:value-type="float" office:value="0.372174" calcext:value-type="float">
            <text:p>0.372174</text:p>
          </table:table-cell>
          <table:table-cell table:style-name="ce10" office:value-type="float" office:value="0.041663" calcext:value-type="float">
            <text:p>0.041663</text:p>
          </table:table-cell>
          <table:table-cell office:value-type="float" office:value="2.984295" calcext:value-type="float">
            <text:p>2.984295</text:p>
          </table:table-cell>
          <table:table-cell office:value-type="float" office:value="0.737362" calcext:value-type="float">
            <text:p>0.737362</text:p>
          </table:table-cell>
          <table:table-cell table:style-name="ce10" office:value-type="float" office:value="0.05617" calcext:value-type="float">
            <text:p>0.05617</text:p>
          </table:table-cell>
          <table:table-cell office:value-type="float" office:value="5.434515" calcext:value-type="float">
            <text:p>5.434515</text:p>
          </table:table-cell>
          <table:table-cell office:value-type="float" office:value="1.421684" calcext:value-type="float">
            <text:p>1.421684</text:p>
          </table:table-cell>
          <table:table-cell table:style-name="ce10" office:value-type="float" office:value="0.096671" calcext:value-type="float">
            <text:p>0.096671</text:p>
          </table:table-cell>
          <table:table-cell office:value-type="float" office:value="9.807398" calcext:value-type="float">
            <text:p>9.807398</text:p>
          </table:table-cell>
          <table:table-cell table:style-name="ce10" office:value-type="float" office:value="2.673565" calcext:value-type="float">
            <text:p>2.673565</text:p>
          </table:table-cell>
          <table:table-cell table:style-name="ce10" office:value-type="float" office:value="0.138235" calcext:value-type="float">
            <text:p>0.138235</text:p>
          </table:table-cell>
          <table:table-cell table:number-columns-repeated="4"/>
        </table:table-row>
        <table:table-row table:style-name="ro1">
          <table:table-cell/>
          <table:table-cell table:style-name="ce8" table:formula="of:=AVERAGE([.B23:.B27])" office:value-type="float" office:value="1.437062" calcext:value-type="float">
            <text:p>1.437062</text:p>
          </table:table-cell>
          <table:table-cell table:style-name="ce11" table:formula="of:=AVERAGE([.C23:.C27])" office:value-type="float" office:value="0.374533" calcext:value-type="float">
            <text:p>0.374533</text:p>
          </table:table-cell>
          <table:table-cell table:style-name="ce11" table:formula="of:=AVERAGE([.D23:.D27])" office:value-type="float" office:value="0.0435202" calcext:value-type="float">
            <text:p>0.0435202</text:p>
          </table:table-cell>
          <table:table-cell table:style-name="ce11" table:formula="of:=AVERAGE([.E23:.E27])" office:value-type="float" office:value="2.877665" calcext:value-type="float">
            <text:p>2.877665</text:p>
          </table:table-cell>
          <table:table-cell table:style-name="ce11" table:formula="of:=AVERAGE([.F23:.F27])" office:value-type="float" office:value="0.7442312" calcext:value-type="float">
            <text:p>0.7442312</text:p>
          </table:table-cell>
          <table:table-cell table:style-name="ce11" table:formula="of:=AVERAGE([.G23:.G27])" office:value-type="float" office:value="0.0607574" calcext:value-type="float">
            <text:p>0.0607574</text:p>
          </table:table-cell>
          <table:table-cell table:style-name="ce11" table:formula="of:=AVERAGE([.H23:.H27])" office:value-type="float" office:value="5.471713" calcext:value-type="float">
            <text:p>5.471713</text:p>
          </table:table-cell>
          <table:table-cell table:style-name="ce11" table:formula="of:=AVERAGE([.I23:.I27])" office:value-type="float" office:value="1.433902" calcext:value-type="float">
            <text:p>1.433902</text:p>
          </table:table-cell>
          <table:table-cell table:style-name="ce11" table:formula="of:=AVERAGE([.J23:.J27])" office:value-type="float" office:value="0.0933468" calcext:value-type="float">
            <text:p>0.0933468</text:p>
          </table:table-cell>
          <table:table-cell table:style-name="ce11" table:formula="of:=AVERAGE([.K23:.K27])" office:value-type="float" office:value="10.1751724" calcext:value-type="float">
            <text:p>10.1751724</text:p>
          </table:table-cell>
          <table:table-cell table:style-name="ce11" table:formula="of:=AVERAGE([.L23:.L27])" office:value-type="float" office:value="2.6649514" calcext:value-type="float">
            <text:p>2.6649514</text:p>
          </table:table-cell>
          <table:table-cell table:style-name="ce11" table:formula="of:=AVERAGE([.M23:.M27])" office:value-type="float" office:value="0.13513125" calcext:value-type="float">
            <text:p>0.13513125</text:p>
          </table:table-cell>
          <table:table-cell table:style-name="ce21"/>
          <table:table-cell table:style-name="ce22" table:number-columns-repeated="2"/>
          <table:table-cell table:style-name="ce24"/>
        </table:table-row>
        <table:table-row table:style-name="ro1">
          <table:table-cell/>
          <table:table-cell table:style-name="ce1" table:number-columns-repeated="2"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1">00/00/0000</text:date>, <text:time style:data-style-name="N2" text:time-value="09:03:22.6143084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2:47:31.206793457</meta:creation-date>
    <dc:date>2014-10-31T17:41:58.611045662</dc:date>
    <meta:editing-duration>PT17H28M58S</meta:editing-duration>
    <meta:editing-cycles>5</meta:editing-cycles>
    <meta:generator>LibreOffice/4.2.6.3$Linux_X86_64 LibreOffice_project/420m0$Build-3</meta:generator>
    <meta:document-statistic meta:table-count="7" meta:cell-count="1952" meta:object-count="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646cm" svg:height="6.483cm" xlink:href=".." xlink:type="simple" chart:class="chart:line" chart:style-name="ch1">
        <chart:title svg:x="2.112cm" svg:y="0.265cm" chart:style-name="ch2">
          <text:p>SPEEDUP MEMO-OMP WITHOUT FINAL</text:p>
        </chart:title>
        <chart:plot-area chart:style-name="ch3" table:cell-range-address="COIN_CHANGE.H4:COIN_CHANGE.I6 COIN_CHANGE.I3:COIN_CHANGE.I3" chart:data-source-has-labels="both" svg:x="0.702cm" svg:y="1.457cm" svg:width="11.44cm" svg:height="4.477cm">
          <chartooo:coordinate-region svg:x="2.475cm" svg:y="1.656cm" svg:width="7.893cm" svg:height="3.631cm"/>
          <chart:axis chart:dimension="x" chart:name="primary-x" chart:style-name="ch4" chartooo:axis-type="auto">
            <chartooo:date-scale/>
            <chart:categories table:cell-range-address="COIN_CHANGE.H4:COIN_CHANGE.H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IN_CHANGE.I4:COIN_CHANGE.I6" chart:label-cell-address="COIN_CHANGE.I3:COIN_CHANGE.I3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COIN_CHANGE.I3:COIN_CHANGE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IN_CHANGE(10,40)</text:p>
                <draw:g>
                  <svg:desc>COIN_CHANGE.H4:COIN_CHANGE.H6</svg:desc>
                </draw:g>
              </table:table-cell>
              <table:table-cell office:value-type="float" office:value="6.38375029030465">
                <text:p>6.38375029030465</text:p>
                <draw:g>
                  <svg:desc>COIN_CHANGE.I4:COIN_CHANGE.I6</svg:desc>
                </draw:g>
              </table:table-cell>
            </table:table-row>
            <table:table-row>
              <table:table-cell office:value-type="string">
                <text:p>COIN_CHANGE(10,45)</text:p>
              </table:table-cell>
              <table:table-cell office:value-type="float" office:value="9.29232379251369">
                <text:p>9.29232379251369</text:p>
              </table:table-cell>
            </table:table-row>
            <table:table-row>
              <table:table-cell office:value-type="string">
                <text:p>COIN_CHANGE(10,50)</text:p>
              </table:table-cell>
              <table:table-cell office:value-type="float" office:value="11.3586920742574">
                <text:p>11.35869207425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646cm" svg:height="6.483cm" xlink:href=".." xlink:type="simple" chart:class="chart:line" chart:style-name="ch1">
        <chart:title svg:x="2.112cm" svg:y="0.265cm" chart:style-name="ch2">
          <text:p>SPEEDUP MEMO-OMP WITHOUT FINAL</text:p>
        </chart:title>
        <chart:plot-area chart:style-name="ch3" table:cell-range-address="KNAPSACK.H4:KNAPSACK.I6 KNAPSACK.I3:KNAPSACK.I3" chart:data-source-has-labels="both" svg:x="0.702cm" svg:y="1.457cm" svg:width="11.44cm" svg:height="4.477cm">
          <chartooo:coordinate-region svg:x="1.946cm" svg:y="1.656cm" svg:width="8.951cm" svg:height="3.631cm"/>
          <chart:axis chart:dimension="x" chart:name="primary-x" chart:style-name="ch4" chartooo:axis-type="auto">
            <chartooo:date-scale/>
            <chart:categories table:cell-range-address="KNAPSACK.H4:KNAPSACK.H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KNAPSACK.I4:KNAPSACK.I6" chart:label-cell-address="KNAPSACK.I3:KNAPSACK.I3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KNAPSACK.I3:KNAPSACK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NAPSACK(17)</text:p>
                <draw:g>
                  <svg:desc>KNAPSACK.H4:KNAPSACK.H6</svg:desc>
                </draw:g>
              </table:table-cell>
              <table:table-cell office:value-type="float" office:value="1.56162687464367">
                <text:p>1.56162687464367</text:p>
                <draw:g>
                  <svg:desc>KNAPSACK.I4:KNAPSACK.I6</svg:desc>
                </draw:g>
              </table:table-cell>
            </table:table-row>
            <table:table-row>
              <table:table-cell office:value-type="string">
                <text:p>KNAPSACK(18)</text:p>
              </table:table-cell>
              <table:table-cell office:value-type="float" office:value="1.61929412289098">
                <text:p>1.61929412289098</text:p>
              </table:table-cell>
            </table:table-row>
            <table:table-row>
              <table:table-cell office:value-type="string">
                <text:p>KNAPSACK(19)</text:p>
              </table:table-cell>
              <table:table-cell office:value-type="float" office:value="2.09320903315024">
                <text:p>2.0932090331502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471cm" svg:height="8.05cm" xlink:href=".." xlink:type="simple" chart:class="chart:line" chart:style-name="ch1">
        <chart:title svg:x="3.937cm" svg:y="0.297cm" chart:style-name="ch2">
          <text:p>SPEEDUP WITH OMPSS FINAL</text:p>
        </chart:title>
        <chart:legend chart:legend-position="end" svg:x="11.222cm" svg:y="3.477cm" style:legend-expansion="high" chart:style-name="ch3"/>
        <chart:plot-area chart:style-name="ch4" table:cell-range-address="KNAPSACK.N13:KNAPSACK.O16 KNAPSACK.O12:KNAPSACK.O12 KNAPSACK.Q12:KNAPSACK.Q16" chart:data-source-has-labels="both" svg:x="0.739cm" svg:y="1.585cm" svg:width="9.905cm" svg:height="5.323cm">
          <chartooo:coordinate-region svg:x="1.983cm" svg:y="1.784cm" svg:width="7.416cm" svg:height="4.079cm"/>
          <chart:axis chart:dimension="x" chart:name="primary-x" chart:style-name="ch5" chartooo:axis-type="auto">
            <chartooo:date-scale/>
            <chart:title svg:x="4.694cm" svg:y="7.069cm" chart:style-name="ch6">
              <text:p>Problem size</text:p>
            </chart:title>
            <chart:categories table:cell-range-address="KNAPSACK.N13:KNAPSACK.N16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KNAPSACK.O13:KNAPSACK.O16" chart:label-cell-address="KNAPSACK.O12:KNAPSACK.O12" chart:class="chart:line">
            <chart:data-point chart:repeated="4"/>
          </chart:series>
          <chart:series chart:style-name="ch9" chart:values-cell-range-address="KNAPSACK.Q13:KNAPSACK.Q16" chart:label-cell-address="KNAPSACK.Q12:KNAPSACK.Q12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-SER</text:p>
                <draw:g>
                  <svg:desc>KNAPSACK.O12:KNAPSACK.O12</svg:desc>
                </draw:g>
              </table:table-cell>
              <table:table-cell office:value-type="string">
                <text:p>OMP-SER</text:p>
                <draw:g>
                  <svg:desc>KNAPSACK.Q12:KNAPSACK.Q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NAPSACK(29)</text:p>
                <draw:g>
                  <svg:desc>KNAPSACK.N13:KNAPSACK.N16</svg:desc>
                </draw:g>
              </table:table-cell>
              <table:table-cell office:value-type="float" office:value="6.27832241408612">
                <text:p>6.27832241408612</text:p>
                <draw:g>
                  <svg:desc>KNAPSACK.O13:KNAPSACK.O16</svg:desc>
                </draw:g>
              </table:table-cell>
              <table:table-cell office:value-type="float" office:value="1.04904058758028">
                <text:p>1.04904058758028</text:p>
                <draw:g>
                  <svg:desc>KNAPSACK.Q13:KNAPSACK.Q16</svg:desc>
                </draw:g>
              </table:table-cell>
            </table:table-row>
            <table:table-row>
              <table:table-cell office:value-type="string">
                <text:p>KNAPSACK(30)</text:p>
              </table:table-cell>
              <table:table-cell office:value-type="float" office:value="9.33085496604024">
                <text:p>9.33085496604024</text:p>
              </table:table-cell>
              <table:table-cell office:value-type="float" office:value="1.07542346318039">
                <text:p>1.07542346318039</text:p>
              </table:table-cell>
            </table:table-row>
            <table:table-row>
              <table:table-cell office:value-type="string">
                <text:p>KNAPSACK(31)</text:p>
              </table:table-cell>
              <table:table-cell office:value-type="float" office:value="11.593740622571">
                <text:p>11.593740622571</text:p>
              </table:table-cell>
              <table:table-cell office:value-type="float" office:value="1.098184260168">
                <text:p>1.098184260168</text:p>
              </table:table-cell>
            </table:table-row>
            <table:table-row>
              <table:table-cell office:value-type="string">
                <text:p>KNAPSACK(32)</text:p>
              </table:table-cell>
              <table:table-cell office:value-type="float" office:value="13.5818310594686">
                <text:p>13.5818310594686</text:p>
              </table:table-cell>
              <table:table-cell office:value-type="float" office:value="1.13662316778234">
                <text:p>1.1366231677823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66cm" svg:height="8.016cm" xlink:href=".." xlink:type="simple" chart:class="chart:line" chart:style-name="ch1">
        <chart:title svg:x="4.235cm" svg:y="0.296cm" chart:style-name="ch2">
          <text:p>SPEEDUP WITH OMPSS FINAL</text:p>
        </chart:title>
        <chart:legend chart:legend-position="end" svg:x="11.817cm" svg:y="3.46cm" style:legend-expansion="high" chart:style-name="ch3"/>
        <chart:plot-area chart:style-name="ch4" table:cell-range-address="KNAPSACK.N22:KNAPSACK.O25 KNAPSACK.O21:KNAPSACK.O21 KNAPSACK.Q21:KNAPSACK.Q25" chart:data-source-has-labels="both" svg:x="0.751cm" svg:y="1.581cm" svg:width="10.464cm" svg:height="5.294cm">
          <chartooo:coordinate-region svg:x="1.995cm" svg:y="1.78cm" svg:width="7.975cm" svg:height="4.448cm"/>
          <chart:axis chart:dimension="x" chart:name="primary-x" chart:style-name="ch5" chartooo:axis-type="auto">
            <chartooo:date-scale/>
            <chart:title svg:x="4.986cm" svg:y="7.035cm" chart:style-name="ch6">
              <text:p>Problem size</text:p>
            </chart:title>
            <chart:categories table:cell-range-address="KNAPSACK.N22:KNAPSACK.N25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KNAPSACK.O22:KNAPSACK.O25" chart:label-cell-address="KNAPSACK.O21:KNAPSACK.O21" chart:class="chart:line">
            <chart:data-point chart:repeated="4"/>
          </chart:series>
          <chart:series chart:style-name="ch9" chart:values-cell-range-address="KNAPSACK.Q22:KNAPSACK.Q25" chart:label-cell-address="KNAPSACK.Q21:KNAPSACK.Q2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-SER</text:p>
                <draw:g>
                  <svg:desc>KNAPSACK.O21:KNAPSACK.O21</svg:desc>
                </draw:g>
              </table:table-cell>
              <table:table-cell office:value-type="string">
                <text:p>OMP-SER</text:p>
                <draw:g>
                  <svg:desc>KNAPSACK.Q21:KNAPSACK.Q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NAPSACK(29)</text:p>
                <draw:g>
                  <svg:desc>KNAPSACK.N22:KNAPSACK.N25</svg:desc>
                </draw:g>
              </table:table-cell>
              <table:table-cell office:value-type="float" office:value="11.3131923620179">
                <text:p>11.3131923620179</text:p>
                <draw:g>
                  <svg:desc>KNAPSACK.O22:KNAPSACK.O25</svg:desc>
                </draw:g>
              </table:table-cell>
              <table:table-cell office:value-type="float" office:value="4.55841419023977">
                <text:p>4.55841419023977</text:p>
                <draw:g>
                  <svg:desc>KNAPSACK.Q22:KNAPSACK.Q25</svg:desc>
                </draw:g>
              </table:table-cell>
            </table:table-row>
            <table:table-row>
              <table:table-cell office:value-type="string">
                <text:p>KNAPSACK(30)</text:p>
              </table:table-cell>
              <table:table-cell office:value-type="float" office:value="16.7503019599484">
                <text:p>16.7503019599484</text:p>
              </table:table-cell>
              <table:table-cell office:value-type="float" office:value="4.74725148280592">
                <text:p>4.74725148280592</text:p>
              </table:table-cell>
            </table:table-row>
            <table:table-row>
              <table:table-cell office:value-type="string">
                <text:p>KNAPSACK(31)</text:p>
              </table:table-cell>
              <table:table-cell office:value-type="float" office:value="21.2431277921767">
                <text:p>21.2431277921767</text:p>
              </table:table-cell>
              <table:table-cell office:value-type="float" office:value="4.79097383485596">
                <text:p>4.79097383485596</text:p>
              </table:table-cell>
            </table:table-row>
            <table:table-row>
              <table:table-cell office:value-type="string">
                <text:p>KNAPSACK(32)</text:p>
              </table:table-cell>
              <table:table-cell office:value-type="float" office:value="26.670657991805">
                <text:p>26.670657991805</text:p>
              </table:table-cell>
              <table:table-cell office:value-type="float" office:value="5.05455325062131">
                <text:p>5.0545532506213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646cm" svg:height="6.483cm" xlink:href=".." xlink:type="simple" chart:class="chart:line" chart:style-name="ch1">
        <chart:title svg:x="2.112cm" svg:y="0.265cm" chart:style-name="ch2">
          <text:p>SPEEDUP MEMO-OMP WITHOUT FINAL</text:p>
        </chart:title>
        <chart:plot-area chart:style-name="ch3" table:cell-range-address="LEV_DIST.H4:LEV_DIST.I6 LEV_DIST.I3:LEV_DIST.I3" chart:data-source-has-labels="both" svg:x="0.702cm" svg:y="1.457cm" svg:width="11.44cm" svg:height="4.477cm">
          <chartooo:coordinate-region svg:x="2.012cm" svg:y="1.656cm" svg:width="8.871cm" svg:height="3.631cm"/>
          <chart:axis chart:dimension="x" chart:name="primary-x" chart:style-name="ch4" chartooo:axis-type="auto">
            <chartooo:date-scale/>
            <chart:categories table:cell-range-address="LEV_DIST.H4:LEV_DIST.H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V_DIST.I4:LEV_DIST.I6" chart:label-cell-address="LEV_DIST.I3:LEV_DIST.I3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LEV_DIST.I3:LEV_DIST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EV_DIST(10, 6)</text:p>
                <draw:g>
                  <svg:desc>LEV_DIST.H4:LEV_DIST.H6</svg:desc>
                </draw:g>
              </table:table-cell>
              <table:table-cell office:value-type="float" office:value="3.56515680413204">
                <text:p>3.56515680413204</text:p>
                <draw:g>
                  <svg:desc>LEV_DIST.I4:LEV_DIST.I6</svg:desc>
                </draw:g>
              </table:table-cell>
            </table:table-row>
            <table:table-row>
              <table:table-cell office:value-type="string">
                <text:p>LEV_DIST(10,7)</text:p>
              </table:table-cell>
              <table:table-cell office:value-type="float" office:value="7.35890568489202">
                <text:p>7.35890568489202</text:p>
              </table:table-cell>
            </table:table-row>
            <table:table-row>
              <table:table-cell office:value-type="string">
                <text:p>LEV_DIST(10,8)</text:p>
              </table:table-cell>
              <table:table-cell office:value-type="float" office:value="13.4569316494669">
                <text:p>13.456931649466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471cm" svg:height="8.05cm" xlink:href=".." xlink:type="simple" chart:class="chart:line" chart:style-name="ch1">
        <chart:title svg:x="3.937cm" svg:y="0.297cm" chart:style-name="ch2">
          <text:p>SPEEDUP WITH OMPSS FINAL</text:p>
        </chart:title>
        <chart:legend chart:legend-position="end" svg:x="11.222cm" svg:y="3.477cm" style:legend-expansion="high" chart:style-name="ch3"/>
        <chart:plot-area chart:style-name="ch4" table:cell-range-address="LEV_DIST.N13:LEV_DIST.O16 LEV_DIST.O12:LEV_DIST.O12 LEV_DIST.Q12:LEV_DIST.Q16" chart:data-source-has-labels="both" svg:x="0.739cm" svg:y="1.585cm" svg:width="9.905cm" svg:height="5.323cm">
          <chartooo:coordinate-region svg:x="2.089cm" svg:y="1.784cm" svg:width="7.204cm" svg:height="4.079cm"/>
          <chart:axis chart:dimension="x" chart:name="primary-x" chart:style-name="ch5" chartooo:axis-type="auto">
            <chartooo:date-scale/>
            <chart:title svg:x="4.694cm" svg:y="7.069cm" chart:style-name="ch6">
              <text:p>Problem size</text:p>
            </chart:title>
            <chart:categories table:cell-range-address="LEV_DIST.N13:LEV_DIST.N16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LEV_DIST.O13:LEV_DIST.O16" chart:label-cell-address="LEV_DIST.O12:LEV_DIST.O12" chart:class="chart:line">
            <chart:data-point chart:repeated="4"/>
          </chart:series>
          <chart:series chart:style-name="ch9" chart:values-cell-range-address="LEV_DIST.Q13:LEV_DIST.Q16" chart:label-cell-address="LEV_DIST.Q12:LEV_DIST.Q12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-SER</text:p>
                <draw:g>
                  <svg:desc>LEV_DIST.O12:LEV_DIST.O12</svg:desc>
                </draw:g>
              </table:table-cell>
              <table:table-cell office:value-type="string">
                <text:p>OMP-SER</text:p>
                <draw:g>
                  <svg:desc>LEV_DIST.Q12:LEV_DIST.Q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EV_DIST(10,13)</text:p>
                <draw:g>
                  <svg:desc>LEV_DIST.N13:LEV_DIST.N16</svg:desc>
                </draw:g>
              </table:table-cell>
              <table:table-cell office:value-type="float" office:value="24.7118639609169">
                <text:p>24.7118639609169</text:p>
                <draw:g>
                  <svg:desc>LEV_DIST.O13:LEV_DIST.O16</svg:desc>
                </draw:g>
              </table:table-cell>
              <table:table-cell office:value-type="float" office:value="1.26574976954702">
                <text:p>1.26574976954702</text:p>
                <draw:g>
                  <svg:desc>LEV_DIST.Q13:LEV_DIST.Q16</svg:desc>
                </draw:g>
              </table:table-cell>
            </table:table-row>
            <table:table-row>
              <table:table-cell office:value-type="string">
                <text:p>LEV_DIST(10, 14)</text:p>
              </table:table-cell>
              <table:table-cell office:value-type="float" office:value="36.0344013472314">
                <text:p>36.0344013472314</text:p>
              </table:table-cell>
              <table:table-cell office:value-type="float" office:value="1.31044871408016">
                <text:p>1.31044871408016</text:p>
              </table:table-cell>
            </table:table-row>
            <table:table-row>
              <table:table-cell office:value-type="string">
                <text:p>LEV_DIST(10,15)</text:p>
              </table:table-cell>
              <table:table-cell office:value-type="float" office:value="38.430143734908">
                <text:p>38.430143734908</text:p>
              </table:table-cell>
              <table:table-cell office:value-type="float" office:value="1.36990090376747">
                <text:p>1.36990090376747</text:p>
              </table:table-cell>
            </table:table-row>
            <table:table-row>
              <table:table-cell office:value-type="string">
                <text:p>LEV_DIST(10,16)</text:p>
              </table:table-cell>
              <table:table-cell office:value-type="float" office:value="44.6433415334637">
                <text:p>44.6433415334637</text:p>
              </table:table-cell>
              <table:table-cell office:value-type="float" office:value="1.31546056373087">
                <text:p>1.3154605637308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66cm" svg:height="8.016cm" xlink:href=".." xlink:type="simple" chart:class="chart:line" chart:style-name="ch1">
        <chart:title svg:x="4.129cm" svg:y="0.296cm" chart:style-name="ch2">
          <text:p>SPEEDUP WITH MANUAL FINAL</text:p>
        </chart:title>
        <chart:legend chart:legend-position="end" svg:x="11.817cm" svg:y="3.46cm" style:legend-expansion="high" chart:style-name="ch3"/>
        <chart:plot-area chart:style-name="ch4" table:cell-range-address="LEV_DIST.N22:LEV_DIST.O25 LEV_DIST.O21:LEV_DIST.O21 LEV_DIST.Q21:LEV_DIST.Q25" chart:data-source-has-labels="both" svg:x="0.751cm" svg:y="1.581cm" svg:width="10.464cm" svg:height="5.294cm">
          <chartooo:coordinate-region svg:x="2.101cm" svg:y="1.781cm" svg:width="7.763cm" svg:height="4.049cm"/>
          <chart:axis chart:dimension="x" chart:name="primary-x" chart:style-name="ch5" chartooo:axis-type="auto">
            <chartooo:date-scale/>
            <chart:title svg:x="4.986cm" svg:y="7.035cm" chart:style-name="ch6">
              <text:p>Problem size</text:p>
            </chart:title>
            <chart:categories table:cell-range-address="LEV_DIST.N22:LEV_DIST.N25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LEV_DIST.O22:LEV_DIST.O25" chart:label-cell-address="LEV_DIST.O21:LEV_DIST.O21" chart:class="chart:line">
            <chart:data-point chart:repeated="4"/>
          </chart:series>
          <chart:series chart:style-name="ch9" chart:values-cell-range-address="LEV_DIST.Q22:LEV_DIST.Q25" chart:label-cell-address="LEV_DIST.Q21:LEV_DIST.Q2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-SER</text:p>
                <draw:g>
                  <svg:desc>LEV_DIST.O21:LEV_DIST.O21</svg:desc>
                </draw:g>
              </table:table-cell>
              <table:table-cell office:value-type="string">
                <text:p>OMP-SER</text:p>
                <draw:g>
                  <svg:desc>LEV_DIST.Q21:LEV_DIST.Q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EV_DIST(10,13)</text:p>
                <draw:g>
                  <svg:desc>LEV_DIST.N22:LEV_DIST.N25</svg:desc>
                </draw:g>
              </table:table-cell>
              <table:table-cell office:value-type="float" office:value="40.9736929010711">
                <text:p>40.9736929010711</text:p>
                <draw:g>
                  <svg:desc>LEV_DIST.O22:LEV_DIST.O25</svg:desc>
                </draw:g>
              </table:table-cell>
              <table:table-cell office:value-type="float" office:value="3.93030635201075">
                <text:p>3.93030635201075</text:p>
                <draw:g>
                  <svg:desc>LEV_DIST.Q22:LEV_DIST.Q25</svg:desc>
                </draw:g>
              </table:table-cell>
            </table:table-row>
            <table:table-row>
              <table:table-cell office:value-type="string">
                <text:p>LEV_DIST(10, 14)</text:p>
              </table:table-cell>
              <table:table-cell office:value-type="float" office:value="58.2410756824478">
                <text:p>58.2410756824478</text:p>
              </table:table-cell>
              <table:table-cell office:value-type="float" office:value="4.05440920901628">
                <text:p>4.05440920901628</text:p>
              </table:table-cell>
            </table:table-row>
            <table:table-row>
              <table:table-cell office:value-type="string">
                <text:p>LEV_DIST(10,15)</text:p>
              </table:table-cell>
              <table:table-cell office:value-type="float" office:value="75.250942971969">
                <text:p>75.250942971969</text:p>
              </table:table-cell>
              <table:table-cell office:value-type="float" office:value="3.92100242692452">
                <text:p>3.92100242692452</text:p>
              </table:table-cell>
            </table:table-row>
            <table:table-row>
              <table:table-cell office:value-type="string">
                <text:p>LEV_DIST(10,16)</text:p>
              </table:table-cell>
              <table:table-cell office:value-type="float" office:value="77.5621464345693">
                <text:p>77.5621464345693</text:p>
              </table:table-cell>
              <table:table-cell office:value-type="float" office:value="3.80265860687055">
                <text:p>3.8026586068705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646cm" svg:height="6.483cm" xlink:href=".." xlink:type="simple" chart:class="chart:line" chart:style-name="ch1">
        <chart:title svg:x="2.112cm" svg:y="0.265cm" chart:style-name="ch2">
          <text:p>SPEEDUP MEMO-OMP WITHOUT FINAL</text:p>
        </chart:title>
        <chart:plot-area chart:style-name="ch3" table:cell-range-address="MPC.H4:MPC.I6 MPC.I3:MPC.I3" chart:data-source-has-labels="both" svg:x="0.702cm" svg:y="1.457cm" svg:width="11.44cm" svg:height="4.477cm">
          <chartooo:coordinate-region svg:x="1.509cm" svg:y="1.656cm" svg:width="9.957cm" svg:height="3.631cm"/>
          <chart:axis chart:dimension="x" chart:name="primary-x" chart:style-name="ch4" chartooo:axis-type="auto">
            <chartooo:date-scale/>
            <chart:categories table:cell-range-address="MPC.H4:MPC.H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PC.I4:MPC.I6" chart:label-cell-address="MPC.I3:MPC.I3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MPC.I3:MPC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PC(19)</text:p>
                <draw:g>
                  <svg:desc>MPC.H4:MPC.H6</svg:desc>
                </draw:g>
              </table:table-cell>
              <table:table-cell office:value-type="float" office:value="59.7155168726744">
                <text:p>59.7155168726744</text:p>
                <draw:g>
                  <svg:desc>MPC.I4:MPC.I6</svg:desc>
                </draw:g>
              </table:table-cell>
            </table:table-row>
            <table:table-row>
              <table:table-cell office:value-type="string">
                <text:p>MPC(20)</text:p>
              </table:table-cell>
              <table:table-cell office:value-type="float" office:value="101.202276008493">
                <text:p>101.202276008493</text:p>
              </table:table-cell>
            </table:table-row>
            <table:table-row>
              <table:table-cell office:value-type="string">
                <text:p>MPC(21)</text:p>
              </table:table-cell>
              <table:table-cell office:value-type="float" office:value="200.994617921397">
                <text:p>200.99461792139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471cm" svg:height="8.05cm" xlink:href=".." xlink:type="simple" chart:class="chart:line" chart:style-name="ch1">
        <chart:title svg:x="3.937cm" svg:y="0.297cm" chart:style-name="ch2">
          <text:p>SPEEDUP WITH OMPSS FINAL</text:p>
        </chart:title>
        <chart:legend chart:legend-position="end" svg:x="11.222cm" svg:y="3.477cm" style:legend-expansion="high" chart:style-name="ch3"/>
        <chart:plot-area chart:style-name="ch4" table:cell-range-address="MPC.N13:MPC.O16 MPC.O12:MPC.O12 MPC.Q12:MPC.Q16" chart:data-source-has-labels="both" svg:x="0.739cm" svg:y="1.585cm" svg:width="9.905cm" svg:height="5.323cm">
          <chartooo:coordinate-region svg:x="1.546cm" svg:y="1.784cm" svg:width="8.422cm" svg:height="4.477cm"/>
          <chart:axis chart:dimension="x" chart:name="primary-x" chart:style-name="ch5" chartooo:axis-type="auto">
            <chartooo:date-scale/>
            <chart:title svg:x="4.694cm" svg:y="7.069cm" chart:style-name="ch6">
              <text:p>Problem size</text:p>
            </chart:title>
            <chart:categories table:cell-range-address="MPC.N13:MPC.N16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MPC.O13:MPC.O16" chart:label-cell-address="MPC.O12:MPC.O12" chart:class="chart:line">
            <chart:data-point chart:repeated="4"/>
          </chart:series>
          <chart:series chart:style-name="ch9" chart:values-cell-range-address="MPC.Q13:MPC.Q16" chart:label-cell-address="MPC.Q12:MPC.Q12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-SER</text:p>
                <draw:g>
                  <svg:desc>MPC.O12:MPC.O12</svg:desc>
                </draw:g>
              </table:table-cell>
              <table:table-cell office:value-type="string">
                <text:p>OMP-SER</text:p>
                <draw:g>
                  <svg:desc>MPC.Q12:MPC.Q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PC(27)</text:p>
                <draw:g>
                  <svg:desc>MPC.N13:MPC.N16</svg:desc>
                </draw:g>
              </table:table-cell>
              <table:table-cell office:value-type="float" office:value="63.1533369238364">
                <text:p>63.1533369238364</text:p>
                <draw:g>
                  <svg:desc>MPC.O13:MPC.O16</svg:desc>
                </draw:g>
              </table:table-cell>
              <table:table-cell office:value-type="float" office:value="1.17719013436145">
                <text:p>1.17719013436145</text:p>
                <draw:g>
                  <svg:desc>MPC.Q13:MPC.Q16</svg:desc>
                </draw:g>
              </table:table-cell>
            </table:table-row>
            <table:table-row>
              <table:table-cell office:value-type="string">
                <text:p>MPC(28)</text:p>
              </table:table-cell>
              <table:table-cell office:value-type="float" office:value="115.415989832595">
                <text:p>115.415989832595</text:p>
              </table:table-cell>
              <table:table-cell office:value-type="float" office:value="1.21631790498766">
                <text:p>1.21631790498766</text:p>
              </table:table-cell>
            </table:table-row>
            <table:table-row>
              <table:table-cell office:value-type="string">
                <text:p>MPC(29)</text:p>
              </table:table-cell>
              <table:table-cell office:value-type="float" office:value="220.443925149647">
                <text:p>220.443925149647</text:p>
              </table:table-cell>
              <table:table-cell office:value-type="float" office:value="1.29145092929901">
                <text:p>1.29145092929901</text:p>
              </table:table-cell>
            </table:table-row>
            <table:table-row>
              <table:table-cell office:value-type="string">
                <text:p>MPC(30)</text:p>
              </table:table-cell>
              <table:table-cell office:value-type="float" office:value="342.157630289145">
                <text:p>342.157630289145</text:p>
              </table:table-cell>
              <table:table-cell office:value-type="float" office:value="1.23269640110658">
                <text:p>1.2326964011065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66cm" svg:height="8.016cm" xlink:href=".." xlink:type="simple" chart:class="chart:line" chart:style-name="ch1">
        <chart:title svg:x="4.129cm" svg:y="0.296cm" chart:style-name="ch2">
          <text:p>SPEEDUP WITH MANUAL FINAL</text:p>
        </chart:title>
        <chart:legend chart:legend-position="end" svg:x="11.817cm" svg:y="3.46cm" style:legend-expansion="high" chart:style-name="ch3"/>
        <chart:plot-area chart:style-name="ch4" table:cell-range-address="MPC.N22:MPC.O25 MPC.O21:MPC.O21 MPC.Q21:MPC.Q25" chart:data-source-has-labels="both" svg:x="0.751cm" svg:y="1.581cm" svg:width="10.464cm" svg:height="5.294cm">
          <chartooo:coordinate-region svg:x="1.558cm" svg:y="1.781cm" svg:width="8.981cm" svg:height="4.447cm"/>
          <chart:axis chart:dimension="x" chart:name="primary-x" chart:style-name="ch5" chartooo:axis-type="auto">
            <chartooo:date-scale/>
            <chart:title svg:x="4.986cm" svg:y="7.035cm" chart:style-name="ch6">
              <text:p>Problem size</text:p>
            </chart:title>
            <chart:categories table:cell-range-address="MPC.N22:MPC.N25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MPC.O22:MPC.O25" chart:label-cell-address="MPC.O21:MPC.O21" chart:class="chart:line">
            <chart:data-point chart:repeated="4"/>
          </chart:series>
          <chart:series chart:style-name="ch9" chart:values-cell-range-address="MPC.Q22:MPC.Q25" chart:label-cell-address="MPC.Q21:MPC.Q2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-SER</text:p>
                <draw:g>
                  <svg:desc>MPC.O21:MPC.O21</svg:desc>
                </draw:g>
              </table:table-cell>
              <table:table-cell office:value-type="string">
                <text:p>OMP-SER</text:p>
                <draw:g>
                  <svg:desc>MPC.Q21:MPC.Q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PC(27)</text:p>
                <draw:g>
                  <svg:desc>MPC.N22:MPC.N25</svg:desc>
                </draw:g>
              </table:table-cell>
              <table:table-cell office:value-type="float" office:value="98.47399268681">
                <text:p>98.47399268681</text:p>
                <draw:g>
                  <svg:desc>MPC.O22:MPC.O25</svg:desc>
                </draw:g>
              </table:table-cell>
              <table:table-cell office:value-type="float" office:value="3.67106095609059">
                <text:p>3.67106095609059</text:p>
                <draw:g>
                  <svg:desc>MPC.Q22:MPC.Q25</svg:desc>
                </draw:g>
              </table:table-cell>
            </table:table-row>
            <table:table-row>
              <table:table-cell office:value-type="string">
                <text:p>MPC(28)</text:p>
              </table:table-cell>
              <table:table-cell office:value-type="float" office:value="151.656372721698">
                <text:p>151.656372721698</text:p>
              </table:table-cell>
              <table:table-cell office:value-type="float" office:value="3.82138204168342">
                <text:p>3.82138204168342</text:p>
              </table:table-cell>
            </table:table-row>
            <table:table-row>
              <table:table-cell office:value-type="string">
                <text:p>MPC(29)</text:p>
              </table:table-cell>
              <table:table-cell office:value-type="float" office:value="283.382421924646">
                <text:p>283.382421924646</text:p>
              </table:table-cell>
              <table:table-cell office:value-type="float" office:value="4.04056007324957">
                <text:p>4.04056007324957</text:p>
              </table:table-cell>
            </table:table-row>
            <table:table-row>
              <table:table-cell office:value-type="string">
                <text:p>MPC(30)</text:p>
              </table:table-cell>
              <table:table-cell office:value-type="float" office:value="454.159840246367">
                <text:p>454.159840246367</text:p>
              </table:table-cell>
              <table:table-cell office:value-type="float" office:value="3.91238578623812">
                <text:p>3.9123857862381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646cm" svg:height="6.483cm" xlink:href=".." xlink:type="simple" chart:class="chart:line" chart:style-name="ch1">
        <chart:title svg:x="2.112cm" svg:y="0.265cm" chart:style-name="ch2">
          <text:p>SPEEDUP MEMO-OMP WITHOUT FINAL</text:p>
        </chart:title>
        <chart:plot-area chart:style-name="ch3" table:cell-range-address="LCS.H4:LCS.I6 LCS.I3:LCS.I3" chart:data-source-has-labels="both" svg:x="0.702cm" svg:y="1.457cm" svg:width="11.44cm" svg:height="4.477cm">
          <chartooo:coordinate-region svg:x="1.614cm" svg:y="1.656cm" svg:width="9.666cm" svg:height="3.631cm"/>
          <chart:axis chart:dimension="x" chart:name="primary-x" chart:style-name="ch4" chartooo:axis-type="auto">
            <chartooo:date-scale/>
            <chart:categories table:cell-range-address="LCS.H4:LCS.H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CS.I4:LCS.I6" chart:label-cell-address="LCS.I3:LCS.I3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LCS.I3:LCS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CS(10, 9)</text:p>
                <draw:g>
                  <svg:desc>LCS.H4:LCS.H6</svg:desc>
                </draw:g>
              </table:table-cell>
              <table:table-cell office:value-type="float" office:value="1.2084470109327">
                <text:p>1.2084470109327</text:p>
                <draw:g>
                  <svg:desc>LCS.I4:LCS.I6</svg:desc>
                </draw:g>
              </table:table-cell>
            </table:table-row>
            <table:table-row>
              <table:table-cell office:value-type="string">
                <text:p>LCS(10, 10)</text:p>
              </table:table-cell>
              <table:table-cell office:value-type="float" office:value="1.31114663031631">
                <text:p>1.31114663031631</text:p>
              </table:table-cell>
            </table:table-row>
            <table:table-row>
              <table:table-cell office:value-type="string">
                <text:p>LCS(10,11)</text:p>
              </table:table-cell>
              <table:table-cell office:value-type="float" office:value="1.23031542130691">
                <text:p>1.2303154213069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471cm" svg:height="8.05cm" xlink:href=".." xlink:type="simple" chart:class="chart:line" chart:style-name="ch1">
        <chart:title svg:x="3.937cm" svg:y="0.297cm" chart:style-name="ch2">
          <text:p>SPEEDUP WITH OMPSS FINAL</text:p>
        </chart:title>
        <chart:legend chart:legend-position="end" svg:x="11.222cm" svg:y="3.477cm" style:legend-expansion="high" chart:style-name="ch3"/>
        <chart:plot-area chart:style-name="ch4" table:cell-range-address="COIN_CHANGE.N13:COIN_CHANGE.O16 COIN_CHANGE.O12:COIN_CHANGE.O12 COIN_CHANGE.Q12:COIN_CHANGE.Q16" chart:data-source-has-labels="both" svg:x="0.739cm" svg:y="1.585cm" svg:width="9.905cm" svg:height="5.323cm">
          <chartooo:coordinate-region svg:x="2.605cm" svg:y="1.784cm" svg:width="6.172cm" svg:height="4.079cm"/>
          <chart:axis chart:dimension="x" chart:name="primary-x" chart:style-name="ch5" chartooo:axis-type="auto">
            <chartooo:date-scale/>
            <chart:title svg:x="4.694cm" svg:y="7.069cm" chart:style-name="ch6">
              <text:p>Problem size</text:p>
            </chart:title>
            <chart:categories table:cell-range-address="COIN_CHANGE.N13:COIN_CHANGE.N16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COIN_CHANGE.O13:COIN_CHANGE.O16" chart:label-cell-address="COIN_CHANGE.O12:COIN_CHANGE.O12" chart:class="chart:line">
            <chart:data-point chart:repeated="4"/>
          </chart:series>
          <chart:series chart:style-name="ch9" chart:values-cell-range-address="COIN_CHANGE.Q13:COIN_CHANGE.Q16" chart:label-cell-address="COIN_CHANGE.Q12:COIN_CHANGE.Q12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-SER</text:p>
                <draw:g>
                  <svg:desc>COIN_CHANGE.O12:COIN_CHANGE.O12</svg:desc>
                </draw:g>
              </table:table-cell>
              <table:table-cell office:value-type="string">
                <text:p>OMP-SER</text:p>
                <draw:g>
                  <svg:desc>COIN_CHANGE.Q12:COIN_CHANGE.Q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IN_CHANGE(10,100)</text:p>
                <draw:g>
                  <svg:desc>COIN_CHANGE.N13:COIN_CHANGE.N16</svg:desc>
                </draw:g>
              </table:table-cell>
              <table:table-cell office:value-type="float" office:value="3.49850391023461">
                <text:p>3.49850391023461</text:p>
                <draw:g>
                  <svg:desc>COIN_CHANGE.O13:COIN_CHANGE.O16</svg:desc>
                </draw:g>
              </table:table-cell>
              <table:table-cell office:value-type="float" office:value="1.02229546437453">
                <text:p>1.02229546437453</text:p>
                <draw:g>
                  <svg:desc>COIN_CHANGE.Q13:COIN_CHANGE.Q16</svg:desc>
                </draw:g>
              </table:table-cell>
            </table:table-row>
            <table:table-row>
              <table:table-cell office:value-type="string">
                <text:p>COIN_CHANGE(10,110)</text:p>
              </table:table-cell>
              <table:table-cell office:value-type="float" office:value="4.90674524722633">
                <text:p>4.90674524722633</text:p>
              </table:table-cell>
              <table:table-cell office:value-type="float" office:value="1.05445229487619">
                <text:p>1.05445229487619</text:p>
              </table:table-cell>
            </table:table-row>
            <table:table-row>
              <table:table-cell office:value-type="string">
                <text:p>COIN_CHANGE(10,120)</text:p>
              </table:table-cell>
              <table:table-cell office:value-type="float" office:value="7.2260027910622">
                <text:p>7.2260027910622</text:p>
              </table:table-cell>
              <table:table-cell office:value-type="float" office:value="1.06286379324572">
                <text:p>1.06286379324572</text:p>
              </table:table-cell>
            </table:table-row>
            <table:table-row>
              <table:table-cell office:value-type="string">
                <text:p>COIN_CHANGE(10,130)</text:p>
              </table:table-cell>
              <table:table-cell office:value-type="float" office:value="9.17190665150099">
                <text:p>9.17190665150099</text:p>
              </table:table-cell>
              <table:table-cell office:value-type="float" office:value="1.05018525767287">
                <text:p>1.050185257672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471cm" svg:height="8.05cm" xlink:href=".." xlink:type="simple" chart:class="chart:line" chart:style-name="ch1">
        <chart:title svg:x="3.937cm" svg:y="0.297cm" chart:style-name="ch2">
          <text:p>SPEEDUP WITH OMPSS FINAL</text:p>
        </chart:title>
        <chart:legend chart:legend-position="end" svg:x="11.222cm" svg:y="3.477cm" style:legend-expansion="high" chart:style-name="ch3"/>
        <chart:plot-area chart:style-name="ch4" table:cell-range-address="LCS.N13:LCS.O16 LCS.O12:LCS.O12 LCS.Q12:LCS.Q16" chart:data-source-has-labels="both" svg:x="0.739cm" svg:y="1.585cm" svg:width="9.905cm" svg:height="5.323cm">
          <chartooo:coordinate-region svg:x="1.599cm" svg:y="1.784cm" svg:width="8.183cm" svg:height="4.477cm"/>
          <chart:axis chart:dimension="x" chart:name="primary-x" chart:style-name="ch5" chartooo:axis-type="auto">
            <chartooo:date-scale/>
            <chart:title svg:x="4.694cm" svg:y="7.069cm" chart:style-name="ch6">
              <text:p>Problem size</text:p>
            </chart:title>
            <chart:categories table:cell-range-address="LCS.N13:LCS.N16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LCS.O13:LCS.O16" chart:label-cell-address="LCS.O12:LCS.O12" chart:class="chart:line">
            <chart:data-point chart:repeated="4"/>
          </chart:series>
          <chart:series chart:style-name="ch9" chart:values-cell-range-address="LCS.Q13:LCS.Q16" chart:label-cell-address="LCS.Q12:LCS.Q12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-SER</text:p>
                <draw:g>
                  <svg:desc>LCS.O12:LCS.O12</svg:desc>
                </draw:g>
              </table:table-cell>
              <table:table-cell office:value-type="string">
                <text:p>OMP-SER</text:p>
                <draw:g>
                  <svg:desc>LCS.Q12:LCS.Q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CS(15,14)</text:p>
                <draw:g>
                  <svg:desc>LCS.N13:LCS.N16</svg:desc>
                </draw:g>
              </table:table-cell>
              <table:table-cell office:value-type="float" office:value="16.6149317510712">
                <text:p>16.6149317510712</text:p>
                <draw:g>
                  <svg:desc>LCS.O13:LCS.O16</svg:desc>
                </draw:g>
              </table:table-cell>
              <table:table-cell office:value-type="float" office:value="1.05854464272824">
                <text:p>1.05854464272824</text:p>
                <draw:g>
                  <svg:desc>LCS.Q13:LCS.Q16</svg:desc>
                </draw:g>
              </table:table-cell>
            </table:table-row>
            <table:table-row>
              <table:table-cell office:value-type="string">
                <text:p>LCS(15,15)</text:p>
              </table:table-cell>
              <table:table-cell office:value-type="float" office:value="21.2930405532395">
                <text:p>21.2930405532395</text:p>
              </table:table-cell>
              <table:table-cell office:value-type="float" office:value="1.07016845624026">
                <text:p>1.07016845624026</text:p>
              </table:table-cell>
            </table:table-row>
            <table:table-row>
              <table:table-cell office:value-type="string">
                <text:p>LCS(15,16)</text:p>
              </table:table-cell>
              <table:table-cell office:value-type="float" office:value="24.3021557746852">
                <text:p>24.3021557746852</text:p>
              </table:table-cell>
              <table:table-cell office:value-type="float" office:value="1.03677374708738">
                <text:p>1.03677374708738</text:p>
              </table:table-cell>
            </table:table-row>
            <table:table-row>
              <table:table-cell office:value-type="string">
                <text:p>LCS(15,17)</text:p>
              </table:table-cell>
              <table:table-cell office:value-type="float" office:value="35.668493002784">
                <text:p>35.668493002784</text:p>
              </table:table-cell>
              <table:table-cell office:value-type="float" office:value="1.04389275632776">
                <text:p>1.0438927563277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66cm" svg:height="8.016cm" xlink:href=".." xlink:type="simple" chart:class="chart:line" chart:style-name="ch1">
        <chart:title svg:x="4.235cm" svg:y="0.296cm" chart:style-name="ch2">
          <text:p>SPEEDUP WITH OMPSS FINAL</text:p>
        </chart:title>
        <chart:legend chart:legend-position="end" svg:x="11.738cm" svg:y="3.46cm" style:legend-expansion="high" chart:style-name="ch3"/>
        <chart:plot-area chart:style-name="ch4" table:cell-range-address="LCS.N22:LCS.P25 LCS.O21:LCS.P21" chart:data-source-has-labels="both" svg:x="0.751cm" svg:y="1.581cm" svg:width="10.385cm" svg:height="5.294cm">
          <chartooo:coordinate-region svg:x="1.611cm" svg:y="1.78cm" svg:width="8.663cm" svg:height="4.448cm"/>
          <chart:axis chart:dimension="x" chart:name="primary-x" chart:style-name="ch5" chartooo:axis-type="auto">
            <chartooo:date-scale/>
            <chart:title svg:x="4.946cm" svg:y="7.035cm" chart:style-name="ch6">
              <text:p>Problem size</text:p>
            </chart:title>
            <chart:categories table:cell-range-address="LCS.N22:LCS.N25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LCS.O22:LCS.O25" chart:label-cell-address="LCS.O21:LCS.O21" chart:class="chart:line">
            <chart:data-point chart:repeated="4"/>
          </chart:series>
          <chart:series chart:style-name="ch9" chart:values-cell-range-address="LCS.P22:LCS.P25" chart:label-cell-address="LCS.P21:LCS.P2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-SER</text:p>
                <draw:g>
                  <svg:desc>LCS.O21:LCS.O21</svg:desc>
                </draw:g>
              </table:table-cell>
              <table:table-cell office:value-type="string">
                <text:p>MEMO-OMP</text:p>
                <draw:g>
                  <svg:desc>LCS.P21:LCS.P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CS(15,14)</text:p>
                <draw:g>
                  <svg:desc>LCS.N22:LCS.N25</svg:desc>
                </draw:g>
              </table:table-cell>
              <table:table-cell office:value-type="float" office:value="33.0205743539782">
                <text:p>33.0205743539782</text:p>
                <draw:g>
                  <svg:desc>LCS.O22:LCS.O25</svg:desc>
                </draw:g>
              </table:table-cell>
              <table:table-cell office:value-type="float" office:value="8.60595769320913">
                <text:p>8.60595769320913</text:p>
                <draw:g>
                  <svg:desc>LCS.P22:LCS.P25</svg:desc>
                </draw:g>
              </table:table-cell>
            </table:table-row>
            <table:table-row>
              <table:table-cell office:value-type="string">
                <text:p>LCS(15,15)</text:p>
              </table:table-cell>
              <table:table-cell office:value-type="float" office:value="47.3632018486637">
                <text:p>47.3632018486637</text:p>
              </table:table-cell>
              <table:table-cell office:value-type="float" office:value="12.2492272546225">
                <text:p>12.2492272546225</text:p>
              </table:table-cell>
            </table:table-row>
            <table:table-row>
              <table:table-cell office:value-type="string">
                <text:p>LCS(15,16)</text:p>
              </table:table-cell>
              <table:table-cell office:value-type="float" office:value="58.6170388272549">
                <text:p>58.6170388272549</text:p>
              </table:table-cell>
              <table:table-cell office:value-type="float" office:value="15.3610193386383">
                <text:p>15.3610193386383</text:p>
              </table:table-cell>
            </table:table-row>
            <table:table-row>
              <table:table-cell office:value-type="string">
                <text:p>LCS(15,17)</text:p>
              </table:table-cell>
              <table:table-cell office:value-type="float" office:value="75.298440590167">
                <text:p>75.298440590167</text:p>
              </table:table-cell>
              <table:table-cell office:value-type="float" office:value="19.7212073447112">
                <text:p>19.7212073447112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66cm" svg:height="8.016cm" xlink:href=".." xlink:type="simple" chart:class="chart:line" chart:style-name="ch1">
        <chart:title svg:x="4.235cm" svg:y="0.296cm" chart:style-name="ch2">
          <text:p>SPEEDUP WITH OMPSS FINAL</text:p>
        </chart:title>
        <chart:legend chart:legend-position="end" svg:x="11.817cm" svg:y="3.46cm" style:legend-expansion="high" chart:style-name="ch3"/>
        <chart:plot-area chart:style-name="ch4" table:cell-range-address="COIN_CHANGE.N22:COIN_CHANGE.O25 COIN_CHANGE.O21:COIN_CHANGE.O21 COIN_CHANGE.Q21:COIN_CHANGE.Q25" chart:data-source-has-labels="both" svg:x="0.751cm" svg:y="1.581cm" svg:width="10.464cm" svg:height="5.294cm">
          <chartooo:coordinate-region svg:x="2.617cm" svg:y="1.78cm" svg:width="6.731cm" svg:height="4.05cm"/>
          <chart:axis chart:dimension="x" chart:name="primary-x" chart:style-name="ch5" chartooo:axis-type="auto">
            <chartooo:date-scale/>
            <chart:title svg:x="4.986cm" svg:y="7.035cm" chart:style-name="ch6">
              <text:p>Problem size</text:p>
            </chart:title>
            <chart:categories table:cell-range-address="COIN_CHANGE.N22:COIN_CHANGE.N25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COIN_CHANGE.O22:COIN_CHANGE.O25" chart:label-cell-address="COIN_CHANGE.O21:COIN_CHANGE.O21" chart:class="chart:line">
            <chart:data-point chart:repeated="4"/>
          </chart:series>
          <chart:series chart:style-name="ch9" chart:values-cell-range-address="COIN_CHANGE.Q22:COIN_CHANGE.Q25" chart:label-cell-address="COIN_CHANGE.Q21:COIN_CHANGE.Q2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-SER</text:p>
                <draw:g>
                  <svg:desc>COIN_CHANGE.O21:COIN_CHANGE.O21</svg:desc>
                </draw:g>
              </table:table-cell>
              <table:table-cell office:value-type="string">
                <text:p>OMP-SER</text:p>
                <draw:g>
                  <svg:desc>COIN_CHANGE.Q21:COIN_CHANGE.Q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IN_CHANGE(10,100)</text:p>
                <draw:g>
                  <svg:desc>COIN_CHANGE.N22:COIN_CHANGE.N25</svg:desc>
                </draw:g>
              </table:table-cell>
              <table:table-cell office:value-type="float" office:value="8.78414428087816">
                <text:p>8.78414428087816</text:p>
                <draw:g>
                  <svg:desc>COIN_CHANGE.O22:COIN_CHANGE.O25</svg:desc>
                </draw:g>
              </table:table-cell>
              <table:table-cell office:value-type="float" office:value="3.96008351927026">
                <text:p>3.96008351927026</text:p>
                <draw:g>
                  <svg:desc>COIN_CHANGE.Q22:COIN_CHANGE.Q25</svg:desc>
                </draw:g>
              </table:table-cell>
            </table:table-row>
            <table:table-row>
              <table:table-cell office:value-type="string">
                <text:p>COIN_CHANGE(10,110)</text:p>
              </table:table-cell>
              <table:table-cell office:value-type="float" office:value="12.2507062950501">
                <text:p>12.2507062950501</text:p>
              </table:table-cell>
              <table:table-cell office:value-type="float" office:value="4.07644085451508">
                <text:p>4.07644085451508</text:p>
              </table:table-cell>
            </table:table-row>
            <table:table-row>
              <table:table-cell office:value-type="string">
                <text:p>COIN_CHANGE(10,120)</text:p>
              </table:table-cell>
              <table:table-cell office:value-type="float" office:value="17.1507737066453">
                <text:p>17.1507737066453</text:p>
              </table:table-cell>
              <table:table-cell office:value-type="float" office:value="4.17240441763894">
                <text:p>4.17240441763894</text:p>
              </table:table-cell>
            </table:table-row>
            <table:table-row>
              <table:table-cell office:value-type="string">
                <text:p>COIN_CHANGE(10,130)</text:p>
              </table:table-cell>
              <table:table-cell office:value-type="float" office:value="21.4029897083709">
                <text:p>21.4029897083709</text:p>
              </table:table-cell>
              <table:table-cell office:value-type="float" office:value="4.15038620503588">
                <text:p>4.150386205035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646cm" svg:height="6.483cm" xlink:href=".." xlink:type="simple" chart:class="chart:line" chart:style-name="ch1">
        <chart:title svg:x="2.112cm" svg:y="0.265cm" chart:style-name="ch2">
          <text:p>SPEEDUP MEMO-OMP WITHOUT FINAL</text:p>
        </chart:title>
        <chart:plot-area chart:style-name="ch3" table:cell-range-address="BST.H4:BST.I6 BST.I3:BST.I3" chart:data-source-has-labels="both" svg:x="0.702cm" svg:y="1.457cm" svg:width="11.44cm" svg:height="4.477cm">
          <chartooo:coordinate-region svg:x="1.509cm" svg:y="1.656cm" svg:width="9.996cm" svg:height="3.631cm"/>
          <chart:axis chart:dimension="x" chart:name="primary-x" chart:style-name="ch4" chartooo:axis-type="auto">
            <chartooo:date-scale/>
            <chart:categories table:cell-range-address="BST.H4:BST.H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ST.I4:BST.I6" chart:label-cell-address="BST.I3:BST.I3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BST.I3:BST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ST(12)</text:p>
                <draw:g>
                  <svg:desc>BST.H4:BST.H6</svg:desc>
                </draw:g>
              </table:table-cell>
              <table:table-cell office:value-type="float" office:value="54.975341097681">
                <text:p>54.975341097681</text:p>
                <draw:g>
                  <svg:desc>BST.I4:BST.I6</svg:desc>
                </draw:g>
              </table:table-cell>
            </table:table-row>
            <table:table-row>
              <table:table-cell office:value-type="string">
                <text:p>BST(13)</text:p>
              </table:table-cell>
              <table:table-cell office:value-type="float" office:value="167.990331025165">
                <text:p>167.990331025165</text:p>
              </table:table-cell>
            </table:table-row>
            <table:table-row>
              <table:table-cell office:value-type="string">
                <text:p>BST(14)</text:p>
              </table:table-cell>
              <table:table-cell office:value-type="float" office:value="548.600802701153">
                <text:p>548.6008027011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471cm" svg:height="8.05cm" xlink:href=".." xlink:type="simple" chart:class="chart:line" chart:style-name="ch1">
        <chart:title svg:x="3.937cm" svg:y="0.297cm" chart:style-name="ch2">
          <text:p>SPEEDUP WITH OMPSS FINAL</text:p>
        </chart:title>
        <chart:legend chart:legend-position="end" svg:x="11.222cm" svg:y="3.477cm" style:legend-expansion="high" chart:style-name="ch3"/>
        <chart:plot-area chart:style-name="ch4" table:cell-range-address="BST.N13:BST.O16 BST.O12:BST.O12 BST.Q12:BST.Q16" chart:data-source-has-labels="both" svg:x="0.739cm" svg:y="1.585cm" svg:width="9.905cm" svg:height="5.323cm">
          <chartooo:coordinate-region svg:x="1.546cm" svg:y="1.784cm" svg:width="8.461cm" svg:height="4.477cm"/>
          <chart:axis chart:dimension="x" chart:name="primary-x" chart:style-name="ch5" chartooo:axis-type="auto">
            <chartooo:date-scale/>
            <chart:title svg:x="4.694cm" svg:y="7.069cm" chart:style-name="ch6">
              <text:p>Problem size</text:p>
            </chart:title>
            <chart:categories table:cell-range-address="BST.N13:BST.N16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BST.O13:BST.O16" chart:label-cell-address="BST.O12:BST.O12" chart:class="chart:line">
            <chart:data-point chart:repeated="4"/>
          </chart:series>
          <chart:series chart:style-name="ch9" chart:values-cell-range-address="BST.Q13:BST.Q16" chart:label-cell-address="BST.Q12:BST.Q12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-SER</text:p>
                <draw:g>
                  <svg:desc>BST.O12:BST.O12</svg:desc>
                </draw:g>
              </table:table-cell>
              <table:table-cell office:value-type="string">
                <text:p>OMP-SER</text:p>
                <draw:g>
                  <svg:desc>BST.Q12:BST.Q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ST(18)</text:p>
                <draw:g>
                  <svg:desc>BST.N13:BST.N16</svg:desc>
                </draw:g>
              </table:table-cell>
              <table:table-cell office:value-type="float" office:value="31.3929509863925">
                <text:p>31.3929509863925</text:p>
                <draw:g>
                  <svg:desc>BST.O13:BST.O16</svg:desc>
                </draw:g>
              </table:table-cell>
              <table:table-cell office:value-type="float" office:value="0.47927982563028">
                <text:p>0.47927982563028</text:p>
                <draw:g>
                  <svg:desc>BST.Q13:BST.Q16</svg:desc>
                </draw:g>
              </table:table-cell>
            </table:table-row>
            <table:table-row>
              <table:table-cell office:value-type="string">
                <text:p>BST(19)</text:p>
              </table:table-cell>
              <table:table-cell office:value-type="float" office:value="69.8291906510604">
                <text:p>69.8291906510604</text:p>
              </table:table-cell>
              <table:table-cell office:value-type="float" office:value="0.48801202244395">
                <text:p>0.48801202244395</text:p>
              </table:table-cell>
            </table:table-row>
            <table:table-row>
              <table:table-cell office:value-type="string">
                <text:p>BST(20)</text:p>
              </table:table-cell>
              <table:table-cell office:value-type="float" office:value="219.066002450963">
                <text:p>219.066002450963</text:p>
              </table:table-cell>
              <table:table-cell office:value-type="float" office:value="0.484507574645158">
                <text:p>0.484507574645158</text:p>
              </table:table-cell>
            </table:table-row>
            <table:table-row>
              <table:table-cell office:value-type="string">
                <text:p>BST(21)</text:p>
              </table:table-cell>
              <table:table-cell office:value-type="float" office:value="615.853293459614">
                <text:p>615.853293459614</text:p>
              </table:table-cell>
              <table:table-cell office:value-type="float" office:value="0.492113302585815">
                <text:p>0.4921133025858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66cm" svg:height="8.016cm" xlink:href=".." xlink:type="simple" chart:class="chart:line" chart:style-name="ch1">
        <chart:title svg:x="4.235cm" svg:y="0.296cm" chart:style-name="ch2">
          <text:p>SPEEDUP WITH OMPSS FINAL</text:p>
        </chart:title>
        <chart:legend chart:legend-position="end" svg:x="11.817cm" svg:y="3.46cm" style:legend-expansion="high" chart:style-name="ch3"/>
        <chart:plot-area chart:style-name="ch4" table:cell-range-address="BST.N22:BST.O25 BST.O21:BST.O21 BST.Q21:BST.Q25" chart:data-source-has-labels="both" svg:x="0.751cm" svg:y="1.581cm" svg:width="10.464cm" svg:height="5.294cm">
          <chartooo:coordinate-region svg:x="1.558cm" svg:y="1.781cm" svg:width="9.02cm" svg:height="4.447cm"/>
          <chart:axis chart:dimension="x" chart:name="primary-x" chart:style-name="ch5" chartooo:axis-type="auto">
            <chartooo:date-scale/>
            <chart:title svg:x="4.986cm" svg:y="7.035cm" chart:style-name="ch6">
              <text:p>Problem size</text:p>
            </chart:title>
            <chart:categories table:cell-range-address="BST.N22:BST.N25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BST.O22:BST.O25" chart:label-cell-address="BST.O21:BST.O21" chart:class="chart:line">
            <chart:data-point chart:repeated="4"/>
          </chart:series>
          <chart:series chart:style-name="ch9" chart:values-cell-range-address="BST.Q22:BST.Q25" chart:label-cell-address="BST.Q21:BST.Q2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-SER</text:p>
                <draw:g>
                  <svg:desc>BST.O21:BST.O21</svg:desc>
                </draw:g>
              </table:table-cell>
              <table:table-cell office:value-type="string">
                <text:p>OMP-SER</text:p>
                <draw:g>
                  <svg:desc>BST.Q21:BST.Q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ST(18)</text:p>
                <draw:g>
                  <svg:desc>BST.N22:BST.N25</svg:desc>
                </draw:g>
              </table:table-cell>
              <table:table-cell office:value-type="float" office:value="19.2738666350234">
                <text:p>19.2738666350234</text:p>
                <draw:g>
                  <svg:desc>BST.O22:BST.O25</svg:desc>
                </draw:g>
              </table:table-cell>
              <table:table-cell office:value-type="float" office:value="3.67306383528601">
                <text:p>3.67306383528601</text:p>
                <draw:g>
                  <svg:desc>BST.Q22:BST.Q25</svg:desc>
                </draw:g>
              </table:table-cell>
            </table:table-row>
            <table:table-row>
              <table:table-cell office:value-type="string">
                <text:p>BST(19)</text:p>
              </table:table-cell>
              <table:table-cell office:value-type="float" office:value="91.1146961763541">
                <text:p>91.1146961763541</text:p>
              </table:table-cell>
              <table:table-cell office:value-type="float" office:value="3.76326096604174">
                <text:p>3.76326096604174</text:p>
              </table:table-cell>
            </table:table-row>
            <table:table-row>
              <table:table-cell office:value-type="string">
                <text:p>BST(20)</text:p>
              </table:table-cell>
              <table:table-cell office:value-type="float" office:value="237.022920275304">
                <text:p>237.022920275304</text:p>
              </table:table-cell>
              <table:table-cell office:value-type="float" office:value="3.75122418399762">
                <text:p>3.75122418399762</text:p>
              </table:table-cell>
            </table:table-row>
            <table:table-row>
              <table:table-cell office:value-type="string">
                <text:p>BST(21)</text:p>
              </table:table-cell>
              <table:table-cell office:value-type="float" office:value="640.051472769245">
                <text:p>640.051472769245</text:p>
              </table:table-cell>
              <table:table-cell office:value-type="float" office:value="3.78408385377905">
                <text:p>3.7840838537790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646cm" svg:height="6.483cm" xlink:href=".." xlink:type="simple" chart:class="chart:line" chart:style-name="ch1">
        <chart:title svg:x="2.112cm" svg:y="0.265cm" chart:style-name="ch2">
          <text:p>SPEEDUP MEMO-OMP WITHOUT FINAL</text:p>
        </chart:title>
        <chart:plot-area chart:style-name="ch3" table:cell-range-address="FIB.H4:FIB.I6 FIB.I3:FIB.I3" chart:data-source-has-labels="both" svg:x="0.702cm" svg:y="1.457cm" svg:width="11.44cm" svg:height="4.477cm">
          <chartooo:coordinate-region svg:x="1.323cm" svg:y="1.656cm" svg:width="10.248cm" svg:height="3.631cm"/>
          <chart:axis chart:dimension="x" chart:name="primary-x" chart:style-name="ch4" chartooo:axis-type="auto">
            <chartooo:date-scale/>
            <chart:categories table:cell-range-address="FIB.H4:FIB.H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IB.I4:FIB.I6" chart:label-cell-address="FIB.I3:FIB.I3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FIB.I3:FIB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B(25)</text:p>
                <draw:g>
                  <svg:desc>FIB.H4:FIB.H6</svg:desc>
                </draw:g>
              </table:table-cell>
              <table:table-cell office:value-type="float" office:value="5.03062179610056">
                <text:p>5.03062179610056</text:p>
                <draw:g>
                  <svg:desc>FIB.I4:FIB.I6</svg:desc>
                </draw:g>
              </table:table-cell>
            </table:table-row>
            <table:table-row>
              <table:table-cell office:value-type="string">
                <text:p>FIB(26)</text:p>
              </table:table-cell>
              <table:table-cell office:value-type="float" office:value="6.34249178205644">
                <text:p>6.34249178205644</text:p>
              </table:table-cell>
            </table:table-row>
            <table:table-row>
              <table:table-cell office:value-type="string">
                <text:p>FIB(27)</text:p>
              </table:table-cell>
              <table:table-cell office:value-type="float" office:value="8.47591037595641">
                <text:p>8.4759103759564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471cm" svg:height="8.05cm" xlink:href=".." xlink:type="simple" chart:class="chart:line" chart:style-name="ch1">
        <chart:title svg:x="3.937cm" svg:y="0.297cm" chart:style-name="ch2">
          <text:p>SPEEDUP WITH OMPSS FINAL</text:p>
        </chart:title>
        <chart:legend chart:legend-position="end" svg:x="11.222cm" svg:y="3.477cm" style:legend-expansion="high" chart:style-name="ch3"/>
        <chart:plot-area chart:style-name="ch4" table:cell-range-address="FIB.N13:FIB.O16 FIB.N12:FIB.O12 FIB.Q12:FIB.Q16" chart:data-source-has-labels="both" svg:x="0.739cm" svg:y="1.585cm" svg:width="9.905cm" svg:height="5.323cm">
          <chartooo:coordinate-region svg:x="1.546cm" svg:y="1.784cm" svg:width="8.527cm" svg:height="4.477cm"/>
          <chart:axis chart:dimension="x" chart:name="primary-x" chart:style-name="ch5" chartooo:axis-type="auto">
            <chartooo:date-scale/>
            <chart:title svg:x="4.694cm" svg:y="7.069cm" chart:style-name="ch6">
              <text:p>Problem size</text:p>
            </chart:title>
            <chart:categories table:cell-range-address="FIB.N13:FIB.N16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FIB.O13:FIB.O16" chart:label-cell-address="FIB.O12:FIB.O12" chart:class="chart:line">
            <chart:data-point chart:repeated="4"/>
          </chart:series>
          <chart:series chart:style-name="ch9" chart:values-cell-range-address="FIB.Q13:FIB.Q16" chart:label-cell-address="FIB.Q12:FIB.Q12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-SER</text:p>
                <draw:g>
                  <svg:desc>FIB.O12:FIB.O12</svg:desc>
                </draw:g>
              </table:table-cell>
              <table:table-cell office:value-type="string">
                <text:p>OMP-SER</text:p>
                <draw:g>
                  <svg:desc>FIB.Q12:FIB.Q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B(40)</text:p>
                <draw:g>
                  <svg:desc>FIB.N13:FIB.N16</svg:desc>
                </draw:g>
              </table:table-cell>
              <table:table-cell office:value-type="float" office:value="49.6227275958562">
                <text:p>49.6227275958562</text:p>
                <draw:g>
                  <svg:desc>FIB.O13:FIB.O16</svg:desc>
                </draw:g>
              </table:table-cell>
              <table:table-cell office:value-type="float" office:value="0.662745047605871">
                <text:p>0.662745047605871</text:p>
                <draw:g>
                  <svg:desc>FIB.Q13:FIB.Q16</svg:desc>
                </draw:g>
              </table:table-cell>
            </table:table-row>
            <table:table-row>
              <table:table-cell office:value-type="string">
                <text:p>FIB(41)</text:p>
              </table:table-cell>
              <table:table-cell office:value-type="float" office:value="73.8469079983495">
                <text:p>73.8469079983495</text:p>
              </table:table-cell>
              <table:table-cell office:value-type="float" office:value="0.684173335670076">
                <text:p>0.684173335670076</text:p>
              </table:table-cell>
            </table:table-row>
            <table:table-row>
              <table:table-cell office:value-type="string">
                <text:p>FIB(42)</text:p>
              </table:table-cell>
              <table:table-cell office:value-type="float" office:value="101.249808376068">
                <text:p>101.249808376068</text:p>
              </table:table-cell>
              <table:table-cell office:value-type="float" office:value="0.678816904649142">
                <text:p>0.678816904649142</text:p>
              </table:table-cell>
            </table:table-row>
            <table:table-row>
              <table:table-cell office:value-type="string">
                <text:p>FIB(43)</text:p>
              </table:table-cell>
              <table:table-cell office:value-type="float" office:value="142.869168078111">
                <text:p>142.869168078111</text:p>
              </table:table-cell>
              <table:table-cell office:value-type="float" office:value="0.711508695038552">
                <text:p>0.71150869503855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66cm" svg:height="8.016cm" xlink:href=".." xlink:type="simple" chart:class="chart:line" chart:style-name="ch1">
        <chart:title svg:x="4.129cm" svg:y="0.296cm" chart:style-name="ch2">
          <text:p>SPEEDUP WITH MANUAL FINAL</text:p>
        </chart:title>
        <chart:legend chart:legend-position="end" svg:x="11.817cm" svg:y="3.46cm" style:legend-expansion="high" chart:style-name="ch3"/>
        <chart:plot-area chart:style-name="ch4" table:cell-range-address="FIB.N22:FIB.O25 FIB.N21:FIB.O21 FIB.Q21:FIB.Q25" chart:data-source-has-labels="both" svg:x="0.751cm" svg:y="1.581cm" svg:width="10.464cm" svg:height="5.294cm">
          <chartooo:coordinate-region svg:x="1.558cm" svg:y="1.781cm" svg:width="9.086cm" svg:height="4.447cm"/>
          <chart:axis chart:dimension="x" chart:name="primary-x" chart:style-name="ch5" chartooo:axis-type="auto">
            <chartooo:date-scale/>
            <chart:title svg:x="4.986cm" svg:y="7.035cm" chart:style-name="ch6">
              <text:p>Problem size</text:p>
            </chart:title>
            <chart:categories table:cell-range-address="FIB.N22:FIB.N25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FIB.O22:FIB.O25" chart:label-cell-address="FIB.O21:FIB.O21" chart:class="chart:line">
            <chart:data-point chart:repeated="4"/>
          </chart:series>
          <chart:series chart:style-name="ch9" chart:values-cell-range-address="FIB.Q22:FIB.Q25" chart:label-cell-address="FIB.Q21:FIB.Q2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-SER</text:p>
                <draw:g>
                  <svg:desc>FIB.O21:FIB.O21</svg:desc>
                </draw:g>
              </table:table-cell>
              <table:table-cell office:value-type="string">
                <text:p>OMP-SER</text:p>
                <draw:g>
                  <svg:desc>FIB.Q21:FIB.Q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B(40)</text:p>
                <draw:g>
                  <svg:desc>FIB.N22:FIB.N25</svg:desc>
                </draw:g>
              </table:table-cell>
              <table:table-cell office:value-type="float" office:value="131.672331304124">
                <text:p>131.672331304124</text:p>
                <draw:g>
                  <svg:desc>FIB.O22:FIB.O25</svg:desc>
                </draw:g>
              </table:table-cell>
              <table:table-cell office:value-type="float" office:value="3.57008049157888">
                <text:p>3.57008049157888</text:p>
                <draw:g>
                  <svg:desc>FIB.Q22:FIB.Q25</svg:desc>
                </draw:g>
              </table:table-cell>
            </table:table-row>
            <table:table-row>
              <table:table-cell office:value-type="string">
                <text:p>FIB(41)</text:p>
              </table:table-cell>
              <table:table-cell office:value-type="float" office:value="169.093774950764">
                <text:p>169.093774950764</text:p>
              </table:table-cell>
              <table:table-cell office:value-type="float" office:value="3.68571927462411">
                <text:p>3.68571927462411</text:p>
              </table:table-cell>
            </table:table-row>
            <table:table-row>
              <table:table-cell office:value-type="string">
                <text:p>FIB(42)</text:p>
              </table:table-cell>
              <table:table-cell office:value-type="float" office:value="192.418120988281">
                <text:p>192.418120988281</text:p>
              </table:table-cell>
              <table:table-cell office:value-type="float" office:value="3.69213367655611">
                <text:p>3.69213367655611</text:p>
              </table:table-cell>
            </table:table-row>
            <table:table-row>
              <table:table-cell office:value-type="string">
                <text:p>FIB(43)</text:p>
              </table:table-cell>
              <table:table-cell office:value-type="float" office:value="255.143487513078">
                <text:p>255.143487513078</text:p>
              </table:table-cell>
              <table:table-cell office:value-type="float" office:value="4.00693629834063">
                <text:p>4.0069362983406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